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2.164cm"/>
    </style:style>
    <style:style style:name="co27" style:family="table-column">
      <style:table-column-properties fo:break-before="auto" style:column-width="2.605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0.859cm"/>
    </style:style>
    <style:style style:name="co30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>
      <style:text-properties style:font-name="Arial" style:font-name-asian="ＭＳ Ｐゴシック"/>
    </style:style>
    <style:style style:name="ce13" style:family="table-cell" style:parent-style-name="Default">
      <style:text-properties style:font-name="Arial" style:font-name-asian="ＭＳ Ｐゴシック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35cm solid #000000" fo:border-right="none" fo:border-top="none"/>
      <style:text-properties style:font-name="Arial" fo:font-weight="normal" style:font-name-asian="ＭＳ Ｐゴシック" style:font-weight-asian="normal" style:font-weight-complex="normal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2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3" style:family="table-cell" style:parent-style-name="Default">
      <style:table-cell-properties fo:border-bottom="none" fo:border-left="0.035cm solid #000000" fo:border-right="none" fo:border-top="none"/>
      <style:text-properties style:font-name="Arial" fo:font-weight="normal" style:font-name-asian="ＭＳ Ｐゴシック" style:font-weight-asian="normal" style:font-weight-complex="normal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7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29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30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2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3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8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35cm solid #000000" fo:border-right="none" fo:border-top="none"/>
      <style:text-properties style:font-name="Arial" style:font-name-asian="ＭＳ Ｐゴシック"/>
    </style:style>
    <style:style style:name="ce41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none" fo:border-right="0.035cm solid #000000" fo:border-top="none"/>
      <style:text-properties style:font-name="Arial" style:font-name-asian="ＭＳ Ｐゴシック"/>
    </style:style>
    <style:style style:name="ce43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7" style:family="table-cell" style:parent-style-name="Default">
      <style:text-properties style:font-name="Arial" style:font-name-asian="ＭＳ Ｐゴシック"/>
      <style:map style:condition="cell-content()=&quot;&quot;" style:apply-style-name="Default" style:base-cell-address="種族表.N1"/>
      <style:map style:condition="cell-content()&lt;=40" style:apply-style-name="優秀" style:base-cell-address="種族表.N1"/>
    </style:style>
    <style:style style:name="ce48" style:family="table-cell" style:parent-style-name="Default">
      <style:text-properties style:font-name="Arial" style:font-name-asian="ＭＳ Ｐゴシック"/>
      <style:map style:condition="cell-content()=&quot;&quot;" style:apply-style-name="Default" style:base-cell-address="種族表.N1"/>
      <style:map style:condition="cell-content()&lt;=40" style:apply-style-name="優秀" style:base-cell-address="種族表.N1"/>
    </style:style>
    <style:style style:name="ce4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0.035cm solid #000000" fo:border-right="none" fo:border-top="none"/>
      <style:text-properties style:font-name="Arial" fo:font-style="normal" style:font-name-asian="ＭＳ Ｐゴシック" style:font-style-asian="normal" style:font-style-complex="normal"/>
    </style:style>
    <style:style style:name="ce52" style:family="table-cell" style:parent-style-name="Default">
      <style:text-properties style:font-name="Arial" fo:font-weight="normal" style:font-name-asian="ＭＳ Ｐゴシック" style:font-weight-asian="normal" style:font-weight-complex="normal"/>
    </style:style>
    <style:style style:name="ce53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</style:style>
    <style:style style:name="ce5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250" style:apply-style-name="優秀" style:base-cell-address="BP計算機.AB2"/>
      <style:map style:condition="cell-content()&gt;=200" style:apply-style-name="まあまあ" style:base-cell-address="BP計算機.AB2"/>
    </style:style>
    <style:style style:name="ce5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250" style:apply-style-name="優秀" style:base-cell-address="BP計算機.AB2"/>
      <style:map style:condition="cell-content()&gt;=200" style:apply-style-name="まあまあ" style:base-cell-address="BP計算機.AB2"/>
    </style:style>
    <style:style style:name="ce5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8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9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0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1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2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種族表.BM95"/>
      <style:map style:condition="cell-content()&gt;=85000" style:apply-style-name="まあまあ" style:base-cell-address="種族表.BM95"/>
    </style:style>
    <style:style style:name="ce63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種族表.BM95"/>
      <style:map style:condition="cell-content()&gt;=85000" style:apply-style-name="まあまあ" style:base-cell-address="種族表.BM95"/>
    </style:style>
    <style:style style:name="ce6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BP計算機.AP2"/>
      <style:map style:condition="cell-content()&gt;=80000" style:apply-style-name="まあまあ" style:base-cell-address="BP計算機.AP2"/>
    </style:style>
    <style:style style:name="ce6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BP計算機.AP2"/>
      <style:map style:condition="cell-content()&gt;=80000" style:apply-style-name="まあまあ" style:base-cell-address="BP計算機.AP2"/>
    </style:style>
    <style:style style:name="ce6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0000000" style:apply-style-name="優秀" style:base-cell-address="BP計算機.AQ2"/>
      <style:map style:condition="cell-content()&gt;=26000000" style:apply-style-name="まあまあ" style:base-cell-address="BP計算機.AQ2"/>
    </style:style>
    <style:style style:name="ce67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0000000" style:apply-style-name="優秀" style:base-cell-address="BP計算機.AQ2"/>
      <style:map style:condition="cell-content()&gt;=26000000" style:apply-style-name="まあまあ" style:base-cell-address="BP計算機.AQ2"/>
    </style:style>
    <style:style style:name="ce68" style:family="table-cell" style:parent-style-name="Default">
      <style:table-cell-properties fo:border-bottom="none" fo:border-left="0.035cm solid #000000" fo:border-right="0.035cm solid #000000" fo:border-top="none"/>
      <style:text-properties style:font-name="Arial" style:font-name-asian="ＭＳ Ｐゴシック"/>
    </style:style>
    <style:style style:name="ce69" style:family="table-cell" style:parent-style-name="Default">
      <style:table-cell-properties fo:border-bottom="none" fo:wrap-option="wrap" fo:border-left="0.035cm solid #000000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weight="bold" style:font-name-asian="ＭＳ Ｐゴシック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0.035cm solid #000000" fo:border-top="none"/>
      <style:text-properties style:font-name="Arial" fo:font-weight="bold" style:font-name-asian="ＭＳ Ｐゴシック" style:font-weight-asian="bold" style:font-weight-complex="bold"/>
    </style:style>
    <style:style style:name="ce72" style:family="table-cell" style:parent-style-name="Default">
      <style:text-properties style:font-name="Arial" fo:font-style="normal" fo:font-weight="normal" style:font-name-asian="ＭＳ Ｐゴシック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order-bottom="none" fo:border-left="none" fo:border-right="0.035cm solid #000000" fo:border-top="none"/>
      <style:text-properties style:font-name="Arial" fo:font-style="normal" fo:font-weight="normal" style:font-name-asian="ＭＳ Ｐゴシック" style:font-style-asian="normal" style:font-weight-asian="normal" style:font-style-complex="normal" style:font-weight-complex="normal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5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0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ce13"/>
        <table:table-column table:style-name="co9" table:default-cell-style-name="ce13"/>
        <table:table-column table:style-name="co10" table:default-cell-style-name="ce23"/>
        <table:table-column table:style-name="co10" table:default-cell-style-name="ce26"/>
        <table:table-column table:style-name="co10" table:default-cell-style-name="ce29"/>
        <table:table-column table:style-name="co10" table:default-cell-style-name="ce32"/>
        <table:table-column table:style-name="co10" table:default-cell-style-name="ce35"/>
        <table:table-column table:style-name="co10" table:default-cell-style-name="ce38"/>
        <table:table-column table:style-name="co10" table:default-cell-style-name="ce13"/>
        <table:table-column table:style-name="co12" table:default-cell-style-name="ce40"/>
        <table:table-column table:style-name="co12" table:default-cell-style-name="ce42"/>
        <table:table-column table:style-name="co15" table:default-cell-style-name="ce13"/>
        <table:table-column table:style-name="co16" table:default-cell-style-name="ce46"/>
        <table:table-column table:style-name="co17" table:default-cell-style-name="ce48"/>
        <table:table-column table:style-name="co22" table:number-columns-repeated="2" table:default-cell-style-name="ce13"/>
        <table:table-column table:style-name="co9" table:default-cell-style-name="ce13"/>
        <table:table-column table:style-name="co23" table:default-cell-style-name="ce40"/>
        <table:table-column table:style-name="co23" table:number-columns-repeated="5" table:default-cell-style-name="ce13"/>
        <table:table-column table:style-name="co23" table:default-cell-style-name="ce42"/>
        <table:table-column table:style-name="co24" table:default-cell-style-name="ce40"/>
        <table:table-column table:style-name="co24" table:default-cell-style-name="ce13"/>
        <table:table-column table:style-name="co24" table:default-cell-style-name="ce42"/>
        <table:table-column table:style-name="co14" table:default-cell-style-name="ce55"/>
        <table:table-column table:style-name="co9" table:default-cell-style-name="ce13"/>
        <table:table-column table:style-name="co12" table:default-cell-style-name="ce40"/>
        <table:table-column table:style-name="co12" table:default-cell-style-name="ce42"/>
        <table:table-column table:style-name="co25" table:default-cell-style-name="ce40"/>
        <table:table-column table:style-name="co15" table:default-cell-style-name="ce13"/>
        <table:table-column table:style-name="co26" table:default-cell-style-name="ce58"/>
        <table:table-column table:style-name="co25" table:default-cell-style-name="ce40"/>
        <table:table-column table:style-name="co15" table:default-cell-style-name="ce13"/>
        <table:table-column table:style-name="co26" table:default-cell-style-name="ce61"/>
        <table:table-column table:style-name="co9" table:default-cell-style-name="ce13"/>
        <table:table-column table:style-name="co14" table:number-columns-repeated="3" table:default-cell-style-name="ce63"/>
        <table:table-column table:style-name="co14" table:default-cell-style-name="ce65"/>
        <table:table-column table:style-name="co27" table:default-cell-style-name="ce67"/>
        <table:table-column table:style-name="co9" table:default-cell-style-name="ce68"/>
        <table:table-column table:style-name="co28" table:default-cell-style-name="ce40"/>
        <table:table-column table:style-name="co28" table:default-cell-style-name="ce13"/>
        <table:table-column table:style-name="co13" table:default-cell-style-name="ce40"/>
        <table:table-column table:style-name="co13" table:number-columns-repeated="4" table:default-cell-style-name="ce13"/>
        <table:table-column table:style-name="co13" table:default-cell-style-name="ce42"/>
        <table:table-column table:style-name="co29" table:number-columns-repeated="16" table:default-cell-style-name="ce13"/>
        <table:table-column table:style-name="co29" table:default-cell-style-name="ce42"/>
        <table:table-column table:style-name="co9" table:default-cell-style-name="ce68"/>
        <table:table-column table:style-name="co30" table:default-cell-style-name="ce40"/>
        <table:table-column table:style-name="co30" table:number-columns-repeated="7" table:default-cell-style-name="ce13"/>
        <table:table-column table:style-name="co30" table:default-cell-style-name="ce42"/>
        <table:table-column table:style-name="co9" table:default-cell-style-name="ce40"/>
        <table:table-column table:style-name="co14" table:number-columns-repeated="918" table:default-cell-style-name="ce13"/>
        <table:table-row table:style-name="ro5">
          <table:table-cell table:style-name="ce10" office:value-type="date" office:date-value="2013-02-25">
            <text:p>2月25日</text:p>
          </table:table-cell>
          <table:table-cell office:value-type="string">
            <text:p>名前</text:p>
          </table:table-cell>
          <table:table-cell table:style-name="ce21" office:value-type="string">
            <text:p>H</text:p>
          </table:table-cell>
          <table:table-cell table:style-name="ce24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3" office:value-type="string">
            <text:p>D</text:p>
          </table:table-cell>
          <table:table-cell table:style-name="ce36"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table:style-name="ce44" office:value-type="string">
            <text:p>尖合計</text:p>
          </table:table-cell>
          <table:table-cell table:style-name="ce47"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office:value-type="string">
            <text:p>名前</text:p>
          </table:table-cell>
          <table:table-cell table:style-name="ce51" office:value-type="string">
            <text:p>継続技</text:p>
          </table:table-cell>
          <table:table-cell table:style-name="ce52" office:value-type="string">
            <text:p>固定D</text:p>
          </table:table-cell>
          <table:table-cell table:style-name="ce52" office:value-type="string">
            <text:p>回避技</text:p>
          </table:table-cell>
          <table:table-cell table:style-name="ce52" office:value-type="string">
            <text:p>物理反射</text:p>
          </table:table-cell>
          <table:table-cell table:style-name="ce52" office:value-type="string">
            <text:p>特殊反射</text:p>
          </table:table-cell>
          <table:table-cell table:style-name="ce52" office:value-type="string">
            <text:p>メタバ</text:p>
          </table:table-cell>
          <table:table-cell table:style-name="ce53" office:value-type="string">
            <text:p>先制技</text:p>
          </table:table-cell>
          <table:table-cell office:value-type="string">
            <text:p>属性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table:style-name="ce54"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office:annotation draw:style-name="gr1" draw:text-style-name="P1" svg:width="7.818cm" svg:height="1.655cm" svg:x="47.895cm" svg:y="0cm" draw:caption-point-x="-0.61cm" draw:caption-point-y="0.01cm">
              <dc:date>2013-02-03T00:00:00</dc:date>
              <text:p text:style-name="P1"><text:span text:style-name="T1">次の基準を満たす最高火力技を記載</text:span></text:p>
              <text:p text:style-name="P1"><text:span text:style-name="T1">・属性一致である</text:span></text:p>
              <text:p text:style-name="P1"><text:span text:style-name="T1">・その種類の技が</text:span><text:span text:style-name="T1">2</text:span><text:span text:style-name="T1">種類以上ある</text:span></text:p>
              <text:p text:style-name="P1"><text:span text:style-name="T1">・自爆技、時間差技、特定条件下での火力は除外</text:span></text:p>
            </office:annotation>
            <text:p>一致最高火力技</text:p>
          </table:table-cell>
          <table:table-cell office:value-type="string">
            <text:p>種類</text:p>
          </table:table-cell>
          <table:table-cell table:style-name="ce56" office:value-type="string">
            <text:p>瞬間最高火力</text:p>
          </table:table-cell>
          <table:table-cell office:value-type="string">
            <office:annotation draw:style-name="gr2" draw:text-style-name="P1" svg:width="4.871cm" svg:height="2.293cm" svg:x="52.814cm" svg:y="0cm" draw:caption-point-x="-0.028cm" draw:caption-point-y="0.01cm">
              <dc:date>2013-02-06T00:00:00</dc:date>
              <text:p text:style-name="P1"><text:span text:style-name="T1">最高火力に、更に次の条件を加えたもの</text:span></text:p>
              <text:p text:style-name="P1"><text:span text:style-name="T1">・</text:span><text:span text:style-name="T1">VP</text:span><text:span text:style-name="T1">消費</text:span><text:span text:style-name="T1">60</text:span><text:span text:style-name="T1">以下</text:span></text:p>
              <text:p text:style-name="P1"><text:span text:style-name="T1">・命中率</text:span><text:span text:style-name="T1">100</text:span><text:span text:style-name="T1">以上</text:span><text:span text:style-name="T1">(</text:span><text:span text:style-name="T1">スキル込</text:span><text:span text:style-name="T1">)</text:span></text:p>
              <text:p text:style-name="P1"><text:span text:style-name="T1">・</text:span><text:span text:style-name="T1">S90</text:span><text:span text:style-name="T1">以上の後攻技は除外</text:span></text:p>
            </office:annotation>
            <text:p>一致恒常火力技</text:p>
          </table:table-cell>
          <table:table-cell office:value-type="string">
            <text:p>種類</text:p>
          </table:table-cell>
          <table:table-cell table:style-name="ce59" office:value-type="string">
            <text:p>恒常火力</text:p>
          </table:table-cell>
          <table:table-cell office:value-type="string">
            <text:p>名前</text:p>
          </table:table-cell>
          <table:table-cell table:style-name="ce62" office:value-type="string">
            <office:annotation draw:style-name="gr1" draw:text-style-name="P1" svg:width="2.899cm" svg:height="1.655cm" svg:x="61.291cm" svg:y="0cm" draw:caption-point-x="-0.61cm" draw:caption-point-y="0.01cm">
              <dc:date>2013-02-03T00:00:00</dc:date>
              <text:p text:style-name="P1"><text:span text:style-name="T1">物理耐久と特殊耐久の平均</text:span></text:p>
            </office:annotation>
            <text:p>総合耐久</text:p>
          </table:table-cell>
          <table:table-cell table:style-name="ce62" office:value-type="string">
            <office:annotation draw:style-name="gr1" draw:text-style-name="P1" svg:width="2.899cm" svg:height="1.655cm" svg:x="63.549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B</text:span></text:p>
            </office:annotation>
            <text:p>物理耐久</text:p>
          </table:table-cell>
          <table:table-cell table:style-name="ce62" office:value-type="string">
            <office:annotation draw:style-name="gr1" draw:text-style-name="P1" svg:width="2.899cm" svg:height="1.655cm" svg:x="65.808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D</text:span></text:p>
            </office:annotation>
            <text:p>特殊耐久</text:p>
          </table:table-cell>
          <table:table-cell table:style-name="ce64" office:value-type="string">
            <office:annotation draw:style-name="gr1" draw:text-style-name="P1" svg:width="2.899cm" svg:height="1.655cm" svg:x="68.066cm" svg:y="0cm" draw:caption-point-x="-0.61cm" draw:caption-point-y="0.01cm">
              <dc:date>2013-02-03T00:00:00</dc:date>
              <text:p text:style-name="P1"><text:span text:style-name="T1">S64</text:span><text:span text:style-name="T1">振り時の</text:span><text:span text:style-name="T1">S×</text:span><text:span text:style-name="T1">瞬間最高火力</text:span></text:p>
            </office:annotation>
            <text:p>AT指数</text:p>
          </table:table-cell>
          <table:table-cell table:style-name="ce66" office:value-type="string">
            <office:annotation draw:style-name="gr1" draw:text-style-name="P1" svg:width="2.899cm" svg:height="1.655cm" svg:x="70.661cm" svg:y="0cm" draw:caption-point-x="-0.61cm" draw:caption-point-y="0.01cm">
              <dc:date>2013-02-03T00:00:00</dc:date>
              <text:p text:style-name="P1"><text:span text:style-name="T1">瞬間最高火力</text:span><text:span text:style-name="T1">×</text:span><text:span text:style-name="T1">総合耐久</text:span></text:p>
            </office:annotation>
            <text:p>殴り合い指数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14" office:value-type="string">
            <text:p>無</text:p>
          </table:table-cell>
          <table:table-cell table:style-name="ce14" office:value-type="string">
            <text:p>炎</text:p>
          </table:table-cell>
          <table:table-cell table:style-name="ce14" office:value-type="string">
            <text:p>水</text:p>
          </table:table-cell>
          <table:table-cell table:style-name="ce14" office:value-type="string">
            <text:p>雷</text:p>
          </table:table-cell>
          <table:table-cell table:style-name="ce14" office:value-type="string">
            <text:p>樹</text:p>
          </table:table-cell>
          <table:table-cell table:style-name="ce14" office:value-type="string">
            <text:p>氷</text:p>
          </table:table-cell>
          <table:table-cell table:style-name="ce14" office:value-type="string">
            <text:p>闘</text:p>
          </table:table-cell>
          <table:table-cell table:style-name="ce14" office:value-type="string">
            <text:p>毒</text:p>
          </table:table-cell>
          <table:table-cell table:style-name="ce14" office:value-type="string">
            <text:p>地</text:p>
          </table:table-cell>
          <table:table-cell table:style-name="ce14" office:value-type="string">
            <text:p>風</text:p>
          </table:table-cell>
          <table:table-cell table:style-name="ce14" office:value-type="string">
            <text:p>理</text:p>
          </table:table-cell>
          <table:table-cell table:style-name="ce14" office:value-type="string">
            <text:p>虫</text:p>
          </table:table-cell>
          <table:table-cell table:style-name="ce14" office:value-type="string">
            <text:p>岩</text:p>
          </table:table-cell>
          <table:table-cell table:style-name="ce14" office:value-type="string">
            <text:p>霊</text:p>
          </table:table-cell>
          <table:table-cell table:style-name="ce14" office:value-type="string">
            <text:p>神</text:p>
          </table:table-cell>
          <table:table-cell table:style-name="ce14" office:value-type="string">
            <text:p>闇</text:p>
          </table:table-cell>
          <table:table-cell table:style-name="ce43" office:value-type="string">
            <text:p>鋼</text:p>
          </table:table-cell>
          <table:table-cell office:value-type="string">
            <text:p>名前</text:p>
          </table:table-cell>
          <table:table-cell office:value-type="string">
            <text:p>非ちび</text:p>
          </table:table-cell>
          <table:table-cell table:style-name="ce14" office:value-type="string">
            <text:p>霊珠 </text:p>
          </table:table-cell>
          <table:table-cell table:style-name="ce72" office:value-type="string">
            <text:p>力</text:p>
          </table:table-cell>
          <table:table-cell table:style-name="ce72" office:value-type="string">
            <text:p>守</text:p>
          </table:table-cell>
          <table:table-cell table:style-name="ce72" office:value-type="string">
            <text:p>疾風</text:p>
          </table:table-cell>
          <table:table-cell table:style-name="ce72" office:value-type="string">
            <text:p>祝福</text:p>
          </table:table-cell>
          <table:table-cell table:style-name="ce72" office:value-type="string">
            <text:p>技</text:p>
          </table:table-cell>
          <table:table-cell table:style-name="ce72" office:value-type="string">
            <text:p>一夜</text:p>
          </table:table-cell>
          <table:table-cell table:style-name="ce73" office:value-type="string">
            <text:p>奇跡</text:p>
          </table:table-cell>
          <table:table-cell office:value-type="string">
            <text:p>名前</text:p>
          </table:table-cell>
          <table:table-cell office:value-type="string">
            <text:p>髪（主観による目安）</text:p>
          </table:table-cell>
          <table:table-cell table:number-columns-repeated="917"/>
        </table:table-row>
        <table:table-row table:style-name="ro5">
          <table:table-cell office:value-type="float" office:value="1">
            <text:p>1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2:.H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秋姉妹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]=&quot;物理&quot;; [.D2]; [.F2])*2+89)*[.AF2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]=&quot;物理&quot;; [.D2]; [.F2])*2+89)*[.AI2]/100" office:value-type="float" office:value="299">
            <text:p>299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formula="of:=AVERAGE([.AN2]; [.AO2])" office:value-type="float" office:value="76590">
            <text:p>76590</text:p>
          </table:table-cell>
          <table:table-cell table:formula="of:=([.C2]*2+64+130)*([.E2]*2+25)" office:value-type="float" office:value="76590">
            <text:p>76590</text:p>
          </table:table-cell>
          <table:table-cell table:formula="of:=([.C2]*2+64+130)*([.G2]*2+25)" office:value-type="float" office:value="76590">
            <text:p>76590</text:p>
          </table:table-cell>
          <table:table-cell table:formula="of:=[.AK2]*([.H2]*2+89)" office:value-type="float" office:value="74451">
            <text:p>74451</text:p>
          </table:table-cell>
          <table:table-cell table:formula="of:=[.AK2]*[.AM2]" office:value-type="float" office:value="22900410">
            <text:p>22900410</text:p>
          </table:table-cell>
          <table:table-cell table:style-name="ce69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43.html">秋姉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143.html">秋姉妹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">
            <text:p>2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40">
            <text:p>4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14" table:formula="of:=SUM([.C3:.H3])" office:value-type="float" office:value="260">
            <text:p>2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14" office:value-type="string">
            <text:p>全コピー</text:p>
          </table:table-cell>
          <table:table-cell table:style-name="ce14"/>
          <table:table-cell table:style-name="ce14" office:value-type="string">
            <text:p><text:a xlink:href="http://www14.atwiki.jp/tamakagura/pages/94.html">阿求</text:a></text:p>
          </table:table-cell>
          <table:table-cell table:number-columns-repeated="11"/>
          <table:table-cell table:style-name="ce14" office:value-type="string">
            <text:p><text:a xlink:href="http://www14.atwiki.jp/tamakagura/pages/94.html">阿求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/>
          <table:table-cell table:style-name="ce14"/>
          <table:table-cell table:style-name="ce57" table:formula="of:=(IF([.AG3]=&quot;物理&quot;; [.D3]; [.F3])*2+89)*[.AF3]/100" office:value-type="float" office:value="0">
            <text:p>0</text:p>
          </table:table-cell>
          <table:table-cell table:style-name="ce41"/>
          <table:table-cell table:style-name="ce14"/>
          <table:table-cell table:style-name="ce60" table:formula="of:=(IF([.AJ3]=&quot;物理&quot;; [.D3]; [.F3])*2+89)*[.AI3]/100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formula="of:=AVERAGE([.AN3]; [.AO3])" office:value-type="float" office:value="40710">
            <text:p>4071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[.AK3]*([.H3]*2+89)" office:value-type="float" office:value="0">
            <text:p>0</text:p>
          </table:table-cell>
          <table:table-cell table:formula="of:=[.AK3]*[.AM3]" office:value-type="float" office:value="0">
            <text:p>0</text:p>
          </table:table-cell>
          <table:table-cell table:style-name="ce69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69" office:value-type="string">
            <text:p><text:a xlink:href="http://www14.atwiki.jp/tamakagura/pages/94.html">阿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94.html">阿求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">
            <text:p>3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85">
            <text:p>85</text:p>
          </table:table-cell>
          <table:table-cell table:style-name="ce14" table:formula="of:=SUM([.C4:.H4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20.html">ちびあや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]=&quot;物理&quot;; [.D4]; [.F4])*2+89)*[.AF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]=&quot;物理&quot;; [.D4]; [.F4])*2+89)*[.AI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formula="of:=AVERAGE([.AN4]; [.AO4])" office:value-type="float" office:value="40600">
            <text:p>40600</text:p>
          </table:table-cell>
          <table:table-cell table:formula="of:=([.C4]*2+130)*([.E4]*2+25)" office:value-type="float" office:value="37800">
            <text:p>37800</text:p>
          </table:table-cell>
          <table:table-cell table:formula="of:=([.C4]*2+130)*([.G4]*2+25)" office:value-type="float" office:value="43400">
            <text:p>43400</text:p>
          </table:table-cell>
          <table:table-cell table:formula="of:=[.AK4]*([.H4]*2+25)" office:value-type="float" office:value="47209.5">
            <text:p>47209.5</text:p>
          </table:table-cell>
          <table:table-cell table:formula="of:=[.AK4]*[.AM4]" office:value-type="float" office:value="9829260">
            <text:p>9829260</text:p>
          </table:table-cell>
          <table:table-cell table:style-name="ce69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.html">ちびあ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.html">ちびあや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">
            <text:p>4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5:.H5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炎氷25%軽減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5]*2+89)*[.AA5]/IF(OR([.J5]=[.Y5]; [.K5]=[.Y5]); 1; 1.5)/100" office:value-type="float" office:value="239.2">
            <text:p>239.2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5]=&quot;物理&quot;; [.D5]; [.F5])*2+89)*[.AF5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5]=&quot;物理&quot;; [.D5]; [.F5])*2+89)*[.AI5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formula="of:=AVERAGE([.AN5]; [.AO5])" office:value-type="float" office:value="84870">
            <text:p>84870</text:p>
          </table:table-cell>
          <table:table-cell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formula="of:=[.AK5]*([.H5]*2+89)" office:value-type="float" office:value="110869.2">
            <text:p>110869.2</text:p>
          </table:table-cell>
          <table:table-cell table:formula="of:=[.AK5]*[.AM5]" office:value-type="float" office:value="30451356">
            <text:p>30451356</text:p>
          </table:table-cell>
          <table:table-cell table:style-name="ce69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.html">N文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0.html">N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">
            <text:p>5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6:.H6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.html">A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6]=&quot;物理&quot;; [.D6]; [.F6])*2+89)*[.AF6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6]=&quot;物理&quot;; [.D6]; [.F6])*2+89)*[.AI6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formula="of:=AVERAGE([.AN6]; [.AO6])" office:value-type="float" office:value="74880">
            <text:p>7488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formula="of:=[.AK6]*([.H6]*2+89)" office:value-type="float" office:value="129889.2">
            <text:p>129889.2</text:p>
          </table:table-cell>
          <table:table-cell table:formula="of:=[.AK6]*[.AM6]" office:value-type="float" office:value="29562624">
            <text:p>29562624</text:p>
          </table:table-cell>
          <table:table-cell table:style-name="ce69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.html">A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0.html">A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6">
            <text:p>6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50">
            <text:p>150</text:p>
          </table:table-cell>
          <table:table-cell table:style-name="ce14" table:formula="of:=SUM([.C7:.H7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S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7]=&quot;物理&quot;; [.D7]; [.F7])*2+89)*[.AF7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7]=&quot;物理&quot;; [.D7]; [.F7])*2+89)*[.AI7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formula="of:=AVERAGE([.AN7]; [.AO7])" office:value-type="float" office:value="69190">
            <text:p>6919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formula="of:=[.AK7]*([.H7]*2+89)" office:value-type="float" office:value="104679.9">
            <text:p>104679.9</text:p>
          </table:table-cell>
          <table:table-cell table:formula="of:=[.AK7]*[.AM7]" office:value-type="float" office:value="18619029">
            <text:p>18619029</text:p>
          </table:table-cell>
          <table:table-cell table:style-name="ce69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.html">S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20.html">S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7">
            <text:p>7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8:.H8])" office:value-type="float" office:value="400">
            <text:p>4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36.html">ちびありす</text:a>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8]=&quot;物理&quot;; [.D8]; [.F8])*2+89)*[.AF8]/100" office:value-type="float" office:value="202.3">
            <text:p>202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8]=&quot;物理&quot;; [.D8]; [.F8])*2+89)*[.AI8]/100" office:value-type="float" office:value="202.3">
            <text:p>202.3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formula="of:=AVERAGE([.AN8]; [.AO8])" office:value-type="float" office:value="46400">
            <text:p>46400</text:p>
          </table:table-cell>
          <table:table-cell table:formula="of:=([.C8]*2+130)*([.E8]*2+25)" office:value-type="float" office:value="42050">
            <text:p>42050</text:p>
          </table:table-cell>
          <table:table-cell table:formula="of:=([.C8]*2+130)*([.G8]*2+25)" office:value-type="float" office:value="50750">
            <text:p>50750</text:p>
          </table:table-cell>
          <table:table-cell table:formula="of:=[.AK8]*([.H8]*2+25)" office:value-type="float" office:value="31356.5">
            <text:p>31356.5</text:p>
          </table:table-cell>
          <table:table-cell table:formula="of:=[.AK8]*[.AM8]" office:value-type="float" office:value="9386720">
            <text:p>9386720</text:p>
          </table:table-cell>
          <table:table-cell table:style-name="ce69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69" office:value-type="string">
            <text:p><text:a xlink:href="http://www14.atwiki.jp/tamakagura/pages/136.html">ちびあり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36.html">ちびあり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8">
            <text:p>8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9:.H9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]-[.N9]" office:value-type="float" office:value="495">
            <text:p>495</text:p>
          </table:table-cell>
          <table:table-cell table:formula="of:=MIN([.D9]; [.F9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AA9]/IF(OR([.J9]=[.Y9]; [.K9]=[.Y9]); 1; 1.5)/100" office:value-type="float" office:value="173.4">
            <text:p>173.4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]=&quot;物理&quot;; [.D9]; [.F9])*2+89)*[.AF9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]=&quot;物理&quot;; [.D9]; [.F9])*2+89)*[.AI9]/100" office:value-type="float" office:value="289">
            <text:p>289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formula="of:=AVERAGE([.AN9]; [.AO9])" office:value-type="float" office:value="98500">
            <text:p>98500</text:p>
          </table:table-cell>
          <table:table-cell table:formula="of:=([.C9]*2+64+130)*([.E9]*2+25)" office:value-type="float" office:value="92590">
            <text:p>92590</text:p>
          </table:table-cell>
          <table:table-cell table:formula="of:=([.C9]*2+64+130)*([.G9]*2+25)" office:value-type="float" office:value="104410">
            <text:p>104410</text:p>
          </table:table-cell>
          <table:table-cell table:formula="of:=[.AK9]*([.H9]*2+89)" office:value-type="float" office:value="66181">
            <text:p>66181</text:p>
          </table:table-cell>
          <table:table-cell table:formula="of:=[.AK9]*[.AM9]" office:value-type="float" office:value="28466500">
            <text:p>28466500</text:p>
          </table:table-cell>
          <table:table-cell table:style-name="ce69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36.html">Tあ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36.html">Tあり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9">
            <text:p>9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10:.H10])" office:value-type="float" office:value="400">
            <text:p>4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4.html">ちび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0]=&quot;物理&quot;; [.D10]; [.F10])*2+89)*[.AF1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0]=&quot;物理&quot;; [.D10]; [.F10])*2+89)*[.AI1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formula="of:=AVERAGE([.AN10]; [.AO10])" office:value-type="float" office:value="54000">
            <text:p>54000</text:p>
          </table:table-cell>
          <table:table-cell table:formula="of:=([.C10]*2+130)*([.E10]*2+25)" office:value-type="float" office:value="52500">
            <text:p>52500</text:p>
          </table:table-cell>
          <table:table-cell table:formula="of:=([.C10]*2+130)*([.G10]*2+25)" office:value-type="float" office:value="55500">
            <text:p>55500</text:p>
          </table:table-cell>
          <table:table-cell table:formula="of:=[.AK10]*([.H10]*2+25)" office:value-type="float" office:value="28012.5">
            <text:p>28012.5</text:p>
          </table:table-cell>
          <table:table-cell table:formula="of:=[.AK10]*[.AM10]" office:value-type="float" office:value="12101400">
            <text:p>12101400</text:p>
          </table:table-cell>
          <table:table-cell table:style-name="ce69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4.html">ちびア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.html">ちび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0">
            <text:p>1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90">
            <text:p>90</text:p>
          </table:table-cell>
          <table:table-cell table:style-name="ce14" table:formula="of:=SUM([.C11:.H1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N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]=&quot;物理&quot;; [.D11]; [.F11])*2+89)*[.AF1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]=&quot;物理&quot;; [.D11]; [.F11])*2+89)*[.AI11]/100" office:value-type="float" office:value="299">
            <text:p>299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formula="of:=AVERAGE([.AN11]; [.AO11])" office:value-type="float" office:value="93150">
            <text:p>93150</text:p>
          </table:table-cell>
          <table:table-cell table:formula="of:=([.C11]*2+64+130)*([.E11]*2+25)" office:value-type="float" office:value="76590">
            <text:p>76590</text:p>
          </table:table-cell>
          <table:table-cell table:formula="of:=([.C11]*2+64+130)*([.G11]*2+25)" office:value-type="float" office:value="109710">
            <text:p>109710</text:p>
          </table:table-cell>
          <table:table-cell table:formula="of:=[.AK11]*([.H11]*2+89)" office:value-type="float" office:value="80431">
            <text:p>80431</text:p>
          </table:table-cell>
          <table:table-cell table:formula="of:=[.AK11]*[.AM11]" office:value-type="float" office:value="27851850">
            <text:p>27851850</text:p>
          </table:table-cell>
          <table:table-cell table:style-name="ce69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.html">Nアリス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4.html">N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1">
            <text:p>11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12:.H12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T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]=&quot;物理&quot;; [.D12]; [.F12])*2+89)*[.AF12]/100" office:value-type="float" office:value="209">
            <text:p>2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]=&quot;物理&quot;; [.D12]; [.F12])*2+89)*[.AI12]/100" office:value-type="float" office:value="209">
            <text:p>209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formula="of:=AVERAGE([.AN12]; [.AO12])" office:value-type="float" office:value="88970">
            <text:p>88970</text:p>
          </table:table-cell>
          <table:table-cell table:formula="of:=([.C12]*2+64+130)*([.E12]*2+25)" office:value-type="float" office:value="75950">
            <text:p>75950</text:p>
          </table:table-cell>
          <table:table-cell table:formula="of:=([.C12]*2+64+130)*([.G12]*2+25)" office:value-type="float" office:value="101990">
            <text:p>101990</text:p>
          </table:table-cell>
          <table:table-cell table:formula="of:=[.AK12]*([.H12]*2+89)" office:value-type="float" office:value="52041">
            <text:p>52041</text:p>
          </table:table-cell>
          <table:table-cell table:formula="of:=[.AK12]*[.AM12]" office:value-type="float" office:value="18594730">
            <text:p>18594730</text:p>
          </table:table-cell>
          <table:table-cell table:style-name="ce69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.html">T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4.html">T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2">
            <text:p>12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3:.H13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S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3]=&quot;物理&quot;; [.D13]; [.F13])*2+89)*[.AF13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3]=&quot;物理&quot;; [.D13]; [.F13])*2+89)*[.AI13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formula="of:=AVERAGE([.AN13]; [.AO13])" office:value-type="float" office:value="78780">
            <text:p>7878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formula="of:=[.AK13]*([.H13]*2+89)" office:value-type="float" office:value="114097.2">
            <text:p>114097.2</text:p>
          </table:table-cell>
          <table:table-cell table:formula="of:=[.AK13]*[.AM13]" office:value-type="float" office:value="31102344">
            <text:p>31102344</text:p>
          </table:table-cell>
          <table:table-cell table:style-name="ce69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.html">S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4.html">S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">
            <text:p>13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14:.H14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.html">D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]=&quot;物理&quot;; [.D14]; [.F14])*2+89)*[.AF1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]=&quot;物理&quot;; [.D14]; [.F14])*2+89)*[.AI14]/100" office:value-type="float" office:value="269">
            <text:p>269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formula="of:=AVERAGE([.AN14]; [.AO14])" office:value-type="float" office:value="108780">
            <text:p>108780</text:p>
          </table:table-cell>
          <table:table-cell table:formula="of:=([.C14]*2+64+130)*([.E14]*2+25)" office:value-type="float" office:value="108780">
            <text:p>108780</text:p>
          </table:table-cell>
          <table:table-cell table:formula="of:=([.C14]*2+64+130)*([.G14]*2+25)" office:value-type="float" office:value="108780">
            <text:p>108780</text:p>
          </table:table-cell>
          <table:table-cell table:formula="of:=[.AK14]*([.H14]*2+89)" office:value-type="float" office:value="56221">
            <text:p>56221</text:p>
          </table:table-cell>
          <table:table-cell table:formula="of:=[.AK14]*[.AM14]" office:value-type="float" office:value="29261820">
            <text:p>29261820</text:p>
          </table:table-cell>
          <table:table-cell table:style-name="ce69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70" office:value-type="string">
            <text:p>○</text:p>
          </table:table-cell>
          <table:table-cell table:number-columns-repeated="5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4.html">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4.html">D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4">
            <text:p>14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30">
            <text:p>130</text:p>
          </table:table-cell>
          <table:table-cell table:style-name="ce37" office:value-type="float" office:value="75">
            <text:p>75</text:p>
          </table:table-cell>
          <table:table-cell table:style-name="ce14" table:formula="of:=SUM([.C15:.H15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5]-[.N15]" office:value-type="float" office:value="520">
            <text:p>520</text:p>
          </table:table-cell>
          <table:table-cell table:formula="of:=MIN([.D15]; [.F15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D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]=&quot;物理&quot;; [.D15]; [.F15])*2+89)*[.AF1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]=&quot;物理&quot;; [.D15]; [.F15])*2+89)*[.AI1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formula="of:=AVERAGE([.AN15]; [.AO15])" office:value-type="float" office:value="113220">
            <text:p>113220</text:p>
          </table:table-cell>
          <table:table-cell table:formula="of:=([.C15]*2+64+130)*([.E15]*2+25)" office:value-type="float" office:value="99900">
            <text:p>99900</text:p>
          </table:table-cell>
          <table:table-cell table:formula="of:=([.C15]*2+64+130)*([.G15]*2+25)" office:value-type="float" office:value="126540">
            <text:p>126540</text:p>
          </table:table-cell>
          <table:table-cell table:formula="of:=[.AK15]*([.H15]*2+89)" office:value-type="float" office:value="57861.9">
            <text:p>57861.9</text:p>
          </table:table-cell>
          <table:table-cell table:formula="of:=[.AK15]*[.AM15]" office:value-type="float" office:value="27410562">
            <text:p>27410562</text:p>
          </table:table-cell>
          <table:table-cell table:style-name="ce69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.html">A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4.html">AD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">
            <text:p>15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16:.H16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LICE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6]=&quot;物理&quot;; [.D16]; [.F16])*2+89)*[.AF1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6]=&quot;物理&quot;; [.D16]; [.F16])*2+89)*[.AI16]/100" office:value-type="float" office:value="309">
            <text:p>309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formula="of:=AVERAGE([.AN16]; [.AO16])" office:value-type="float" office:value="93280">
            <text:p>93280</text:p>
          </table:table-cell>
          <table:table-cell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[.AK16]*([.H16]*2+89)" office:value-type="float" office:value="83121">
            <text:p>83121</text:p>
          </table:table-cell>
          <table:table-cell table:formula="of:=[.AK16]*[.AM16]" office:value-type="float" office:value="28823520">
            <text:p>28823520</text:p>
          </table:table-cell>
          <table:table-cell table:style-name="ce69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.html">ALICE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14.html">ALICE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6">
            <text:p>16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5">
            <text:p>35</text:p>
          </table:table-cell>
          <table:table-cell table:style-name="ce14" table:formula="of:=SUM([.C17:.H17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]-[.N17]" office:value-type="float" office:value="370">
            <text:p>370</text:p>
          </table:table-cell>
          <table:table-cell table:formula="of:=MIN([.D17]; [.F1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29.html">ちびいく</text:a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]=&quot;物理&quot;; [.D17]; [.F17])*2+89)*[.AF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]=&quot;物理&quot;; [.D17]; [.F17])*2+89)*[.AI17]/100" office:value-type="float" office:value="269">
            <text:p>269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formula="of:=AVERAGE([.AN17]; [.AO17])" office:value-type="float" office:value="55800">
            <text:p>55800</text:p>
          </table:table-cell>
          <table:table-cell table:formula="of:=([.C17]*2+130)*([.E17]*2+25)" office:value-type="float" office:value="54250">
            <text:p>54250</text:p>
          </table:table-cell>
          <table:table-cell table:formula="of:=([.C17]*2+130)*([.G17]*2+25)" office:value-type="float" office:value="57350">
            <text:p>57350</text:p>
          </table:table-cell>
          <table:table-cell table:formula="of:=[.AK17]*([.H17]*2+25)" office:value-type="float" office:value="25555">
            <text:p>25555</text:p>
          </table:table-cell>
          <table:table-cell table:formula="of:=[.AK17]*[.AM17]" office:value-type="float" office:value="15010200">
            <text:p>15010200</text:p>
          </table:table-cell>
          <table:table-cell table:style-name="ce69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13"/>
          <table:table-cell table:style-name="ce69" office:value-type="string">
            <text:p><text:a xlink:href="http://www14.atwiki.jp/tamakagura/pages/129.html">ちびい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29.html">ちびいく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7">
            <text:p>17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18:.H18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8]=&quot;物理&quot;; [.D18]; [.F18])*2+89)*[.AF1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8]=&quot;物理&quot;; [.D18]; [.F18])*2+89)*[.AI18]/100" office:value-type="float" office:value="339">
            <text:p>339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formula="of:=AVERAGE([.AN18]; [.AO18])" office:value-type="float" office:value="74800">
            <text:p>748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[.AK18]*([.H18]*2+89)" office:value-type="float" office:value="81021">
            <text:p>81021</text:p>
          </table:table-cell>
          <table:table-cell table:formula="of:=[.AK18]*[.AM18]" office:value-type="float" office:value="25357200">
            <text:p>25357200</text:p>
          </table:table-cell>
          <table:table-cell table:style-name="ce69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29.html">A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8">
            <text:p>18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:.H19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H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]=&quot;物理&quot;; [.D19]; [.F19])*2+89)*[.AF19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]=&quot;物理&quot;; [.D19]; [.F19])*2+89)*[.AI19]/100" office:value-type="float" office:value="329">
            <text:p>329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formula="of:=AVERAGE([.AN19]; [.AO19])" office:value-type="float" office:value="84870">
            <text:p>84870</text:p>
          </table:table-cell>
          <table:table-cell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[.AK19]*([.H19]*2+89)" office:value-type="float" office:value="62181">
            <text:p>62181</text:p>
          </table:table-cell>
          <table:table-cell table:formula="of:=[.AK19]*[.AM19]" office:value-type="float" office:value="27922230">
            <text:p>27922230</text:p>
          </table:table-cell>
          <table:table-cell table:style-name="ce69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13"/>
          <table:table-cell table:style-name="ce69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29.html">H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9">
            <text:p>1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20:.H20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0]=&quot;物理&quot;; [.D20]; [.F20])*2+89)*[.AF20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]=&quot;物理&quot;; [.D20]; [.F20])*2+89)*[.AI20]/100" office:value-type="float" office:value="269">
            <text:p>26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formula="of:=AVERAGE([.AN20]; [.AO20])" office:value-type="float" office:value="108960">
            <text:p>108960</text:p>
          </table:table-cell>
          <table:table-cell table:formula="of:=([.C20]*2+64+130)*([.E20]*2+25)" office:value-type="float" office:value="106690">
            <text:p>106690</text:p>
          </table:table-cell>
          <table:table-cell table:formula="of:=([.C20]*2+64+130)*([.G20]*2+25)" office:value-type="float" office:value="111230">
            <text:p>111230</text:p>
          </table:table-cell>
          <table:table-cell table:formula="of:=[.AK20]*([.H20]*2+89)" office:value-type="float" office:value="50841">
            <text:p>50841</text:p>
          </table:table-cell>
          <table:table-cell table:formula="of:=[.AK20]*[.AM20]" office:value-type="float" office:value="29310240">
            <text:p>29310240</text:p>
          </table:table-cell>
          <table:table-cell table:style-name="ce69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3"/>
          <table:table-cell table:style-name="ce69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29.html">D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0">
            <text:p>2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21:.H21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14" office:value-type="string">
            <text:p>水被弾時C↑</text:p>
          </table:table-cell>
          <table:table-cell table:style-name="ce49" office:value-type="string">
            <text:p>撃破時C↑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AA21]/IF(OR([.J21]=[.Y21]; [.K21]=[.Y2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1]=&quot;物理&quot;; [.D21]; [.F21])*2+89)*[.AF21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1]=&quot;物理&quot;; [.D21]; [.F21])*2+89)*[.AI21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formula="of:=AVERAGE([.AN21]; [.AO21])" office:value-type="float" office:value="102080">
            <text:p>102080</text:p>
          </table:table-cell>
          <table:table-cell table:formula="of:=([.C21]*2+64+130)*([.E21]*2+25)" office:value-type="float" office:value="95120">
            <text:p>95120</text:p>
          </table:table-cell>
          <table:table-cell table:formula="of:=([.C21]*2+64+130)*([.G21]*2+25)" office:value-type="float" office:value="109040">
            <text:p>109040</text:p>
          </table:table-cell>
          <table:table-cell table:formula="of:=[.AK21]*([.H21]*2+89)" office:value-type="float" office:value="67813.2">
            <text:p>67813.2</text:p>
          </table:table-cell>
          <table:table-cell table:formula="of:=[.AK21]*[.AM21]" office:value-type="float" office:value="36626304">
            <text:p>36626304</text:p>
          </table:table-cell>
          <table:table-cell table:style-name="ce69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73.html">伊佐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3.html">伊佐美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1">
            <text:p>2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5">
            <text:p>35</text:p>
          </table:table-cell>
          <table:table-cell table:style-name="ce14" table:formula="of:=SUM([.C22:.H22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17.html">こいち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]=&quot;物理&quot;; [.D22]; [.F22])*2+89)*[.AF22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]=&quot;物理&quot;; [.D22]; [.F22])*2+89)*[.AI22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formula="of:=AVERAGE([.AN22]; [.AO22])" office:value-type="float" office:value="54250">
            <text:p>54250</text:p>
          </table:table-cell>
          <table:table-cell table:formula="of:=([.C22]*2+130)*([.E22]*2+25)" office:value-type="float" office:value="51150">
            <text:p>51150</text:p>
          </table:table-cell>
          <table:table-cell table:formula="of:=([.C22]*2+130)*([.G22]*2+25)" office:value-type="float" office:value="57350">
            <text:p>57350</text:p>
          </table:table-cell>
          <table:table-cell table:formula="of:=[.AK22]*([.H22]*2+25)" office:value-type="float" office:value="22144.5">
            <text:p>22144.5</text:p>
          </table:table-cell>
          <table:table-cell table:formula="of:=[.AK22]*[.AM22]" office:value-type="float" office:value="12645675">
            <text:p>12645675</text:p>
          </table:table-cell>
          <table:table-cell table:style-name="ce69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17.html">こいち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.html">こいちりん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2">
            <text:p>22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23:.H23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N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]=&quot;物理&quot;; [.D23]; [.F23])*2+89)*[.AF23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]=&quot;物理&quot;; [.D23]; [.F23])*2+89)*[.AI23]/100" office:value-type="float" office:value="289">
            <text:p>289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formula="of:=AVERAGE([.AN23]; [.AO23])" office:value-type="float" office:value="97650">
            <text:p>97650</text:p>
          </table:table-cell>
          <table:table-cell table:formula="of:=([.C23]*2+64+130)*([.E23]*2+25)" office:value-type="float" office:value="80290">
            <text:p>80290</text:p>
          </table:table-cell>
          <table:table-cell table:formula="of:=([.C23]*2+64+130)*([.G23]*2+25)" office:value-type="float" office:value="115010">
            <text:p>115010</text:p>
          </table:table-cell>
          <table:table-cell table:formula="of:=[.AK23]*([.H23]*2+89)" office:value-type="float" office:value="66181">
            <text:p>66181</text:p>
          </table:table-cell>
          <table:table-cell table:formula="of:=[.AK23]*[.AM23]" office:value-type="float" office:value="28220850">
            <text:p>28220850</text:p>
          </table:table-cell>
          <table:table-cell table:style-name="ce69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.html">N一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7.html">N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3">
            <text:p>23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24:.H24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A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4]=&quot;物理&quot;; [.D24]; [.F24])*2+89)*[.AF24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4]=&quot;物理&quot;; [.D24]; [.F24])*2+89)*[.AI24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formula="of:=AVERAGE([.AN24]; [.AO24])" office:value-type="float" office:value="84710">
            <text:p>8471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[.AK24]*([.H24]*2+89)" office:value-type="float" office:value="67806.9">
            <text:p>67806.9</text:p>
          </table:table-cell>
          <table:table-cell table:formula="of:=[.AK24]*[.AM24]" office:value-type="float" office:value="25082631">
            <text:p>25082631</text:p>
          </table:table-cell>
          <table:table-cell table:style-name="ce69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.html">A一輪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7.html">A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">
            <text:p>24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25:.H25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D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]=&quot;物理&quot;; [.D25]; [.F25])*2+89)*[.AF2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]=&quot;物理&quot;; [.D25]; [.F25])*2+89)*[.AI25]/100" office:value-type="float" office:value="299">
            <text:p>299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formula="of:=AVERAGE([.AN25]; [.AO25])" office:value-type="float" office:value="103020">
            <text:p>103020</text:p>
          </table:table-cell>
          <table:table-cell table:formula="of:=([.C25]*2+64+130)*([.E25]*2+25)" office:value-type="float" office:value="98980">
            <text:p>98980</text:p>
          </table:table-cell>
          <table:table-cell table:formula="of:=([.C25]*2+64+130)*([.G25]*2+25)" office:value-type="float" office:value="107060">
            <text:p>107060</text:p>
          </table:table-cell>
          <table:table-cell table:formula="of:=[.AK25]*([.H25]*2+89)" office:value-type="float" office:value="56511">
            <text:p>56511</text:p>
          </table:table-cell>
          <table:table-cell table:formula="of:=[.AK25]*[.AM25]" office:value-type="float" office:value="30802980">
            <text:p>30802980</text:p>
          </table:table-cell>
          <table:table-cell table:style-name="ce69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9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.html">D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7.html">D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5">
            <text:p>2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5">
            <text:p>55</text:p>
          </table:table-cell>
          <table:table-cell table:style-name="ce14" table:formula="of:=SUM([.C26:.H2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6]-[.N26]" office:value-type="float" office:value="490">
            <text:p>490</text:p>
          </table:table-cell>
          <table:table-cell table:formula="of:=MIN([.D26]; [.F26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T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26]=&quot;物理&quot;; [.D26]; [.F26])*2+89)*[.AF26]/100" office:value-type="float" office:value="478.5">
            <text:p>478.5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]=&quot;物理&quot;; [.D26]; [.F26])*2+89)*[.AI26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formula="of:=AVERAGE([.AN26]; [.AO26])" office:value-type="float" office:value="97650">
            <text:p>97650</text:p>
          </table:table-cell>
          <table:table-cell table:formula="of:=([.C26]*2+64+130)*([.E26]*2+25)" office:value-type="float" office:value="80290">
            <text:p>80290</text:p>
          </table:table-cell>
          <table:table-cell table:formula="of:=([.C26]*2+64+130)*([.G26]*2+25)" office:value-type="float" office:value="115010">
            <text:p>115010</text:p>
          </table:table-cell>
          <table:table-cell table:formula="of:=[.AK26]*([.H26]*2+89)" office:value-type="float" office:value="57132.9">
            <text:p>57132.9</text:p>
          </table:table-cell>
          <table:table-cell table:formula="of:=[.AK26]*[.AM26]" office:value-type="float" office:value="28035315">
            <text:p>28035315</text:p>
          </table:table-cell>
          <table:table-cell table:style-name="ce69" office:value-type="string">
            <text:p><text:a xlink:href="http://www14.atwiki.jp/tamakagura/pages/17.html">T一輪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.html">T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7.html">T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6">
            <text:p>26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5">
            <text:p>45</text:p>
          </table:table-cell>
          <table:table-cell table:style-name="ce14" table:formula="of:=SUM([.C27:.H27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]-[.N27]" office:value-type="float" office:value="370">
            <text:p>370</text:p>
          </table:table-cell>
          <table:table-cell table:formula="of:=MIN([.D27]; [.F27])" office:value-type="float" office:value="50">
            <text:p>50</text:p>
          </table:table-cell>
          <table:table-cell table:style-name="ce14" office:value-type="string">
            <text:p>ピンチ炎1.2倍</text:p>
          </table:table-cell>
          <table:table-cell table:style-name="ce14"/>
          <table:table-cell table:style-name="ce14" office:value-type="string">
            <text:p><text:a xlink:href="http://www14.atwiki.jp/tamakagura/pages/19.html">ちびうつほ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]=&quot;物理&quot;; [.D27]; [.F27])*2+89)*[.AF27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]=&quot;物理&quot;; [.D27]; [.F27])*2+89)*[.AI27]/100" office:value-type="float" office:value="299">
            <text:p>299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formula="of:=AVERAGE([.AN27]; [.AO27])" office:value-type="float" office:value="47850">
            <text:p>47850</text:p>
          </table:table-cell>
          <table:table-cell table:formula="of:=([.C27]*2+130)*([.E27]*2+25)" office:value-type="float" office:value="50750">
            <text:p>50750</text:p>
          </table:table-cell>
          <table:table-cell table:formula="of:=([.C27]*2+130)*([.G27]*2+25)" office:value-type="float" office:value="44950">
            <text:p>44950</text:p>
          </table:table-cell>
          <table:table-cell table:formula="of:=[.AK27]*([.H27]*2+25)" office:value-type="float" office:value="34385">
            <text:p>34385</text:p>
          </table:table-cell>
          <table:table-cell table:formula="of:=[.AK27]*[.AM27]" office:value-type="float" office:value="14307150">
            <text:p>14307150</text:p>
          </table:table-cell>
          <table:table-cell table:style-name="ce69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9.html">ちびうつほ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.html">ちびうつほ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">
            <text:p>27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5">
            <text:p>75</text:p>
          </table:table-cell>
          <table:table-cell table:style-name="ce14" table:formula="of:=SUM([.C28:.H28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T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8]=&quot;物理&quot;; [.D28]; [.F28])*2+89)*[.AF28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8]=&quot;物理&quot;; [.D28]; [.F28])*2+89)*[.AI28]/100" office:value-type="float" office:value="369">
            <text:p>369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formula="of:=AVERAGE([.AN28]; [.AO28])" office:value-type="float" office:value="71040">
            <text:p>7104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[.AK28]*([.H28]*2+89)" office:value-type="float" office:value="88191">
            <text:p>88191</text:p>
          </table:table-cell>
          <table:table-cell table:formula="of:=[.AK28]*[.AM28]" office:value-type="float" office:value="26213760">
            <text:p>26213760</text:p>
          </table:table-cell>
          <table:table-cell table:style-name="ce69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9.html">T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9.html">T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">
            <text:p>28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60">
            <text:p>1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29:.H29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41" office:value-type="string">
            <text:p>風</text:p>
          </table:table-cell>
          <table:table-cell table:style-name="ce14" office:value-type="string">
            <text:p>物理</text:p>
          </table:table-cell>
          <table:table-cell table:style-name="ce43" office:value-type="float" office:value="60">
            <text:p>60</text:p>
          </table:table-cell>
          <table:table-cell table:formula="of:=([.D29]*2+89)*[.AA29]/IF(OR([.J29]=[.Y29]; [.K29]=[.Y29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29]=&quot;物理&quot;; [.D29]; [.F29])*2+89)*[.AF29]/100" office:value-type="float" office:value="552.15">
            <text:p>552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]=&quot;物理&quot;; [.D29]; [.F29])*2+89)*[.AI29]/100" office:value-type="float" office:value="409">
            <text:p>409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formula="of:=AVERAGE([.AN29]; [.AO29])" office:value-type="float" office:value="71040">
            <text:p>71040</text:p>
          </table:table-cell>
          <table:table-cell table:formula="of:=([.C29]*2+64+130)*([.E29]*2+25)" office:value-type="float" office:value="74880">
            <text:p>74880</text:p>
          </table:table-cell>
          <table:table-cell table:formula="of:=([.C29]*2+64+130)*([.G29]*2+25)" office:value-type="float" office:value="67200">
            <text:p>67200</text:p>
          </table:table-cell>
          <table:table-cell table:formula="of:=[.AK29]*([.H29]*2+89)" office:value-type="float" office:value="81391">
            <text:p>81391</text:p>
          </table:table-cell>
          <table:table-cell table:formula="of:=[.AK29]*[.AM29]" office:value-type="float" office:value="29055360">
            <text:p>29055360</text:p>
          </table:table-cell>
          <table:table-cell table:style-name="ce69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9.html">A空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9.html">A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9">
            <text:p>29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0:.H30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0]-[.N30]" office:value-type="float" office:value="470">
            <text:p>470</text:p>
          </table:table-cell>
          <table:table-cell table:formula="of:=MIN([.D30]; [.F30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S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0]=&quot;物理&quot;; [.D30]; [.F30])*2+89)*[.AF30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0]=&quot;物理&quot;; [.D30]; [.F30])*2+89)*[.AI30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formula="of:=AVERAGE([.AN30]; [.AO30])" office:value-type="float" office:value="69190">
            <text:p>69190</text:p>
          </table:table-cell>
          <table:table-cell table:formula="of:=([.C30]*2+64+130)*([.E30]*2+25)" office:value-type="float" office:value="72930">
            <text:p>7293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[.AK30]*([.H30]*2+89)" office:value-type="float" office:value="114577.2">
            <text:p>114577.2</text:p>
          </table:table-cell>
          <table:table-cell table:formula="of:=[.AK30]*[.AM30]" office:value-type="float" office:value="25655652">
            <text:p>25655652</text:p>
          </table:table-cell>
          <table:table-cell table:style-name="ce69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19.html">S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9.html">S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0">
            <text:p>30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0">
            <text:p>70</text:p>
          </table:table-cell>
          <table:table-cell table:style-name="ce14" table:formula="of:=SUM([.C31:.H31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]-[.N31]" office:value-type="float" office:value="400">
            <text:p>400</text:p>
          </table:table-cell>
          <table:table-cell table:formula="of:=MIN([.D31]; [.F31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9.html">ちびえいき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1]=&quot;物理&quot;; [.D31]; [.F31])*2+89)*[.AF31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1]=&quot;物理&quot;; [.D31]; [.F31])*2+89)*[.AI31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formula="of:=AVERAGE([.AN31]; [.AO31])" office:value-type="float" office:value="51150">
            <text:p>51150</text:p>
          </table:table-cell>
          <table:table-cell table:formula="of:=([.C31]*2+130)*([.E31]*2+25)" office:value-type="float" office:value="48050">
            <text:p>48050</text:p>
          </table:table-cell>
          <table:table-cell table:formula="of:=([.C31]*2+130)*([.G31]*2+25)" office:value-type="float" office:value="54250">
            <text:p>54250</text:p>
          </table:table-cell>
          <table:table-cell table:formula="of:=[.AK31]*([.H31]*2+25)" office:value-type="float" office:value="42916.5">
            <text:p>42916.5</text:p>
          </table:table-cell>
          <table:table-cell table:formula="of:=[.AK31]*[.AM31]" office:value-type="float" office:value="13304115">
            <text:p>13304115</text:p>
          </table:table-cell>
          <table:table-cell table:style-name="ce69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29.html">ちびえい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9.html">ちびえいき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">
            <text:p>31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2:.H32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2]-[.N32]" office:value-type="float" office:value="505">
            <text:p>505</text:p>
          </table:table-cell>
          <table:table-cell table:formula="of:=MIN([.D32]; [.F32])" office:value-type="float" office:value="55">
            <text:p>5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2]=&quot;物理&quot;; [.D32]; [.F32])*2+89)*[.AF32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]=&quot;物理&quot;; [.D32]; [.F32])*2+89)*[.AI32]/100" office:value-type="float" office:value="349">
            <text:p>349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formula="of:=AVERAGE([.AN32]; [.AO32])" office:value-type="float" office:value="82820">
            <text:p>82820</text:p>
          </table:table-cell>
          <table:table-cell table:formula="of:=([.C32]*2+64+130)*([.E32]*2+25)" office:value-type="float" office:value="82820">
            <text:p>82820</text:p>
          </table:table-cell>
          <table:table-cell table:formula="of:=([.C32]*2+64+130)*([.G32]*2+25)" office:value-type="float" office:value="82820">
            <text:p>82820</text:p>
          </table:table-cell>
          <table:table-cell table:formula="of:=[.AK32]*([.H32]*2+89)" office:value-type="float" office:value="93881">
            <text:p>93881</text:p>
          </table:table-cell>
          <table:table-cell table:formula="of:=[.AK32]*[.AM32]" office:value-type="float" office:value="28904180">
            <text:p>28904180</text:p>
          </table:table-cell>
          <table:table-cell table:style-name="ce69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29.html">A映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9.html">A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2">
            <text:p>32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33:.H33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3]-[.N33]" office:value-type="float" office:value="515">
            <text:p>515</text:p>
          </table:table-cell>
          <table:table-cell table:formula="of:=MIN([.D33]; [.F33])" office:value-type="float" office:value="45">
            <text:p>4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D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3]=&quot;物理&quot;; [.D33]; [.F33])*2+89)*[.AF33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]=&quot;物理&quot;; [.D33]; [.F33])*2+89)*[.AI33]/100" office:value-type="float" office:value="309">
            <text:p>309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formula="of:=AVERAGE([.AN33]; [.AO33])" office:value-type="float" office:value="104340">
            <text:p>104340</text:p>
          </table:table-cell>
          <table:table-cell table:formula="of:=([.C33]*2+64+130)*([.E33]*2+25)" office:value-type="float" office:value="99900">
            <text:p>99900</text:p>
          </table:table-cell>
          <table:table-cell table:formula="of:=([.C33]*2+64+130)*([.G33]*2+25)" office:value-type="float" office:value="108780">
            <text:p>108780</text:p>
          </table:table-cell>
          <table:table-cell table:formula="of:=[.AK33]*([.H33]*2+89)" office:value-type="float" office:value="70761">
            <text:p>70761</text:p>
          </table:table-cell>
          <table:table-cell table:formula="of:=[.AK33]*[.AM33]" office:value-type="float" office:value="32241060">
            <text:p>32241060</text:p>
          </table:table-cell>
          <table:table-cell table:style-name="ce69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29.html">D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9.html">D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3">
            <text:p>33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34:.H34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34]-[.N34]" office:value-type="float" office:value="505">
            <text:p>505</text:p>
          </table:table-cell>
          <table:table-cell table:formula="of:=MIN([.D34]; [.F34])" office:value-type="float" office:value="55">
            <text:p>5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4]=&quot;物理&quot;; [.D34]; [.F34])*2+89)*[.AF34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4]=&quot;物理&quot;; [.D34]; [.F34])*2+89)*[.AI34]/100" office:value-type="float" office:value="299">
            <text:p>299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formula="of:=AVERAGE([.AN34]; [.AO34])" office:value-type="float" office:value="92920">
            <text:p>92920</text:p>
          </table:table-cell>
          <table:table-cell table:formula="of:=([.C34]*2+64+130)*([.E34]*2+25)" office:value-type="float" office:value="90900">
            <text:p>90900</text:p>
          </table:table-cell>
          <table:table-cell table:formula="of:=([.C34]*2+64+130)*([.G34]*2+25)" office:value-type="float" office:value="94940">
            <text:p>94940</text:p>
          </table:table-cell>
          <table:table-cell table:formula="of:=[.AK34]*([.H34]*2+89)" office:value-type="float" office:value="80431">
            <text:p>80431</text:p>
          </table:table-cell>
          <table:table-cell table:formula="of:=[.AK34]*[.AM34]" office:value-type="float" office:value="27783080">
            <text:p>27783080</text:p>
          </table:table-cell>
          <table:table-cell table:style-name="ce69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29.html">T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9.html">T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4">
            <text:p>34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35:.H35])" office:value-type="float" office:value="420">
            <text:p>42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]-[.N35]" office:value-type="float" office:value="400">
            <text:p>400</text:p>
          </table:table-cell>
          <table:table-cell table:formula="of:=MIN([.D35]; [.F35])" office:value-type="float" office:value="20">
            <text:p>20</text:p>
          </table:table-cell>
          <table:table-cell table:style-name="ce14" office:value-type="string">
            <text:p>味25%状態回復</text:p>
          </table:table-cell>
          <table:table-cell table:style-name="ce14"/>
          <table:table-cell table:style-name="ce14" office:value-type="string">
            <text:p><text:a xlink:href="http://www14.atwiki.jp/tamakagura/pages/141.html">ちびえー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]=&quot;物理&quot;; [.D35]; [.F35])*2+89)*[.AF3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]=&quot;物理&quot;; [.D35]; [.F35])*2+89)*[.AI3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formula="of:=AVERAGE([.AN35]; [.AO35])" office:value-type="float" office:value="57750">
            <text:p>57750</text:p>
          </table:table-cell>
          <table:table-cell table:formula="of:=([.C35]*2+130)*([.E35]*2+25)" office:value-type="float" office:value="51150">
            <text:p>51150</text:p>
          </table:table-cell>
          <table:table-cell table:formula="of:=([.C35]*2+130)*([.G35]*2+25)" office:value-type="float" office:value="64350">
            <text:p>64350</text:p>
          </table:table-cell>
          <table:table-cell table:formula="of:=[.AK35]*([.H35]*2+25)" office:value-type="float" office:value="35104.5">
            <text:p>35104.5</text:p>
          </table:table-cell>
          <table:table-cell table:formula="of:=[.AK35]*[.AM35]" office:value-type="float" office:value="13981275">
            <text:p>13981275</text:p>
          </table:table-cell>
          <table:table-cell table:style-name="ce69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9"/>
          <table:table-cell table:style-name="ce69" office:value-type="string">
            <text:p><text:a xlink:href="http://www14.atwiki.jp/tamakagura/pages/141.html">ちびえ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1.html">ちびえーりん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5">
            <text:p>35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36:.H36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N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6]=&quot;物理&quot;; [.D36]; [.F36])*2+89)*[.AF3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6]=&quot;物理&quot;; [.D36]; [.F36])*2+89)*[.AI36]/100" office:value-type="float" office:value="299">
            <text:p>299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formula="of:=AVERAGE([.AN36]; [.AO36])" office:value-type="float" office:value="95480">
            <text:p>95480</text:p>
          </table:table-cell>
          <table:table-cell table:formula="of:=([.C36]*2+64+130)*([.E36]*2+25)" office:value-type="float" office:value="88970">
            <text:p>88970</text:p>
          </table:table-cell>
          <table:table-cell table:formula="of:=([.C36]*2+64+130)*([.G36]*2+25)" office:value-type="float" office:value="101990">
            <text:p>101990</text:p>
          </table:table-cell>
          <table:table-cell table:formula="of:=[.AK36]*([.H36]*2+89)" office:value-type="float" office:value="80431">
            <text:p>80431</text:p>
          </table:table-cell>
          <table:table-cell table:formula="of:=[.AK36]*[.AM36]" office:value-type="float" office:value="28548520">
            <text:p>28548520</text:p>
          </table:table-cell>
          <table:table-cell table:style-name="ce69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41.html">N永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41.html">N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6">
            <text:p>36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37:.H37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T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]=&quot;物理&quot;; [.D37]; [.F37])*2+89)*[.AF3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]=&quot;物理&quot;; [.D37]; [.F37])*2+89)*[.AI3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formula="of:=AVERAGE([.AN37]; [.AO37])" office:value-type="float" office:value="97650">
            <text:p>97650</text:p>
          </table:table-cell>
          <table:table-cell table:formula="of:=([.C37]*2+64+130)*([.E37]*2+25)" office:value-type="float" office:value="88970">
            <text:p>88970</text:p>
          </table:table-cell>
          <table:table-cell table:formula="of:=([.C37]*2+64+130)*([.G37]*2+25)" office:value-type="float" office:value="106330">
            <text:p>106330</text:p>
          </table:table-cell>
          <table:table-cell table:formula="of:=[.AK37]*([.H37]*2+89)" office:value-type="float" office:value="69246.9">
            <text:p>69246.9</text:p>
          </table:table-cell>
          <table:table-cell table:formula="of:=[.AK37]*[.AM37]" office:value-type="float" office:value="27156465">
            <text:p>27156465</text:p>
          </table:table-cell>
          <table:table-cell table:style-name="ce69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41.html">T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41.html">T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7">
            <text:p>37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5">
            <text:p>85</text:p>
          </table:table-cell>
          <table:table-cell table:style-name="ce14" table:formula="of:=SUM([.C38:.H38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H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8]=&quot;物理&quot;; [.D38]; [.F38])*2+89)*[.AF38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8]=&quot;物理&quot;; [.D38]; [.F38])*2+89)*[.AI38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formula="of:=AVERAGE([.AN38]; [.AO38])" office:value-type="float" office:value="92920">
            <text:p>92920</text:p>
          </table:table-cell>
          <table:table-cell table:formula="of:=([.C38]*2+64+130)*([.E38]*2+25)" office:value-type="float" office:value="90900">
            <text:p>90900</text:p>
          </table:table-cell>
          <table:table-cell table:formula="of:=([.C38]*2+64+130)*([.G38]*2+25)" office:value-type="float" office:value="94940">
            <text:p>94940</text:p>
          </table:table-cell>
          <table:table-cell table:formula="of:=[.AK38]*([.H38]*2+89)" office:value-type="float" office:value="74358.9">
            <text:p>74358.9</text:p>
          </table:table-cell>
          <table:table-cell table:formula="of:=[.AK38]*[.AM38]" office:value-type="float" office:value="26677332">
            <text:p>26677332</text:p>
          </table:table-cell>
          <table:table-cell table:style-name="ce69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41.html">H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41.html">H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8">
            <text:p>38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5">
            <text:p>75</text:p>
          </table:table-cell>
          <table:table-cell table:style-name="ce14" table:formula="of:=SUM([.C39:.H39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9]-[.N39]" office:value-type="float" office:value="510">
            <text:p>510</text:p>
          </table:table-cell>
          <table:table-cell table:formula="of:=MIN([.D39]; [.F39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D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]=&quot;物理&quot;; [.D39]; [.F39])*2+89)*[.AF39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]=&quot;物理&quot;; [.D39]; [.F39])*2+89)*[.AI3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formula="of:=AVERAGE([.AN39]; [.AO39])" office:value-type="float" office:value="104340">
            <text:p>104340</text:p>
          </table:table-cell>
          <table:table-cell table:formula="of:=([.C39]*2+64+130)*([.E39]*2+25)" office:value-type="float" office:value="99900">
            <text:p>99900</text:p>
          </table:table-cell>
          <table:table-cell table:formula="of:=([.C39]*2+64+130)*([.G39]*2+25)" office:value-type="float" office:value="108780">
            <text:p>108780</text:p>
          </table:table-cell>
          <table:table-cell table:formula="of:=[.AK39]*([.H39]*2+89)" office:value-type="float" office:value="62163.9">
            <text:p>62163.9</text:p>
          </table:table-cell>
          <table:table-cell table:formula="of:=[.AK39]*[.AM39]" office:value-type="float" office:value="27138834">
            <text:p>27138834</text:p>
          </table:table-cell>
          <table:table-cell table:style-name="ce69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41.html">D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41.html">D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9">
            <text:p>39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5">
            <text:p>55</text:p>
          </table:table-cell>
          <table:table-cell table:style-name="ce14" table:formula="of:=SUM([.C40:.H40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]-[.N40]" office:value-type="float" office:value="360">
            <text:p>360</text:p>
          </table:table-cell>
          <table:table-cell table:formula="of:=MIN([.D40]; [.F40])" office:value-type="float" office:value="20">
            <text:p>2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75.html">ちびエ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0]=&quot;物理&quot;; [.D40]; [.F40])*2+89)*[.AF4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0]=&quot;物理&quot;; [.D40]; [.F40])*2+89)*[.AI4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formula="of:=AVERAGE([.AN40]; [.AO40])" office:value-type="float" office:value="49500">
            <text:p>49500</text:p>
          </table:table-cell>
          <table:table-cell table:formula="of:=([.C40]*2+130)*([.E40]*2+25)" office:value-type="float" office:value="55500">
            <text:p>55500</text:p>
          </table:table-cell>
          <table:table-cell table:formula="of:=([.C40]*2+130)*([.G40]*2+25)" office:value-type="float" office:value="43500">
            <text:p>43500</text:p>
          </table:table-cell>
          <table:table-cell table:formula="of:=[.AK40]*([.H40]*2+25)" office:value-type="float" office:value="30253.5">
            <text:p>30253.5</text:p>
          </table:table-cell>
          <table:table-cell table:formula="of:=[.AK40]*[.AM40]" office:value-type="float" office:value="11092950">
            <text:p>11092950</text:p>
          </table:table-cell>
          <table:table-cell table:style-name="ce69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75.html">ちびエリ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5.html">ちびエリ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0">
            <text:p>4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41:.H41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1]-[.N41]" office:value-type="float" office:value="470">
            <text:p>470</text:p>
          </table:table-cell>
          <table:table-cell table:formula="of:=MIN([.D41]; [.F41])" office:value-type="float" office:value="60">
            <text:p>6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5.html">Dエリ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]=&quot;物理&quot;; [.D41]; [.F41])*2+89)*[.AF4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]=&quot;物理&quot;; [.D41]; [.F41])*2+89)*[.AI41]/100" office:value-type="float" office:value="269">
            <text:p>269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formula="of:=AVERAGE([.AN41]; [.AO41])" office:value-type="float" office:value="93150">
            <text:p>93150</text:p>
          </table:table-cell>
          <table:table-cell table:formula="of:=([.C41]*2+64+130)*([.E41]*2+25)" office:value-type="float" office:value="101430">
            <text:p>101430</text:p>
          </table:table-cell>
          <table:table-cell table:formula="of:=([.C41]*2+64+130)*([.G41]*2+25)" office:value-type="float" office:value="84870">
            <text:p>84870</text:p>
          </table:table-cell>
          <table:table-cell table:formula="of:=[.AK41]*([.H41]*2+89)" office:value-type="float" office:value="61601">
            <text:p>61601</text:p>
          </table:table-cell>
          <table:table-cell table:formula="of:=[.AK41]*[.AM41]" office:value-type="float" office:value="25057350">
            <text:p>25057350</text:p>
          </table:table-cell>
          <table:table-cell table:style-name="ce69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75.html">Dエ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75.html">Dエリ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1">
            <text:p>4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42:.H42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]-[.N42]" office:value-type="float" office:value="360">
            <text:p>360</text:p>
          </table:table-cell>
          <table:table-cell table:formula="of:=MIN([.D42]; [.F42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2]=&quot;物理&quot;; [.D42]; [.F42])*2+89)*[.AF42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]=&quot;物理&quot;; [.D42]; [.F42])*2+89)*[.AI42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formula="of:=AVERAGE([.AN42]; [.AO42])" office:value-type="float" office:value="39150">
            <text:p>39150</text:p>
          </table:table-cell>
          <table:table-cell table:formula="of:=([.C42]*2+130)*([.E42]*2+25)" office:value-type="float" office:value="36250">
            <text:p>36250</text:p>
          </table:table-cell>
          <table:table-cell table:formula="of:=([.C42]*2+130)*([.G42]*2+25)" office:value-type="float" office:value="42050">
            <text:p>42050</text:p>
          </table:table-cell>
          <table:table-cell table:formula="of:=[.AK42]*([.H42]*2+25)" office:value-type="float" office:value="42916.5">
            <text:p>42916.5</text:p>
          </table:table-cell>
          <table:table-cell table:formula="of:=[.AK42]*[.AM42]" office:value-type="float" office:value="10182915">
            <text:p>10182915</text:p>
          </table:table-cell>
          <table:table-cell table:style-name="ce69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2.html">ちびエ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2.html">ちびエ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2">
            <text:p>42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3:.H43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3]-[.N43]" office:value-type="float" office:value="470">
            <text:p>470</text:p>
          </table:table-cell>
          <table:table-cell table:formula="of:=MIN([.D43]; [.F4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3]*2+89)*[.AA43]/IF(OR([.J43]=[.Y43]; [.K43]=[.Y43]); 1; 1.5)/100" office:value-type="float" office:value="125.533333333333">
            <text:p>125.5333333333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3]=&quot;物理&quot;; [.D43]; [.F43])*2+89)*[.AF43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3]=&quot;物理&quot;; [.D43]; [.F43])*2+89)*[.AI43]/100" office:value-type="float" office:value="339">
            <text:p>339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formula="of:=AVERAGE([.AN43]; [.AO43])" office:value-type="float" office:value="63580">
            <text:p>63580</text:p>
          </table:table-cell>
          <table:table-cell table:formula="of:=([.C43]*2+64+130)*([.E43]*2+25)" office:value-type="float" office:value="57970">
            <text:p>57970</text:p>
          </table:table-cell>
          <table:table-cell table:formula="of:=([.C43]*2+64+130)*([.G43]*2+25)" office:value-type="float" office:value="69190">
            <text:p>69190</text:p>
          </table:table-cell>
          <table:table-cell table:formula="of:=[.AK43]*([.H43]*2+89)" office:value-type="float" office:value="104751">
            <text:p>104751</text:p>
          </table:table-cell>
          <table:table-cell table:formula="of:=[.AK43]*[.AM43]" office:value-type="float" office:value="21553620">
            <text:p>21553620</text:p>
          </table:table-cell>
          <table:table-cell table:style-name="ce69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2.html">Sエ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42.html">Sエ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3">
            <text:p>43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5">
            <text:p>55</text:p>
          </table:table-cell>
          <table:table-cell table:style-name="ce14" table:formula="of:=SUM([.C44:.H44])" office:value-type="float" office:value="385">
            <text:p>38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4]-[.N44]" office:value-type="float" office:value="365">
            <text:p>365</text:p>
          </table:table-cell>
          <table:table-cell table:formula="of:=MIN([.D44]; [.F44])" office:value-type="float" office:value="20">
            <text:p>2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44.html">ちび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4]*2+89)*[.AA44]/IF(OR([.J44]=[.Y44]; [.K44]=[.Y44]); 1; 1.5)/100" office:value-type="float" office:value="173.4">
            <text:p>173.4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4]=&quot;物理&quot;; [.D44]; [.F44])*2+89)*[.AF4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4]=&quot;物理&quot;; [.D44]; [.F44])*2+89)*[.AI44]/100" office:value-type="float" office:value="289">
            <text:p>289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formula="of:=AVERAGE([.AN44]; [.AO44])" office:value-type="float" office:value="45000">
            <text:p>45000</text:p>
          </table:table-cell>
          <table:table-cell table:formula="of:=([.C44]*2+130)*([.E44]*2+25)" office:value-type="float" office:value="43500">
            <text:p>43500</text:p>
          </table:table-cell>
          <table:table-cell table:formula="of:=([.C44]*2+130)*([.G44]*2+25)" office:value-type="float" office:value="46500">
            <text:p>46500</text:p>
          </table:table-cell>
          <table:table-cell table:formula="of:=[.AK44]*([.H44]*2+25)" office:value-type="float" office:value="39015">
            <text:p>39015</text:p>
          </table:table-cell>
          <table:table-cell table:formula="of:=[.AK44]*[.AM44]" office:value-type="float" office:value="13005000">
            <text:p>13005000</text:p>
          </table:table-cell>
          <table:table-cell table:style-name="ce69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44.html">ちびエ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4.html">ちび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4">
            <text:p>4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14" table:formula="of:=SUM([.C45:.H45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5]-[.N45]" office:value-type="float" office:value="480">
            <text:p>480</text:p>
          </table:table-cell>
          <table:table-cell table:formula="of:=MIN([.D45]; [.F45])" office:value-type="float" office:value="50">
            <text:p>5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5]*2+89)*[.AA45]/IF(OR([.J45]=[.Y45]; [.K45]=[.Y45]); 1; 1.5)/100" office:value-type="float" office:value="197.4">
            <text:p>197.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5]=&quot;物理&quot;; [.D45]; [.F45])*2+89)*[.AF45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5]=&quot;物理&quot;; [.D45]; [.F45])*2+89)*[.AI45]/100" office:value-type="float" office:value="329">
            <text:p>329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formula="of:=AVERAGE([.AN45]; [.AO45])" office:value-type="float" office:value="86920">
            <text:p>86920</text:p>
          </table:table-cell>
          <table:table-cell table:formula="of:=([.C45]*2+64+130)*([.E45]*2+25)" office:value-type="float" office:value="78440">
            <text:p>78440</text:p>
          </table:table-cell>
          <table:table-cell table:formula="of:=([.C45]*2+64+130)*([.G45]*2+25)" office:value-type="float" office:value="95400">
            <text:p>95400</text:p>
          </table:table-cell>
          <table:table-cell table:formula="of:=[.AK45]*([.H45]*2+89)" office:value-type="float" office:value="72051">
            <text:p>72051</text:p>
          </table:table-cell>
          <table:table-cell table:formula="of:=[.AK45]*[.AM45]" office:value-type="float" office:value="28596680">
            <text:p>28596680</text:p>
          </table:table-cell>
          <table:table-cell table:style-name="ce69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44.html">H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44.html">H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5">
            <text:p>45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46:.H46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6]-[.N46]" office:value-type="float" office:value="480">
            <text:p>480</text:p>
          </table:table-cell>
          <table:table-cell table:formula="of:=MIN([.D46]; [.F46])" office:value-type="float" office:value="50">
            <text:p>5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4.html">Dエレ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6]=&quot;物理&quot;; [.D46]; [.F46])*2+89)*[.AF46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6]=&quot;物理&quot;; [.D46]; [.F46])*2+89)*[.AI46]/100" office:value-type="float" office:value="319">
            <text:p>319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formula="of:=AVERAGE([.AN46]; [.AO46])" office:value-type="float" office:value="95480">
            <text:p>95480</text:p>
          </table:table-cell>
          <table:table-cell table:formula="of:=([.C46]*2+64+130)*([.E46]*2+25)" office:value-type="float" office:value="88970">
            <text:p>88970</text:p>
          </table:table-cell>
          <table:table-cell table:formula="of:=([.C46]*2+64+130)*([.G46]*2+25)" office:value-type="float" office:value="101990">
            <text:p>101990</text:p>
          </table:table-cell>
          <table:table-cell table:formula="of:=[.AK46]*([.H46]*2+89)" office:value-type="float" office:value="60291">
            <text:p>60291</text:p>
          </table:table-cell>
          <table:table-cell table:formula="of:=[.AK46]*[.AM46]" office:value-type="float" office:value="30458120">
            <text:p>30458120</text:p>
          </table:table-cell>
          <table:table-cell table:style-name="ce69" office:value-type="string">
            <text:p><text:a xlink:href="http://www14.atwiki.jp/tamakagura/pages/144.html">Dエレン</text:a></text:p>
          </table:table-cell>
          <table:table-cell table:style-name="ce41" office:value-type="string">
            <text:p>鋼</text:p>
          </table:table-cell>
          <table:table-cell table:style-name="ce14"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44.html">D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44.html">D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6">
            <text:p>46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22" office:value-type="float" office:value="160">
            <text:p>16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47:.H47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7]-[.N47]" office:value-type="float" office:value="455">
            <text:p>455</text:p>
          </table:table-cell>
          <table:table-cell table:formula="of:=MIN([.D47]; [.F47])" office:value-type="float" office:value="105">
            <text:p>105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7]=&quot;物理&quot;; [.D47]; [.F47])*2+89)*[.AF47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47]=&quot;物理&quot;; [.D47]; [.F47])*2+89)*[.AI47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formula="of:=AVERAGE([.AN47]; [.AO47])" office:value-type="float" office:value="95090">
            <text:p>95090</text:p>
          </table:table-cell>
          <table:table-cell table:formula="of:=([.C47]*2+64+130)*([.E47]*2+25)" office:value-type="float" office:value="100230">
            <text:p>100230</text:p>
          </table:table-cell>
          <table:table-cell table:formula="of:=([.C47]*2+64+130)*([.G47]*2+25)" office:value-type="float" office:value="89950">
            <text:p>89950</text:p>
          </table:table-cell>
          <table:table-cell table:formula="of:=[.AK47]*([.H47]*2+89)" office:value-type="float" office:value="53461.2">
            <text:p>53461.2</text:p>
          </table:table-cell>
          <table:table-cell table:formula="of:=[.AK47]*[.AM47]" office:value-type="float" office:value="34118292">
            <text:p>34118292</text:p>
          </table:table-cell>
          <table:table-cell table:style-name="ce69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63.html">大ナマ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163.html">大ナマズ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47">
            <text:p>47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55">
            <text:p>55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40">
            <text:p>40</text:p>
          </table:table-cell>
          <table:table-cell table:style-name="ce14" table:formula="of:=SUM([.C48:.H48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8]-[.N48]" office:value-type="float" office:value="325">
            <text:p>325</text:p>
          </table:table-cell>
          <table:table-cell table:formula="of:=MIN([.D48]; [.F48])" office:value-type="float" office:value="55">
            <text:p>5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46.html">ちびオレンジ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8]=&quot;物理&quot;; [.D48]; [.F48])*2+89)*[.AF48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8]=&quot;物理&quot;; [.D48]; [.F48])*2+89)*[.AI48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formula="of:=AVERAGE([.AN48]; [.AO48])" office:value-type="float" office:value="42900">
            <text:p>42900</text:p>
          </table:table-cell>
          <table:table-cell table:formula="of:=([.C48]*2+130)*([.E48]*2+25)" office:value-type="float" office:value="41250">
            <text:p>41250</text:p>
          </table:table-cell>
          <table:table-cell table:formula="of:=([.C48]*2+130)*([.G48]*2+25)" office:value-type="float" office:value="44550">
            <text:p>44550</text:p>
          </table:table-cell>
          <table:table-cell table:formula="of:=[.AK48]*([.H48]*2+25)" office:value-type="float" office:value="23530.5">
            <text:p>23530.5</text:p>
          </table:table-cell>
          <table:table-cell table:formula="of:=[.AK48]*[.AM48]" office:value-type="float" office:value="9613890">
            <text:p>9613890</text:p>
          </table:table-cell>
          <table:table-cell table:style-name="ce69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146.html">ちびオレンジ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6.html">ちびオレンジ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48">
            <text:p>48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22" office:value-type="float" office:value="145">
            <text:p>14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49:.H49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9]-[.N49]" office:value-type="float" office:value="460">
            <text:p>460</text:p>
          </table:table-cell>
          <table:table-cell table:formula="of:=MIN([.D49]; [.F49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9]*2+89)*[.AA49]/IF(OR([.J49]=[.Y49]; [.K49]=[.Y49]); 1; 1.5)/100" office:value-type="float" office:value="202.3">
            <text:p>202.3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9]=&quot;物理&quot;; [.D49]; [.F49])*2+89)*[.AF49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9]=&quot;物理&quot;; [.D49]; [.F49])*2+89)*[.AI4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formula="of:=AVERAGE([.AN49]; [.AO49])" office:value-type="float" office:value="89540">
            <text:p>89540</text:p>
          </table:table-cell>
          <table:table-cell table:formula="of:=([.C49]*2+64+130)*([.E49]*2+25)" office:value-type="float" office:value="84700">
            <text:p>84700</text:p>
          </table:table-cell>
          <table:table-cell table:formula="of:=([.C49]*2+64+130)*([.G49]*2+25)" office:value-type="float" office:value="94380">
            <text:p>94380</text:p>
          </table:table-cell>
          <table:table-cell table:formula="of:=[.AK49]*([.H49]*2+89)" office:value-type="float" office:value="51759.9">
            <text:p>51759.9</text:p>
          </table:table-cell>
          <table:table-cell table:formula="of:=[.AK49]*[.AM49]" office:value-type="float" office:value="23289354">
            <text:p>23289354</text:p>
          </table:table-cell>
          <table:table-cell table:style-name="ce69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46.html">Hオレンジ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49">
            <text:p>4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50:.H50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50]-[.N50]" office:value-type="float" office:value="475">
            <text:p>475</text:p>
          </table:table-cell>
          <table:table-cell table:formula="of:=MIN([.D50]; [.F50])" office:value-type="float" office:value="85">
            <text:p>85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0]=&quot;物理&quot;; [.D50]; [.F50])*2+89)*[.AF5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0]=&quot;物理&quot;; [.D50]; [.F50])*2+89)*[.AI50]/100" office:value-type="float" office:value="329">
            <text:p>32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formula="of:=AVERAGE([.AN50]; [.AO50])" office:value-type="float" office:value="76760">
            <text:p>76760</text:p>
          </table:table-cell>
          <table:table-cell table:formula="of:=([.C50]*2+64+130)*([.E50]*2+25)" office:value-type="float" office:value="74740">
            <text:p>74740</text:p>
          </table:table-cell>
          <table:table-cell table:formula="of:=([.C50]*2+64+130)*([.G50]*2+25)" office:value-type="float" office:value="78780">
            <text:p>78780</text:p>
          </table:table-cell>
          <table:table-cell table:formula="of:=[.AK50]*([.H50]*2+89)" office:value-type="float" office:value="85211">
            <text:p>85211</text:p>
          </table:table-cell>
          <table:table-cell table:formula="of:=[.AK50]*[.AM50]" office:value-type="float" office:value="25254040">
            <text:p>25254040</text:p>
          </table:table-cell>
          <table:table-cell table:style-name="ce69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7.html">かいりゅ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0">
            <text:p>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0">
            <text:p>40</text:p>
          </table:table-cell>
          <table:table-cell table:style-name="ce14" table:formula="of:=SUM([.C51:.H51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1]-[.N51]" office:value-type="float" office:value="390">
            <text:p>390</text:p>
          </table:table-cell>
          <table:table-cell table:formula="of:=MIN([.D51]; [.F51])" office:value-type="float" office:value="30">
            <text:p>3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78.html">ちびかぐや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1]=&quot;物理&quot;; [.D51]; [.F51])*2+89)*[.AF5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1]=&quot;物理&quot;; [.D51]; [.F51])*2+89)*[.AI51]/100" office:value-type="float" office:value="269">
            <text:p>269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formula="of:=AVERAGE([.AN51]; [.AO51])" office:value-type="float" office:value="61250">
            <text:p>61250</text:p>
          </table:table-cell>
          <table:table-cell table:formula="of:=([.C51]*2+130)*([.E51]*2+25)" office:value-type="float" office:value="57750">
            <text:p>57750</text:p>
          </table:table-cell>
          <table:table-cell table:formula="of:=([.C51]*2+130)*([.G51]*2+25)" office:value-type="float" office:value="64750">
            <text:p>64750</text:p>
          </table:table-cell>
          <table:table-cell table:formula="of:=[.AK51]*([.H51]*2+25)" office:value-type="float" office:value="28245">
            <text:p>28245</text:p>
          </table:table-cell>
          <table:table-cell table:formula="of:=[.AK51]*[.AM51]" office:value-type="float" office:value="16476250">
            <text:p>16476250</text:p>
          </table:table-cell>
          <table:table-cell table:style-name="ce69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78.html">ちびかぐ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8.html">ちびかぐや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1">
            <text:p>51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0">
            <text:p>50</text:p>
          </table:table-cell>
          <table:table-cell table:style-name="ce14" table:formula="of:=SUM([.C52:.H5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52]-[.N52]" office:value-type="float" office:value="510">
            <text:p>510</text:p>
          </table:table-cell>
          <table:table-cell table:formula="of:=MIN([.D52]; [.F52])" office:value-type="float" office:value="50">
            <text:p>5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A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52]=&quot;物理&quot;; [.D52]; [.F52])*2+89)*[.AF52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52]=&quot;物理&quot;; [.D52]; [.F52])*2+89)*[.AI52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formula="of:=AVERAGE([.AN52]; [.AO52])" office:value-type="float" office:value="93070">
            <text:p>93070</text:p>
          </table:table-cell>
          <table:table-cell table:formula="of:=([.C52]*2+64+130)*([.E52]*2+25)" office:value-type="float" office:value="83990">
            <text:p>83990</text:p>
          </table:table-cell>
          <table:table-cell table:formula="of:=([.C52]*2+64+130)*([.G52]*2+25)" office:value-type="float" office:value="102150">
            <text:p>102150</text:p>
          </table:table-cell>
          <table:table-cell table:formula="of:=[.AK52]*([.H52]*2+89)" office:value-type="float" office:value="88225.2">
            <text:p>88225.2</text:p>
          </table:table-cell>
          <table:table-cell table:formula="of:=[.AK52]*[.AM52]" office:value-type="float" office:value="43445076">
            <text:p>43445076</text:p>
          </table:table-cell>
          <table:table-cell table:style-name="ce69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78.html">A輝夜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78.html">A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2">
            <text:p>52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50">
            <text:p>50</text:p>
          </table:table-cell>
          <table:table-cell table:style-name="ce14" table:formula="of:=SUM([.C53:.H53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53]-[.N53]" office:value-type="float" office:value="500">
            <text:p>500</text:p>
          </table:table-cell>
          <table:table-cell table:formula="of:=MIN([.D53]; [.F53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8.html">D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3]=&quot;物理&quot;; [.D53]; [.F53])*2+89)*[.AF5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3]=&quot;物理&quot;; [.D53]; [.F53])*2+89)*[.AI53]/100" office:value-type="float" office:value="269">
            <text:p>269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formula="of:=AVERAGE([.AN53]; [.AO53])" office:value-type="float" office:value="115440">
            <text:p>115440</text:p>
          </table:table-cell>
          <table:table-cell table:formula="of:=([.C53]*2+64+130)*([.E53]*2+25)" office:value-type="float" office:value="108780">
            <text:p>108780</text:p>
          </table:table-cell>
          <table:table-cell table:formula="of:=([.C53]*2+64+130)*([.G53]*2+25)" office:value-type="float" office:value="122100">
            <text:p>122100</text:p>
          </table:table-cell>
          <table:table-cell table:formula="of:=[.AK53]*([.H53]*2+89)" office:value-type="float" office:value="50841">
            <text:p>50841</text:p>
          </table:table-cell>
          <table:table-cell table:formula="of:=[.AK53]*[.AM53]" office:value-type="float" office:value="31053360">
            <text:p>31053360</text:p>
          </table:table-cell>
          <table:table-cell table:style-name="ce69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78.html">D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3">
            <text:p>53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54:.H54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54]-[.N54]" office:value-type="float" office:value="500">
            <text:p>500</text:p>
          </table:table-cell>
          <table:table-cell table:formula="of:=MIN([.D54]; [.F54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S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4]=&quot;物理&quot;; [.D54]; [.F54])*2+89)*[.AF54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4]=&quot;物理&quot;; [.D54]; [.F54])*2+89)*[.AI54]/100" office:value-type="float" office:value="299">
            <text:p>299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formula="of:=AVERAGE([.AN54]; [.AO54])" office:value-type="float" office:value="86920">
            <text:p>86920</text:p>
          </table:table-cell>
          <table:table-cell table:formula="of:=([.C54]*2+64+130)*([.E54]*2+25)" office:value-type="float" office:value="78440">
            <text:p>78440</text:p>
          </table:table-cell>
          <table:table-cell table:formula="of:=([.C54]*2+64+130)*([.G54]*2+25)" office:value-type="float" office:value="95400">
            <text:p>95400</text:p>
          </table:table-cell>
          <table:table-cell table:formula="of:=[.AK54]*([.H54]*2+89)" office:value-type="float" office:value="86411">
            <text:p>86411</text:p>
          </table:table-cell>
          <table:table-cell table:formula="of:=[.AK54]*[.AM54]" office:value-type="float" office:value="25989080">
            <text:p>25989080</text:p>
          </table:table-cell>
          <table:table-cell table:style-name="ce69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78.html">S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78.html">S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4">
            <text:p>54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55:.H55])" office:value-type="float" office:value="400">
            <text:p>4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5]-[.N55]" office:value-type="float" office:value="360">
            <text:p>360</text:p>
          </table:table-cell>
          <table:table-cell table:formula="of:=MIN([.D55]; [.F55])" office:value-type="float" office:value="40">
            <text:p>40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55]=&quot;物理&quot;; [.D55]; [.F55])*2+89)*[.AF55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55]=&quot;物理&quot;; [.D55]; [.F55])*2+89)*[.AI55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formula="of:=AVERAGE([.AN55]; [.AO55])" office:value-type="float" office:value="54400">
            <text:p>54400</text:p>
          </table:table-cell>
          <table:table-cell table:formula="of:=([.C55]*2+130)*([.E55]*2+25)" office:value-type="float" office:value="49600">
            <text:p>49600</text:p>
          </table:table-cell>
          <table:table-cell table:formula="of:=([.C55]*2+130)*([.G55]*2+25)" office:value-type="float" office:value="59200">
            <text:p>59200</text:p>
          </table:table-cell>
          <table:table-cell table:formula="of:=[.AK55]*([.H55]*2+25)" office:value-type="float" office:value="24736.5">
            <text:p>24736.5</text:p>
          </table:table-cell>
          <table:table-cell table:formula="of:=[.AK55]*[.AM55]" office:value-type="float" office:value="11701440">
            <text:p>11701440</text:p>
          </table:table-cell>
          <table:table-cell table:style-name="ce69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13.html">ちびか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13.html">ちびかせ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5">
            <text:p>55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56:.H56])" office:value-type="float" office:value="545">
            <text:p>545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56]-[.N56]" office:value-type="float" office:value="475">
            <text:p>475</text:p>
          </table:table-cell>
          <table:table-cell table:formula="of:=MIN([.D56]; [.F56])" office:value-type="float" office:value="70">
            <text:p>7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A華扇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6]=&quot;物理&quot;; [.D56]; [.F56])*2+89)*[.AF5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6]=&quot;物理&quot;; [.D56]; [.F56])*2+89)*[.AI56]/100" office:value-type="float" office:value="329">
            <text:p>329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formula="of:=AVERAGE([.AN56]; [.AO56])" office:value-type="float" office:value="78780">
            <text:p>78780</text:p>
          </table:table-cell>
          <table:table-cell table:formula="of:=([.C56]*2+64+130)*([.E56]*2+25)" office:value-type="float" office:value="74740">
            <text:p>74740</text:p>
          </table:table-cell>
          <table:table-cell table:formula="of:=([.C56]*2+64+130)*([.G56]*2+25)" office:value-type="float" office:value="82820">
            <text:p>82820</text:p>
          </table:table-cell>
          <table:table-cell table:formula="of:=[.AK56]*([.H56]*2+89)" office:value-type="float" office:value="81921">
            <text:p>81921</text:p>
          </table:table-cell>
          <table:table-cell table:formula="of:=[.AK56]*[.AM56]" office:value-type="float" office:value="25918620">
            <text:p>25918620</text:p>
          </table:table-cell>
          <table:table-cell table:style-name="ce69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13.html">A華扇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6">
            <text:p>56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57:.H5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57]-[.N57]" office:value-type="float" office:value="485">
            <text:p>485</text:p>
          </table:table-cell>
          <table:table-cell table:formula="of:=MIN([.D57]; [.F57])" office:value-type="float" office:value="60">
            <text:p>6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D華扇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7]=&quot;物理&quot;; [.D57]; [.F57])*2+89)*[.AF5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7]=&quot;物理&quot;; [.D57]; [.F57])*2+89)*[.AI57]/100" office:value-type="float" office:value="269">
            <text:p>269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formula="of:=AVERAGE([.AN57]; [.AO57])" office:value-type="float" office:value="108500">
            <text:p>108500</text:p>
          </table:table-cell>
          <table:table-cell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115010">
            <text:p>115010</text:p>
          </table:table-cell>
          <table:table-cell table:formula="of:=[.AK57]*([.H57]*2+89)" office:value-type="float" office:value="50841">
            <text:p>50841</text:p>
          </table:table-cell>
          <table:table-cell table:formula="of:=[.AK57]*[.AM57]" office:value-type="float" office:value="29186500">
            <text:p>29186500</text:p>
          </table:table-cell>
          <table:table-cell table:style-name="ce69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13.html">D華扇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7">
            <text:p>57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40">
            <text:p>40</text:p>
          </table:table-cell>
          <table:table-cell table:style-name="ce14" table:formula="of:=SUM([.C58:.H58])" office:value-type="float" office:value="380">
            <text:p>3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8]-[.N58]" office:value-type="float" office:value="350">
            <text:p>350</text:p>
          </table:table-cell>
          <table:table-cell table:formula="of:=MIN([.D58]; [.F58])" office:value-type="float" office:value="30">
            <text:p>3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80.html">ちびカナ</text:a></text:p>
          </table:table-cell>
          <table:table-cell table:number-columns-repeated="11"/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8]=&quot;物理&quot;; [.D58]; [.F58])*2+89)*[.AF58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8]=&quot;物理&quot;; [.D58]; [.F58])*2+89)*[.AI58]/100" office:value-type="float" office:value="269">
            <text:p>269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formula="of:=AVERAGE([.AN58]; [.AO58])" office:value-type="float" office:value="47850">
            <text:p>47850</text:p>
          </table:table-cell>
          <table:table-cell table:formula="of:=([.C58]*2+130)*([.E58]*2+25)" office:value-type="float" office:value="51150">
            <text:p>51150</text:p>
          </table:table-cell>
          <table:table-cell table:formula="of:=([.C58]*2+130)*([.G58]*2+25)" office:value-type="float" office:value="44550">
            <text:p>44550</text:p>
          </table:table-cell>
          <table:table-cell table:formula="of:=[.AK58]*([.H58]*2+25)" office:value-type="float" office:value="28245">
            <text:p>28245</text:p>
          </table:table-cell>
          <table:table-cell table:formula="of:=[.AK58]*[.AM58]" office:value-type="float" office:value="12871650">
            <text:p>12871650</text:p>
          </table:table-cell>
          <table:table-cell table:style-name="ce69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80.html">ちび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80.html">ちび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8">
            <text:p>58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59:.H59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59]-[.N59]" office:value-type="float" office:value="470">
            <text:p>470</text:p>
          </table:table-cell>
          <table:table-cell table:formula="of:=MIN([.D59]; [.F59])" office:value-type="float" office:value="60">
            <text:p>6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火傷無効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80.html">Hカナ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9]=&quot;物理&quot;; [.D59]; [.F59])*2+89)*[.AF5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9]=&quot;物理&quot;; [.D59]; [.F59])*2+89)*[.AI59]/100" office:value-type="float" office:value="309">
            <text:p>309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formula="of:=AVERAGE([.AN59]; [.AO59])" office:value-type="float" office:value="88970">
            <text:p>88970</text:p>
          </table:table-cell>
          <table:table-cell table:formula="of:=([.C59]*2+64+130)*([.E59]*2+25)" office:value-type="float" office:value="101990">
            <text:p>101990</text:p>
          </table:table-cell>
          <table:table-cell table:formula="of:=([.C59]*2+64+130)*([.G59]*2+25)" office:value-type="float" office:value="75950">
            <text:p>75950</text:p>
          </table:table-cell>
          <table:table-cell table:formula="of:=[.AK59]*([.H59]*2+89)" office:value-type="float" office:value="64581">
            <text:p>64581</text:p>
          </table:table-cell>
          <table:table-cell table:formula="of:=[.AK59]*[.AM59]" office:value-type="float" office:value="27491730">
            <text:p>27491730</text:p>
          </table:table-cell>
          <table:table-cell table:style-name="ce69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80.html">H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80.html">H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9">
            <text:p>59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60:.H60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0]-[.N60]" office:value-type="float" office:value="390">
            <text:p>390</text:p>
          </table:table-cell>
          <table:table-cell table:formula="of:=MIN([.D60]; [.F60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7.html">ちびかな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0]=&quot;物理&quot;; [.D60]; [.F60])*2+89)*[.AF60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0]=&quot;物理&quot;; [.D60]; [.F60])*2+89)*[.AI6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formula="of:=AVERAGE([.AN60]; [.AO60])" office:value-type="float" office:value="51150">
            <text:p>51150</text:p>
          </table:table-cell>
          <table:table-cell table:formula="of:=([.C60]*2+130)*([.E60]*2+25)" office:value-type="float" office:value="51150">
            <text:p>51150</text:p>
          </table:table-cell>
          <table:table-cell table:formula="of:=([.C60]*2+130)*([.G60]*2+25)" office:value-type="float" office:value="51150">
            <text:p>51150</text:p>
          </table:table-cell>
          <table:table-cell table:formula="of:=[.AK60]*([.H60]*2+25)" office:value-type="float" office:value="34762.5">
            <text:p>34762.5</text:p>
          </table:table-cell>
          <table:table-cell table:formula="of:=[.AK60]*[.AM60]" office:value-type="float" office:value="14224815">
            <text:p>14224815</text:p>
          </table:table-cell>
          <table:table-cell table:style-name="ce69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97.html">ちびかな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97.html">ちびかな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0">
            <text:p>6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61:.H61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61]-[.N61]" office:value-type="float" office:value="510">
            <text:p>510</text:p>
          </table:table-cell>
          <table:table-cell table:formula="of:=MIN([.D61]; [.F61])" office:value-type="float" office:value="50">
            <text:p>5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N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61]=&quot;物理&quot;; [.D61]; [.F61])*2+89)*[.AF61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1]=&quot;物理&quot;; [.D61]; [.F61])*2+89)*[.AI61]/100" office:value-type="float" office:value="339">
            <text:p>339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formula="of:=AVERAGE([.AN61]; [.AO61])" office:value-type="float" office:value="90060">
            <text:p>90060</text:p>
          </table:table-cell>
          <table:table-cell table:formula="of:=([.C61]*2+64+130)*([.E61]*2+25)" office:value-type="float" office:value="87690">
            <text:p>87690</text:p>
          </table:table-cell>
          <table:table-cell table:formula="of:=([.C61]*2+64+130)*([.G61]*2+25)" office:value-type="float" office:value="92430">
            <text:p>92430</text:p>
          </table:table-cell>
          <table:table-cell table:formula="of:=[.AK61]*([.H61]*2+89)" office:value-type="float" office:value="84411">
            <text:p>84411</text:p>
          </table:table-cell>
          <table:table-cell table:formula="of:=[.AK61]*[.AM61]" office:value-type="float" office:value="30530340">
            <text:p>30530340</text:p>
          </table:table-cell>
          <table:table-cell table:style-name="ce69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97.html">N神奈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97.html">N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1">
            <text:p>6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62:.H6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62]-[.N62]" office:value-type="float" office:value="450">
            <text:p>450</text:p>
          </table:table-cell>
          <table:table-cell table:formula="of:=MIN([.D62]; [.F62])" office:value-type="float" office:value="110">
            <text:p>11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62]*2+89)*[.AA62]/IF(OR([.J62]=[.Y62]; [.K62]=[.Y62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2]=&quot;物理&quot;; [.D62]; [.F62])*2+89)*[.AF62]/100" office:value-type="float" office:value="332.1">
            <text:p>33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2]=&quot;物理&quot;; [.D62]; [.F62])*2+89)*[.AI62]/100" office:value-type="float" office:value="332.1">
            <text:p>332.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formula="of:=AVERAGE([.AN62]; [.AO62])" office:value-type="float" office:value="70700">
            <text:p>70700</text:p>
          </table:table-cell>
          <table:table-cell table:formula="of:=([.C62]*2+64+130)*([.E62]*2+25)" office:value-type="float" office:value="74740">
            <text:p>74740</text:p>
          </table:table-cell>
          <table:table-cell table:formula="of:=([.C62]*2+64+130)*([.G62]*2+25)" office:value-type="float" office:value="66660">
            <text:p>66660</text:p>
          </table:table-cell>
          <table:table-cell table:formula="of:=[.AK62]*([.H62]*2+89)" office:value-type="float" office:value="66087.9">
            <text:p>66087.9</text:p>
          </table:table-cell>
          <table:table-cell table:formula="of:=[.AK62]*[.AM62]" office:value-type="float" office:value="23479470">
            <text:p>23479470</text:p>
          </table:table-cell>
          <table:table-cell table:style-name="ce69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97.html">A神奈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97.html">A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2">
            <text:p>62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63:.H6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63]-[.N63]" office:value-type="float" office:value="470">
            <text:p>470</text:p>
          </table:table-cell>
          <table:table-cell table:formula="of:=MIN([.D63]; [.F6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T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63]=&quot;物理&quot;; [.D63]; [.F63])*2+89)*[.AF63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3]=&quot;物理&quot;; [.D63]; [.F63])*2+89)*[.AI63]/100" office:value-type="float" office:value="339">
            <text:p>339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formula="of:=AVERAGE([.AN63]; [.AO63])" office:value-type="float" office:value="78780">
            <text:p>78780</text:p>
          </table:table-cell>
          <table:table-cell table:formula="of:=([.C63]*2+64+130)*([.E63]*2+25)" office:value-type="float" office:value="74740">
            <text:p>74740</text:p>
          </table:table-cell>
          <table:table-cell table:formula="of:=([.C63]*2+64+130)*([.G63]*2+25)" office:value-type="float" office:value="82820">
            <text:p>82820</text:p>
          </table:table-cell>
          <table:table-cell table:formula="of:=[.AK63]*([.H63]*2+89)" office:value-type="float" office:value="77631">
            <text:p>77631</text:p>
          </table:table-cell>
          <table:table-cell table:formula="of:=[.AK63]*[.AM63]" office:value-type="float" office:value="26706420">
            <text:p>26706420</text:p>
          </table:table-cell>
          <table:table-cell table:style-name="ce69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97.html">T神奈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97.html">T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3">
            <text:p>63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64:.H64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64]-[.N64]" office:value-type="float" office:value="460">
            <text:p>460</text:p>
          </table:table-cell>
          <table:table-cell table:formula="of:=MIN([.D64]; [.F64])" office:value-type="float" office:value="100">
            <text:p>10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number-columns-repeated="11"/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64]=&quot;物理&quot;; [.D64]; [.F64])*2+89)*[.AF6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4]=&quot;物理&quot;; [.D64]; [.F64])*2+89)*[.AI64]/100" office:value-type="float" office:value="289">
            <text:p>289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formula="of:=AVERAGE([.AN64]; [.AO64])" office:value-type="float" office:value="72890">
            <text:p>72890</text:p>
          </table:table-cell>
          <table:table-cell table:formula="of:=([.C64]*2+64+130)*([.E64]*2+25)" office:value-type="float" office:value="72890">
            <text:p>72890</text:p>
          </table:table-cell>
          <table:table-cell table:formula="of:=([.C64]*2+64+130)*([.G64]*2+25)" office:value-type="float" office:value="72890">
            <text:p>72890</text:p>
          </table:table-cell>
          <table:table-cell table:formula="of:=[.AK64]*([.H64]*2+89)" office:value-type="float" office:value="83521">
            <text:p>83521</text:p>
          </table:table-cell>
          <table:table-cell table:formula="of:=[.AK64]*[.AM64]" office:value-type="float" office:value="21065210">
            <text:p>21065210</text:p>
          </table:table-cell>
          <table:table-cell table:style-name="ce69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50.html">がぶりあ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0.html">がぶりあ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64">
            <text:p>6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0">
            <text:p>30</text:p>
          </table:table-cell>
          <table:table-cell table:style-name="ce14" table:formula="of:=SUM([.C65:.H65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5]-[.N65]" office:value-type="float" office:value="360">
            <text:p>360</text:p>
          </table:table-cell>
          <table:table-cell table:formula="of:=MIN([.D65]; [.F65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151.html">ちびキクリ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5]*2+89)*[.AA65]/IF(OR([.J65]=[.Y65]; [.K65]=[.Y65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5]=&quot;物理&quot;; [.D65]; [.F65])*2+89)*[.AF6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5]=&quot;物理&quot;; [.D65]; [.F65])*2+89)*[.AI6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formula="of:=AVERAGE([.AN65]; [.AO65])" office:value-type="float" office:value="57750">
            <text:p>57750</text:p>
          </table:table-cell>
          <table:table-cell table:formula="of:=([.C65]*2+130)*([.E65]*2+25)" office:value-type="float" office:value="67650">
            <text:p>67650</text:p>
          </table:table-cell>
          <table:table-cell table:formula="of:=([.C65]*2+130)*([.G65]*2+25)" office:value-type="float" office:value="47850">
            <text:p>47850</text:p>
          </table:table-cell>
          <table:table-cell table:formula="of:=[.AK65]*([.H65]*2+25)" office:value-type="float" office:value="19048.5">
            <text:p>19048.5</text:p>
          </table:table-cell>
          <table:table-cell table:formula="of:=[.AK65]*[.AM65]" office:value-type="float" office:value="12941775">
            <text:p>12941775</text:p>
          </table:table-cell>
          <table:table-cell table:style-name="ce69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51.html">ちびキク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1.html">ちびキクリ</text:a></text:p>
          </table:table-cell>
          <table:table-cell office:value-type="string">
            <text:p>石</text:p>
          </table:table-cell>
          <table:table-cell table:number-columns-repeated="917"/>
        </table:table-row>
        <table:table-row table:style-name="ro5">
          <table:table-cell office:value-type="float" office:value="65">
            <text:p>65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66:.H66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66]-[.N66]" office:value-type="float" office:value="480">
            <text:p>480</text:p>
          </table:table-cell>
          <table:table-cell table:formula="of:=MIN([.D66]; [.F66])" office:value-type="float" office:value="80">
            <text:p>8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6]*2+89)*[.AA66]/IF(OR([.J66]=[.Y66]; [.K66]=[.Y66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66]=&quot;物理&quot;; [.D66]; [.F66])*2+89)*[.AF66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6]=&quot;物理&quot;; [.D66]; [.F66])*2+89)*[.AI6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formula="of:=AVERAGE([.AN66]; [.AO66])" office:value-type="float" office:value="93310">
            <text:p>93310</text:p>
          </table:table-cell>
          <table:table-cell table:formula="of:=([.C66]*2+64+130)*([.E66]*2+25)" office:value-type="float" office:value="106330">
            <text:p>106330</text:p>
          </table:table-cell>
          <table:table-cell table:formula="of:=([.C66]*2+64+130)*([.G66]*2+25)" office:value-type="float" office:value="80290">
            <text:p>80290</text:p>
          </table:table-cell>
          <table:table-cell table:formula="of:=[.AK66]*([.H66]*2+89)" office:value-type="float" office:value="58122.9">
            <text:p>58122.9</text:p>
          </table:table-cell>
          <table:table-cell table:formula="of:=[.AK66]*[.AM66]" office:value-type="float" office:value="25949511">
            <text:p>25949511</text:p>
          </table:table-cell>
          <table:table-cell table:style-name="ce69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51.html">Nキク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51.html">Nキクリ</text:a></text:p>
          </table:table-cell>
          <table:table-cell office:value-type="string">
            <text:p>石</text:p>
          </table:table-cell>
          <table:table-cell table:number-columns-repeated="917"/>
        </table:table-row>
        <table:table-row table:style-name="ro5">
          <table:table-cell office:value-type="float" office:value="66">
            <text:p>66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5">
            <text:p>55</text:p>
          </table:table-cell>
          <table:table-cell table:style-name="ce14" table:formula="of:=SUM([.C67:.H67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7]-[.N67]" office:value-type="float" office:value="355">
            <text:p>355</text:p>
          </table:table-cell>
          <table:table-cell table:formula="of:=MIN([.D67]; [.F67])" office:value-type="float" office:value="25">
            <text:p>25</text:p>
          </table:table-cell>
          <table:table-cell table:style-name="ce14" office:value-type="string">
            <text:p>特殊反射１／５</text:p>
          </table:table-cell>
          <table:table-cell table:style-name="ce14"/>
          <table:table-cell table:style-name="ce14" office:value-type="string">
            <text:p><text:a xlink:href="http://www14.atwiki.jp/tamakagura/pages/372.html">ちびきょうこ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7]=&quot;物理&quot;; [.D67]; [.F67])*2+89)*[.AF6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7]=&quot;物理&quot;; [.D67]; [.F67])*2+89)*[.AI6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formula="of:=AVERAGE([.AN67]; [.AO67])" office:value-type="float" office:value="47850">
            <text:p>47850</text:p>
          </table:table-cell>
          <table:table-cell table:formula="of:=([.C67]*2+130)*([.E67]*2+25)" office:value-type="float" office:value="51150">
            <text:p>51150</text:p>
          </table:table-cell>
          <table:table-cell table:formula="of:=([.C67]*2+130)*([.G67]*2+25)" office:value-type="float" office:value="44550">
            <text:p>44550</text:p>
          </table:table-cell>
          <table:table-cell table:formula="of:=[.AK67]*([.H67]*2+25)" office:value-type="float" office:value="30253.5">
            <text:p>30253.5</text:p>
          </table:table-cell>
          <table:table-cell table:formula="of:=[.AK67]*[.AM67]" office:value-type="float" office:value="10723185">
            <text:p>10723185</text:p>
          </table:table-cell>
          <table:table-cell table:style-name="ce69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372.html">ちびきょ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72.html">ちびきょうこ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67">
            <text:p>67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68:.H68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8]-[.N68]" office:value-type="float" office:value="490">
            <text:p>490</text:p>
          </table:table-cell>
          <table:table-cell table:formula="of:=MIN([.D68]; [.F68])" office:value-type="float" office:value="40">
            <text:p>40</text:p>
          </table:table-cell>
          <table:table-cell table:style-name="ce14" office:value-type="string">
            <text:p>特殊反射１／５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72.html">H響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8]=&quot;物理&quot;; [.D68]; [.F68])*2+89)*[.AF6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8]=&quot;物理&quot;; [.D68]; [.F68])*2+89)*[.AI6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formula="of:=AVERAGE([.AN68]; [.AO68])" office:value-type="float" office:value="97680">
            <text:p>97680</text:p>
          </table:table-cell>
          <table:table-cell table:formula="of:=([.C68]*2+64+130)*([.E68]*2+25)" office:value-type="float" office:value="104340">
            <text:p>104340</text:p>
          </table:table-cell>
          <table:table-cell table:formula="of:=([.C68]*2+64+130)*([.G68]*2+25)" office:value-type="float" office:value="91020">
            <text:p>91020</text:p>
          </table:table-cell>
          <table:table-cell table:formula="of:=[.AK68]*([.H68]*2+89)" office:value-type="float" office:value="59562.9">
            <text:p>59562.9</text:p>
          </table:table-cell>
          <table:table-cell table:formula="of:=[.AK68]*[.AM68]" office:value-type="float" office:value="25406568">
            <text:p>25406568</text:p>
          </table:table-cell>
          <table:table-cell table:style-name="ce69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372.html">H響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372.html">H響子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68">
            <text:p>68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20">
            <text:p>20</text:p>
          </table:table-cell>
          <table:table-cell table:style-name="ce14" table:formula="of:=SUM([.C69:.H69])" office:value-type="float" office:value="370">
            <text:p>37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69]-[.N69]" office:value-type="float" office:value="350">
            <text:p>350</text:p>
          </table:table-cell>
          <table:table-cell table:formula="of:=MIN([.D69]; [.F69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23.html">ちびキスメ</text:a></text:p>
          </table:table-cell>
          <table:table-cell table:number-columns-repeated="11"/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9]=&quot;物理&quot;; [.D69]; [.F69])*2+89)*[.AF6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9]=&quot;物理&quot;; [.D69]; [.F69])*2+89)*[.AI6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formula="of:=AVERAGE([.AN69]; [.AO69])" office:value-type="float" office:value="55350">
            <text:p>55350</text:p>
          </table:table-cell>
          <table:table-cell table:formula="of:=([.C69]*2+130)*([.E69]*2+25)" office:value-type="float" office:value="55350">
            <text:p>55350</text:p>
          </table:table-cell>
          <table:table-cell table:formula="of:=([.C69]*2+130)*([.G69]*2+25)" office:value-type="float" office:value="55350">
            <text:p>55350</text:p>
          </table:table-cell>
          <table:table-cell table:formula="of:=[.AK69]*([.H69]*2+25)" office:value-type="float" office:value="14566.5">
            <text:p>14566.5</text:p>
          </table:table-cell>
          <table:table-cell table:formula="of:=[.AK69]*[.AM69]" office:value-type="float" office:value="12403935">
            <text:p>12403935</text:p>
          </table:table-cell>
          <table:table-cell table:style-name="ce69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3.html">ちびキス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3.html">ちびキスメ</text:a></text:p>
          </table:table-cell>
          <table:table-cell office:value-type="string">
            <text:p>見えない</text:p>
          </table:table-cell>
          <table:table-cell table:number-columns-repeated="917"/>
        </table:table-row>
        <table:table-row table:style-name="ro5">
          <table:table-cell office:value-type="float" office:value="69">
            <text:p>6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35">
            <text:p>13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30">
            <text:p>30</text:p>
          </table:table-cell>
          <table:table-cell table:style-name="ce14" table:formula="of:=SUM([.C70:.H70])" office:value-type="float" office:value="515">
            <text:p>51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70]-[.N70]" office:value-type="float" office:value="485">
            <text:p>485</text:p>
          </table:table-cell>
          <table:table-cell table:formula="of:=MIN([.D70]; [.F70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3.html">D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0]=&quot;物理&quot;; [.D70]; [.F70])*2+89)*[.AF70]/100" office:value-type="float" office:value="310.8">
            <text:p>31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0]=&quot;物理&quot;; [.D70]; [.F70])*2+89)*[.AI70]/100" office:value-type="float" office:value="259">
            <text:p>25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formula="of:=AVERAGE([.AN70]; [.AO70])" office:value-type="float" office:value="117990">
            <text:p>117990</text:p>
          </table:table-cell>
          <table:table-cell table:formula="of:=([.C70]*2+64+130)*([.E70]*2+25)" office:value-type="float" office:value="122130">
            <text:p>122130</text:p>
          </table:table-cell>
          <table:table-cell table:formula="of:=([.C70]*2+64+130)*([.G70]*2+25)" office:value-type="float" office:value="113850">
            <text:p>113850</text:p>
          </table:table-cell>
          <table:table-cell table:formula="of:=[.AK70]*([.H70]*2+89)" office:value-type="float" office:value="38591">
            <text:p>38591</text:p>
          </table:table-cell>
          <table:table-cell table:formula="of:=[.AK70]*[.AM70]" office:value-type="float" office:value="30559410">
            <text:p>30559410</text:p>
          </table:table-cell>
          <table:table-cell table:style-name="ce69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3.html">D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3.html">Dキスメ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70">
            <text:p>7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5">
            <text:p>4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71:.H71])" office:value-type="float" office:value="520">
            <text:p>5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71]-[.N71]" office:value-type="float" office:value="475">
            <text:p>475</text:p>
          </table:table-cell>
          <table:table-cell table:formula="of:=MIN([.D71]; [.F71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71]*2+89)*[.AA71]/IF(OR([.J71]=[.Y71]; [.K71]=[.Y7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1]=&quot;物理&quot;; [.D71]; [.F71])*2+89)*[.AF71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1]=&quot;物理&quot;; [.D71]; [.F71])*2+89)*[.AI71]/100" office:value-type="float" office:value="299">
            <text:p>299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formula="of:=AVERAGE([.AN71]; [.AO71])" office:value-type="float" office:value="90240">
            <text:p>90240</text:p>
          </table:table-cell>
          <table:table-cell table:formula="of:=([.C71]*2+64+130)*([.E71]*2+25)" office:value-type="float" office:value="86400">
            <text:p>86400</text:p>
          </table:table-cell>
          <table:table-cell table:formula="of:=([.C71]*2+64+130)*([.G71]*2+25)" office:value-type="float" office:value="94080">
            <text:p>94080</text:p>
          </table:table-cell>
          <table:table-cell table:formula="of:=[.AK71]*([.H71]*2+89)" office:value-type="float" office:value="65481">
            <text:p>65481</text:p>
          </table:table-cell>
          <table:table-cell table:formula="of:=[.AK71]*[.AM71]" office:value-type="float" office:value="26981760">
            <text:p>26981760</text:p>
          </table:table-cell>
          <table:table-cell table:style-name="ce69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3.html">T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3.html">Tキスメ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71">
            <text:p>71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72:.H72])" office:value-type="float" office:value="560">
            <text:p>56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72]-[.N72]" office:value-type="float" office:value="475">
            <text:p>475</text:p>
          </table:table-cell>
          <table:table-cell table:formula="of:=MIN([.D72]; [.F72])" office:value-type="float" office:value="85">
            <text:p>85</text:p>
          </table:table-cell>
          <table:table-cell table:style-name="ce14" office:value-type="string">
            <text:p>25%敵A↓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72]=&quot;物理&quot;; [.D72]; [.F72])*2+89)*[.AF72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2]=&quot;物理&quot;; [.D72]; [.F72])*2+89)*[.AI72]/100" office:value-type="float" office:value="369">
            <text:p>369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formula="of:=AVERAGE([.AN72]; [.AO72])" office:value-type="float" office:value="67340">
            <text:p>67340</text:p>
          </table:table-cell>
          <table:table-cell table:formula="of:=([.C72]*2+64+130)*([.E72]*2+25)" office:value-type="float" office:value="60060">
            <text:p>60060</text:p>
          </table:table-cell>
          <table:table-cell table:formula="of:=([.C72]*2+64+130)*([.G72]*2+25)" office:value-type="float" office:value="74620">
            <text:p>74620</text:p>
          </table:table-cell>
          <table:table-cell table:formula="of:=[.AK72]*([.H72]*2+89)" office:value-type="float" office:value="99261">
            <text:p>99261</text:p>
          </table:table-cell>
          <table:table-cell table:formula="of:=[.AK72]*[.AM72]" office:value-type="float" office:value="24848460">
            <text:p>24848460</text:p>
          </table:table-cell>
          <table:table-cell table:style-name="ce69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53.html">ぎゃらど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3.html">ぎゃらど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72">
            <text:p>72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73:.H73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73]-[.N73]" office:value-type="float" office:value="465">
            <text:p>465</text:p>
          </table:table-cell>
          <table:table-cell table:formula="of:=MIN([.D73]; [.F73])" office:value-type="float" office:value="95">
            <text:p>95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スペル反射１／８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73]=&quot;物理&quot;; [.D73]; [.F73])*2+89)*[.AF73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73]=&quot;物理&quot;; [.D73]; [.F73])*2+89)*[.AI73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formula="of:=AVERAGE([.AN73]; [.AO73])" office:value-type="float" office:value="97290">
            <text:p>97290</text:p>
          </table:table-cell>
          <table:table-cell table:formula="of:=([.C73]*2+64+130)*([.E73]*2+25)" office:value-type="float" office:value="97290">
            <text:p>97290</text:p>
          </table:table-cell>
          <table:table-cell table:formula="of:=([.C73]*2+64+130)*([.G73]*2+25)" office:value-type="float" office:value="97290">
            <text:p>97290</text:p>
          </table:table-cell>
          <table:table-cell table:formula="of:=[.AK73]*([.H73]*2+89)" office:value-type="float" office:value="47457.9">
            <text:p>47457.9</text:p>
          </table:table-cell>
          <table:table-cell table:formula="of:=[.AK73]*[.AM73]" office:value-type="float" office:value="24429519">
            <text:p>24429519</text:p>
          </table:table-cell>
          <table:table-cell table:style-name="ce69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55.html">ぎらてぃ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5.html">ぎらてぃな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3">
            <text:p>73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74:.H74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4]-[.N74]" office:value-type="float" office:value="350">
            <text:p>350</text:p>
          </table:table-cell>
          <table:table-cell table:formula="of:=MIN([.D74]; [.F74])" office:value-type="float" office:value="30">
            <text:p>3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4]*2+89)*[.AA74]/IF(OR([.J74]=[.Y74]; [.K74]=[.Y74]); 1; 1.5)/100" office:value-type="float" office:value="116.2">
            <text:p>116.2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74]=&quot;物理&quot;; [.D74]; [.F74])*2+89)*[.AF7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74]=&quot;物理&quot;; [.D74]; [.F74])*2+89)*[.AI7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formula="of:=AVERAGE([.AN74]; [.AO74])" office:value-type="float" office:value="44800">
            <text:p>44800</text:p>
          </table:table-cell>
          <table:table-cell table:formula="of:=([.C74]*2+130)*([.E74]*2+25)" office:value-type="float" office:value="40600">
            <text:p>40600</text:p>
          </table:table-cell>
          <table:table-cell table:formula="of:=([.C74]*2+130)*([.G74]*2+25)" office:value-type="float" office:value="49000">
            <text:p>49000</text:p>
          </table:table-cell>
          <table:table-cell table:formula="of:=[.AK74]*([.H74]*2+25)" office:value-type="float" office:value="32494.5">
            <text:p>32494.5</text:p>
          </table:table-cell>
          <table:table-cell table:formula="of:=[.AK74]*[.AM74]" office:value-type="float" office:value="10039680">
            <text:p>10039680</text:p>
          </table:table-cell>
          <table:table-cell table:style-name="ce69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48.html">ちびくる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8.html">ちびくるみ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4">
            <text:p>74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75:.H75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5]-[.N75]" office:value-type="float" office:value="450">
            <text:p>450</text:p>
          </table:table-cell>
          <table:table-cell table:formula="of:=MIN([.D75]; [.F75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5]*2+89)*[.AA75]/IF(OR([.J75]=[.Y75]; [.K75]=[.Y75]); 1; 1.5)/100" office:value-type="float" office:value="148.866666666667">
            <text:p>148.8666666667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5]=&quot;物理&quot;; [.D75]; [.F75])*2+89)*[.AF75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75]=&quot;物理&quot;; [.D75]; [.F75])*2+89)*[.AI75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formula="of:=AVERAGE([.AN75]; [.AO75])" office:value-type="float" office:value="69190">
            <text:p>69190</text:p>
          </table:table-cell>
          <table:table-cell table:formula="of:=([.C75]*2+64+130)*([.E75]*2+25)" office:value-type="float" office:value="65450">
            <text:p>65450</text:p>
          </table:table-cell>
          <table:table-cell table:formula="of:=([.C75]*2+64+130)*([.G75]*2+25)" office:value-type="float" office:value="72930">
            <text:p>72930</text:p>
          </table:table-cell>
          <table:table-cell table:formula="of:=[.AK75]*([.H75]*2+89)" office:value-type="float" office:value="99145.2">
            <text:p>99145.2</text:p>
          </table:table-cell>
          <table:table-cell table:formula="of:=[.AK75]*[.AM75]" office:value-type="float" office:value="26485932">
            <text:p>26485932</text:p>
          </table:table-cell>
          <table:table-cell table:style-name="ce69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48.html">Hくるみ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5">
            <text:p>75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5">
            <text:p>55</text:p>
          </table:table-cell>
          <table:table-cell table:style-name="ce14" table:formula="of:=SUM([.C76:.H76])" office:value-type="float" office:value="380">
            <text:p>3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6]-[.N76]" office:value-type="float" office:value="360">
            <text:p>360</text:p>
          </table:table-cell>
          <table:table-cell table:formula="of:=MIN([.D76]; [.F76])" office:value-type="float" office:value="20">
            <text:p>2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27.html">ちびけいね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76]=&quot;物理&quot;; [.D76]; [.F76])*2+89)*[.AF7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76]=&quot;物理&quot;; [.D76]; [.F76])*2+89)*[.AI76]/100" office:value-type="float" office:value="269">
            <text:p>269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formula="of:=AVERAGE([.AN76]; [.AO76])" office:value-type="float" office:value="45900">
            <text:p>45900</text:p>
          </table:table-cell>
          <table:table-cell table:formula="of:=([.C76]*2+130)*([.E76]*2+25)" office:value-type="float" office:value="45900">
            <text:p>45900</text:p>
          </table:table-cell>
          <table:table-cell table:formula="of:=([.C76]*2+130)*([.G76]*2+25)" office:value-type="float" office:value="45900">
            <text:p>45900</text:p>
          </table:table-cell>
          <table:table-cell table:formula="of:=[.AK76]*([.H76]*2+25)" office:value-type="float" office:value="36315">
            <text:p>36315</text:p>
          </table:table-cell>
          <table:table-cell table:formula="of:=[.AK76]*[.AM76]" office:value-type="float" office:value="12347100">
            <text:p>12347100</text:p>
          </table:table-cell>
          <table:table-cell table:style-name="ce69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27.html">ちびけい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27.html">ちびけいね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6">
            <text:p>76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5">
            <text:p>65</text:p>
          </table:table-cell>
          <table:table-cell table:style-name="ce14" table:formula="of:=SUM([.C77:.H77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77]-[.N77]" office:value-type="float" office:value="505">
            <text:p>505</text:p>
          </table:table-cell>
          <table:table-cell table:formula="of:=MIN([.D77]; [.F77])" office:value-type="float" office:value="40">
            <text:p>4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77]=&quot;物理&quot;; [.D77]; [.F77])*2+89)*[.AF77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7]=&quot;物理&quot;; [.D77]; [.F77])*2+89)*[.AI77]/100" office:value-type="float" office:value="349">
            <text:p>349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formula="of:=AVERAGE([.AN77]; [.AO77])" office:value-type="float" office:value="92430">
            <text:p>92430</text:p>
          </table:table-cell>
          <table:table-cell table:formula="of:=([.C77]*2+64+130)*([.E77]*2+25)" office:value-type="float" office:value="87690">
            <text:p>87690</text:p>
          </table:table-cell>
          <table:table-cell table:formula="of:=([.C77]*2+64+130)*([.G77]*2+25)" office:value-type="float" office:value="97170">
            <text:p>97170</text:p>
          </table:table-cell>
          <table:table-cell table:formula="of:=[.AK77]*([.H77]*2+89)" office:value-type="float" office:value="76431">
            <text:p>76431</text:p>
          </table:table-cell>
          <table:table-cell table:formula="of:=[.AK77]*[.AM77]" office:value-type="float" office:value="32258070">
            <text:p>32258070</text:p>
          </table:table-cell>
          <table:table-cell table:style-name="ce69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27.html">A慧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27.html">A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7">
            <text:p>77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78:.H78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78]-[.N78]" office:value-type="float" office:value="485">
            <text:p>485</text:p>
          </table:table-cell>
          <table:table-cell table:formula="of:=MIN([.D78]; [.F78])" office:value-type="float" office:value="60">
            <text:p>6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S慧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8]=&quot;物理&quot;; [.D78]; [.F78])*2+89)*[.AF78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78]=&quot;物理&quot;; [.D78]; [.F78])*2+89)*[.AI78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formula="of:=AVERAGE([.AN78]; [.AO78])" office:value-type="float" office:value="80290">
            <text:p>80290</text:p>
          </table:table-cell>
          <table:table-cell table:formula="of:=([.C78]*2+64+130)*([.E78]*2+25)" office:value-type="float" office:value="80290">
            <text:p>80290</text:p>
          </table:table-cell>
          <table:table-cell table:formula="of:=([.C78]*2+64+130)*([.G78]*2+25)" office:value-type="float" office:value="80290">
            <text:p>80290</text:p>
          </table:table-cell>
          <table:table-cell table:formula="of:=[.AK78]*([.H78]*2+89)" office:value-type="float" office:value="103693.2">
            <text:p>103693.2</text:p>
          </table:table-cell>
          <table:table-cell table:formula="of:=[.AK78]*[.AM78]" office:value-type="float" office:value="28808052">
            <text:p>28808052</text:p>
          </table:table-cell>
          <table:table-cell table:style-name="ce69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27.html">S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27.html">S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8">
            <text:p>78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79:.H79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9]-[.N79]" office:value-type="float" office:value="500">
            <text:p>500</text:p>
          </table:table-cell>
          <table:table-cell table:formula="of:=MIN([.D79]; [.F79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79]=&quot;物理&quot;; [.D79]; [.F79])*2+89)*[.AF79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79]=&quot;物理&quot;; [.D79]; [.F79])*2+89)*[.AI79]/100" office:value-type="float" office:value="319">
            <text:p>319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formula="of:=AVERAGE([.AN79]; [.AO79])" office:value-type="float" office:value="91140">
            <text:p>91140</text:p>
          </table:table-cell>
          <table:table-cell table:formula="of:=([.C79]*2+64+130)*([.E79]*2+25)" office:value-type="float" office:value="80290">
            <text:p>80290</text:p>
          </table:table-cell>
          <table:table-cell table:formula="of:=([.C79]*2+64+130)*([.G79]*2+25)" office:value-type="float" office:value="101990">
            <text:p>101990</text:p>
          </table:table-cell>
          <table:table-cell table:formula="of:=[.AK79]*([.H79]*2+89)" office:value-type="float" office:value="79431">
            <text:p>79431</text:p>
          </table:table-cell>
          <table:table-cell table:formula="of:=[.AK79]*[.AM79]" office:value-type="float" office:value="29073660">
            <text:p>29073660</text:p>
          </table:table-cell>
          <table:table-cell table:style-name="ce69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27.html">H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27.html">H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9">
            <text:p>7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80">
            <text:p>80</text:p>
          </table:table-cell>
          <table:table-cell table:style-name="ce14" table:formula="of:=SUM([.C80:.H80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80]-[.N80]" office:value-type="float" office:value="500">
            <text:p>500</text:p>
          </table:table-cell>
          <table:table-cell table:formula="of:=MIN([.D80]; [.F80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0]=&quot;物理&quot;; [.D80]; [.F80])*2+89)*[.AF80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0]=&quot;物理&quot;; [.D80]; [.F80])*2+89)*[.AI80]/100" office:value-type="float" office:value="299">
            <text:p>29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formula="of:=AVERAGE([.AN80]; [.AO80])" office:value-type="float" office:value="94940">
            <text:p>94940</text:p>
          </table:table-cell>
          <table:table-cell table:formula="of:=([.C80]*2+64+130)*([.E80]*2+25)" office:value-type="float" office:value="82820">
            <text:p>82820</text:p>
          </table:table-cell>
          <table:table-cell table:formula="of:=([.C80]*2+64+130)*([.G80]*2+25)" office:value-type="float" office:value="107060">
            <text:p>107060</text:p>
          </table:table-cell>
          <table:table-cell table:formula="of:=[.AK80]*([.H80]*2+89)" office:value-type="float" office:value="74451">
            <text:p>74451</text:p>
          </table:table-cell>
          <table:table-cell table:formula="of:=[.AK80]*[.AM80]" office:value-type="float" office:value="28387060">
            <text:p>28387060</text:p>
          </table:table-cell>
          <table:table-cell table:style-name="ce69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27.html">D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27.html">D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80">
            <text:p>8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40">
            <text:p>4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0">
            <text:p>40</text:p>
          </table:table-cell>
          <table:table-cell table:style-name="ce14" table:formula="of:=SUM([.C81:.H81])" office:value-type="float" office:value="350">
            <text:p>35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1]-[.N81]" office:value-type="float" office:value="300">
            <text:p>300</text:p>
          </table:table-cell>
          <table:table-cell table:formula="of:=MIN([.D81]; [.F81])" office:value-type="float" office:value="50">
            <text:p>50</text:p>
          </table:table-cell>
          <table:table-cell table:style-name="ce14" office:value-type="string">
            <text:p>気絶時25%D</text:p>
          </table:table-cell>
          <table:table-cell table:style-name="ce14"/>
          <table:table-cell table:style-name="ce14" office:value-type="string">
            <text:p><text:a xlink:href="http://www14.atwiki.jp/tamakagura/pages/163.html">けだま</text:a></text:p>
          </table:table-cell>
          <table:table-cell table:number-columns-repeated="11"/>
          <table:table-cell table:style-name="ce14" office:value-type="string">
            <text:p><text:a xlink:href="http://www14.atwiki.jp/tamakagura/pages/163.html">けだ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57" table:formula="of:=(IF([.AG81]=&quot;物理&quot;; [.D81]; [.F81])*2+89)*[.AF81]/100" office:value-type="float" office:value="113.4">
            <text:p>113.4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60" table:formula="of:=(IF([.AJ81]=&quot;物理&quot;; [.D81]; [.F81])*2+89)*[.AI81]/100" office:value-type="float" office:value="113.4">
            <text:p>113.4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formula="of:=AVERAGE([.AN81]; [.AO81])" office:value-type="float" office:value="39150">
            <text:p>39150</text:p>
          </table:table-cell>
          <table:table-cell table:formula="of:=([.C81]*2+130)*([.E81]*2+25)" office:value-type="float" office:value="30450">
            <text:p>30450</text:p>
          </table:table-cell>
          <table:table-cell table:formula="of:=([.C81]*2+130)*([.G81]*2+25)" office:value-type="float" office:value="47850">
            <text:p>47850</text:p>
          </table:table-cell>
          <table:table-cell table:formula="of:=[.AK81]*([.H81]*2+25)" office:value-type="float" office:value="11907">
            <text:p>11907</text:p>
          </table:table-cell>
          <table:table-cell table:formula="of:=[.AK81]*[.AM81]" office:value-type="float" office:value="4439610">
            <text:p>4439610</text:p>
          </table:table-cell>
          <table:table-cell table:style-name="ce69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163.html">けだ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3.html">けだま</text:a></text:p>
          </table:table-cell>
          <table:table-cell office:value-type="string">
            <text:p>全身白</text:p>
          </table:table-cell>
          <table:table-cell table:number-columns-repeated="917"/>
        </table:table-row>
        <table:table-row table:style-name="ro5">
          <table:table-cell office:value-type="float" office:value="81">
            <text:p>81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82:.H82])" office:value-type="float" office:value="400">
            <text:p>40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2]-[.N82]" office:value-type="float" office:value="380">
            <text:p>380</text:p>
          </table:table-cell>
          <table:table-cell table:formula="of:=MIN([.D82]; [.F82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4.html">ちびげんげつ</text:a></text:p>
          </table:table-cell>
          <table:table-cell table:number-columns-repeated="11"/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2]=&quot;物理&quot;; [.D82]; [.F82])*2+89)*[.AF8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2]=&quot;物理&quot;; [.D82]; [.F82])*2+89)*[.AI82]/100" office:value-type="float" office:value="289">
            <text:p>289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formula="of:=AVERAGE([.AN82]; [.AO82])" office:value-type="float" office:value="44950">
            <text:p>44950</text:p>
          </table:table-cell>
          <table:table-cell table:formula="of:=([.C82]*2+130)*([.E82]*2+25)" office:value-type="float" office:value="47850">
            <text:p>47850</text:p>
          </table:table-cell>
          <table:table-cell table:formula="of:=([.C82]*2+130)*([.G82]*2+25)" office:value-type="float" office:value="42050">
            <text:p>42050</text:p>
          </table:table-cell>
          <table:table-cell table:formula="of:=[.AK82]*([.H82]*2+25)" office:value-type="float" office:value="47685">
            <text:p>47685</text:p>
          </table:table-cell>
          <table:table-cell table:formula="of:=[.AK82]*[.AM82]" office:value-type="float" office:value="12990550">
            <text:p>12990550</text:p>
          </table:table-cell>
          <table:table-cell table:style-name="ce69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4.html">ちびげん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4.html">ちびげんげつ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82">
            <text:p>8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83:.H83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83]-[.N83]" office:value-type="float" office:value="465">
            <text:p>465</text:p>
          </table:table-cell>
          <table:table-cell table:formula="of:=MIN([.D83]; [.F83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比翼の鳥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83]*2+89)*[.AA83]/IF(OR([.J83]=[.Y83]; [.K83]=[.Y83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83]=&quot;物理&quot;; [.D83]; [.F83])*2+89)*[.AF83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3]=&quot;物理&quot;; [.D83]; [.F83])*2+89)*[.AI83]/100" office:value-type="float" office:value="309">
            <text:p>309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formula="of:=AVERAGE([.AN83]; [.AO83])" office:value-type="float" office:value="69190">
            <text:p>69190</text:p>
          </table:table-cell>
          <table:table-cell table:formula="of:=([.C83]*2+64+130)*([.E83]*2+25)" office:value-type="float" office:value="72930">
            <text:p>72930</text:p>
          </table:table-cell>
          <table:table-cell table:formula="of:=([.C83]*2+64+130)*([.G83]*2+25)" office:value-type="float" office:value="65450">
            <text:p>65450</text:p>
          </table:table-cell>
          <table:table-cell table:formula="of:=[.AK83]*([.H83]*2+89)" office:value-type="float" office:value="92391">
            <text:p>92391</text:p>
          </table:table-cell>
          <table:table-cell table:formula="of:=[.AK83]*[.AM83]" office:value-type="float" office:value="21379710">
            <text:p>21379710</text:p>
          </table:table-cell>
          <table:table-cell table:style-name="ce69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4.html">S幻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24.html">S幻月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83">
            <text:p>83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84:.H84])" office:value-type="float" office:value="360">
            <text:p>3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4]-[.N84]" office:value-type="float" office:value="340">
            <text:p>340</text:p>
          </table:table-cell>
          <table:table-cell table:formula="of:=MIN([.D84]; [.F84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5.html">ここあ</text:a></text:p>
          </table:table-cell>
          <table:table-cell table:number-columns-repeated="11"/>
          <table:table-cell table:style-name="ce14" office:value-type="string">
            <text:p><text:a xlink:href="http://www14.atwiki.jp/tamakagura/pages/25.html">ここあ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4]=&quot;物理&quot;; [.D84]; [.F84])*2+89)*[.AF84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4]=&quot;物理&quot;; [.D84]; [.F84])*2+89)*[.AI84]/100" office:value-type="float" office:value="249">
            <text:p>249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formula="of:=AVERAGE([.AN84]; [.AO84])" office:value-type="float" office:value="44800">
            <text:p>44800</text:p>
          </table:table-cell>
          <table:table-cell table:formula="of:=([.C84]*2+130)*([.E84]*2+25)" office:value-type="float" office:value="40600">
            <text:p>40600</text:p>
          </table:table-cell>
          <table:table-cell table:formula="of:=([.C84]*2+130)*([.G84]*2+25)" office:value-type="float" office:value="49000">
            <text:p>49000</text:p>
          </table:table-cell>
          <table:table-cell table:formula="of:=[.AK84]*([.H84]*2+25)" office:value-type="float" office:value="31125">
            <text:p>31125</text:p>
          </table:table-cell>
          <table:table-cell table:formula="of:=[.AK84]*[.AM84]" office:value-type="float" office:value="11155200">
            <text:p>11155200</text:p>
          </table:table-cell>
          <table:table-cell table:style-name="ce69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5.html">ここ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5.html">ここあ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4">
            <text:p>84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85:.H85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85]-[.N85]" office:value-type="float" office:value="470">
            <text:p>470</text:p>
          </table:table-cell>
          <table:table-cell table:formula="of:=MIN([.D85]; [.F8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T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5]=&quot;物理&quot;; [.D85]; [.F85])*2+89)*[.AF8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5]=&quot;物理&quot;; [.D85]; [.F85])*2+89)*[.AI85]/100" office:value-type="float" office:value="309">
            <text:p>309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formula="of:=AVERAGE([.AN85]; [.AO85])" office:value-type="float" office:value="80730">
            <text:p>80730</text:p>
          </table:table-cell>
          <table:table-cell table:formula="of:=([.C85]*2+64+130)*([.E85]*2+25)" office:value-type="float" office:value="76590">
            <text:p>76590</text:p>
          </table:table-cell>
          <table:table-cell table:formula="of:=([.C85]*2+64+130)*([.G85]*2+25)" office:value-type="float" office:value="84870">
            <text:p>84870</text:p>
          </table:table-cell>
          <table:table-cell table:formula="of:=[.AK85]*([.H85]*2+89)" office:value-type="float" office:value="76941">
            <text:p>76941</text:p>
          </table:table-cell>
          <table:table-cell table:formula="of:=[.AK85]*[.AM85]" office:value-type="float" office:value="24945570">
            <text:p>24945570</text:p>
          </table:table-cell>
          <table:table-cell table:style-name="ce69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5.html">T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5">
            <text:p>85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86:.H86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86]-[.N86]" office:value-type="float" office:value="470">
            <text:p>470</text:p>
          </table:table-cell>
          <table:table-cell table:formula="of:=MIN([.D86]; [.F86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H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6]=&quot;物理&quot;; [.D86]; [.F86])*2+89)*[.AF8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6]=&quot;物理&quot;; [.D86]; [.F86])*2+89)*[.AI86]/100" office:value-type="float" office:value="299">
            <text:p>299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formula="of:=AVERAGE([.AN86]; [.AO86])" office:value-type="float" office:value="78780">
            <text:p>78780</text:p>
          </table:table-cell>
          <table:table-cell table:formula="of:=([.C86]*2+64+130)*([.E86]*2+25)" office:value-type="float" office:value="74740">
            <text:p>74740</text:p>
          </table:table-cell>
          <table:table-cell table:formula="of:=([.C86]*2+64+130)*([.G86]*2+25)" office:value-type="float" office:value="82820">
            <text:p>82820</text:p>
          </table:table-cell>
          <table:table-cell table:formula="of:=[.AK86]*([.H86]*2+89)" office:value-type="float" office:value="80431">
            <text:p>80431</text:p>
          </table:table-cell>
          <table:table-cell table:formula="of:=[.AK86]*[.AM86]" office:value-type="float" office:value="23555220">
            <text:p>23555220</text:p>
          </table:table-cell>
          <table:table-cell table:style-name="ce69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25.html">H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6">
            <text:p>86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87:.H87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87]-[.N87]" office:value-type="float" office:value="460">
            <text:p>460</text:p>
          </table:table-cell>
          <table:table-cell table:formula="of:=MIN([.D87]; [.F8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D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7]=&quot;物理&quot;; [.D87]; [.F87])*2+89)*[.AF87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7]=&quot;物理&quot;; [.D87]; [.F87])*2+89)*[.AI87]/100" office:value-type="float" office:value="259">
            <text:p>259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formula="of:=AVERAGE([.AN87]; [.AO87])" office:value-type="float" office:value="99820">
            <text:p>99820</text:p>
          </table:table-cell>
          <table:table-cell table:formula="of:=([.C87]*2+64+130)*([.E87]*2+25)" office:value-type="float" office:value="93310">
            <text:p>93310</text:p>
          </table:table-cell>
          <table:table-cell table:formula="of:=([.C87]*2+64+130)*([.G87]*2+25)" office:value-type="float" office:value="106330">
            <text:p>106330</text:p>
          </table:table-cell>
          <table:table-cell table:formula="of:=[.AK87]*([.H87]*2+89)" office:value-type="float" office:value="48951">
            <text:p>48951</text:p>
          </table:table-cell>
          <table:table-cell table:formula="of:=[.AK87]*[.AM87]" office:value-type="float" office:value="25853380">
            <text:p>25853380</text:p>
          </table:table-cell>
          <table:table-cell table:style-name="ce69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5.html">D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7">
            <text:p>87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0">
            <text:p>70</text:p>
          </table:table-cell>
          <table:table-cell table:style-name="ce14" table:formula="of:=SUM([.C88:.H88])" office:value-type="float" office:value="420">
            <text:p>42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8]-[.N88]" office:value-type="float" office:value="390">
            <text:p>390</text:p>
          </table:table-cell>
          <table:table-cell table:formula="of:=MIN([.D88]; [.F88])" office:value-type="float" office:value="30">
            <text:p>30</text:p>
          </table:table-cell>
          <table:table-cell table:style-name="ce14" office:value-type="string">
            <text:p>回避5%↑</text:p>
          </table:table-cell>
          <table:table-cell table:style-name="ce14"/>
          <table:table-cell table:style-name="ce14" office:value-type="string">
            <text:p><text:a xlink:href="http://www14.atwiki.jp/tamakagura/pages/26.html">ちび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88]=&quot;物理&quot;; [.D88]; [.F88])*2+89)*[.AF8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88]=&quot;物理&quot;; [.D88]; [.F88])*2+89)*[.AI8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formula="of:=AVERAGE([.AN88]; [.AO88])" office:value-type="float" office:value="48050">
            <text:p>48050</text:p>
          </table:table-cell>
          <table:table-cell table:formula="of:=([.C88]*2+130)*([.E88]*2+25)" office:value-type="float" office:value="44950">
            <text:p>44950</text:p>
          </table:table-cell>
          <table:table-cell table:formula="of:=([.C88]*2+130)*([.G88]*2+25)" office:value-type="float" office:value="51150">
            <text:p>51150</text:p>
          </table:table-cell>
          <table:table-cell table:formula="of:=[.AK88]*([.H88]*2+25)" office:value-type="float" office:value="42916.5">
            <text:p>42916.5</text:p>
          </table:table-cell>
          <table:table-cell table:formula="of:=[.AK88]*[.AM88]" office:value-type="float" office:value="12497805">
            <text:p>12497805</text:p>
          </table:table-cell>
          <table:table-cell table:style-name="ce69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69" office:value-type="string">
            <text:p><text:a xlink:href="http://www14.atwiki.jp/tamakagura/pages/26.html">ちびこい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6.html">ちび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88">
            <text:p>88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14" table:formula="of:=SUM([.C89:.H89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89]-[.N89]" office:value-type="float" office:value="485">
            <text:p>485</text:p>
          </table:table-cell>
          <table:table-cell table:formula="of:=MIN([.D89]; [.F89])" office:value-type="float" office:value="75">
            <text:p>75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6.html">N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89]=&quot;物理&quot;; [.D89]; [.F89])*2+89)*[.AF89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89]=&quot;物理&quot;; [.D89]; [.F89])*2+89)*[.AI89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formula="of:=AVERAGE([.AN89]; [.AO89])" office:value-type="float" office:value="82800">
            <text:p>82800</text:p>
          </table:table-cell>
          <table:table-cell table:formula="of:=([.C89]*2+64+130)*([.E89]*2+25)" office:value-type="float" office:value="72450">
            <text:p>72450</text:p>
          </table:table-cell>
          <table:table-cell table:formula="of:=([.C89]*2+64+130)*([.G89]*2+25)" office:value-type="float" office:value="93150">
            <text:p>93150</text:p>
          </table:table-cell>
          <table:table-cell table:formula="of:=[.AK89]*([.H89]*2+89)" office:value-type="float" office:value="74358.9">
            <text:p>74358.9</text:p>
          </table:table-cell>
          <table:table-cell table:formula="of:=[.AK89]*[.AM89]" office:value-type="float" office:value="23771880">
            <text:p>23771880</text:p>
          </table:table-cell>
          <table:table-cell table:style-name="ce69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6.html">Nこい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6.html">N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89">
            <text:p>89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90">
            <text:p>90</text:p>
          </table:table-cell>
          <table:table-cell table:style-name="ce14" table:formula="of:=SUM([.C90:.H90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90]-[.N90]" office:value-type="float" office:value="510">
            <text:p>510</text:p>
          </table:table-cell>
          <table:table-cell table:formula="of:=MIN([.D90]; [.F90])" office:value-type="float" office:value="50">
            <text:p>5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T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0]=&quot;物理&quot;; [.D90]; [.F90])*2+89)*[.AF90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0]=&quot;物理&quot;; [.D90]; [.F90])*2+89)*[.AI9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formula="of:=AVERAGE([.AN90]; [.AO90])" office:value-type="float" office:value="93150">
            <text:p>93150</text:p>
          </table:table-cell>
          <table:table-cell table:formula="of:=([.C90]*2+64+130)*([.E90]*2+25)" office:value-type="float" office:value="84870">
            <text:p>84870</text:p>
          </table:table-cell>
          <table:table-cell table:formula="of:=([.C90]*2+64+130)*([.G90]*2+25)" office:value-type="float" office:value="101430">
            <text:p>101430</text:p>
          </table:table-cell>
          <table:table-cell table:formula="of:=[.AK90]*([.H90]*2+89)" office:value-type="float" office:value="74808.9">
            <text:p>74808.9</text:p>
          </table:table-cell>
          <table:table-cell table:formula="of:=[.AK90]*[.AM90]" office:value-type="float" office:value="25905015">
            <text:p>25905015</text:p>
          </table:table-cell>
          <table:table-cell table:style-name="ce69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6.html">T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6.html">T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90">
            <text:p>90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91:.H91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1]-[.N91]" office:value-type="float" office:value="490">
            <text:p>490</text:p>
          </table:table-cell>
          <table:table-cell table:formula="of:=MIN([.D91]; [.F91])" office:value-type="float" office:value="70">
            <text:p>7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6.html">S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1]=&quot;物理&quot;; [.D91]; [.F91])*2+89)*[.AF91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1]=&quot;物理&quot;; [.D91]; [.F91])*2+89)*[.AI91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formula="of:=AVERAGE([.AN91]; [.AO91])" office:value-type="float" office:value="76760">
            <text:p>76760</text:p>
          </table:table-cell>
          <table:table-cell table:formula="of:=([.C91]*2+64+130)*([.E91]*2+25)" office:value-type="float" office:value="70700">
            <text:p>70700</text:p>
          </table:table-cell>
          <table:table-cell table:formula="of:=([.C91]*2+64+130)*([.G91]*2+25)" office:value-type="float" office:value="82820">
            <text:p>82820</text:p>
          </table:table-cell>
          <table:table-cell table:formula="of:=[.AK91]*([.H91]*2+89)" office:value-type="float" office:value="85572.9">
            <text:p>85572.9</text:p>
          </table:table-cell>
          <table:table-cell table:formula="of:=[.AK91]*[.AM91]" office:value-type="float" office:value="22728636">
            <text:p>22728636</text:p>
          </table:table-cell>
          <table:table-cell table:style-name="ce69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69" office:value-type="string">
            <text:p><text:a xlink:href="http://www14.atwiki.jp/tamakagura/pages/26.html">S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26.html">S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91">
            <text:p>9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92:.H92])" office:value-type="float" office:value="380">
            <text:p>38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2]-[.N92]" office:value-type="float" office:value="360">
            <text:p>360</text:p>
          </table:table-cell>
          <table:table-cell table:formula="of:=MIN([.D92]; [.F92])" office:value-type="float" office:value="20">
            <text:p>20</text:p>
          </table:table-cell>
          <table:table-cell table:style-name="ce14" office:value-type="string">
            <text:p>攻撃時5%怯み</text:p>
          </table:table-cell>
          <table:table-cell table:style-name="ce14"/>
          <table:table-cell table:style-name="ce14" office:value-type="string">
            <text:p><text:a xlink:href="http://www14.atwiki.jp/tamakagura/pages/30.html">ここがさ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2]=&quot;物理&quot;; [.D92]; [.F92])*2+89)*[.AF9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2]=&quot;物理&quot;; [.D92]; [.F92])*2+89)*[.AI9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formula="of:=AVERAGE([.AN92]; [.AO92])" office:value-type="float" office:value="41850">
            <text:p>41850</text:p>
          </table:table-cell>
          <table:table-cell table:formula="of:=([.C92]*2+130)*([.E92]*2+25)" office:value-type="float" office:value="38750">
            <text:p>38750</text:p>
          </table:table-cell>
          <table:table-cell table:formula="of:=([.C92]*2+130)*([.G92]*2+25)" office:value-type="float" office:value="44950">
            <text:p>44950</text:p>
          </table:table-cell>
          <table:table-cell table:formula="of:=[.AK92]*([.H92]*2+25)" office:value-type="float" office:value="39946.5">
            <text:p>39946.5</text:p>
          </table:table-cell>
          <table:table-cell table:formula="of:=[.AK92]*[.AM92]" office:value-type="float" office:value="10131885">
            <text:p>10131885</text:p>
          </table:table-cell>
          <table:table-cell table:style-name="ce69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0.html">ここが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0.html">ここがさ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2">
            <text:p>92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93:.H93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30.html">N小傘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93]=&quot;物理&quot;; [.D93]; [.F93])*2+89)*[.AF93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3]=&quot;物理&quot;; [.D93]; [.F93])*2+89)*[.AI93]/100" office:value-type="float" office:value="299">
            <text:p>299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formula="of:=AVERAGE([.AN93]; [.AO93])" office:value-type="float" office:value="86800">
            <text:p>86800</text:p>
          </table:table-cell>
          <table:table-cell table:formula="of:=([.C93]*2+64+130)*([.E93]*2+25)" office:value-type="float" office:value="84630">
            <text:p>84630</text:p>
          </table:table-cell>
          <table:table-cell table:formula="of:=([.C93]*2+64+130)*([.G93]*2+25)" office:value-type="float" office:value="88970">
            <text:p>88970</text:p>
          </table:table-cell>
          <table:table-cell table:formula="of:=[.AK93]*([.H93]*2+89)" office:value-type="float" office:value="74451">
            <text:p>74451</text:p>
          </table:table-cell>
          <table:table-cell table:formula="of:=[.AK93]*[.AM93]" office:value-type="float" office:value="25953200">
            <text:p>25953200</text:p>
          </table:table-cell>
          <table:table-cell table:style-name="ce69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30.html">N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3">
            <text:p>93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14" table:formula="of:=SUM([.C94:.H94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94]-[.N94]" office:value-type="float" office:value="490">
            <text:p>490</text:p>
          </table:table-cell>
          <table:table-cell table:formula="of:=MIN([.D94]; [.F94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0.html">A小傘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4]=&quot;物理&quot;; [.D94]; [.F94])*2+89)*[.AF94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4]=&quot;物理&quot;; [.D94]; [.F94])*2+89)*[.AI94]/100" office:value-type="float" office:value="329">
            <text:p>329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formula="of:=AVERAGE([.AN94]; [.AO94])" office:value-type="float" office:value="82820">
            <text:p>82820</text:p>
          </table:table-cell>
          <table:table-cell table:formula="of:=([.C94]*2+64+130)*([.E94]*2+25)" office:value-type="float" office:value="74740">
            <text:p>74740</text:p>
          </table:table-cell>
          <table:table-cell table:formula="of:=([.C94]*2+64+130)*([.G94]*2+25)" office:value-type="float" office:value="90900">
            <text:p>90900</text:p>
          </table:table-cell>
          <table:table-cell table:formula="of:=[.AK94]*([.H94]*2+89)" office:value-type="float" office:value="85211">
            <text:p>85211</text:p>
          </table:table-cell>
          <table:table-cell table:formula="of:=[.AK94]*[.AM94]" office:value-type="float" office:value="27247780">
            <text:p>27247780</text:p>
          </table:table-cell>
          <table:table-cell table:style-name="ce69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0.html">A小傘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30.html">A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4">
            <text:p>94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95:.H95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95]-[.N95]" office:value-type="float" office:value="490">
            <text:p>490</text:p>
          </table:table-cell>
          <table:table-cell table:formula="of:=MIN([.D95]; [.F95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S小傘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95]=&quot;物理&quot;; [.D95]; [.F95])*2+89)*[.AF95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95]=&quot;物理&quot;; [.D95]; [.F95])*2+89)*[.AI95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formula="of:=AVERAGE([.AN95]; [.AO95])" office:value-type="float" office:value="80730">
            <text:p>80730</text:p>
          </table:table-cell>
          <table:table-cell table:formula="of:=([.C95]*2+64+130)*([.E95]*2+25)" office:value-type="float" office:value="76590">
            <text:p>76590</text:p>
          </table:table-cell>
          <table:table-cell table:formula="of:=([.C95]*2+64+130)*([.G95]*2+25)" office:value-type="float" office:value="84870">
            <text:p>84870</text:p>
          </table:table-cell>
          <table:table-cell table:formula="of:=[.AK95]*([.H95]*2+89)" office:value-type="float" office:value="107281.2">
            <text:p>107281.2</text:p>
          </table:table-cell>
          <table:table-cell table:formula="of:=[.AK95]*[.AM95]" office:value-type="float" office:value="28965924">
            <text:p>28965924</text:p>
          </table:table-cell>
          <table:table-cell table:style-name="ce69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0.html">S小傘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30.html">S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5">
            <text:p>95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96:.H96])" office:value-type="float" office:value="380">
            <text:p>3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6]-[.N96]" office:value-type="float" office:value="360">
            <text:p>360</text:p>
          </table:table-cell>
          <table:table-cell table:formula="of:=MIN([.D96]; [.F96])" office:value-type="float" office:value="20">
            <text:p>20</text:p>
          </table:table-cell>
          <table:table-cell table:style-name="ce14" office:value-type="string">
            <text:p>被弾時気合↑↑</text:p>
          </table:table-cell>
          <table:table-cell table:style-name="ce14"/>
          <table:table-cell table:style-name="ce14" office:value-type="string">
            <text:p><text:a xlink:href="http://www14.atwiki.jp/tamakagura/pages/174.html">ちびこと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57" table:formula="of:=(IF([.AG96]=&quot;物理&quot;; [.D96]; [.F96])*2+89)*[.AF96]/100" office:value-type="float" office:value="215.2">
            <text:p>215.2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60" table:formula="of:=(IF([.AJ96]=&quot;物理&quot;; [.D96]; [.F96])*2+89)*[.AI96]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formula="of:=AVERAGE([.AN96]; [.AO96])" office:value-type="float" office:value="48050">
            <text:p>48050</text:p>
          </table:table-cell>
          <table:table-cell table:formula="of:=([.C96]*2+130)*([.E96]*2+25)" office:value-type="float" office:value="44950">
            <text:p>44950</text:p>
          </table:table-cell>
          <table:table-cell table:formula="of:=([.C96]*2+130)*([.G96]*2+25)" office:value-type="float" office:value="51150">
            <text:p>51150</text:p>
          </table:table-cell>
          <table:table-cell table:formula="of:=[.AK96]*([.H96]*2+25)" office:value-type="float" office:value="26900">
            <text:p>26900</text:p>
          </table:table-cell>
          <table:table-cell table:formula="of:=[.AK96]*[.AM96]" office:value-type="float" office:value="10340360">
            <text:p>10340360</text:p>
          </table:table-cell>
          <table:table-cell table:style-name="ce69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4.html">ちびこと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4.html">ちびことひめ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6">
            <text:p>96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97:.H97])" office:value-type="float" office:value="530">
            <text:p>53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7]-[.N97]" office:value-type="float" office:value="490">
            <text:p>490</text:p>
          </table:table-cell>
          <table:table-cell table:formula="of:=MIN([.D97]; [.F97])" office:value-type="float" office:value="40">
            <text:p>40</text:p>
          </table:table-cell>
          <table:table-cell table:style-name="ce14" office:value-type="string">
            <text:p>被弾時気合↑↑</text:p>
          </table:table-cell>
          <table:table-cell table:style-name="ce14" office:value-type="string">
            <text:p>霊無効無視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4.html">N小兎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7]=&quot;物理&quot;; [.D97]; [.F97])*2+89)*[.AF9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7]=&quot;物理&quot;; [.D97]; [.F97])*2+89)*[.AI97]/100" office:value-type="float" office:value="339">
            <text:p>339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formula="of:=AVERAGE([.AN97]; [.AO97])" office:value-type="float" office:value="91020">
            <text:p>91020</text:p>
          </table:table-cell>
          <table:table-cell table:formula="of:=([.C97]*2+64+130)*([.E97]*2+25)" office:value-type="float" office:value="82140">
            <text:p>82140</text:p>
          </table:table-cell>
          <table:table-cell table:formula="of:=([.C97]*2+64+130)*([.G97]*2+25)" office:value-type="float" office:value="99900">
            <text:p>99900</text:p>
          </table:table-cell>
          <table:table-cell table:formula="of:=[.AK97]*([.H97]*2+89)" office:value-type="float" office:value="70851">
            <text:p>70851</text:p>
          </table:table-cell>
          <table:table-cell table:formula="of:=[.AK97]*[.AM97]" office:value-type="float" office:value="30855780">
            <text:p>30855780</text:p>
          </table:table-cell>
          <table:table-cell table:style-name="ce69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4.html">N小兎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74.html">N小兎姫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7">
            <text:p>97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0">
            <text:p>50</text:p>
          </table:table-cell>
          <table:table-cell table:style-name="ce14" table:formula="of:=SUM([.C98:.H98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8]-[.N98]" office:value-type="float" office:value="340">
            <text:p>340</text:p>
          </table:table-cell>
          <table:table-cell table:formula="of:=MIN([.D98]; [.F9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175.html">ちびこまち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8]=&quot;物理&quot;; [.D98]; [.F98])*2+89)*[.AF98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8]=&quot;物理&quot;; [.D98]; [.F98])*2+89)*[.AI98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formula="of:=AVERAGE([.AN98]; [.AO98])" office:value-type="float" office:value="44950">
            <text:p>44950</text:p>
          </table:table-cell>
          <table:table-cell table:formula="of:=([.C98]*2+130)*([.E98]*2+25)" office:value-type="float" office:value="44950">
            <text:p>44950</text:p>
          </table:table-cell>
          <table:table-cell table:formula="of:=([.C98]*2+130)*([.G98]*2+25)" office:value-type="float" office:value="44950">
            <text:p>44950</text:p>
          </table:table-cell>
          <table:table-cell table:formula="of:=[.AK98]*([.H98]*2+25)" office:value-type="float" office:value="28012.5">
            <text:p>28012.5</text:p>
          </table:table-cell>
          <table:table-cell table:formula="of:=[.AK98]*[.AM98]" office:value-type="float" office:value="10073295">
            <text:p>10073295</text:p>
          </table:table-cell>
          <table:table-cell table:style-name="ce69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5.html">ちびこま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5.html">ちびこまち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8">
            <text:p>98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99:.H99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S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9]=&quot;物理&quot;; [.D99]; [.F99])*2+89)*[.AF99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9]=&quot;物理&quot;; [.D99]; [.F99])*2+89)*[.AI99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formula="of:=AVERAGE([.AN99]; [.AO99])" office:value-type="float" office:value="72720">
            <text:p>72720</text:p>
          </table:table-cell>
          <table:table-cell table:formula="of:=([.C99]*2+64+130)*([.E99]*2+25)" office:value-type="float" office:value="66660">
            <text:p>66660</text:p>
          </table:table-cell>
          <table:table-cell table:formula="of:=([.C99]*2+64+130)*([.G99]*2+25)" office:value-type="float" office:value="78780">
            <text:p>78780</text:p>
          </table:table-cell>
          <table:table-cell table:formula="of:=[.AK99]*([.H99]*2+89)" office:value-type="float" office:value="72387.9">
            <text:p>72387.9</text:p>
          </table:table-cell>
          <table:table-cell table:formula="of:=[.AK99]*[.AM99]" office:value-type="float" office:value="17605512">
            <text:p>17605512</text:p>
          </table:table-cell>
          <table:table-cell table:style-name="ce69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5.html">S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75.html">S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9">
            <text:p>9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00:.H100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00]-[.N100]" office:value-type="float" office:value="485">
            <text:p>485</text:p>
          </table:table-cell>
          <table:table-cell table:formula="of:=MIN([.D100]; [.F100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H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0]=&quot;物理&quot;; [.D100]; [.F100])*2+89)*[.AF10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0]=&quot;物理&quot;; [.D100]; [.F100])*2+89)*[.AI100]/100" office:value-type="float" office:value="309">
            <text:p>30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formula="of:=AVERAGE([.AN100]; [.AO100])" office:value-type="float" office:value="86800">
            <text:p>86800</text:p>
          </table:table-cell>
          <table:table-cell table:formula="of:=([.C100]*2+64+130)*([.E100]*2+25)" office:value-type="float" office:value="84630">
            <text:p>84630</text:p>
          </table:table-cell>
          <table:table-cell table:formula="of:=([.C100]*2+64+130)*([.G100]*2+25)" office:value-type="float" office:value="88970">
            <text:p>88970</text:p>
          </table:table-cell>
          <table:table-cell table:formula="of:=[.AK100]*([.H100]*2+89)" office:value-type="float" office:value="76941">
            <text:p>76941</text:p>
          </table:table-cell>
          <table:table-cell table:formula="of:=[.AK100]*[.AM100]" office:value-type="float" office:value="26821200">
            <text:p>26821200</text:p>
          </table:table-cell>
          <table:table-cell table:style-name="ce69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75.html">H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00">
            <text:p>10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101:.H101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01]-[.N101]" office:value-type="float" office:value="460">
            <text:p>460</text:p>
          </table:table-cell>
          <table:table-cell table:formula="of:=MIN([.D101]; [.F101])" office:value-type="float" office:value="85">
            <text:p>8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D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1]=&quot;物理&quot;; [.D101]; [.F101])*2+89)*[.AF10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1]=&quot;物理&quot;; [.D101]; [.F101])*2+89)*[.AI101]/100" office:value-type="float" office:value="269">
            <text:p>269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formula="of:=AVERAGE([.AN101]; [.AO101])" office:value-type="float" office:value="93150">
            <text:p>93150</text:p>
          </table:table-cell>
          <table:table-cell table:formula="of:=([.C101]*2+64+130)*([.E101]*2+25)" office:value-type="float" office:value="84870">
            <text:p>84870</text:p>
          </table:table-cell>
          <table:table-cell table:formula="of:=([.C101]*2+64+130)*([.G101]*2+25)" office:value-type="float" office:value="101430">
            <text:p>101430</text:p>
          </table:table-cell>
          <table:table-cell table:formula="of:=[.AK101]*([.H101]*2+89)" office:value-type="float" office:value="56221">
            <text:p>56221</text:p>
          </table:table-cell>
          <table:table-cell table:formula="of:=[.AK101]*[.AM101]" office:value-type="float" office:value="25057350">
            <text:p>25057350</text:p>
          </table:table-cell>
          <table:table-cell table:style-name="ce69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75.html">D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01">
            <text:p>10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0">
            <text:p>40</text:p>
          </table:table-cell>
          <table:table-cell table:style-name="ce14" table:formula="of:=SUM([.C102:.H102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2]-[.N102]" office:value-type="float" office:value="490">
            <text:p>490</text:p>
          </table:table-cell>
          <table:table-cell table:formula="of:=MIN([.D102]; [.F102])" office:value-type="float" office:value="70">
            <text:p>70</text:p>
          </table:table-cell>
          <table:table-cell table:style-name="ce14" office:value-type="string">
            <text:p>25%敵命中↓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02]=&quot;物理&quot;; [.D102]; [.F102])*2+89)*[.AF102]/100" office:value-type="float" office:value="442.8">
            <text:p>44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2]=&quot;物理&quot;; [.D102]; [.F102])*2+89)*[.AI102]/100" office:value-type="float" office:value="332.1">
            <text:p>332.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formula="of:=AVERAGE([.AN102]; [.AO102])" office:value-type="float" office:value="93070">
            <text:p>93070</text:p>
          </table:table-cell>
          <table:table-cell table:formula="of:=([.C102]*2+64+130)*([.E102]*2+25)" office:value-type="float" office:value="102150">
            <text:p>102150</text:p>
          </table:table-cell>
          <table:table-cell table:formula="of:=([.C102]*2+64+130)*([.G102]*2+25)" office:value-type="float" office:value="83990">
            <text:p>83990</text:p>
          </table:table-cell>
          <table:table-cell table:formula="of:=[.AK102]*([.H102]*2+89)" office:value-type="float" office:value="56124.9">
            <text:p>56124.9</text:p>
          </table:table-cell>
          <table:table-cell table:formula="of:=[.AK102]*[.AM102]" office:value-type="float" office:value="30908547">
            <text:p>30908547</text:p>
          </table:table-cell>
          <table:table-cell table:style-name="ce69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9.html">Aゴリアテ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79.html">Aゴリアテ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02">
            <text:p>102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103:.H103])" office:value-type="float" office:value="450">
            <text:p>45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3]-[.N103]" office:value-type="float" office:value="410">
            <text:p>410</text:p>
          </table:table-cell>
          <table:table-cell table:formula="of:=MIN([.D103]; [.F103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1.html">ちび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3]=&quot;物理&quot;; [.D103]; [.F103])*2+89)*[.AF10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3]=&quot;物理&quot;; [.D103]; [.F103])*2+89)*[.AI10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formula="of:=AVERAGE([.AN103]; [.AO103])" office:value-type="float" office:value="57350">
            <text:p>57350</text:p>
          </table:table-cell>
          <table:table-cell table:formula="of:=([.C103]*2+130)*([.E103]*2+25)" office:value-type="float" office:value="54250">
            <text:p>54250</text:p>
          </table:table-cell>
          <table:table-cell table:formula="of:=([.C103]*2+130)*([.G103]*2+25)" office:value-type="float" office:value="60450">
            <text:p>60450</text:p>
          </table:table-cell>
          <table:table-cell table:formula="of:=[.AK103]*([.H103]*2+25)" office:value-type="float" office:value="37714.5">
            <text:p>37714.5</text:p>
          </table:table-cell>
          <table:table-cell table:formula="of:=[.AK103]*[.AM103]" office:value-type="float" office:value="14916735">
            <text:p>14916735</text:p>
          </table:table-cell>
          <table:table-cell table:style-name="ce69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81.html">ちびコンガ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1.html">ちびコンガラ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03">
            <text:p>103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39" table:formula="of:=SUM([.C104:.H104])" office:value-type="float" office:value="580">
            <text:p>5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04]-[.N104]" office:value-type="float" office:value="500">
            <text:p>500</text:p>
          </table:table-cell>
          <table:table-cell table:formula="of:=MIN([.D104]; [.F104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04]=&quot;物理&quot;; [.D104]; [.F104])*2+89)*[.AF104]/100" office:value-type="float" office:value="493.5">
            <text:p>493.5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60" table:formula="of:=(IF([.AJ104]=&quot;物理&quot;; [.D104]; [.F104])*2+89)*[.AI104]/100" office:value-type="float" office:value="493.5">
            <text:p>493.5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formula="of:=AVERAGE([.AN104]; [.AO104])" office:value-type="float" office:value="93150">
            <text:p>93150</text:p>
          </table:table-cell>
          <table:table-cell table:formula="of:=([.C104]*2+64+130)*([.E104]*2+25)" office:value-type="float" office:value="84870">
            <text:p>84870</text:p>
          </table:table-cell>
          <table:table-cell table:formula="of:=([.C104]*2+64+130)*([.G104]*2+25)" office:value-type="float" office:value="101430">
            <text:p>101430</text:p>
          </table:table-cell>
          <table:table-cell table:formula="of:=[.AK104]*([.H104]*2+89)" office:value-type="float" office:value="113011.5">
            <text:p>113011.5</text:p>
          </table:table-cell>
          <table:table-cell table:formula="of:=[.AK104]*[.AM104]" office:value-type="float" office:value="45969525">
            <text:p>45969525</text:p>
          </table:table-cell>
          <table:table-cell table:style-name="ce69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70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1.html">Nコンガ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81.html">Nコンガラ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04">
            <text:p>104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5">
            <text:p>65</text:p>
          </table:table-cell>
          <table:table-cell table:style-name="ce14" table:formula="of:=SUM([.C105:.H105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5]-[.N105]" office:value-type="float" office:value="350">
            <text:p>350</text:p>
          </table:table-cell>
          <table:table-cell table:formula="of:=MIN([.D105]; [.F105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33.html">ちびさくや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5]=&quot;物理&quot;; [.D105]; [.F105])*2+89)*[.AF105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5]=&quot;物理&quot;; [.D105]; [.F105])*2+89)*[.AI105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formula="of:=AVERAGE([.AN105]; [.AO105])" office:value-type="float" office:value="42050">
            <text:p>42050</text:p>
          </table:table-cell>
          <table:table-cell table:formula="of:=([.C105]*2+130)*([.E105]*2+25)" office:value-type="float" office:value="42050">
            <text:p>42050</text:p>
          </table:table-cell>
          <table:table-cell table:formula="of:=([.C105]*2+130)*([.G105]*2+25)" office:value-type="float" office:value="42050">
            <text:p>42050</text:p>
          </table:table-cell>
          <table:table-cell table:formula="of:=[.AK105]*([.H105]*2+25)" office:value-type="float" office:value="36130.5">
            <text:p>36130.5</text:p>
          </table:table-cell>
          <table:table-cell table:formula="of:=[.AK105]*[.AM105]" office:value-type="float" office:value="9801855">
            <text:p>9801855</text:p>
          </table:table-cell>
          <table:table-cell table:style-name="ce69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33.html">ちびさく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3.html">ちびさくや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5">
            <text:p>105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106:.H106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106]-[.N106]" office:value-type="float" office:value="485">
            <text:p>485</text:p>
          </table:table-cell>
          <table:table-cell table:formula="of:=MIN([.D106]; [.F106])" office:value-type="float" office:value="60">
            <text:p>6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3.html">N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06]=&quot;物理&quot;; [.D106]; [.F106])*2+89)*[.AF10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06]=&quot;物理&quot;; [.D106]; [.F106])*2+89)*[.AI106]/100" office:value-type="float" office:value="289">
            <text:p>289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formula="of:=AVERAGE([.AN106]; [.AO106])" office:value-type="float" office:value="88970">
            <text:p>88970</text:p>
          </table:table-cell>
          <table:table-cell table:formula="of:=([.C106]*2+64+130)*([.E106]*2+25)" office:value-type="float" office:value="88970">
            <text:p>88970</text:p>
          </table:table-cell>
          <table:table-cell table:formula="of:=([.C106]*2+64+130)*([.G106]*2+25)" office:value-type="float" office:value="88970">
            <text:p>88970</text:p>
          </table:table-cell>
          <table:table-cell table:formula="of:=[.AK106]*([.H106]*2+89)" office:value-type="float" office:value="74851">
            <text:p>74851</text:p>
          </table:table-cell>
          <table:table-cell table:formula="of:=[.AK106]*[.AM106]" office:value-type="float" office:value="25712330">
            <text:p>25712330</text:p>
          </table:table-cell>
          <table:table-cell table:style-name="ce69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10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33.html">N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6">
            <text:p>106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107:.H107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7]-[.N107]" office:value-type="float" office:value="455">
            <text:p>455</text:p>
          </table:table-cell>
          <table:table-cell table:formula="of:=MIN([.D107]; [.F107])" office:value-type="float" office:value="90">
            <text:p>9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H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7]=&quot;物理&quot;; [.D107]; [.F107])*2+89)*[.AF10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7]=&quot;物理&quot;; [.D107]; [.F107])*2+89)*[.AI107]/100" office:value-type="float" office:value="269">
            <text:p>269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formula="of:=AVERAGE([.AN107]; [.AO107])" office:value-type="float" office:value="84870">
            <text:p>84870</text:p>
          </table:table-cell>
          <table:table-cell table:formula="of:=([.C107]*2+64+130)*([.E107]*2+25)" office:value-type="float" office:value="84870">
            <text:p>84870</text:p>
          </table:table-cell>
          <table:table-cell table:formula="of:=([.C107]*2+64+130)*([.G107]*2+25)" office:value-type="float" office:value="84870">
            <text:p>84870</text:p>
          </table:table-cell>
          <table:table-cell table:formula="of:=[.AK107]*([.H107]*2+89)" office:value-type="float" office:value="64291">
            <text:p>64291</text:p>
          </table:table-cell>
          <table:table-cell table:formula="of:=[.AK107]*[.AM107]" office:value-type="float" office:value="22830030">
            <text:p>22830030</text:p>
          </table:table-cell>
          <table:table-cell table:style-name="ce69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33.html">H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33.html">H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7">
            <text:p>107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108:.H108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08]-[.N108]" office:value-type="float" office:value="485">
            <text:p>485</text:p>
          </table:table-cell>
          <table:table-cell table:formula="of:=MIN([.D108]; [.F108])" office:value-type="float" office:value="60">
            <text:p>6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S咲夜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8]=&quot;物理&quot;; [.D108]; [.F108])*2+89)*[.AF108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8]=&quot;物理&quot;; [.D108]; [.F108])*2+89)*[.AI108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formula="of:=AVERAGE([.AN108]; [.AO108])" office:value-type="float" office:value="67340">
            <text:p>67340</text:p>
          </table:table-cell>
          <table:table-cell table:formula="of:=([.C108]*2+64+130)*([.E108]*2+25)" office:value-type="float" office:value="60060">
            <text:p>60060</text:p>
          </table:table-cell>
          <table:table-cell table:formula="of:=([.C108]*2+64+130)*([.G108]*2+25)" office:value-type="float" office:value="74620">
            <text:p>74620</text:p>
          </table:table-cell>
          <table:table-cell table:formula="of:=[.AK108]*([.H108]*2+89)" office:value-type="float" office:value="97416.9">
            <text:p>97416.9</text:p>
          </table:table-cell>
          <table:table-cell table:formula="of:=[.AK108]*[.AM108]" office:value-type="float" office:value="19939374">
            <text:p>19939374</text:p>
          </table:table-cell>
          <table:table-cell table:style-name="ce69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33.html">S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33.html">S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8">
            <text:p>108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09:.H109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09]-[.N109]" office:value-type="float" office:value="465">
            <text:p>465</text:p>
          </table:table-cell>
          <table:table-cell table:formula="of:=MIN([.D109]; [.F109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敵速度↓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T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09]=&quot;物理&quot;; [.D109]; [.F109])*2+89)*[.AF109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09]=&quot;物理&quot;; [.D109]; [.F109])*2+89)*[.AI109]/100" office:value-type="float" office:value="309">
            <text:p>309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formula="of:=AVERAGE([.AN109]; [.AO109])" office:value-type="float" office:value="74800">
            <text:p>74800</text:p>
          </table:table-cell>
          <table:table-cell table:formula="of:=([.C109]*2+64+130)*([.E109]*2+25)" office:value-type="float" office:value="72930">
            <text:p>72930</text:p>
          </table:table-cell>
          <table:table-cell table:formula="of:=([.C109]*2+64+130)*([.G109]*2+25)" office:value-type="float" office:value="76670">
            <text:p>76670</text:p>
          </table:table-cell>
          <table:table-cell table:formula="of:=[.AK109]*([.H109]*2+89)" office:value-type="float" office:value="83121">
            <text:p>83121</text:p>
          </table:table-cell>
          <table:table-cell table:formula="of:=[.AK109]*[.AM109]" office:value-type="float" office:value="23113200">
            <text:p>23113200</text:p>
          </table:table-cell>
          <table:table-cell table:style-name="ce69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9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33.html">T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9">
            <text:p>10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10:.H110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110]-[.N110]" office:value-type="float" office:value="510">
            <text:p>510</text:p>
          </table:table-cell>
          <table:table-cell table:formula="of:=MIN([.D110]; [.F11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3.html">W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10]=&quot;物理&quot;; [.D110]; [.F110])*2+89)*[.AF11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10]=&quot;物理&quot;; [.D110]; [.F110])*2+89)*[.AI110]/100" office:value-type="float" office:value="329">
            <text:p>32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formula="of:=AVERAGE([.AN110]; [.AO110])" office:value-type="float" office:value="80410">
            <text:p>80410</text:p>
          </table:table-cell>
          <table:table-cell table:formula="of:=([.C110]*2+64+130)*([.E110]*2+25)" office:value-type="float" office:value="80410">
            <text:p>80410</text:p>
          </table:table-cell>
          <table:table-cell table:formula="of:=([.C110]*2+64+130)*([.G110]*2+25)" office:value-type="float" office:value="80410">
            <text:p>80410</text:p>
          </table:table-cell>
          <table:table-cell table:formula="of:=[.AK110]*([.H110]*2+89)" office:value-type="float" office:value="101661">
            <text:p>101661</text:p>
          </table:table-cell>
          <table:table-cell table:formula="of:=[.AK110]*[.AM110]" office:value-type="float" office:value="26454890">
            <text:p>26454890</text:p>
          </table:table-cell>
          <table:table-cell table:style-name="ce69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33.html">W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33.html">W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10">
            <text:p>110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5">
            <text:p>75</text:p>
          </table:table-cell>
          <table:table-cell table:style-name="ce14" table:formula="of:=SUM([.C111:.H111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11]-[.N111]" office:value-type="float" office:value="495">
            <text:p>495</text:p>
          </table:table-cell>
          <table:table-cell table:formula="of:=MIN([.D111]; [.F111])" office:value-type="float" office:value="50">
            <text:p>50</text:p>
          </table:table-cell>
          <table:table-cell table:style-name="ce14" office:value-type="string">
            <text:p>ピンチ風1.2倍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28.html">冴月麟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11]=&quot;物理&quot;; [.D111]; [.F111])*2+89)*[.AF111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11]=&quot;物理&quot;; [.D111]; [.F111])*2+89)*[.AI111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formula="of:=AVERAGE([.AN111]; [.AO111])" office:value-type="float" office:value="95220">
            <text:p>95220</text:p>
          </table:table-cell>
          <table:table-cell table:formula="of:=([.C111]*2+64+130)*([.E111]*2+25)" office:value-type="float" office:value="89010">
            <text:p>89010</text:p>
          </table:table-cell>
          <table:table-cell table:formula="of:=([.C111]*2+64+130)*([.G111]*2+25)" office:value-type="float" office:value="101430">
            <text:p>101430</text:p>
          </table:table-cell>
          <table:table-cell table:formula="of:=[.AK111]*([.H111]*2+89)" office:value-type="float" office:value="85753.2">
            <text:p>85753.2</text:p>
          </table:table-cell>
          <table:table-cell table:formula="of:=[.AK111]*[.AM111]" office:value-type="float" office:value="34164936">
            <text:p>34164936</text:p>
          </table:table-cell>
          <table:table-cell table:style-name="ce69" office:value-type="string">
            <text:p><text:a xlink:href="http://www14.atwiki.jp/tamakagura/pages/128.html">冴月麟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28.html">冴月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28.html">冴月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11">
            <text:p>111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112:.H112])" office:value-type="float" office:value="400">
            <text:p>4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2]-[.N112]" office:value-type="float" office:value="360">
            <text:p>360</text:p>
          </table:table-cell>
          <table:table-cell table:formula="of:=MIN([.D112]; [.F112])" office:value-type="float" office:value="40">
            <text:p>40</text:p>
          </table:table-cell>
          <table:table-cell table:style-name="ce14" office:value-type="string">
            <text:p>属性一致</text:p>
          </table:table-cell>
          <table:table-cell table:style-name="ce14"/>
          <table:table-cell table:style-name="ce14" office:value-type="string">
            <text:p><text:a xlink:href="http://www14.atwiki.jp/tamakagura/pages/110.html">ちび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2]=&quot;物理&quot;; [.D112]; [.F112])*2+89)*[.AF112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2]=&quot;物理&quot;; [.D112]; [.F112])*2+89)*[.AI112]/100" office:value-type="float" office:value="259">
            <text:p>259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formula="of:=AVERAGE([.AN112]; [.AO112])" office:value-type="float" office:value="50750">
            <text:p>50750</text:p>
          </table:table-cell>
          <table:table-cell table:formula="of:=([.C112]*2+130)*([.E112]*2+25)" office:value-type="float" office:value="47850">
            <text:p>47850</text:p>
          </table:table-cell>
          <table:table-cell table:formula="of:=([.C112]*2+130)*([.G112]*2+25)" office:value-type="float" office:value="53650">
            <text:p>53650</text:p>
          </table:table-cell>
          <table:table-cell table:formula="of:=[.AK112]*([.H112]*2+25)" office:value-type="float" office:value="29785">
            <text:p>29785</text:p>
          </table:table-cell>
          <table:table-cell table:formula="of:=[.AK112]*[.AM112]" office:value-type="float" office:value="13144250">
            <text:p>13144250</text:p>
          </table:table-cell>
          <table:table-cell table:style-name="ce69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style-name="Default" office:value-type="string">
            <text:p>水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Default"/>
          <table:table-cell table:number-columns-repeated="5"/>
          <table:table-cell table:number-columns-repeated="2"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10.html">ちびさ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10.html">ちび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2">
            <text:p>112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113:.H113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スペルコピー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N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3]=&quot;物理&quot;; [.D113]; [.F113])*2+89)*[.AF113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3]=&quot;物理&quot;; [.D113]; [.F113])*2+89)*[.AI113]/100" office:value-type="float" office:value="279">
            <text:p>279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formula="of:=AVERAGE([.AN113]; [.AO113])" office:value-type="float" office:value="76830">
            <text:p>76830</text:p>
          </table:table-cell>
          <table:table-cell table:formula="of:=([.C113]*2+64+130)*([.E113]*2+25)" office:value-type="float" office:value="76830">
            <text:p>76830</text:p>
          </table:table-cell>
          <table:table-cell table:formula="of:=([.C113]*2+64+130)*([.G113]*2+25)" office:value-type="float" office:value="76830">
            <text:p>76830</text:p>
          </table:table-cell>
          <table:table-cell table:formula="of:=[.AK113]*([.H113]*2+89)" office:value-type="float" office:value="72261">
            <text:p>72261</text:p>
          </table:table-cell>
          <table:table-cell table:formula="of:=[.AK113]*[.AM113]" office:value-type="float" office:value="21435570">
            <text:p>21435570</text:p>
          </table:table-cell>
          <table:table-cell table:style-name="ce69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10.html">Nさ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10.html">N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3">
            <text:p>113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50">
            <text:p>50</text:p>
          </table:table-cell>
          <table:table-cell table:style-name="ce14" table:formula="of:=SUM([.C114:.H114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4]-[.N114]" office:value-type="float" office:value="435">
            <text:p>435</text:p>
          </table:table-cell>
          <table:table-cell table:formula="of:=MIN([.D114]; [.F114])" office:value-type="float" office:value="110">
            <text:p>11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H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4]=&quot;物理&quot;; [.D114]; [.F114])*2+89)*[.AF11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4]=&quot;物理&quot;; [.D114]; [.F114])*2+89)*[.AI114]/100" office:value-type="float" office:value="309">
            <text:p>309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formula="of:=AVERAGE([.AN114]; [.AO114])" office:value-type="float" office:value="78260">
            <text:p>78260</text:p>
          </table:table-cell>
          <table:table-cell table:formula="of:=([.C114]*2+64+130)*([.E114]*2+25)" office:value-type="float" office:value="78260">
            <text:p>78260</text:p>
          </table:table-cell>
          <table:table-cell table:formula="of:=([.C114]*2+64+130)*([.G114]*2+25)" office:value-type="float" office:value="78260">
            <text:p>78260</text:p>
          </table:table-cell>
          <table:table-cell table:formula="of:=[.AK114]*([.H114]*2+89)" office:value-type="float" office:value="58401">
            <text:p>58401</text:p>
          </table:table-cell>
          <table:table-cell table:formula="of:=[.AK114]*[.AM114]" office:value-type="float" office:value="24182340">
            <text:p>24182340</text:p>
          </table:table-cell>
          <table:table-cell table:style-name="ce69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9"/>
          <table:table-cell table:number-columns-repeated="2"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10.html">H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10.html">H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4">
            <text:p>114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15:.H115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5]-[.N115]" office:value-type="float" office:value="450">
            <text:p>450</text:p>
          </table:table-cell>
          <table:table-cell table:formula="of:=MIN([.D115]; [.F115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5]*2+89)*[.AA115]/IF(OR([.J115]=[.Y115]; [.K115]=[.Y115]); 1; 1.5)/100" office:value-type="float" office:value="148.8">
            <text:p>148.8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115]=&quot;物理&quot;; [.D115]; [.F115])*2+89)*[.AF115]/100" office:value-type="float" office:value="390.15">
            <text:p>390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5]=&quot;物理&quot;; [.D115]; [.F115])*2+89)*[.AI115]/100" office:value-type="float" office:value="289">
            <text:p>289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formula="of:=AVERAGE([.AN115]; [.AO115])" office:value-type="float" office:value="84150">
            <text:p>84150</text:p>
          </table:table-cell>
          <table:table-cell table:formula="of:=([.C115]*2+64+130)*([.E115]*2+25)" office:value-type="float" office:value="80410">
            <text:p>80410</text:p>
          </table:table-cell>
          <table:table-cell table:formula="of:=([.C115]*2+64+130)*([.G115]*2+25)" office:value-type="float" office:value="87890">
            <text:p>87890</text:p>
          </table:table-cell>
          <table:table-cell table:formula="of:=[.AK115]*([.H115]*2+89)" office:value-type="float" office:value="60401">
            <text:p>60401</text:p>
          </table:table-cell>
          <table:table-cell table:formula="of:=[.AK115]*[.AM115]" office:value-type="float" office:value="24319350">
            <text:p>24319350</text:p>
          </table:table-cell>
          <table:table-cell table:style-name="ce69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5"/>
          <table:table-cell table:number-columns-repeated="2"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10.html">T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10.html">T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5">
            <text:p>115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45">
            <text:p>45</text:p>
          </table:table-cell>
          <table:table-cell table:style-name="ce14" table:formula="of:=SUM([.C116:.H116])" office:value-type="float" office:value="400">
            <text:p>40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6]-[.N116]" office:value-type="float" office:value="375">
            <text:p>375</text:p>
          </table:table-cell>
          <table:table-cell table:formula="of:=MIN([.D116]; [.F116])" office:value-type="float" office:value="25">
            <text:p>2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40.html">ちびさなえ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16]=&quot;物理&quot;; [.D116]; [.F116])*2+89)*[.AF116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6]=&quot;物理&quot;; [.D116]; [.F116])*2+89)*[.AI116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formula="of:=AVERAGE([.AN116]; [.AO116])" office:value-type="float" office:value="57800">
            <text:p>57800</text:p>
          </table:table-cell>
          <table:table-cell table:formula="of:=([.C116]*2+130)*([.E116]*2+25)" office:value-type="float" office:value="56100">
            <text:p>56100</text:p>
          </table:table-cell>
          <table:table-cell table:formula="of:=([.C116]*2+130)*([.G116]*2+25)" office:value-type="float" office:value="59500">
            <text:p>59500</text:p>
          </table:table-cell>
          <table:table-cell table:formula="of:=[.AK116]*([.H116]*2+25)" office:value-type="float" office:value="25771.5">
            <text:p>25771.5</text:p>
          </table:table-cell>
          <table:table-cell table:formula="of:=[.AK116]*[.AM116]" office:value-type="float" office:value="12952980">
            <text:p>12952980</text:p>
          </table:table-cell>
          <table:table-cell table:style-name="ce69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0.html">ちびさな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0.html">ちびさなえ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6">
            <text:p>116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5">
            <text:p>55</text:p>
          </table:table-cell>
          <table:table-cell table:style-name="ce14" table:formula="of:=SUM([.C117:.H11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T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7]=&quot;物理&quot;; [.D117]; [.F117])*2+89)*[.AF1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7]=&quot;物理&quot;; [.D117]; [.F117])*2+89)*[.AI117]/100" office:value-type="float" office:value="269">
            <text:p>269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formula="of:=AVERAGE([.AN117]; [.AO117])" office:value-type="float" office:value="97650">
            <text:p>97650</text:p>
          </table:table-cell>
          <table:table-cell table:formula="of:=([.C117]*2+64+130)*([.E117]*2+25)" office:value-type="float" office:value="97650">
            <text:p>97650</text:p>
          </table:table-cell>
          <table:table-cell table:formula="of:=([.C117]*2+64+130)*([.G117]*2+25)" office:value-type="float" office:value="97650">
            <text:p>97650</text:p>
          </table:table-cell>
          <table:table-cell table:formula="of:=[.AK117]*([.H117]*2+89)" office:value-type="float" office:value="53531">
            <text:p>53531</text:p>
          </table:table-cell>
          <table:table-cell table:formula="of:=[.AK117]*[.AM117]" office:value-type="float" office:value="26267850">
            <text:p>26267850</text:p>
          </table:table-cell>
          <table:table-cell table:style-name="ce69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40.html">T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7">
            <text:p>117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18:.H118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18]-[.N118]" office:value-type="float" office:value="485">
            <text:p>485</text:p>
          </table:table-cell>
          <table:table-cell table:formula="of:=MIN([.D118]; [.F118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H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118]=&quot;物理&quot;; [.D118]; [.F118])*2+89)*[.AF118]/100" office:value-type="float" office:value="403.5">
            <text:p>403.5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8]=&quot;物理&quot;; [.D118]; [.F118])*2+89)*[.AI11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formula="of:=AVERAGE([.AN118]; [.AO118])" office:value-type="float" office:value="90800">
            <text:p>90800</text:p>
          </table:table-cell>
          <table:table-cell table:formula="of:=([.C118]*2+64+130)*([.E118]*2+25)" office:value-type="float" office:value="88530">
            <text:p>88530</text:p>
          </table:table-cell>
          <table:table-cell table:formula="of:=([.C118]*2+64+130)*([.G118]*2+25)" office:value-type="float" office:value="93070">
            <text:p>93070</text:p>
          </table:table-cell>
          <table:table-cell table:formula="of:=[.AK118]*([.H118]*2+89)" office:value-type="float" office:value="65124.9">
            <text:p>65124.9</text:p>
          </table:table-cell>
          <table:table-cell table:formula="of:=[.AK118]*[.AM118]" office:value-type="float" office:value="21982680">
            <text:p>21982680</text:p>
          </table:table-cell>
          <table:table-cell table:style-name="ce69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40.html">H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8">
            <text:p>118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119:.H119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19]-[.N119]" office:value-type="float" office:value="465">
            <text:p>465</text:p>
          </table:table-cell>
          <table:table-cell table:formula="of:=MIN([.D119]; [.F119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D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19]=&quot;物理&quot;; [.D119]; [.F119])*2+89)*[.AF119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9]=&quot;物理&quot;; [.D119]; [.F119])*2+89)*[.AI11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formula="of:=AVERAGE([.AN119]; [.AO119])" office:value-type="float" office:value="97680">
            <text:p>97680</text:p>
          </table:table-cell>
          <table:table-cell table:formula="of:=([.C119]*2+64+130)*([.E119]*2+25)" office:value-type="float" office:value="86580">
            <text:p>86580</text:p>
          </table:table-cell>
          <table:table-cell table:formula="of:=([.C119]*2+64+130)*([.G119]*2+25)" office:value-type="float" office:value="108780">
            <text:p>108780</text:p>
          </table:table-cell>
          <table:table-cell table:formula="of:=[.AK119]*([.H119]*2+89)" office:value-type="float" office:value="49077.9">
            <text:p>49077.9</text:p>
          </table:table-cell>
          <table:table-cell table:formula="of:=[.AK119]*[.AM119]" office:value-type="float" office:value="21890088">
            <text:p>21890088</text:p>
          </table:table-cell>
          <table:table-cell table:style-name="ce69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40.html">D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9">
            <text:p>119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20:.H120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20]-[.N120]" office:value-type="float" office:value="480">
            <text:p>480</text:p>
          </table:table-cell>
          <table:table-cell table:formula="of:=MIN([.D120]; [.F120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JK早苗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20]=&quot;物理&quot;; [.D120]; [.F120])*2+89)*[.AF120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20]=&quot;物理&quot;; [.D120]; [.F120])*2+89)*[.AI12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formula="of:=AVERAGE([.AN120]; [.AO120])" office:value-type="float" office:value="80800">
            <text:p>80800</text:p>
          </table:table-cell>
          <table:table-cell table:formula="of:=([.C120]*2+64+130)*([.E120]*2+25)" office:value-type="float" office:value="78780">
            <text:p>78780</text:p>
          </table:table-cell>
          <table:table-cell table:formula="of:=([.C120]*2+64+130)*([.G120]*2+25)" office:value-type="float" office:value="82820">
            <text:p>82820</text:p>
          </table:table-cell>
          <table:table-cell table:formula="of:=[.AK120]*([.H120]*2+89)" office:value-type="float" office:value="74808.9">
            <text:p>74808.9</text:p>
          </table:table-cell>
          <table:table-cell table:formula="of:=[.AK120]*[.AM120]" office:value-type="float" office:value="22470480">
            <text:p>22470480</text:p>
          </table:table-cell>
          <table:table-cell table:style-name="ce69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40.html">JK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20">
            <text:p>12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21:.H121])" office:value-type="float" office:value="360">
            <text:p>3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1]-[.N121]" office:value-type="float" office:value="340">
            <text:p>340</text:p>
          </table:table-cell>
          <table:table-cell table:formula="of:=MIN([.D121]; [.F121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28.html">ちびサニ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AA121]/IF(OR([.J121]=[.Y121]; [.K121]=[.Y121]); 1; 1.5)/100" office:value-type="float" office:value="199.2">
            <text:p>199.2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1]=&quot;物理&quot;; [.D121]; [.F121])*2+89)*[.AF12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1]=&quot;物理&quot;; [.D121]; [.F121])*2+89)*[.AI121]/100" office:value-type="float" office:value="249">
            <text:p>249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formula="of:=AVERAGE([.AN121]; [.AO121])" office:value-type="float" office:value="44950">
            <text:p>44950</text:p>
          </table:table-cell>
          <table:table-cell table:formula="of:=([.C121]*2+130)*([.E121]*2+25)" office:value-type="float" office:value="42050">
            <text:p>42050</text:p>
          </table:table-cell>
          <table:table-cell table:formula="of:=([.C121]*2+130)*([.G121]*2+25)" office:value-type="float" office:value="47850">
            <text:p>47850</text:p>
          </table:table-cell>
          <table:table-cell table:formula="of:=[.AK121]*([.H121]*2+25)" office:value-type="float" office:value="31125">
            <text:p>31125</text:p>
          </table:table-cell>
          <table:table-cell table:formula="of:=[.AK121]*[.AM121]" office:value-type="float" office:value="11192550">
            <text:p>11192550</text:p>
          </table:table-cell>
          <table:table-cell table:style-name="ce69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28.html">ちびサニ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8.html">ちび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1">
            <text:p>121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5">
            <text:p>85</text:p>
          </table:table-cell>
          <table:table-cell table:style-name="ce14" table:formula="of:=SUM([.C122:.H122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122]-[.N122]" office:value-type="float" office:value="480">
            <text:p>480</text:p>
          </table:table-cell>
          <table:table-cell table:formula="of:=MIN([.D122]; [.F122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2]*2+89)*[.AA122]/IF(OR([.J122]=[.Y122]; [.K122]=[.Y122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2]=&quot;物理&quot;; [.D122]; [.F122])*2+89)*[.AF122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2]=&quot;物理&quot;; [.D122]; [.F122])*2+89)*[.AI122]/100" office:value-type="float" office:value="309">
            <text:p>309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formula="of:=AVERAGE([.AN122]; [.AO122])" office:value-type="float" office:value="82140">
            <text:p>82140</text:p>
          </table:table-cell>
          <table:table-cell table:formula="of:=([.C122]*2+64+130)*([.E122]*2+25)" office:value-type="float" office:value="82140">
            <text:p>82140</text:p>
          </table:table-cell>
          <table:table-cell table:formula="of:=([.C122]*2+64+130)*([.G122]*2+25)" office:value-type="float" office:value="82140">
            <text:p>82140</text:p>
          </table:table-cell>
          <table:table-cell table:formula="of:=[.AK122]*([.H122]*2+89)" office:value-type="float" office:value="80031">
            <text:p>80031</text:p>
          </table:table-cell>
          <table:table-cell table:formula="of:=[.AK122]*[.AM122]" office:value-type="float" office:value="25381260">
            <text:p>25381260</text:p>
          </table:table-cell>
          <table:table-cell table:style-name="ce69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28.html">Nサニ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8.html">N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2">
            <text:p>12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123:.H123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23]-[.N123]" office:value-type="float" office:value="470">
            <text:p>470</text:p>
          </table:table-cell>
          <table:table-cell table:formula="of:=MIN([.D123]; [.F123])" office:value-type="float" office:value="30">
            <text:p>3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3]*2+89)*[.AA123]/IF(OR([.J123]=[.Y123]; [.K123]=[.Y123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3]=&quot;物理&quot;; [.D123]; [.F123])*2+89)*[.AF12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3]=&quot;物理&quot;; [.D123]; [.F123])*2+89)*[.AI123]/100" office:value-type="float" office:value="269">
            <text:p>269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formula="of:=AVERAGE([.AN123]; [.AO123])" office:value-type="float" office:value="84630">
            <text:p>84630</text:p>
          </table:table-cell>
          <table:table-cell table:formula="of:=([.C123]*2+64+130)*([.E123]*2+25)" office:value-type="float" office:value="84630">
            <text:p>84630</text:p>
          </table:table-cell>
          <table:table-cell table:formula="of:=([.C123]*2+64+130)*([.G123]*2+25)" office:value-type="float" office:value="84630">
            <text:p>84630</text:p>
          </table:table-cell>
          <table:table-cell table:formula="of:=[.AK123]*([.H123]*2+89)" office:value-type="float" office:value="72361">
            <text:p>72361</text:p>
          </table:table-cell>
          <table:table-cell table:formula="of:=[.AK123]*[.AM123]" office:value-type="float" office:value="22765470">
            <text:p>22765470</text:p>
          </table:table-cell>
          <table:table-cell table:style-name="ce69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8.html">T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8.html">T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3">
            <text:p>123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24:.H124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24]-[.N124]" office:value-type="float" office:value="460">
            <text:p>460</text:p>
          </table:table-cell>
          <table:table-cell table:formula="of:=MIN([.D124]; [.F124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4]*2+89)*[.AA124]/IF(OR([.J124]=[.Y124]; [.K124]=[.Y124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4]=&quot;物理&quot;; [.D124]; [.F124])*2+89)*[.AF12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4]=&quot;物理&quot;; [.D124]; [.F124])*2+89)*[.AI124]/100" office:value-type="float" office:value="269">
            <text:p>269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formula="of:=AVERAGE([.AN124]; [.AO124])" office:value-type="float" office:value="84870">
            <text:p>84870</text:p>
          </table:table-cell>
          <table:table-cell table:formula="of:=([.C124]*2+64+130)*([.E124]*2+25)" office:value-type="float" office:value="84870">
            <text:p>84870</text:p>
          </table:table-cell>
          <table:table-cell table:formula="of:=([.C124]*2+64+130)*([.G124]*2+25)" office:value-type="float" office:value="84870">
            <text:p>84870</text:p>
          </table:table-cell>
          <table:table-cell table:formula="of:=[.AK124]*([.H124]*2+89)" office:value-type="float" office:value="66981">
            <text:p>66981</text:p>
          </table:table-cell>
          <table:table-cell table:formula="of:=[.AK124]*[.AM124]" office:value-type="float" office:value="22830030">
            <text:p>22830030</text:p>
          </table:table-cell>
          <table:table-cell table:style-name="ce69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28.html">H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28.html">H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4">
            <text:p>124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14" table:formula="of:=SUM([.C125:.H125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5]-[.N125]" office:value-type="float" office:value="330">
            <text:p>330</text:p>
          </table:table-cell>
          <table:table-cell table:formula="of:=MIN([.D125]; [.F125])" office:value-type="float" office:value="50">
            <text:p>5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211.html">ちびサラ</text:a></text:p>
          </table:table-cell>
          <table:table-cell table:number-columns-repeated="11"/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5]=&quot;物理&quot;; [.D125]; [.F125])*2+89)*[.AF12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5]=&quot;物理&quot;; [.D125]; [.F125])*2+89)*[.AI12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formula="of:=AVERAGE([.AN125]; [.AO125])" office:value-type="float" office:value="41850">
            <text:p>41850</text:p>
          </table:table-cell>
          <table:table-cell table:formula="of:=([.C125]*2+130)*([.E125]*2+25)" office:value-type="float" office:value="44950">
            <text:p>44950</text:p>
          </table:table-cell>
          <table:table-cell table:formula="of:=([.C125]*2+130)*([.G125]*2+25)" office:value-type="float" office:value="38750">
            <text:p>38750</text:p>
          </table:table-cell>
          <table:table-cell table:formula="of:=[.AK125]*([.H125]*2+25)" office:value-type="float" office:value="28012.5">
            <text:p>28012.5</text:p>
          </table:table-cell>
          <table:table-cell table:formula="of:=[.AK125]*[.AM125]" office:value-type="float" office:value="9378585">
            <text:p>9378585</text:p>
          </table:table-cell>
          <table:table-cell table:style-name="ce69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211.html">ちびサ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11.html">ちびサラ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25">
            <text:p>125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126:.H12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26]-[.N126]" office:value-type="float" office:value="460">
            <text:p>460</text:p>
          </table:table-cell>
          <table:table-cell table:formula="of:=MIN([.D126]; [.F126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26]*2+89)*[.AA126]/IF(OR([.J126]=[.Y126]; [.K126]=[.Y126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6]=&quot;物理&quot;; [.D126]; [.F126])*2+89)*[.AF12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6]=&quot;物理&quot;; [.D126]; [.F126])*2+89)*[.AI12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formula="of:=AVERAGE([.AN126]; [.AO126])" office:value-type="float" office:value="89040">
            <text:p>89040</text:p>
          </table:table-cell>
          <table:table-cell table:formula="of:=([.C126]*2+64+130)*([.E126]*2+25)" office:value-type="float" office:value="99640">
            <text:p>99640</text:p>
          </table:table-cell>
          <table:table-cell table:formula="of:=([.C126]*2+64+130)*([.G126]*2+25)" office:value-type="float" office:value="78440">
            <text:p>78440</text:p>
          </table:table-cell>
          <table:table-cell table:formula="of:=[.AK126]*([.H126]*2+89)" office:value-type="float" office:value="55440.9">
            <text:p>55440.9</text:p>
          </table:table-cell>
          <table:table-cell table:formula="of:=[.AK126]*[.AM126]" office:value-type="float" office:value="21556584">
            <text:p>21556584</text:p>
          </table:table-cell>
          <table:table-cell table:style-name="ce69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11.html">Nサ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11.html">Nサラ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26">
            <text:p>126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0">
            <text:p>80</text:p>
          </table:table-cell>
          <table:table-cell table:style-name="ce14" table:formula="of:=SUM([.C127:.H127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7]-[.N127]" office:value-type="float" office:value="420">
            <text:p>420</text:p>
          </table:table-cell>
          <table:table-cell table:formula="of:=MIN([.D127]; [.F127])" office:value-type="float" office:value="30">
            <text:p>30</text:p>
          </table:table-cell>
          <table:table-cell table:style-name="ce14" office:value-type="string">
            <text:p>能力低下防止</text:p>
          </table:table-cell>
          <table:table-cell table:style-name="ce14"/>
          <table:table-cell table:style-name="ce14" office:value-type="string">
            <text:p><text:a xlink:href="http://www14.atwiki.jp/tamakagura/pages/210.html">ちびサリエル</text:a></text:p>
          </table:table-cell>
          <table:table-cell table:number-columns-repeated="11"/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7]=&quot;物理&quot;; [.D127]; [.F127])*2+89)*[.AF12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7]=&quot;物理&quot;; [.D127]; [.F127])*2+89)*[.AI12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formula="of:=AVERAGE([.AN127]; [.AO127])" office:value-type="float" office:value="51150">
            <text:p>51150</text:p>
          </table:table-cell>
          <table:table-cell table:formula="of:=([.C127]*2+130)*([.E127]*2+25)" office:value-type="float" office:value="48050">
            <text:p>48050</text:p>
          </table:table-cell>
          <table:table-cell table:formula="of:=([.C127]*2+130)*([.G127]*2+25)" office:value-type="float" office:value="54250">
            <text:p>54250</text:p>
          </table:table-cell>
          <table:table-cell table:formula="of:=[.AK127]*([.H127]*2+25)" office:value-type="float" office:value="51448.5">
            <text:p>51448.5</text:p>
          </table:table-cell>
          <table:table-cell table:formula="of:=[.AK127]*[.AM127]" office:value-type="float" office:value="14224815">
            <text:p>14224815</text:p>
          </table:table-cell>
          <table:table-cell table:style-name="ce69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10.html">ちびサリエ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10.html">ちびサリエ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27">
            <text:p>127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39" table:formula="of:=SUM([.C128:.H12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28]-[.N128]" office:value-type="float" office:value="490">
            <text:p>490</text:p>
          </table:table-cell>
          <table:table-cell table:formula="of:=MIN([.D128]; [.F128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28]=&quot;物理&quot;; [.D128]; [.F128])*2+89)*[.AF128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28]=&quot;物理&quot;; [.D128]; [.F128])*2+89)*[.AI128]/100" office:value-type="float" office:value="369">
            <text:p>369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formula="of:=AVERAGE([.AN128]; [.AO128])" office:value-type="float" office:value="72890">
            <text:p>72890</text:p>
          </table:table-cell>
          <table:table-cell table:formula="of:=([.C128]*2+64+130)*([.E128]*2+25)" office:value-type="float" office:value="68950">
            <text:p>68950</text:p>
          </table:table-cell>
          <table:table-cell table:formula="of:=([.C128]*2+64+130)*([.G128]*2+25)" office:value-type="float" office:value="76830">
            <text:p>76830</text:p>
          </table:table-cell>
          <table:table-cell table:formula="of:=[.AK128]*([.H128]*2+89)" office:value-type="float" office:value="99261">
            <text:p>99261</text:p>
          </table:table-cell>
          <table:table-cell table:formula="of:=[.AK128]*[.AM128]" office:value-type="float" office:value="26896410">
            <text:p>26896410</text:p>
          </table:table-cell>
          <table:table-cell table:style-name="ce69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10.html">Aサリエ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10.html">Aサリエ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28">
            <text:p>128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129:.H129])" office:value-type="float" office:value="380">
            <text:p>3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9]-[.N129]" office:value-type="float" office:value="350">
            <text:p>350</text:p>
          </table:table-cell>
          <table:table-cell table:formula="of:=MIN([.D129]; [.F129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43.html">ちびしずは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29]=&quot;物理&quot;; [.D129]; [.F129])*2+89)*[.AF129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29]=&quot;物理&quot;; [.D129]; [.F129])*2+89)*[.AI129]/100" office:value-type="float" office:value="239">
            <text:p>239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formula="of:=AVERAGE([.AN129]; [.AO129])" office:value-type="float" office:value="47850">
            <text:p>47850</text:p>
          </table:table-cell>
          <table:table-cell table:formula="of:=([.C129]*2+130)*([.E129]*2+25)" office:value-type="float" office:value="44950">
            <text:p>44950</text:p>
          </table:table-cell>
          <table:table-cell table:formula="of:=([.C129]*2+130)*([.G129]*2+25)" office:value-type="float" office:value="50750">
            <text:p>50750</text:p>
          </table:table-cell>
          <table:table-cell table:formula="of:=[.AK129]*([.H129]*2+25)" office:value-type="float" office:value="32265">
            <text:p>32265</text:p>
          </table:table-cell>
          <table:table-cell table:formula="of:=[.AK129]*[.AM129]" office:value-type="float" office:value="11436150">
            <text:p>11436150</text:p>
          </table:table-cell>
          <table:table-cell table:style-name="ce69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43.html">ちびしずは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3.html">ちびしずは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9">
            <text:p>12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30:.H130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0]-[.N130]" office:value-type="float" office:value="480">
            <text:p>480</text:p>
          </table:table-cell>
          <table:table-cell table:formula="of:=MIN([.D130]; [.F130])" office:value-type="float" office:value="50">
            <text:p>5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A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0]=&quot;物理&quot;; [.D130]; [.F130])*2+89)*[.AF130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0]=&quot;物理&quot;; [.D130]; [.F130])*2+89)*[.AI130]/100" office:value-type="float" office:value="369">
            <text:p>36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formula="of:=AVERAGE([.AN130]; [.AO130])" office:value-type="float" office:value="72930">
            <text:p>72930</text:p>
          </table:table-cell>
          <table:table-cell table:formula="of:=([.C130]*2+64+130)*([.E130]*2+25)" office:value-type="float" office:value="69190">
            <text:p>69190</text:p>
          </table:table-cell>
          <table:table-cell table:formula="of:=([.C130]*2+64+130)*([.G130]*2+25)" office:value-type="float" office:value="76670">
            <text:p>76670</text:p>
          </table:table-cell>
          <table:table-cell table:formula="of:=[.AK130]*([.H130]*2+89)" office:value-type="float" office:value="91881">
            <text:p>91881</text:p>
          </table:table-cell>
          <table:table-cell table:formula="of:=[.AK130]*[.AM130]" office:value-type="float" office:value="26911170">
            <text:p>26911170</text:p>
          </table:table-cell>
          <table:table-cell table:style-name="ce69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43.html">A静葉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43.html">A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0">
            <text:p>13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131:.H131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31]-[.N131]" office:value-type="float" office:value="470">
            <text:p>470</text:p>
          </table:table-cell>
          <table:table-cell table:formula="of:=MIN([.D131]; [.F131])" office:value-type="float" office:value="60">
            <text:p>6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T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1]=&quot;物理&quot;; [.D131]; [.F131])*2+89)*[.AF13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1]=&quot;物理&quot;; [.D131]; [.F131])*2+89)*[.AI131]/100" office:value-type="float" office:value="299">
            <text:p>299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formula="of:=AVERAGE([.AN131]; [.AO131])" office:value-type="float" office:value="91020">
            <text:p>91020</text:p>
          </table:table-cell>
          <table:table-cell table:formula="of:=([.C131]*2+64+130)*([.E131]*2+25)" office:value-type="float" office:value="91020">
            <text:p>91020</text:p>
          </table:table-cell>
          <table:table-cell table:formula="of:=([.C131]*2+64+130)*([.G131]*2+25)" office:value-type="float" office:value="91020">
            <text:p>91020</text:p>
          </table:table-cell>
          <table:table-cell table:formula="of:=[.AK131]*([.H131]*2+89)" office:value-type="float" office:value="62491">
            <text:p>62491</text:p>
          </table:table-cell>
          <table:table-cell table:formula="of:=[.AK131]*[.AM131]" office:value-type="float" office:value="27214980">
            <text:p>27214980</text:p>
          </table:table-cell>
          <table:table-cell table:style-name="ce69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43.html">T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43.html">T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1">
            <text:p>131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32:.H132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32]-[.N132]" office:value-type="float" office:value="450">
            <text:p>450</text:p>
          </table:table-cell>
          <table:table-cell table:formula="of:=MIN([.D132]; [.F132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S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2]=&quot;物理&quot;; [.D132]; [.F132])*2+89)*[.AF132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2]=&quot;物理&quot;; [.D132]; [.F132])*2+89)*[.AI132]/100" office:value-type="float" office:value="249">
            <text:p>249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formula="of:=AVERAGE([.AN132]; [.AO132])" office:value-type="float" office:value="72800">
            <text:p>72800</text:p>
          </table:table-cell>
          <table:table-cell table:formula="of:=([.C132]*2+64+130)*([.E132]*2+25)" office:value-type="float" office:value="70980">
            <text:p>70980</text:p>
          </table:table-cell>
          <table:table-cell table:formula="of:=([.C132]*2+64+130)*([.G132]*2+25)" office:value-type="float" office:value="74620">
            <text:p>74620</text:p>
          </table:table-cell>
          <table:table-cell table:formula="of:=[.AK132]*([.H132]*2+89)" office:value-type="float" office:value="76941">
            <text:p>76941</text:p>
          </table:table-cell>
          <table:table-cell table:formula="of:=[.AK132]*[.AM132]" office:value-type="float" office:value="18127200">
            <text:p>18127200</text:p>
          </table:table-cell>
          <table:table-cell table:style-name="ce69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43.html">S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43.html">S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2">
            <text:p>132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35">
            <text:p>35</text:p>
          </table:table-cell>
          <table:table-cell table:style-name="ce14" table:formula="of:=SUM([.C133:.H133])" office:value-type="float" office:value="360">
            <text:p>3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3]-[.N133]" office:value-type="float" office:value="330">
            <text:p>330</text:p>
          </table:table-cell>
          <table:table-cell table:formula="of:=MIN([.D133]; [.F133])" office:value-type="float" office:value="30">
            <text:p>30</text:p>
          </table:table-cell>
          <table:table-cell table:style-name="ce14" office:value-type="string">
            <text:p>25%敵命中↓</text:p>
          </table:table-cell>
          <table:table-cell table:style-name="ce14"/>
          <table:table-cell table:style-name="ce14" office:value-type="string">
            <text:p><text:a xlink:href="http://www14.atwiki.jp/tamakagura/pages/179.html">しゃんは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57" table:formula="of:=(IF([.AG133]=&quot;物理&quot;; [.D133]; [.F133])*2+89)*[.AF133]/100" office:value-type="float" office:value="195.3">
            <text:p>195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60" table:formula="of:=(IF([.AJ133]=&quot;物理&quot;; [.D133]; [.F133])*2+89)*[.AI133]/100" office:value-type="float" office:value="195.3">
            <text:p>195.3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formula="of:=AVERAGE([.AN133]; [.AO133])" office:value-type="float" office:value="42000">
            <text:p>42000</text:p>
          </table:table-cell>
          <table:table-cell table:formula="of:=([.C133]*2+130)*([.E133]*2+25)" office:value-type="float" office:value="46200">
            <text:p>46200</text:p>
          </table:table-cell>
          <table:table-cell table:formula="of:=([.C133]*2+130)*([.G133]*2+25)" office:value-type="float" office:value="37800">
            <text:p>37800</text:p>
          </table:table-cell>
          <table:table-cell table:formula="of:=[.AK133]*([.H133]*2+25)" office:value-type="float" office:value="18553.5">
            <text:p>18553.5</text:p>
          </table:table-cell>
          <table:table-cell table:formula="of:=[.AK133]*[.AM133]" office:value-type="float" office:value="8202600">
            <text:p>8202600</text:p>
          </table:table-cell>
          <table:table-cell table:style-name="ce69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9.html">しゃんは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9.html">しゃんはい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3">
            <text:p>133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134:.H134])" office:value-type="float" office:value="400">
            <text:p>40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4]-[.N134]" office:value-type="float" office:value="350">
            <text:p>350</text:p>
          </table:table-cell>
          <table:table-cell table:formula="of:=MIN([.D134]; [.F134])" office:value-type="float" office:value="50">
            <text:p>50</text:p>
          </table:table-cell>
          <table:table-cell table:style-name="ce14" office:value-type="string">
            <text:p>装備奪取</text:p>
          </table:table-cell>
          <table:table-cell table:style-name="ce14"/>
          <table:table-cell table:style-name="ce14" office:value-type="string">
            <text:p><text:a xlink:href="http://www14.atwiki.jp/tamakagura/pages/79.html">ちびしょう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4]=&quot;物理&quot;; [.D134]; [.F134])*2+89)*[.AF13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4]=&quot;物理&quot;; [.D134]; [.F134])*2+89)*[.AI134]/100" office:value-type="float" office:value="269">
            <text:p>269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formula="of:=AVERAGE([.AN134]; [.AO134])" office:value-type="float" office:value="51150">
            <text:p>51150</text:p>
          </table:table-cell>
          <table:table-cell table:formula="of:=([.C134]*2+130)*([.E134]*2+25)" office:value-type="float" office:value="48050">
            <text:p>48050</text:p>
          </table:table-cell>
          <table:table-cell table:formula="of:=([.C134]*2+130)*([.G134]*2+25)" office:value-type="float" office:value="54250">
            <text:p>54250</text:p>
          </table:table-cell>
          <table:table-cell table:formula="of:=[.AK134]*([.H134]*2+25)" office:value-type="float" office:value="22865">
            <text:p>22865</text:p>
          </table:table-cell>
          <table:table-cell table:formula="of:=[.AK134]*[.AM134]" office:value-type="float" office:value="13759350">
            <text:p>13759350</text:p>
          </table:table-cell>
          <table:table-cell table:style-name="ce69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79.html">ちびしょ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9.html">ちびしょう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4">
            <text:p>134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5">
            <text:p>65</text:p>
          </table:table-cell>
          <table:table-cell table:style-name="ce14" table:formula="of:=SUM([.C135:.H135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N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5]=&quot;物理&quot;; [.D135]; [.F135])*2+89)*[.AF13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5]=&quot;物理&quot;; [.D135]; [.F135])*2+89)*[.AI135]/100" office:value-type="float" office:value="309">
            <text:p>309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formula="of:=AVERAGE([.AN135]; [.AO135])" office:value-type="float" office:value="80730">
            <text:p>80730</text:p>
          </table:table-cell>
          <table:table-cell table:formula="of:=([.C135]*2+64+130)*([.E135]*2+25)" office:value-type="float" office:value="76590">
            <text:p>76590</text:p>
          </table:table-cell>
          <table:table-cell table:formula="of:=([.C135]*2+64+130)*([.G135]*2+25)" office:value-type="float" office:value="84870">
            <text:p>84870</text:p>
          </table:table-cell>
          <table:table-cell table:formula="of:=[.AK135]*([.H135]*2+89)" office:value-type="float" office:value="67671">
            <text:p>67671</text:p>
          </table:table-cell>
          <table:table-cell table:formula="of:=[.AK135]*[.AM135]" office:value-type="float" office:value="24945570">
            <text:p>24945570</text:p>
          </table:table-cell>
          <table:table-cell table:style-name="ce69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79.html">N星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79.html">N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5">
            <text:p>135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136:.H136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136]-[.N136]" office:value-type="float" office:value="465">
            <text:p>465</text:p>
          </table:table-cell>
          <table:table-cell table:formula="of:=MIN([.D136]; [.F136])" office:value-type="float" office:value="80">
            <text:p>8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T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36]=&quot;物理&quot;; [.D136]; [.F136])*2+89)*[.AF136]/100" office:value-type="float" office:value="382.8">
            <text:p>382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6]=&quot;物理&quot;; [.D136]; [.F136])*2+89)*[.AI136]/100" office:value-type="float" office:value="319">
            <text:p>319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formula="of:=AVERAGE([.AN136]; [.AO136])" office:value-type="float" office:value="84870">
            <text:p>84870</text:p>
          </table:table-cell>
          <table:table-cell table:formula="of:=([.C136]*2+64+130)*([.E136]*2+25)" office:value-type="float" office:value="76590">
            <text:p>76590</text:p>
          </table:table-cell>
          <table:table-cell table:formula="of:=([.C136]*2+64+130)*([.G136]*2+25)" office:value-type="float" office:value="93150">
            <text:p>93150</text:p>
          </table:table-cell>
          <table:table-cell table:formula="of:=[.AK136]*([.H136]*2+89)" office:value-type="float" office:value="66671">
            <text:p>66671</text:p>
          </table:table-cell>
          <table:table-cell table:formula="of:=[.AK136]*[.AM136]" office:value-type="float" office:value="27073530">
            <text:p>27073530</text:p>
          </table:table-cell>
          <table:table-cell table:style-name="ce69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79.html">T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6">
            <text:p>136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37:.H13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37]-[.N137]" office:value-type="float" office:value="455">
            <text:p>455</text:p>
          </table:table-cell>
          <table:table-cell table:formula="of:=MIN([.D137]; [.F137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H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37]=&quot;物理&quot;; [.D137]; [.F137])*2+89)*[.AF13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37]=&quot;物理&quot;; [.D137]; [.F137])*2+89)*[.AI13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formula="of:=AVERAGE([.AN137]; [.AO137])" office:value-type="float" office:value="74740">
            <text:p>74740</text:p>
          </table:table-cell>
          <table:table-cell table:formula="of:=([.C137]*2+64+130)*([.E137]*2+25)" office:value-type="float" office:value="66660">
            <text:p>66660</text:p>
          </table:table-cell>
          <table:table-cell table:formula="of:=([.C137]*2+64+130)*([.G137]*2+25)" office:value-type="float" office:value="82820">
            <text:p>82820</text:p>
          </table:table-cell>
          <table:table-cell table:formula="of:=[.AK137]*([.H137]*2+89)" office:value-type="float" office:value="69246.9">
            <text:p>69246.9</text:p>
          </table:table-cell>
          <table:table-cell table:formula="of:=[.AK137]*[.AM137]" office:value-type="float" office:value="20785194">
            <text:p>20785194</text:p>
          </table:table-cell>
          <table:table-cell table:style-name="ce69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79.html">H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7">
            <text:p>137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138:.H138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8]-[.N138]" office:value-type="float" office:value="420">
            <text:p>420</text:p>
          </table:table-cell>
          <table:table-cell table:formula="of:=MIN([.D138]; [.F138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32.html">ちびしんき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38]=&quot;物理&quot;; [.D138]; [.F138])*2+89)*[.AF138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38]=&quot;物理&quot;; [.D138]; [.F138])*2+89)*[.AI138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formula="of:=AVERAGE([.AN138]; [.AO138])" office:value-type="float" office:value="62700">
            <text:p>62700</text:p>
          </table:table-cell>
          <table:table-cell table:formula="of:=([.C138]*2+130)*([.E138]*2+25)" office:value-type="float" office:value="61050">
            <text:p>61050</text:p>
          </table:table-cell>
          <table:table-cell table:formula="of:=([.C138]*2+130)*([.G138]*2+25)" office:value-type="float" office:value="64350">
            <text:p>64350</text:p>
          </table:table-cell>
          <table:table-cell table:formula="of:=[.AK138]*([.H138]*2+25)" office:value-type="float" office:value="33637.5">
            <text:p>33637.5</text:p>
          </table:table-cell>
          <table:table-cell table:formula="of:=[.AK138]*[.AM138]" office:value-type="float" office:value="16872570">
            <text:p>16872570</text:p>
          </table:table-cell>
          <table:table-cell table:style-name="ce69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2.html">ちびしん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2.html">ちびしんき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38">
            <text:p>138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39" table:formula="of:=SUM([.C139:.H139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39]-[.N139]" office:value-type="float" office:value="495">
            <text:p>495</text:p>
          </table:table-cell>
          <table:table-cell table:formula="of:=MIN([.D139]; [.F139])" office:value-type="float" office:value="85">
            <text:p>8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H神綺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9]=&quot;物理&quot;; [.D139]; [.F139])*2+89)*[.AF13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9]=&quot;物理&quot;; [.D139]; [.F139])*2+89)*[.AI139]/100" office:value-type="float" office:value="309">
            <text:p>309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formula="of:=AVERAGE([.AN139]; [.AO139])" office:value-type="float" office:value="99900">
            <text:p>99900</text:p>
          </table:table-cell>
          <table:table-cell table:formula="of:=([.C139]*2+64+130)*([.E139]*2+25)" office:value-type="float" office:value="99900">
            <text:p>99900</text:p>
          </table:table-cell>
          <table:table-cell table:formula="of:=([.C139]*2+64+130)*([.G139]*2+25)" office:value-type="float" office:value="99900">
            <text:p>99900</text:p>
          </table:table-cell>
          <table:table-cell table:formula="of:=[.AK139]*([.H139]*2+89)" office:value-type="float" office:value="64581">
            <text:p>64581</text:p>
          </table:table-cell>
          <table:table-cell table:formula="of:=[.AK139]*[.AM139]" office:value-type="float" office:value="30869100">
            <text:p>30869100</text:p>
          </table:table-cell>
          <table:table-cell table:style-name="ce69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2.html">H神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32.html">H神綺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39">
            <text:p>139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30">
            <text:p>30</text:p>
          </table:table-cell>
          <table:table-cell table:style-name="ce14" table:formula="of:=SUM([.C140:.H140])" office:value-type="float" office:value="380">
            <text:p>3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0]-[.N140]" office:value-type="float" office:value="310">
            <text:p>310</text:p>
          </table:table-cell>
          <table:table-cell table:formula="of:=MIN([.D140]; [.F140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95.html">こしんぎょく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0]*2+89)*[.AA140]/IF(OR([.J140]=[.Y140]; [.K140]=[.Y140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40]=&quot;物理&quot;; [.D140]; [.F140])*2+89)*[.AF14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40]=&quot;物理&quot;; [.D140]; [.F140])*2+89)*[.AI14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formula="of:=AVERAGE([.AN140]; [.AO140])" office:value-type="float" office:value="44550">
            <text:p>44550</text:p>
          </table:table-cell>
          <table:table-cell table:formula="of:=([.C140]*2+130)*([.E140]*2+25)" office:value-type="float" office:value="44550">
            <text:p>44550</text:p>
          </table:table-cell>
          <table:table-cell table:formula="of:=([.C140]*2+130)*([.G140]*2+25)" office:value-type="float" office:value="44550">
            <text:p>44550</text:p>
          </table:table-cell>
          <table:table-cell table:formula="of:=[.AK140]*([.H140]*2+25)" office:value-type="float" office:value="17518.5">
            <text:p>17518.5</text:p>
          </table:table-cell>
          <table:table-cell table:formula="of:=[.AK140]*[.AM140]" office:value-type="float" office:value="9181755">
            <text:p>9181755</text:p>
          </table:table-cell>
          <table:table-cell table:style-name="ce69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95.html">こしんぎょ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95.html">こしんぎょく</text:a></text:p>
          </table:table-cell>
          <table:table-cell office:value-type="string">
            <text:p>赤と黒</text:p>
          </table:table-cell>
          <table:table-cell table:number-columns-repeated="917"/>
        </table:table-row>
        <table:table-row table:style-name="ro5">
          <table:table-cell office:value-type="float" office:value="140">
            <text:p>140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141:.H141])" office:value-type="float" office:value="530">
            <text:p>53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1]-[.N141]" office:value-type="float" office:value="450">
            <text:p>450</text:p>
          </table:table-cell>
          <table:table-cell table:formula="of:=MIN([.D141]; [.F141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1]*2+89)*[.AA141]/IF(OR([.J141]=[.Y141]; [.K141]=[.Y141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41]=&quot;物理&quot;; [.D141]; [.F141])*2+89)*[.AF141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41]=&quot;物理&quot;; [.D141]; [.F141])*2+89)*[.AI14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formula="of:=AVERAGE([.AN141]; [.AO141])" office:value-type="float" office:value="97170">
            <text:p>97170</text:p>
          </table:table-cell>
          <table:table-cell table:formula="of:=([.C141]*2+64+130)*([.E141]*2+25)" office:value-type="float" office:value="97170">
            <text:p>97170</text:p>
          </table:table-cell>
          <table:table-cell table:formula="of:=([.C141]*2+64+130)*([.G141]*2+25)" office:value-type="float" office:value="97170">
            <text:p>97170</text:p>
          </table:table-cell>
          <table:table-cell table:formula="of:=[.AK141]*([.H141]*2+89)" office:value-type="float" office:value="42354.9">
            <text:p>42354.9</text:p>
          </table:table-cell>
          <table:table-cell table:formula="of:=[.AK141]*[.AM141]" office:value-type="float" office:value="21775797">
            <text:p>21775797</text:p>
          </table:table-cell>
          <table:table-cell table:style-name="ce69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95.html">神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95.html">神玉</text:a></text:p>
          </table:table-cell>
          <table:table-cell office:value-type="string">
            <text:p>赤と黒</text:p>
          </table:table-cell>
          <table:table-cell table:number-columns-repeated="917"/>
        </table:table-row>
        <table:table-row table:style-name="ro5">
          <table:table-cell office:value-type="float" office:value="141">
            <text:p>141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0">
            <text:p>30</text:p>
          </table:table-cell>
          <table:table-cell table:style-name="ce14" table:formula="of:=SUM([.C142:.H142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2]-[.N142]" office:value-type="float" office:value="380">
            <text:p>380</text:p>
          </table:table-cell>
          <table:table-cell table:formula="of:=MIN([.D142]; [.F142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119.html">ちびすいか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2]=&quot;物理&quot;; [.D142]; [.F142])*2+89)*[.AF14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2]=&quot;物理&quot;; [.D142]; [.F142])*2+89)*[.AI142]/100" office:value-type="float" office:value="289">
            <text:p>289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formula="of:=AVERAGE([.AN142]; [.AO142])" office:value-type="float" office:value="57350">
            <text:p>57350</text:p>
          </table:table-cell>
          <table:table-cell table:formula="of:=([.C142]*2+130)*([.E142]*2+25)" office:value-type="float" office:value="61050">
            <text:p>61050</text:p>
          </table:table-cell>
          <table:table-cell table:formula="of:=([.C142]*2+130)*([.G142]*2+25)" office:value-type="float" office:value="53650">
            <text:p>53650</text:p>
          </table:table-cell>
          <table:table-cell table:formula="of:=[.AK142]*([.H142]*2+25)" office:value-type="float" office:value="24565">
            <text:p>24565</text:p>
          </table:table-cell>
          <table:table-cell table:formula="of:=[.AK142]*[.AM142]" office:value-type="float" office:value="16574150">
            <text:p>16574150</text:p>
          </table:table-cell>
          <table:table-cell table:style-name="ce69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9.html">ちびすい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19.html">ちびすいか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2">
            <text:p>142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5">
            <text:p>45</text:p>
          </table:table-cell>
          <table:table-cell table:style-name="ce14" table:formula="of:=SUM([.C143:.H143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43]-[.N143]" office:value-type="float" office:value="500">
            <text:p>500</text:p>
          </table:table-cell>
          <table:table-cell table:formula="of:=MIN([.D143]; [.F143])" office:value-type="float" office:value="60">
            <text:p>6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43]=&quot;物理&quot;; [.D143]; [.F143])*2+89)*[.AF143]/100" office:value-type="float" office:value="613.5">
            <text:p>61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3]=&quot;物理&quot;; [.D143]; [.F143])*2+89)*[.AI143]/100" office:value-type="float" office:value="409">
            <text:p>409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formula="of:=AVERAGE([.AN143]; [.AO143])" office:value-type="float" office:value="85320">
            <text:p>85320</text:p>
          </table:table-cell>
          <table:table-cell table:formula="of:=([.C143]*2+64+130)*([.E143]*2+25)" office:value-type="float" office:value="92430">
            <text:p>92430</text:p>
          </table:table-cell>
          <table:table-cell table:formula="of:=([.C143]*2+64+130)*([.G143]*2+25)" office:value-type="float" office:value="78210">
            <text:p>78210</text:p>
          </table:table-cell>
          <table:table-cell table:formula="of:=[.AK143]*([.H143]*2+89)" office:value-type="float" office:value="73211">
            <text:p>73211</text:p>
          </table:table-cell>
          <table:table-cell table:formula="of:=[.AK143]*[.AM143]" office:value-type="float" office:value="34895880">
            <text:p>34895880</text:p>
          </table:table-cell>
          <table:table-cell table:style-name="ce69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9.html">A萃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19.html">A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3">
            <text:p>143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style-name="ce22" office:value-type="float" office:value="180">
            <text:p>18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0">
            <text:p>30</text:p>
          </table:table-cell>
          <table:table-cell table:style-name="ce14" table:formula="of:=SUM([.C144:.H144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4]-[.N144]" office:value-type="float" office:value="520">
            <text:p>520</text:p>
          </table:table-cell>
          <table:table-cell table:formula="of:=MIN([.D144]; [.F144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T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44]=&quot;物理&quot;; [.D144]; [.F144])*2+89)*[.AF144]/100" office:value-type="float" office:value="508.5">
            <text:p>50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4]=&quot;物理&quot;; [.D144]; [.F144])*2+89)*[.AI144]/100" office:value-type="float" office:value="339">
            <text:p>339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formula="of:=AVERAGE([.AN144]; [.AO144])" office:value-type="float" office:value="116340">
            <text:p>116340</text:p>
          </table:table-cell>
          <table:table-cell table:formula="of:=([.C144]*2+64+130)*([.E144]*2+25)" office:value-type="float" office:value="124650">
            <text:p>124650</text:p>
          </table:table-cell>
          <table:table-cell table:formula="of:=([.C144]*2+64+130)*([.G144]*2+25)" office:value-type="float" office:value="108030">
            <text:p>108030</text:p>
          </table:table-cell>
          <table:table-cell table:formula="of:=[.AK144]*([.H144]*2+89)" office:value-type="float" office:value="50511">
            <text:p>50511</text:p>
          </table:table-cell>
          <table:table-cell table:formula="of:=[.AK144]*[.AM144]" office:value-type="float" office:value="39439260">
            <text:p>39439260</text:p>
          </table:table-cell>
          <table:table-cell table:style-name="ce69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9.html">T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19.html">T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4">
            <text:p>144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style-name="ce22" office:value-type="float" office:value="155">
            <text:p>15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5">
            <text:p>35</text:p>
          </table:table-cell>
          <table:table-cell table:style-name="ce14" table:formula="of:=SUM([.C145:.H145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45]-[.N145]" office:value-type="float" office:value="450">
            <text:p>450</text:p>
          </table:table-cell>
          <table:table-cell table:formula="of:=MIN([.D145]; [.F145])" office:value-type="float" office:value="110">
            <text:p>11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H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45]=&quot;物理&quot;; [.D145]; [.F145])*2+89)*[.AF145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45]=&quot;物理&quot;; [.D145]; [.F145])*2+89)*[.AI145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formula="of:=AVERAGE([.AN145]; [.AO145])" office:value-type="float" office:value="80640">
            <text:p>80640</text:p>
          </table:table-cell>
          <table:table-cell table:formula="of:=([.C145]*2+64+130)*([.E145]*2+25)" office:value-type="float" office:value="88200">
            <text:p>88200</text:p>
          </table:table-cell>
          <table:table-cell table:formula="of:=([.C145]*2+64+130)*([.G145]*2+25)" office:value-type="float" office:value="73080">
            <text:p>73080</text:p>
          </table:table-cell>
          <table:table-cell table:formula="of:=[.AK145]*([.H145]*2+89)" office:value-type="float" office:value="58957.2">
            <text:p>58957.2</text:p>
          </table:table-cell>
          <table:table-cell table:formula="of:=[.AK145]*[.AM145]" office:value-type="float" office:value="29901312">
            <text:p>29901312</text:p>
          </table:table-cell>
          <table:table-cell table:style-name="ce69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19.html">H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19.html">H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5">
            <text:p>145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style-name="ce22" office:value-type="float" office:value="160">
            <text:p>16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45">
            <text:p>45</text:p>
          </table:table-cell>
          <table:table-cell table:style-name="ce14" table:formula="of:=SUM([.C146:.H146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46]-[.N146]" office:value-type="float" office:value="510">
            <text:p>510</text:p>
          </table:table-cell>
          <table:table-cell table:formula="of:=MIN([.D146]; [.F146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D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6]=&quot;物理&quot;; [.D146]; [.F146])*2+89)*[.AF1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6]=&quot;物理&quot;; [.D146]; [.F146])*2+89)*[.AI146]/100" office:value-type="float" office:value="329">
            <text:p>329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formula="of:=AVERAGE([.AN146]; [.AO146])" office:value-type="float" office:value="107940">
            <text:p>107940</text:p>
          </table:table-cell>
          <table:table-cell table:formula="of:=([.C146]*2+64+130)*([.E146]*2+25)" office:value-type="float" office:value="115650">
            <text:p>115650</text:p>
          </table:table-cell>
          <table:table-cell table:formula="of:=([.C146]*2+64+130)*([.G146]*2+25)" office:value-type="float" office:value="100230">
            <text:p>100230</text:p>
          </table:table-cell>
          <table:table-cell table:formula="of:=[.AK146]*([.H146]*2+89)" office:value-type="float" office:value="58891">
            <text:p>58891</text:p>
          </table:table-cell>
          <table:table-cell table:formula="of:=[.AK146]*[.AM146]" office:value-type="float" office:value="35512260">
            <text:p>35512260</text:p>
          </table:table-cell>
          <table:table-cell table:style-name="ce69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19.html">D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19.html">D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6">
            <text:p>146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147:.H147])" office:value-type="float" office:value="360">
            <text:p>36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7]-[.N147]" office:value-type="float" office:value="330">
            <text:p>330</text:p>
          </table:table-cell>
          <table:table-cell table:formula="of:=MIN([.D147]; [.F147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60.html">ちびスター</text:a></text:p>
          </table:table-cell>
          <table:table-cell table:number-columns-repeated="11"/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147]=&quot;物理&quot;; [.D147]; [.F147])*2+89)*[.AF147]/100" office:value-type="float" office:value="160.3">
            <text:p>160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147]=&quot;物理&quot;; [.D147]; [.F147])*2+89)*[.AI147]/100" office:value-type="float" office:value="160.3">
            <text:p>160.3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formula="of:=AVERAGE([.AN147]; [.AO147])" office:value-type="float" office:value="44550">
            <text:p>44550</text:p>
          </table:table-cell>
          <table:table-cell table:formula="of:=([.C147]*2+130)*([.E147]*2+25)" office:value-type="float" office:value="41850">
            <text:p>41850</text:p>
          </table:table-cell>
          <table:table-cell table:formula="of:=([.C147]*2+130)*([.G147]*2+25)" office:value-type="float" office:value="47250">
            <text:p>47250</text:p>
          </table:table-cell>
          <table:table-cell table:formula="of:=[.AK147]*([.H147]*2+25)" office:value-type="float" office:value="20037.5">
            <text:p>20037.5</text:p>
          </table:table-cell>
          <table:table-cell table:formula="of:=[.AK147]*[.AM147]" office:value-type="float" office:value="7141365">
            <text:p>7141365</text:p>
          </table:table-cell>
          <table:table-cell table:style-name="ce69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60.html">ちびスタ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60.html">ちび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7">
            <text:p>147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148:.H148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148]-[.N148]" office:value-type="float" office:value="455">
            <text:p>455</text:p>
          </table:table-cell>
          <table:table-cell table:formula="of:=MIN([.D148]; [.F148])" office:value-type="float" office:value="45">
            <text:p>45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8]*2+89)*[.AA148]/IF(OR([.J148]=[.Y148]; [.K148]=[.Y148]); 1; 1.5)/100" office:value-type="float" office:value="167.4">
            <text:p>167.4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48]=&quot;物理&quot;; [.D148]; [.F148])*2+89)*[.AF148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48]=&quot;物理&quot;; [.D148]; [.F148])*2+89)*[.AI148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formula="of:=AVERAGE([.AN148]; [.AO148])" office:value-type="float" office:value="88650">
            <text:p>88650</text:p>
          </table:table-cell>
          <table:table-cell table:formula="of:=([.C148]*2+64+130)*([.E148]*2+25)" office:value-type="float" office:value="88650">
            <text:p>88650</text:p>
          </table:table-cell>
          <table:table-cell table:formula="of:=([.C148]*2+64+130)*([.G148]*2+25)" office:value-type="float" office:value="88650">
            <text:p>88650</text:p>
          </table:table-cell>
          <table:table-cell table:formula="of:=[.AK148]*([.H148]*2+89)" office:value-type="float" office:value="52479.9">
            <text:p>52479.9</text:p>
          </table:table-cell>
          <table:table-cell table:formula="of:=[.AK148]*[.AM148]" office:value-type="float" office:value="22260015">
            <text:p>22260015</text:p>
          </table:table-cell>
          <table:table-cell table:style-name="ce69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60.html">Nスタ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60.html">N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8">
            <text:p>148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49:.H149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49]-[.N149]" office:value-type="float" office:value="470">
            <text:p>470</text:p>
          </table:table-cell>
          <table:table-cell table:formula="of:=MIN([.D149]; [.F149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0.html">D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49]=&quot;物理&quot;; [.D149]; [.F149])*2+89)*[.AF14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49]=&quot;物理&quot;; [.D149]; [.F149])*2+89)*[.AI14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formula="of:=AVERAGE([.AN149]; [.AO149])" office:value-type="float" office:value="101990">
            <text:p>101990</text:p>
          </table:table-cell>
          <table:table-cell table:formula="of:=([.C149]*2+64+130)*([.E149]*2+25)" office:value-type="float" office:value="101990">
            <text:p>101990</text:p>
          </table:table-cell>
          <table:table-cell table:formula="of:=([.C149]*2+64+130)*([.G149]*2+25)" office:value-type="float" office:value="101990">
            <text:p>101990</text:p>
          </table:table-cell>
          <table:table-cell table:formula="of:=[.AK149]*([.H149]*2+89)" office:value-type="float" office:value="46836.9">
            <text:p>46836.9</text:p>
          </table:table-cell>
          <table:table-cell table:formula="of:=[.AK149]*[.AM149]" office:value-type="float" office:value="22855959">
            <text:p>22855959</text:p>
          </table:table-cell>
          <table:table-cell table:style-name="ce69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60.html">D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9">
            <text:p>14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150:.H150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50]-[.N150]" office:value-type="float" office:value="460">
            <text:p>460</text:p>
          </table:table-cell>
          <table:table-cell table:formula="of:=MIN([.D150]; [.F150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50]*2+89)*[.AA150]/IF(OR([.J150]=[.Y150]; [.K150]=[.Y150]); 1; 1.5)/100" office:value-type="float" office:value="251.1">
            <text:p>251.1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0]=&quot;物理&quot;; [.D150]; [.F150])*2+89)*[.AF150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0]=&quot;物理&quot;; [.D150]; [.F150])*2+89)*[.AI150]/100" office:value-type="float" office:value="279">
            <text:p>27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formula="of:=AVERAGE([.AN150]; [.AO150])" office:value-type="float" office:value="84630">
            <text:p>84630</text:p>
          </table:table-cell>
          <table:table-cell table:formula="of:=([.C150]*2+64+130)*([.E150]*2+25)" office:value-type="float" office:value="84630">
            <text:p>84630</text:p>
          </table:table-cell>
          <table:table-cell table:formula="of:=([.C150]*2+64+130)*([.G150]*2+25)" office:value-type="float" office:value="84630">
            <text:p>84630</text:p>
          </table:table-cell>
          <table:table-cell table:formula="of:=[.AK150]*([.H150]*2+89)" office:value-type="float" office:value="66681">
            <text:p>66681</text:p>
          </table:table-cell>
          <table:table-cell table:formula="of:=[.AK150]*[.AM150]" office:value-type="float" office:value="23611770">
            <text:p>23611770</text:p>
          </table:table-cell>
          <table:table-cell table:style-name="ce69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60.html">H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0">
            <text:p>150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51:.H151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51]-[.N151]" office:value-type="float" office:value="380">
            <text:p>380</text:p>
          </table:table-cell>
          <table:table-cell table:formula="of:=MIN([.D151]; [.F151])" office:value-type="float" office:value="40">
            <text:p>40</text:p>
          </table:table-cell>
          <table:table-cell table:style-name="ce14" office:value-type="string">
            <text:p>ピンチ神1.2倍</text:p>
          </table:table-cell>
          <table:table-cell table:style-name="ce14"/>
          <table:table-cell table:style-name="ce14" office:value-type="string">
            <text:p><text:a xlink:href="http://www14.atwiki.jp/tamakagura/pages/54.html">ちびすわこ</text:a></text:p>
          </table:table-cell>
          <table:table-cell table:number-columns-repeated="11"/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1]=&quot;物理&quot;; [.D151]; [.F151])*2+89)*[.AF15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1]=&quot;物理&quot;; [.D151]; [.F151])*2+89)*[.AI15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formula="of:=AVERAGE([.AN151]; [.AO151])" office:value-type="float" office:value="53650">
            <text:p>53650</text:p>
          </table:table-cell>
          <table:table-cell table:formula="of:=([.C151]*2+130)*([.E151]*2+25)" office:value-type="float" office:value="59450">
            <text:p>59450</text:p>
          </table:table-cell>
          <table:table-cell table:formula="of:=([.C151]*2+130)*([.G151]*2+25)" office:value-type="float" office:value="47850">
            <text:p>47850</text:p>
          </table:table-cell>
          <table:table-cell table:formula="of:=[.AK151]*([.H151]*2+25)" office:value-type="float" office:value="30262.5">
            <text:p>30262.5</text:p>
          </table:table-cell>
          <table:table-cell table:formula="of:=[.AK151]*[.AM151]" office:value-type="float" office:value="12988665">
            <text:p>12988665</text:p>
          </table:table-cell>
          <table:table-cell table:style-name="ce69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54.html">ちびすわ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54.html">ちびすわ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1">
            <text:p>15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152:.H15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52]-[.N152]" office:value-type="float" office:value="475">
            <text:p>475</text:p>
          </table:table-cell>
          <table:table-cell table:formula="of:=MIN([.D152]; [.F152])" office:value-type="float" office:value="85">
            <text:p>85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N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2]=&quot;物理&quot;; [.D152]; [.F152])*2+89)*[.AF152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2]=&quot;物理&quot;; [.D152]; [.F152])*2+89)*[.AI152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formula="of:=AVERAGE([.AN152]; [.AO152])" office:value-type="float" office:value="82740">
            <text:p>82740</text:p>
          </table:table-cell>
          <table:table-cell table:formula="of:=([.C152]*2+64+130)*([.E152]*2+25)" office:value-type="float" office:value="92590">
            <text:p>92590</text:p>
          </table:table-cell>
          <table:table-cell table:formula="of:=([.C152]*2+64+130)*([.G152]*2+25)" office:value-type="float" office:value="72890">
            <text:p>72890</text:p>
          </table:table-cell>
          <table:table-cell table:formula="of:=[.AK152]*([.H152]*2+89)" office:value-type="float" office:value="68616.9">
            <text:p>68616.9</text:p>
          </table:table-cell>
          <table:table-cell table:formula="of:=[.AK152]*[.AM152]" office:value-type="float" office:value="23754654">
            <text:p>23754654</text:p>
          </table:table-cell>
          <table:table-cell table:style-name="ce69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54.html">N諏訪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54.html">N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2">
            <text:p>152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153:.H15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53]-[.N153]" office:value-type="float" office:value="490">
            <text:p>490</text:p>
          </table:table-cell>
          <table:table-cell table:formula="of:=MIN([.D153]; [.F153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A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3]=&quot;物理&quot;; [.D153]; [.F153])*2+89)*[.AF15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3]=&quot;物理&quot;; [.D153]; [.F153])*2+89)*[.AI153]/100" office:value-type="float" office:value="329">
            <text:p>329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formula="of:=AVERAGE([.AN153]; [.AO153])" office:value-type="float" office:value="91140">
            <text:p>91140</text:p>
          </table:table-cell>
          <table:table-cell table:formula="of:=([.C153]*2+64+130)*([.E153]*2+25)" office:value-type="float" office:value="97650">
            <text:p>97650</text:p>
          </table:table-cell>
          <table:table-cell table:formula="of:=([.C153]*2+64+130)*([.G153]*2+25)" office:value-type="float" office:value="84630">
            <text:p>84630</text:p>
          </table:table-cell>
          <table:table-cell table:formula="of:=[.AK153]*([.H153]*2+89)" office:value-type="float" office:value="72051">
            <text:p>72051</text:p>
          </table:table-cell>
          <table:table-cell table:formula="of:=[.AK153]*[.AM153]" office:value-type="float" office:value="29985060">
            <text:p>29985060</text:p>
          </table:table-cell>
          <table:table-cell table:style-name="ce69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54.html">A諏訪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54.html">A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3">
            <text:p>153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14" table:formula="of:=SUM([.C154:.H154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54]-[.N154]" office:value-type="float" office:value="490">
            <text:p>490</text:p>
          </table:table-cell>
          <table:table-cell table:formula="of:=MIN([.D154]; [.F154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D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4]=&quot;物理&quot;; [.D154]; [.F154])*2+89)*[.AF154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4]=&quot;物理&quot;; [.D154]; [.F154])*2+89)*[.AI154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formula="of:=AVERAGE([.AN154]; [.AO154])" office:value-type="float" office:value="101990">
            <text:p>101990</text:p>
          </table:table-cell>
          <table:table-cell table:formula="of:=([.C154]*2+64+130)*([.E154]*2+25)" office:value-type="float" office:value="106330">
            <text:p>106330</text:p>
          </table:table-cell>
          <table:table-cell table:formula="of:=([.C154]*2+64+130)*([.G154]*2+25)" office:value-type="float" office:value="97650">
            <text:p>97650</text:p>
          </table:table-cell>
          <table:table-cell table:formula="of:=[.AK154]*([.H154]*2+89)" office:value-type="float" office:value="54990.9">
            <text:p>54990.9</text:p>
          </table:table-cell>
          <table:table-cell table:formula="of:=[.AK154]*[.AM154]" office:value-type="float" office:value="25609689">
            <text:p>25609689</text:p>
          </table:table-cell>
          <table:table-cell table:style-name="ce69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54.html">D諏訪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54.html">D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4">
            <text:p>154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155:.H155])" office:value-type="float" office:value="380">
            <text:p>3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55]-[.N155]" office:value-type="float" office:value="350">
            <text:p>350</text:p>
          </table:table-cell>
          <table:table-cell table:formula="of:=MIN([.D155]; [.F155])" office:value-type="float" office:value="30">
            <text:p>30</text:p>
          </table:table-cell>
          <table:table-cell table:style-name="ce14" office:value-type="string">
            <text:p>攻撃時B↓</text:p>
          </table:table-cell>
          <table:table-cell table:style-name="ce14"/>
          <table:table-cell table:style-name="ce14" office:value-type="string">
            <text:p><text:a xlink:href="http://www14.atwiki.jp/tamakagura/pages/393.html">ちびせいが</text:a></text:p>
          </table:table-cell>
          <table:table-cell table:number-columns-repeated="11"/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55]=&quot;物理&quot;; [.D155]; [.F155])*2+89)*[.AF15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55]=&quot;物理&quot;; [.D155]; [.F155])*2+89)*[.AI15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formula="of:=AVERAGE([.AN155]; [.AO155])" office:value-type="float" office:value="46200">
            <text:p>46200</text:p>
          </table:table-cell>
          <table:table-cell table:formula="of:=([.C155]*2+130)*([.E155]*2+25)" office:value-type="float" office:value="43400">
            <text:p>43400</text:p>
          </table:table-cell>
          <table:table-cell table:formula="of:=([.C155]*2+130)*([.G155]*2+25)" office:value-type="float" office:value="49000">
            <text:p>49000</text:p>
          </table:table-cell>
          <table:table-cell table:formula="of:=[.AK155]*([.H155]*2+25)" office:value-type="float" office:value="30253.5">
            <text:p>30253.5</text:p>
          </table:table-cell>
          <table:table-cell table:formula="of:=[.AK155]*[.AM155]" office:value-type="float" office:value="10353420">
            <text:p>10353420</text:p>
          </table:table-cell>
          <table:table-cell table:style-name="ce69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93.html">ちびせいが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93.html">ちびせいが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55">
            <text:p>155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156:.H156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56]-[.N156]" office:value-type="float" office:value="440">
            <text:p>440</text:p>
          </table:table-cell>
          <table:table-cell table:formula="of:=MIN([.D156]; [.F156])" office:value-type="float" office:value="90">
            <text:p>90</text:p>
          </table:table-cell>
          <table:table-cell table:style-name="ce14" office:value-type="string">
            <text:p>攻撃時B↓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93.html">H青娥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56]=&quot;物理&quot;; [.D156]; [.F156])*2+89)*[.AF156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56]=&quot;物理&quot;; [.D156]; [.F156])*2+89)*[.AI156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formula="of:=AVERAGE([.AN156]; [.AO156])" office:value-type="float" office:value="74860">
            <text:p>74860</text:p>
          </table:table-cell>
          <table:table-cell table:formula="of:=([.C156]*2+64+130)*([.E156]*2+25)" office:value-type="float" office:value="72890">
            <text:p>72890</text:p>
          </table:table-cell>
          <table:table-cell table:formula="of:=([.C156]*2+64+130)*([.G156]*2+25)" office:value-type="float" office:value="76830">
            <text:p>76830</text:p>
          </table:table-cell>
          <table:table-cell table:formula="of:=[.AK156]*([.H156]*2+89)" office:value-type="float" office:value="62163.9">
            <text:p>62163.9</text:p>
          </table:table-cell>
          <table:table-cell table:formula="of:=[.AK156]*[.AM156]" office:value-type="float" office:value="19471086">
            <text:p>19471086</text:p>
          </table:table-cell>
          <table:table-cell table:style-name="ce69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393.html">H青娥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56">
            <text:p>156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0">
            <text:p>30</text:p>
          </table:table-cell>
          <table:table-cell table:style-name="ce39" table:formula="of:=SUM([.C157:.H157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57]-[.N157]" office:value-type="float" office:value="490">
            <text:p>490</text:p>
          </table:table-cell>
          <table:table-cell table:formula="of:=MIN([.D157]; [.F157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57]=&quot;物理&quot;; [.D157]; [.F157])*2+89)*[.AF157]/100" office:value-type="float" office:value="409">
            <text:p>4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57]=&quot;物理&quot;; [.D157]; [.F157])*2+89)*[.AI157]/100" office:value-type="float" office:value="409">
            <text:p>409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formula="of:=AVERAGE([.AN157]; [.AO157])" office:value-type="float" office:value="88970">
            <text:p>88970</text:p>
          </table:table-cell>
          <table:table-cell table:formula="of:=([.C157]*2+64+130)*([.E157]*2+25)" office:value-type="float" office:value="97650">
            <text:p>97650</text:p>
          </table:table-cell>
          <table:table-cell table:formula="of:=([.C157]*2+64+130)*([.G157]*2+25)" office:value-type="float" office:value="80290">
            <text:p>80290</text:p>
          </table:table-cell>
          <table:table-cell table:formula="of:=[.AK157]*([.H157]*2+89)" office:value-type="float" office:value="60941">
            <text:p>60941</text:p>
          </table:table-cell>
          <table:table-cell table:formula="of:=[.AK157]*[.AM157]" office:value-type="float" office:value="36388730">
            <text:p>36388730</text:p>
          </table:table-cell>
          <table:table-cell table:style-name="ce69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9.html">A先代の巫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419.html">A先代の巫女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7">
            <text:p>157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39" table:formula="of:=SUM([.C158:.H15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58]-[.N158]" office:value-type="float" office:value="500">
            <text:p>500</text:p>
          </table:table-cell>
          <table:table-cell table:formula="of:=MIN([.D158]; [.F158])" office:value-type="float" office:value="80">
            <text:p>8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58]=&quot;物理&quot;; [.D158]; [.F158])*2+89)*[.AF158]/100" office:value-type="float" office:value="389">
            <text:p>3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58]=&quot;物理&quot;; [.D158]; [.F158])*2+89)*[.AI158]/100" office:value-type="float" office:value="389">
            <text:p>389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formula="of:=AVERAGE([.AN158]; [.AO158])" office:value-type="float" office:value="84870">
            <text:p>84870</text:p>
          </table:table-cell>
          <table:table-cell table:formula="of:=([.C158]*2+64+130)*([.E158]*2+25)" office:value-type="float" office:value="84870">
            <text:p>84870</text:p>
          </table:table-cell>
          <table:table-cell table:formula="of:=([.C158]*2+64+130)*([.G158]*2+25)" office:value-type="float" office:value="84870">
            <text:p>84870</text:p>
          </table:table-cell>
          <table:table-cell table:formula="of:=[.AK158]*([.H158]*2+89)" office:value-type="float" office:value="81301">
            <text:p>81301</text:p>
          </table:table-cell>
          <table:table-cell table:formula="of:=[.AK158]*[.AM158]" office:value-type="float" office:value="33014430">
            <text:p>33014430</text:p>
          </table:table-cell>
          <table:table-cell table:style-name="ce69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9.html">T先代の巫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419.html">T先代の巫女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8">
            <text:p>158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159:.H159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59]-[.N159]" office:value-type="float" office:value="480">
            <text:p>480</text:p>
          </table:table-cell>
          <table:table-cell table:formula="of:=MIN([.D159]; [.F159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office:value-type="string">
            <text:p>属性一致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9]=&quot;物理&quot;; [.D159]; [.F159])*2+89)*[.AF15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9]=&quot;物理&quot;; [.D159]; [.F159])*2+89)*[.AI159]/100" office:value-type="float" office:value="309">
            <text:p>309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formula="of:=AVERAGE([.AN159]; [.AO159])" office:value-type="float" office:value="93070">
            <text:p>93070</text:p>
          </table:table-cell>
          <table:table-cell table:formula="of:=([.C159]*2+64+130)*([.E159]*2+25)" office:value-type="float" office:value="93070">
            <text:p>93070</text:p>
          </table:table-cell>
          <table:table-cell table:formula="of:=([.C159]*2+64+130)*([.G159]*2+25)" office:value-type="float" office:value="93070">
            <text:p>93070</text:p>
          </table:table-cell>
          <table:table-cell table:formula="of:=[.AK159]*([.H159]*2+89)" office:value-type="float" office:value="64581">
            <text:p>64581</text:p>
          </table:table-cell>
          <table:table-cell table:formula="of:=[.AK159]*[.AM159]" office:value-type="float" office:value="28758630">
            <text:p>28758630</text:p>
          </table:table-cell>
          <table:table-cell table:style-name="ce69" office:value-type="string">
            <text:p><text:a xlink:href="http://www14.atwiki.jp/tamakagura/pages/194.html">騒霊三姉妹</text:a> 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4.html">騒霊三姉妹</text:a> </text:p>
          </table:table-cell>
          <table:table-cell office:value-type="string">
            <text:p>○</text:p>
          </table:table-cell>
          <table:table-cell table:number-columns-repeated="8"/>
          <table:table-cell table:style-name="ce41" office:value-type="string">
            <text:p><text:a xlink:href="http://www14.atwiki.jp/tamakagura/pages/194.html">騒霊三姉妹</text:a> </text:p>
          </table:table-cell>
          <table:table-cell office:value-type="string">
            <text:p>茶銀金</text:p>
          </table:table-cell>
          <table:table-cell table:number-columns-repeated="917"/>
        </table:table-row>
        <table:table-row table:style-name="ro5">
          <table:table-cell office:value-type="float" office:value="159">
            <text:p>159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160:.H160])" office:value-type="float" office:value="480">
            <text:p>4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60]-[.N160]" office:value-type="float" office:value="450">
            <text:p>450</text:p>
          </table:table-cell>
          <table:table-cell table:formula="of:=MIN([.D160]; [.F160])" office:value-type="float" office:value="30">
            <text:p>30</text:p>
          </table:table-cell>
          <table:table-cell table:style-name="ce14" office:value-type="string">
            <text:p>抜群以外半減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ゾンビF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60]=&quot;物理&quot;; [.D160]; [.F160])*2+89)*[.AF16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60]=&quot;物理&quot;; [.D160]; [.F160])*2+89)*[.AI16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formula="of:=AVERAGE([.AN160]; [.AO160])" office:value-type="float" office:value="80770">
            <text:p>80770</text:p>
          </table:table-cell>
          <table:table-cell table:formula="of:=([.C160]*2+64+130)*([.E160]*2+25)" office:value-type="float" office:value="80770">
            <text:p>80770</text:p>
          </table:table-cell>
          <table:table-cell table:formula="of:=([.C160]*2+64+130)*([.G160]*2+25)" office:value-type="float" office:value="80770">
            <text:p>80770</text:p>
          </table:table-cell>
          <table:table-cell table:formula="of:=[.AK160]*([.H160]*2+89)" office:value-type="float" office:value="59562.9">
            <text:p>59562.9</text:p>
          </table:table-cell>
          <table:table-cell table:formula="of:=[.AK160]*[.AM160]" office:value-type="float" office:value="21008277">
            <text:p>21008277</text:p>
          </table:table-cell>
          <table:table-cell table:style-name="ce69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59.html">ゾンビF</text:a></text:p>
          </table:table-cell>
          <table:table-cell office:value-type="string">
            <text:p>白</text:p>
          </table:table-cell>
          <table:table-cell table:number-columns-repeated="917"/>
        </table:table-row>
        <table:table-row table:style-name="ro5">
          <table:table-cell office:value-type="float" office:value="160">
            <text:p>16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161:.H161])" office:value-type="float" office:value="360">
            <text:p>3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1]-[.N161]" office:value-type="float" office:value="340">
            <text:p>340</text:p>
          </table:table-cell>
          <table:table-cell table:formula="of:=MIN([.D161]; [.F161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59.html">ようせい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57" table:formula="of:=(IF([.AG161]=&quot;物理&quot;; [.D161]; [.F161])*2+89)*[.AF161]/100" office:value-type="float" office:value="143.4">
            <text:p>143.4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60" table:formula="of:=(IF([.AJ161]=&quot;物理&quot;; [.D161]; [.F161])*2+89)*[.AI161]/100" office:value-type="float" office:value="143.4">
            <text:p>143.4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formula="of:=AVERAGE([.AN161]; [.AO161])" office:value-type="float" office:value="46400">
            <text:p>46400</text:p>
          </table:table-cell>
          <table:table-cell table:formula="of:=([.C161]*2+130)*([.E161]*2+25)" office:value-type="float" office:value="42050">
            <text:p>42050</text:p>
          </table:table-cell>
          <table:table-cell table:formula="of:=([.C161]*2+130)*([.G161]*2+25)" office:value-type="float" office:value="50750">
            <text:p>50750</text:p>
          </table:table-cell>
          <table:table-cell table:formula="of:=[.AK161]*([.H161]*2+25)" office:value-type="float" office:value="17925">
            <text:p>17925</text:p>
          </table:table-cell>
          <table:table-cell table:formula="of:=[.AK161]*[.AM161]" office:value-type="float" office:value="6653760">
            <text:p>6653760</text:p>
          </table:table-cell>
          <table:table-cell table:style-name="ce69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59.html">ようせ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59.html">ようせい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1">
            <text:p>161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162:.H162])" office:value-type="float" office:value="500">
            <text:p>5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62]-[.N162]" office:value-type="float" office:value="470">
            <text:p>470</text:p>
          </table:table-cell>
          <table:table-cell table:formula="of:=MIN([.D162]; [.F162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N大妖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2]=&quot;物理&quot;; [.D162]; [.F162])*2+89)*[.AF16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2]=&quot;物理&quot;; [.D162]; [.F162])*2+89)*[.AI162]/100" office:value-type="float" office:value="289">
            <text:p>289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formula="of:=AVERAGE([.AN162]; [.AO162])" office:value-type="float" office:value="86800">
            <text:p>86800</text:p>
          </table:table-cell>
          <table:table-cell table:formula="of:=([.C162]*2+64+130)*([.E162]*2+25)" office:value-type="float" office:value="75950">
            <text:p>75950</text:p>
          </table:table-cell>
          <table:table-cell table:formula="of:=([.C162]*2+64+130)*([.G162]*2+25)" office:value-type="float" office:value="97650">
            <text:p>97650</text:p>
          </table:table-cell>
          <table:table-cell table:formula="of:=[.AK162]*([.H162]*2+89)" office:value-type="float" office:value="69071">
            <text:p>69071</text:p>
          </table:table-cell>
          <table:table-cell table:formula="of:=[.AK162]*[.AM162]" office:value-type="float" office:value="25085200">
            <text:p>25085200</text:p>
          </table:table-cell>
          <table:table-cell table:style-name="ce69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59.html">N大妖精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59.html">N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2">
            <text:p>162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163:.H163])" office:value-type="float" office:value="500">
            <text:p>50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63]-[.N163]" office:value-type="float" office:value="470">
            <text:p>470</text:p>
          </table:table-cell>
          <table:table-cell table:formula="of:=MIN([.D163]; [.F163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A大妖精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3]=&quot;物理&quot;; [.D163]; [.F163])*2+89)*[.AF16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3]=&quot;物理&quot;; [.D163]; [.F163])*2+89)*[.AI163]/100" office:value-type="float" office:value="329">
            <text:p>329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formula="of:=AVERAGE([.AN163]; [.AO163])" office:value-type="float" office:value="80290">
            <text:p>80290</text:p>
          </table:table-cell>
          <table:table-cell table:formula="of:=([.C163]*2+64+130)*([.E163]*2+25)" office:value-type="float" office:value="75950">
            <text:p>75950</text:p>
          </table:table-cell>
          <table:table-cell table:formula="of:=([.C163]*2+64+130)*([.G163]*2+25)" office:value-type="float" office:value="84630">
            <text:p>84630</text:p>
          </table:table-cell>
          <table:table-cell table:formula="of:=[.AK163]*([.H163]*2+89)" office:value-type="float" office:value="75341">
            <text:p>75341</text:p>
          </table:table-cell>
          <table:table-cell table:formula="of:=[.AK163]*[.AM163]" office:value-type="float" office:value="26415410">
            <text:p>26415410</text:p>
          </table:table-cell>
          <table:table-cell table:style-name="ce69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59.html">A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3">
            <text:p>163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5">
            <text:p>85</text:p>
          </table:table-cell>
          <table:table-cell table:style-name="ce14" table:formula="of:=SUM([.C164:.H164])" office:value-type="float" office:value="500">
            <text:p>5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164]-[.N164]" office:value-type="float" office:value="470">
            <text:p>470</text:p>
          </table:table-cell>
          <table:table-cell table:formula="of:=MIN([.D164]; [.F164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H大妖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虫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4]=&quot;物理&quot;; [.D164]; [.F164])*2+89)*[.AF16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4]=&quot;物理&quot;; [.D164]; [.F164])*2+89)*[.AI16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formula="of:=AVERAGE([.AN164]; [.AO164])" office:value-type="float" office:value="86800">
            <text:p>86800</text:p>
          </table:table-cell>
          <table:table-cell table:formula="of:=([.C164]*2+64+130)*([.E164]*2+25)" office:value-type="float" office:value="80290">
            <text:p>80290</text:p>
          </table:table-cell>
          <table:table-cell table:formula="of:=([.C164]*2+64+130)*([.G164]*2+25)" office:value-type="float" office:value="93310">
            <text:p>93310</text:p>
          </table:table-cell>
          <table:table-cell table:formula="of:=[.AK164]*([.H164]*2+89)" office:value-type="float" office:value="62703.9">
            <text:p>62703.9</text:p>
          </table:table-cell>
          <table:table-cell table:formula="of:=[.AK164]*[.AM164]" office:value-type="float" office:value="21014280">
            <text:p>21014280</text:p>
          </table:table-cell>
          <table:table-cell table:style-name="ce69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59.html">H大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59.html">H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4">
            <text:p>164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80">
            <text:p>80</text:p>
          </table:table-cell>
          <table:table-cell table:style-name="ce14" table:formula="of:=SUM([.C165:.H165])" office:value-type="float" office:value="380">
            <text:p>38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5]-[.N165]" office:value-type="float" office:value="360">
            <text:p>360</text:p>
          </table:table-cell>
          <table:table-cell table:formula="of:=MIN([.D165]; [.F165])" office:value-type="float" office:value="20">
            <text:p>20</text:p>
          </table:table-cell>
          <table:table-cell table:style-name="ce14" office:value-type="string">
            <text:p>25%S↑</text:p>
          </table:table-cell>
          <table:table-cell table:style-name="ce14"/>
          <table:table-cell table:style-name="ce14" office:value-type="string">
            <text:p><text:a xlink:href="http://www14.atwiki.jp/tamakagura/pages/115.html">ちびちぇん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5]=&quot;物理&quot;; [.D165]; [.F165])*2+89)*[.AF16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5]=&quot;物理&quot;; [.D165]; [.F165])*2+89)*[.AI16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formula="of:=AVERAGE([.AN165]; [.AO165])" office:value-type="float" office:value="39150">
            <text:p>39150</text:p>
          </table:table-cell>
          <table:table-cell table:formula="of:=([.C165]*2+130)*([.E165]*2+25)" office:value-type="float" office:value="42050">
            <text:p>42050</text:p>
          </table:table-cell>
          <table:table-cell table:formula="of:=([.C165]*2+130)*([.G165]*2+25)" office:value-type="float" office:value="36250">
            <text:p>36250</text:p>
          </table:table-cell>
          <table:table-cell table:formula="of:=[.AK165]*([.H165]*2+25)" office:value-type="float" office:value="44788.5">
            <text:p>44788.5</text:p>
          </table:table-cell>
          <table:table-cell table:formula="of:=[.AK165]*[.AM165]" office:value-type="float" office:value="9478215">
            <text:p>9478215</text:p>
          </table:table-cell>
          <table:table-cell table:style-name="ce69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14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5.html">ちびちぇ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15.html">ちびちぇん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5">
            <text:p>165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66:.H166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6]-[.N166]" office:value-type="float" office:value="500">
            <text:p>500</text:p>
          </table:table-cell>
          <table:table-cell table:formula="of:=MIN([.D166]; [.F166])" office:value-type="float" office:value="30">
            <text:p>3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N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6]=&quot;物理&quot;; [.D166]; [.F166])*2+89)*[.AF166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6]=&quot;物理&quot;; [.D166]; [.F166])*2+89)*[.AI16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formula="of:=AVERAGE([.AN166]; [.AO166])" office:value-type="float" office:value="80730">
            <text:p>80730</text:p>
          </table:table-cell>
          <table:table-cell table:formula="of:=([.C166]*2+64+130)*([.E166]*2+25)" office:value-type="float" office:value="84870">
            <text:p>84870</text:p>
          </table:table-cell>
          <table:table-cell table:formula="of:=([.C166]*2+64+130)*([.G166]*2+25)" office:value-type="float" office:value="76590">
            <text:p>76590</text:p>
          </table:table-cell>
          <table:table-cell table:formula="of:=[.AK166]*([.H166]*2+89)" office:value-type="float" office:value="85932.9">
            <text:p>85932.9</text:p>
          </table:table-cell>
          <table:table-cell table:formula="of:=[.AK166]*[.AM166]" office:value-type="float" office:value="22451013">
            <text:p>22451013</text:p>
          </table:table-cell>
          <table:table-cell table:style-name="ce69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5.html">N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15.html">N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6">
            <text:p>166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67:.H167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67]-[.N167]" office:value-type="float" office:value="490">
            <text:p>490</text:p>
          </table:table-cell>
          <table:table-cell table:formula="of:=MIN([.D167]; [.F167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A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67]=&quot;物理&quot;; [.D167]; [.F167])*2+89)*[.AF167]/100" office:value-type="float" office:value="418.8">
            <text:p>41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67]=&quot;物理&quot;; [.D167]; [.F167])*2+89)*[.AI167]/100" office:value-type="float" office:value="418.8">
            <text:p>418.8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formula="of:=AVERAGE([.AN167]; [.AO167])" office:value-type="float" office:value="76670">
            <text:p>76670</text:p>
          </table:table-cell>
          <table:table-cell table:formula="of:=([.C167]*2+64+130)*([.E167]*2+25)" office:value-type="float" office:value="76670">
            <text:p>76670</text:p>
          </table:table-cell>
          <table:table-cell table:formula="of:=([.C167]*2+64+130)*([.G167]*2+25)" office:value-type="float" office:value="76670">
            <text:p>76670</text:p>
          </table:table-cell>
          <table:table-cell table:formula="of:=[.AK167]*([.H167]*2+89)" office:value-type="float" office:value="112657.2">
            <text:p>112657.2</text:p>
          </table:table-cell>
          <table:table-cell table:formula="of:=[.AK167]*[.AM167]" office:value-type="float" office:value="32109396">
            <text:p>32109396</text:p>
          </table:table-cell>
          <table:table-cell table:style-name="ce69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5.html">A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15.html">A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7">
            <text:p>167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168:.H168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168]-[.N168]" office:value-type="float" office:value="490">
            <text:p>490</text:p>
          </table:table-cell>
          <table:table-cell table:formula="of:=MIN([.D168]; [.F168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15.html">T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8]=&quot;物理&quot;; [.D168]; [.F168])*2+89)*[.AF16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8]=&quot;物理&quot;; [.D168]; [.F168])*2+89)*[.AI168]/100" office:value-type="float" office:value="309">
            <text:p>309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formula="of:=AVERAGE([.AN168]; [.AO168])" office:value-type="float" office:value="84360">
            <text:p>84360</text:p>
          </table:table-cell>
          <table:table-cell table:formula="of:=([.C168]*2+64+130)*([.E168]*2+25)" office:value-type="float" office:value="91020">
            <text:p>91020</text:p>
          </table:table-cell>
          <table:table-cell table:formula="of:=([.C168]*2+64+130)*([.G168]*2+25)" office:value-type="float" office:value="77700">
            <text:p>77700</text:p>
          </table:table-cell>
          <table:table-cell table:formula="of:=[.AK168]*([.H168]*2+89)" office:value-type="float" office:value="83121">
            <text:p>83121</text:p>
          </table:table-cell>
          <table:table-cell table:formula="of:=[.AK168]*[.AM168]" office:value-type="float" office:value="26067240">
            <text:p>26067240</text:p>
          </table:table-cell>
          <table:table-cell table:style-name="ce69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15.html">T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15.html">T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8">
            <text:p>16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5">
            <text:p>4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35">
            <text:p>135</text:p>
          </table:table-cell>
          <table:table-cell table:style-name="ce14" table:formula="of:=SUM([.C169:.H169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69]-[.N169]" office:value-type="float" office:value="485">
            <text:p>485</text:p>
          </table:table-cell>
          <table:table-cell table:formula="of:=MIN([.D169]; [.F169])" office:value-type="float" office:value="45">
            <text:p>45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S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69]=&quot;物理&quot;; [.D169]; [.F169])*2+89)*[.AF169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69]=&quot;物理&quot;; [.D169]; [.F169])*2+89)*[.AI169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formula="of:=AVERAGE([.AN169]; [.AO169])" office:value-type="float" office:value="63720">
            <text:p>63720</text:p>
          </table:table-cell>
          <table:table-cell table:formula="of:=([.C169]*2+64+130)*([.E169]*2+25)" office:value-type="float" office:value="58410">
            <text:p>58410</text:p>
          </table:table-cell>
          <table:table-cell table:formula="of:=([.C169]*2+64+130)*([.G169]*2+25)" office:value-type="float" office:value="69030">
            <text:p>69030</text:p>
          </table:table-cell>
          <table:table-cell table:formula="of:=[.AK169]*([.H169]*2+89)" office:value-type="float" office:value="137425.2">
            <text:p>137425.2</text:p>
          </table:table-cell>
          <table:table-cell table:formula="of:=[.AK169]*[.AM169]" office:value-type="float" office:value="24392016">
            <text:p>24392016</text:p>
          </table:table-cell>
          <table:table-cell table:style-name="ce69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15.html">S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15.html">S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9">
            <text:p>169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5">
            <text:p>115</text:p>
          </table:table-cell>
          <table:table-cell table:style-name="ce14" table:formula="of:=SUM([.C170:.H170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70]-[.N170]" office:value-type="float" office:value="495">
            <text:p>495</text:p>
          </table:table-cell>
          <table:table-cell table:formula="of:=MIN([.D170]; [.F170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0]*2+89)*[.AA170]/IF(OR([.J170]=[.Y170]; [.K170]=[.Y170]); 1; 1.5)/100" office:value-type="float" office:value="191.4">
            <text:p>191.4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0]=&quot;物理&quot;; [.D170]; [.F170])*2+89)*[.AF170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70]=&quot;物理&quot;; [.D170]; [.F170])*2+89)*[.AI170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formula="of:=AVERAGE([.AN170]; [.AO170])" office:value-type="float" office:value="74880">
            <text:p>74880</text:p>
          </table:table-cell>
          <table:table-cell table:formula="of:=([.C170]*2+64+130)*([.E170]*2+25)" office:value-type="float" office:value="71040">
            <text:p>71040</text:p>
          </table:table-cell>
          <table:table-cell table:formula="of:=([.C170]*2+64+130)*([.G170]*2+25)" office:value-type="float" office:value="78720">
            <text:p>78720</text:p>
          </table:table-cell>
          <table:table-cell table:formula="of:=[.AK170]*([.H170]*2+89)" office:value-type="float" office:value="122113.2">
            <text:p>122113.2</text:p>
          </table:table-cell>
          <table:table-cell table:formula="of:=[.AK170]*[.AM170]" office:value-type="float" office:value="28664064">
            <text:p>28664064</text:p>
          </table:table-cell>
          <table:table-cell table:style-name="ce69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15.html">AD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15.html">AD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70">
            <text:p>17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71:.H171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1]-[.N171]" office:value-type="float" office:value="325">
            <text:p>325</text:p>
          </table:table-cell>
          <table:table-cell table:formula="of:=MIN([.D171]; [.F171])" office:value-type="float" office:value="75">
            <text:p>75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1]*2+89)*[.AA171]/IF(OR([.J171]=[.Y171]; [.K171]=[.Y171]); 1; 1.5)/100" office:value-type="float" office:value="127.466666666667">
            <text:p>127.4666666667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1]=&quot;物理&quot;; [.D171]; [.F171])*2+89)*[.AF17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1]=&quot;物理&quot;; [.D171]; [.F171])*2+89)*[.AI171]/100" office:value-type="float" office:value="249">
            <text:p>249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formula="of:=AVERAGE([.AN171]; [.AO171])" office:value-type="float" office:value="40500">
            <text:p>40500</text:p>
          </table:table-cell>
          <table:table-cell table:formula="of:=([.C171]*2+130)*([.E171]*2+25)" office:value-type="float" office:value="36450">
            <text:p>36450</text:p>
          </table:table-cell>
          <table:table-cell table:formula="of:=([.C171]*2+130)*([.G171]*2+25)" office:value-type="float" office:value="44550">
            <text:p>44550</text:p>
          </table:table-cell>
          <table:table-cell table:formula="of:=[.AK171]*([.H171]*2+25)" office:value-type="float" office:value="31125">
            <text:p>31125</text:p>
          </table:table-cell>
          <table:table-cell table:formula="of:=[.AK171]*[.AM171]" office:value-type="float" office:value="10084500">
            <text:p>10084500</text:p>
          </table:table-cell>
          <table:table-cell table:style-name="ce69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3.html">ちびちゆ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3.html">ちびちゆ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71">
            <text:p>171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172:.H172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172]-[.N172]" office:value-type="float" office:value="455">
            <text:p>455</text:p>
          </table:table-cell>
          <table:table-cell table:formula="of:=MIN([.D172]; [.F172])" office:value-type="float" office:value="90">
            <text:p>9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2]*2+89)*[.AA172]/IF(OR([.J172]=[.Y172]; [.K172]=[.Y172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理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172]=&quot;物理&quot;; [.D172]; [.F172])*2+89)*[.AF172]/100" office:value-type="float" office:value="448.5">
            <text:p>44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2]=&quot;物理&quot;; [.D172]; [.F172])*2+89)*[.AI172]/100" office:value-type="float" office:value="299">
            <text:p>299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formula="of:=AVERAGE([.AN172]; [.AO172])" office:value-type="float" office:value="78780">
            <text:p>78780</text:p>
          </table:table-cell>
          <table:table-cell table:formula="of:=([.C172]*2+64+130)*([.E172]*2+25)" office:value-type="float" office:value="66660">
            <text:p>66660</text:p>
          </table:table-cell>
          <table:table-cell table:formula="of:=([.C172]*2+64+130)*([.G172]*2+25)" office:value-type="float" office:value="90900">
            <text:p>90900</text:p>
          </table:table-cell>
          <table:table-cell table:formula="of:=[.AK172]*([.H172]*2+89)" office:value-type="float" office:value="71461">
            <text:p>71461</text:p>
          </table:table-cell>
          <table:table-cell table:formula="of:=[.AK172]*[.AM172]" office:value-type="float" office:value="23555220">
            <text:p>23555220</text:p>
          </table:table-cell>
          <table:table-cell table:style-name="ce69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3.html">Hちゆ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203.html">Hちゆ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72">
            <text:p>172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14" table:formula="of:=SUM([.C173:.H173])" office:value-type="float" office:value="370">
            <text:p>37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3]-[.N173]" office:value-type="float" office:value="350">
            <text:p>350</text:p>
          </table:table-cell>
          <table:table-cell table:formula="of:=MIN([.D173]; [.F173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9.html">ちびチルノ</text:a></text:p>
          </table:table-cell>
          <table:table-cell table:number-columns-repeated="11"/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3]=&quot;物理&quot;; [.D173]; [.F173])*2+89)*[.AF173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3]=&quot;物理&quot;; [.D173]; [.F173])*2+89)*[.AI173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formula="of:=AVERAGE([.AN173]; [.AO173])" office:value-type="float" office:value="42900">
            <text:p>42900</text:p>
          </table:table-cell>
          <table:table-cell table:formula="of:=([.C173]*2+130)*([.E173]*2+25)" office:value-type="float" office:value="51150">
            <text:p>51150</text:p>
          </table:table-cell>
          <table:table-cell table:formula="of:=([.C173]*2+130)*([.G173]*2+25)" office:value-type="float" office:value="34650">
            <text:p>34650</text:p>
          </table:table-cell>
          <table:table-cell table:formula="of:=[.AK173]*([.H173]*2+25)" office:value-type="float" office:value="33799.5">
            <text:p>33799.5</text:p>
          </table:table-cell>
          <table:table-cell table:formula="of:=[.AK173]*[.AM173]" office:value-type="float" office:value="9999990">
            <text:p>9999990</text:p>
          </table:table-cell>
          <table:table-cell table:style-name="ce69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99.html">ちびチル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99.html">ちび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3">
            <text:p>173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14" table:formula="of:=SUM([.C174:.H174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74]-[.N174]" office:value-type="float" office:value="455">
            <text:p>455</text:p>
          </table:table-cell>
          <table:table-cell table:formula="of:=MIN([.D174]; [.F174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4]*2+89)*[.AA174]/IF(OR([.J174]=[.Y174]; [.K174]=[.Y174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4]=&quot;物理&quot;; [.D174]; [.F174])*2+89)*[.AF17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4]=&quot;物理&quot;; [.D174]; [.F174])*2+89)*[.AI174]/100" office:value-type="float" office:value="289">
            <text:p>289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formula="of:=AVERAGE([.AN174]; [.AO174])" office:value-type="float" office:value="74200">
            <text:p>74200</text:p>
          </table:table-cell>
          <table:table-cell table:formula="of:=([.C174]*2+64+130)*([.E174]*2+25)" office:value-type="float" office:value="78440">
            <text:p>78440</text:p>
          </table:table-cell>
          <table:table-cell table:formula="of:=([.C174]*2+64+130)*([.G174]*2+25)" office:value-type="float" office:value="69960">
            <text:p>69960</text:p>
          </table:table-cell>
          <table:table-cell table:formula="of:=[.AK174]*([.H174]*2+89)" office:value-type="float" office:value="77741">
            <text:p>77741</text:p>
          </table:table-cell>
          <table:table-cell table:formula="of:=[.AK174]*[.AM174]" office:value-type="float" office:value="21443800">
            <text:p>21443800</text:p>
          </table:table-cell>
          <table:table-cell table:style-name="ce69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99.html">Nチルノ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99.html">N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4">
            <text:p>174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75:.H175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75]-[.N175]" office:value-type="float" office:value="500">
            <text:p>500</text:p>
          </table:table-cell>
          <table:table-cell table:formula="of:=MIN([.D175]; [.F175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99.html">AD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5]=&quot;物理&quot;; [.D175]; [.F175])*2+89)*[.AF175]/100" office:value-type="float" office:value="394.8">
            <text:p>394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75]=&quot;物理&quot;; [.D175]; [.F175])*2+89)*[.AI175]/100" office:value-type="float" office:value="329">
            <text:p>329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formula="of:=AVERAGE([.AN175]; [.AO175])" office:value-type="float" office:value="88970">
            <text:p>88970</text:p>
          </table:table-cell>
          <table:table-cell table:formula="of:=([.C175]*2+64+130)*([.E175]*2+25)" office:value-type="float" office:value="88970">
            <text:p>88970</text:p>
          </table:table-cell>
          <table:table-cell table:formula="of:=([.C175]*2+64+130)*([.G175]*2+25)" office:value-type="float" office:value="88970">
            <text:p>88970</text:p>
          </table:table-cell>
          <table:table-cell table:formula="of:=[.AK175]*([.H175]*2+89)" office:value-type="float" office:value="81921">
            <text:p>81921</text:p>
          </table:table-cell>
          <table:table-cell table:formula="of:=[.AK175]*[.AM175]" office:value-type="float" office:value="29271130">
            <text:p>29271130</text:p>
          </table:table-cell>
          <table:table-cell table:style-name="ce69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99.html">A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99.html">AD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5">
            <text:p>175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76:.H176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76]-[.N176]" office:value-type="float" office:value="465">
            <text:p>465</text:p>
          </table:table-cell>
          <table:table-cell table:formula="of:=MIN([.D176]; [.F176])" office:value-type="float" office:value="50">
            <text:p>5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6]*2+89)*[.AA176]/IF(OR([.J176]=[.Y176]; [.K176]=[.Y176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6]=&quot;物理&quot;; [.D176]; [.F176])*2+89)*[.AF176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76]=&quot;物理&quot;; [.D176]; [.F176])*2+89)*[.AI17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formula="of:=AVERAGE([.AN176]; [.AO176])" office:value-type="float" office:value="66980">
            <text:p>66980</text:p>
          </table:table-cell>
          <table:table-cell table:formula="of:=([.C176]*2+64+130)*([.E176]*2+25)" office:value-type="float" office:value="68950">
            <text:p>68950</text:p>
          </table:table-cell>
          <table:table-cell table:formula="of:=([.C176]*2+64+130)*([.G176]*2+25)" office:value-type="float" office:value="65010">
            <text:p>65010</text:p>
          </table:table-cell>
          <table:table-cell table:formula="of:=[.AK176]*([.H176]*2+89)" office:value-type="float" office:value="85932.9">
            <text:p>85932.9</text:p>
          </table:table-cell>
          <table:table-cell table:formula="of:=[.AK176]*[.AM176]" office:value-type="float" office:value="18627138">
            <text:p>18627138</text:p>
          </table:table-cell>
          <table:table-cell table:style-name="ce69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99.html">S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99.html">S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6">
            <text:p>176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style-name="ce22" office:value-type="float" office:value="145">
            <text:p>14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177:.H177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77]-[.N177]" office:value-type="float" office:value="475">
            <text:p>475</text:p>
          </table:table-cell>
          <table:table-cell table:formula="of:=MIN([.D177]; [.F177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D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7]=&quot;物理&quot;; [.D177]; [.F177])*2+89)*[.AF177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7]=&quot;物理&quot;; [.D177]; [.F177])*2+89)*[.AI177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formula="of:=AVERAGE([.AN177]; [.AO177])" office:value-type="float" office:value="99220">
            <text:p>99220</text:p>
          </table:table-cell>
          <table:table-cell table:formula="of:=([.C177]*2+64+130)*([.E177]*2+25)" office:value-type="float" office:value="108900">
            <text:p>108900</text:p>
          </table:table-cell>
          <table:table-cell table:formula="of:=([.C177]*2+64+130)*([.G177]*2+25)" office:value-type="float" office:value="89540">
            <text:p>89540</text:p>
          </table:table-cell>
          <table:table-cell table:formula="of:=[.AK177]*([.H177]*2+89)" office:value-type="float" office:value="50598.9">
            <text:p>50598.9</text:p>
          </table:table-cell>
          <table:table-cell table:formula="of:=[.AK177]*[.AM177]" office:value-type="float" office:value="24021162">
            <text:p>24021162</text:p>
          </table:table-cell>
          <table:table-cell table:style-name="ce69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1"/>
          <table:table-cell table:style-name="ce69" office:value-type="string">
            <text:p><text:a xlink:href="http://www14.atwiki.jp/tamakagura/pages/99.html">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99.html">D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7">
            <text:p>177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78:.H178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178]-[.N178]" office:value-type="float" office:value="500">
            <text:p>500</text:p>
          </table:table-cell>
          <table:table-cell table:formula="of:=MIN([.D178]; [.F178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50%敵S↓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number-columns-repeated="11"/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8]=&quot;物理&quot;; [.D178]; [.F178])*2+89)*[.AF17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8]=&quot;物理&quot;; [.D178]; [.F178])*2+89)*[.AI178]/100" office:value-type="float" office:value="339">
            <text:p>339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formula="of:=AVERAGE([.AN178]; [.AO178])" office:value-type="float" office:value="78780">
            <text:p>78780</text:p>
          </table:table-cell>
          <table:table-cell table:formula="of:=([.C178]*2+64+130)*([.E178]*2+25)" office:value-type="float" office:value="82820">
            <text:p>82820</text:p>
          </table:table-cell>
          <table:table-cell table:formula="of:=([.C178]*2+64+130)*([.G178]*2+25)" office:value-type="float" office:value="74740">
            <text:p>74740</text:p>
          </table:table-cell>
          <table:table-cell table:formula="of:=[.AK178]*([.H178]*2+89)" office:value-type="float" office:value="97971">
            <text:p>97971</text:p>
          </table:table-cell>
          <table:table-cell table:formula="of:=[.AK178]*[.AM178]" office:value-type="float" office:value="26706420">
            <text:p>26706420</text:p>
          </table:table-cell>
          <table:table-cell table:style-name="ce69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0.html">でぃあるが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0.html">でぃあるが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8">
            <text:p>178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179:.H179])" office:value-type="float" office:value="400">
            <text:p>40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9]-[.N179]" office:value-type="float" office:value="370">
            <text:p>370</text:p>
          </table:table-cell>
          <table:table-cell table:formula="of:=MIN([.D179]; [.F179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55.html">ちびてゐ</text:a></text:p>
          </table:table-cell>
          <table:table-cell table:number-columns-repeated="11"/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9]=&quot;物理&quot;; [.D179]; [.F179])*2+89)*[.AF179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9]=&quot;物理&quot;; [.D179]; [.F179])*2+89)*[.AI179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formula="of:=AVERAGE([.AN179]; [.AO179])" office:value-type="float" office:value="44800">
            <text:p>44800</text:p>
          </table:table-cell>
          <table:table-cell table:formula="of:=([.C179]*2+130)*([.E179]*2+25)" office:value-type="float" office:value="37800">
            <text:p>37800</text:p>
          </table:table-cell>
          <table:table-cell table:formula="of:=([.C179]*2+130)*([.G179]*2+25)" office:value-type="float" office:value="51800">
            <text:p>51800</text:p>
          </table:table-cell>
          <table:table-cell table:formula="of:=[.AK179]*([.H179]*2+25)" office:value-type="float" office:value="40792.5">
            <text:p>40792.5</text:p>
          </table:table-cell>
          <table:table-cell table:formula="of:=[.AK179]*[.AM179]" office:value-type="float" office:value="10442880">
            <text:p>10442880</text:p>
          </table:table-cell>
          <table:table-cell table:style-name="ce69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55.html">ちびてゐ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55.html">ちび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79">
            <text:p>17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180:.H180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80]-[.N180]" office:value-type="float" office:value="465">
            <text:p>465</text:p>
          </table:table-cell>
          <table:table-cell table:formula="of:=MIN([.D180]; [.F180])" office:value-type="float" office:value="80">
            <text:p>8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80]=&quot;物理&quot;; [.D180]; [.F180])*2+89)*[.AF180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80]=&quot;物理&quot;; [.D180]; [.F180])*2+89)*[.AI180]/100" office:value-type="float" office:value="349">
            <text:p>34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formula="of:=AVERAGE([.AN180]; [.AO180])" office:value-type="float" office:value="65520">
            <text:p>65520</text:p>
          </table:table-cell>
          <table:table-cell table:formula="of:=([.C180]*2+64+130)*([.E180]*2+25)" office:value-type="float" office:value="56420">
            <text:p>56420</text:p>
          </table:table-cell>
          <table:table-cell table:formula="of:=([.C180]*2+64+130)*([.G180]*2+25)" office:value-type="float" office:value="74620">
            <text:p>74620</text:p>
          </table:table-cell>
          <table:table-cell table:formula="of:=[.AK180]*([.H180]*2+89)" office:value-type="float" office:value="97371">
            <text:p>97371</text:p>
          </table:table-cell>
          <table:table-cell table:formula="of:=[.AK180]*[.AM180]" office:value-type="float" office:value="22866480">
            <text:p>22866480</text:p>
          </table:table-cell>
          <table:table-cell table:style-name="ce69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55.html">Aて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55.html">A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0">
            <text:p>180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20">
            <text:p>120</text:p>
          </table:table-cell>
          <table:table-cell table:style-name="ce14" table:formula="of:=SUM([.C181:.H181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81]-[.N181]" office:value-type="float" office:value="500">
            <text:p>500</text:p>
          </table:table-cell>
          <table:table-cell table:formula="of:=MIN([.D181]; [.F181])" office:value-type="float" office:value="45">
            <text:p>45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S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1]=&quot;物理&quot;; [.D181]; [.F181])*2+89)*[.AF181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1]=&quot;物理&quot;; [.D181]; [.F181])*2+89)*[.AI181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formula="of:=AVERAGE([.AN181]; [.AO181])" office:value-type="float" office:value="82740">
            <text:p>82740</text:p>
          </table:table-cell>
          <table:table-cell table:formula="of:=([.C181]*2+64+130)*([.E181]*2+25)" office:value-type="float" office:value="72890">
            <text:p>72890</text:p>
          </table:table-cell>
          <table:table-cell table:formula="of:=([.C181]*2+64+130)*([.G181]*2+25)" office:value-type="float" office:value="92590">
            <text:p>92590</text:p>
          </table:table-cell>
          <table:table-cell table:formula="of:=[.AK181]*([.H181]*2+89)" office:value-type="float" office:value="82611.9">
            <text:p>82611.9</text:p>
          </table:table-cell>
          <table:table-cell table:formula="of:=[.AK181]*[.AM181]" office:value-type="float" office:value="20776014">
            <text:p>20776014</text:p>
          </table:table-cell>
          <table:table-cell table:style-name="ce69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55.html">S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55.html">S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1">
            <text:p>18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182:.H182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2]-[.N182]" office:value-type="float" office:value="515">
            <text:p>515</text:p>
          </table:table-cell>
          <table:table-cell table:formula="of:=MIN([.D182]; [.F182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25%異常防止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H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2]=&quot;物理&quot;; [.D182]; [.F182])*2+89)*[.AF182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2]=&quot;物理&quot;; [.D182]; [.F182])*2+89)*[.AI18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formula="of:=AVERAGE([.AN182]; [.AO182])" office:value-type="float" office:value="99900">
            <text:p>99900</text:p>
          </table:table-cell>
          <table:table-cell table:formula="of:=([.C182]*2+64+130)*([.E182]*2+25)" office:value-type="float" office:value="91020">
            <text:p>91020</text:p>
          </table:table-cell>
          <table:table-cell table:formula="of:=([.C182]*2+64+130)*([.G182]*2+25)" office:value-type="float" office:value="108780">
            <text:p>108780</text:p>
          </table:table-cell>
          <table:table-cell table:formula="of:=[.AK182]*([.H182]*2+89)" office:value-type="float" office:value="69246.9">
            <text:p>69246.9</text:p>
          </table:table-cell>
          <table:table-cell table:formula="of:=[.AK182]*[.AM182]" office:value-type="float" office:value="27782190">
            <text:p>27782190</text:p>
          </table:table-cell>
          <table:table-cell table:style-name="ce69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55.html">H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55.html">H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2">
            <text:p>182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183:.H183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183]-[.N183]" office:value-type="float" office:value="510">
            <text:p>510</text:p>
          </table:table-cell>
          <table:table-cell table:formula="of:=MIN([.D183]; [.F183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追加発動10%↑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D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3]=&quot;物理&quot;; [.D183]; [.F183])*2+89)*[.AF183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3]=&quot;物理&quot;; [.D183]; [.F183])*2+89)*[.AI183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formula="of:=AVERAGE([.AN183]; [.AO183])" office:value-type="float" office:value="82820">
            <text:p>82820</text:p>
          </table:table-cell>
          <table:table-cell table:formula="of:=([.C183]*2+64+130)*([.E183]*2+25)" office:value-type="float" office:value="70700">
            <text:p>70700</text:p>
          </table:table-cell>
          <table:table-cell table:formula="of:=([.C183]*2+64+130)*([.G183]*2+25)" office:value-type="float" office:value="94940">
            <text:p>94940</text:p>
          </table:table-cell>
          <table:table-cell table:formula="of:=[.AK183]*([.H183]*2+89)" office:value-type="float" office:value="88533.9">
            <text:p>88533.9</text:p>
          </table:table-cell>
          <table:table-cell table:formula="of:=[.AK183]*[.AM183]" office:value-type="float" office:value="24523002">
            <text:p>24523002</text:p>
          </table:table-cell>
          <table:table-cell table:style-name="ce69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55.html">AD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55.html">AD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3">
            <text:p>183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5">
            <text:p>45</text:p>
          </table:table-cell>
          <table:table-cell table:style-name="ce14" table:formula="of:=SUM([.C184:.H184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4]-[.N184]" office:value-type="float" office:value="355">
            <text:p>355</text:p>
          </table:table-cell>
          <table:table-cell table:formula="of:=MIN([.D184]; [.F184])" office:value-type="float" office:value="65">
            <text:p>65</text:p>
          </table:table-cell>
          <table:table-cell table:style-name="ce14" office:value-type="string">
            <text:p>ピンチ地1.2倍</text:p>
          </table:table-cell>
          <table:table-cell table:style-name="ce14"/>
          <table:table-cell table:style-name="ce14" office:value-type="string">
            <text:p><text:a xlink:href="http://www14.atwiki.jp/tamakagura/pages/189.html">ちびてんし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84]=&quot;物理&quot;; [.D184]; [.F184])*2+89)*[.AF18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84]=&quot;物理&quot;; [.D184]; [.F184])*2+89)*[.AI184]/100" office:value-type="float" office:value="269">
            <text:p>269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formula="of:=AVERAGE([.AN184]; [.AO184])" office:value-type="float" office:value="47850">
            <text:p>47850</text:p>
          </table:table-cell>
          <table:table-cell table:formula="of:=([.C184]*2+130)*([.E184]*2+25)" office:value-type="float" office:value="53650">
            <text:p>53650</text:p>
          </table:table-cell>
          <table:table-cell table:formula="of:=([.C184]*2+130)*([.G184]*2+25)" office:value-type="float" office:value="42050">
            <text:p>42050</text:p>
          </table:table-cell>
          <table:table-cell table:formula="of:=[.AK184]*([.H184]*2+25)" office:value-type="float" office:value="30935">
            <text:p>30935</text:p>
          </table:table-cell>
          <table:table-cell table:formula="of:=[.AK184]*[.AM184]" office:value-type="float" office:value="12871650">
            <text:p>12871650</text:p>
          </table:table-cell>
          <table:table-cell table:style-name="ce69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89.html">ちびてん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9.html">ちびてんし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4">
            <text:p>184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185:.H185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5]-[.N185]" office:value-type="float" office:value="500">
            <text:p>500</text:p>
          </table:table-cell>
          <table:table-cell table:formula="of:=MIN([.D185]; [.F185])" office:value-type="float" office:value="60">
            <text:p>6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A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85]=&quot;物理&quot;; [.D185]; [.F185])*2+89)*[.AF185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85]=&quot;物理&quot;; [.D185]; [.F185])*2+89)*[.AI185]/100" office:value-type="float" office:value="359">
            <text:p>359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formula="of:=AVERAGE([.AN185]; [.AO185])" office:value-type="float" office:value="78800">
            <text:p>78800</text:p>
          </table:table-cell>
          <table:table-cell table:formula="of:=([.C185]*2+64+130)*([.E185]*2+25)" office:value-type="float" office:value="88650">
            <text:p>88650</text:p>
          </table:table-cell>
          <table:table-cell table:formula="of:=([.C185]*2+64+130)*([.G185]*2+25)" office:value-type="float" office:value="68950">
            <text:p>68950</text:p>
          </table:table-cell>
          <table:table-cell table:formula="of:=[.AK185]*([.H185]*2+89)" office:value-type="float" office:value="96571">
            <text:p>96571</text:p>
          </table:table-cell>
          <table:table-cell table:formula="of:=[.AK185]*[.AM185]" office:value-type="float" office:value="28289200">
            <text:p>28289200</text:p>
          </table:table-cell>
          <table:table-cell table:style-name="ce69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89.html">A天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9.html">A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5">
            <text:p>185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5">
            <text:p>55</text:p>
          </table:table-cell>
          <table:table-cell table:style-name="ce14" table:formula="of:=SUM([.C186:.H186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86]-[.N186]" office:value-type="float" office:value="480">
            <text:p>480</text:p>
          </table:table-cell>
          <table:table-cell table:formula="of:=MIN([.D186]; [.F186])" office:value-type="float" office:value="80">
            <text:p>8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抜群時20%軽減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86]*2+89)*[.AA186]/IF(OR([.J186]=[.Y186]; [.K186]=[.Y186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86]=&quot;物理&quot;; [.D186]; [.F186])*2+89)*[.AF18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86]=&quot;物理&quot;; [.D186]; [.F186])*2+89)*[.AI186]/100" office:value-type="float" office:value="269">
            <text:p>269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formula="of:=AVERAGE([.AN186]; [.AO186])" office:value-type="float" office:value="104340">
            <text:p>104340</text:p>
          </table:table-cell>
          <table:table-cell table:formula="of:=([.C186]*2+64+130)*([.E186]*2+25)" office:value-type="float" office:value="117660">
            <text:p>117660</text:p>
          </table:table-cell>
          <table:table-cell table:formula="of:=([.C186]*2+64+130)*([.G186]*2+25)" office:value-type="float" office:value="91020">
            <text:p>91020</text:p>
          </table:table-cell>
          <table:table-cell table:formula="of:=[.AK186]*([.H186]*2+89)" office:value-type="float" office:value="53531">
            <text:p>53531</text:p>
          </table:table-cell>
          <table:table-cell table:formula="of:=[.AK186]*[.AM186]" office:value-type="float" office:value="28067460">
            <text:p>28067460</text:p>
          </table:table-cell>
          <table:table-cell table:style-name="ce69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89.html">D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89.html">D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6">
            <text:p>186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87:.H187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87]-[.N187]" office:value-type="float" office:value="480">
            <text:p>480</text:p>
          </table:table-cell>
          <table:table-cell table:formula="of:=MIN([.D187]; [.F187])" office:value-type="float" office:value="80">
            <text:p>8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9.html">S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87]=&quot;物理&quot;; [.D187]; [.F187])*2+89)*[.AF187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87]=&quot;物理&quot;; [.D187]; [.F187])*2+89)*[.AI187]/100" office:value-type="float" office:value="309">
            <text:p>309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formula="of:=AVERAGE([.AN187]; [.AO187])" office:value-type="float" office:value="76590">
            <text:p>76590</text:p>
          </table:table-cell>
          <table:table-cell table:formula="of:=([.C187]*2+64+130)*([.E187]*2+25)" office:value-type="float" office:value="84870">
            <text:p>84870</text:p>
          </table:table-cell>
          <table:table-cell table:formula="of:=([.C187]*2+64+130)*([.G187]*2+25)" office:value-type="float" office:value="68310">
            <text:p>68310</text:p>
          </table:table-cell>
          <table:table-cell table:formula="of:=[.AK187]*([.H187]*2+89)" office:value-type="float" office:value="89301">
            <text:p>89301</text:p>
          </table:table-cell>
          <table:table-cell table:formula="of:=[.AK187]*[.AM187]" office:value-type="float" office:value="23666310">
            <text:p>23666310</text:p>
          </table:table-cell>
          <table:table-cell table:style-name="ce69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89.html">S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89.html">S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7">
            <text:p>187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88:.H188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88]-[.N188]" office:value-type="float" office:value="490">
            <text:p>490</text:p>
          </table:table-cell>
          <table:table-cell table:formula="of:=MIN([.D188]; [.F188])" office:value-type="float" office:value="70">
            <text:p>7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N天魔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88]=&quot;物理&quot;; [.D188]; [.F188])*2+89)*[.AF188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88]=&quot;物理&quot;; [.D188]; [.F188])*2+89)*[.AI188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formula="of:=AVERAGE([.AN188]; [.AO188])" office:value-type="float" office:value="84870">
            <text:p>84870</text:p>
          </table:table-cell>
          <table:table-cell table:formula="of:=([.C188]*2+64+130)*([.E188]*2+25)" office:value-type="float" office:value="84870">
            <text:p>84870</text:p>
          </table:table-cell>
          <table:table-cell table:formula="of:=([.C188]*2+64+130)*([.G188]*2+25)" office:value-type="float" office:value="84870">
            <text:p>84870</text:p>
          </table:table-cell>
          <table:table-cell table:formula="of:=[.AK188]*([.H188]*2+89)" office:value-type="float" office:value="99745.2">
            <text:p>99745.2</text:p>
          </table:table-cell>
          <table:table-cell table:formula="of:=[.AK188]*[.AM188]" office:value-type="float" office:value="31469796">
            <text:p>31469796</text:p>
          </table:table-cell>
          <table:table-cell table:style-name="ce69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.html">N天魔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0.html">N天魔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88">
            <text:p>188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15">
            <text:p>11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189:.H189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89]-[.N189]" office:value-type="float" office:value="500">
            <text:p>500</text:p>
          </table:table-cell>
          <table:table-cell table:formula="of:=MIN([.D189]; [.F189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41.html">D天魔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189]=&quot;物理&quot;; [.D189]; [.F189])*2+89)*[.AF189]/100" office:value-type="float" office:value="390.15">
            <text:p>390.15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60" table:formula="of:=(IF([.AJ189]=&quot;物理&quot;; [.D189]; [.F189])*2+89)*[.AI189]/100" office:value-type="float" office:value="390.15">
            <text:p>390.1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formula="of:=AVERAGE([.AN189]; [.AO189])" office:value-type="float" office:value="97290">
            <text:p>97290</text:p>
          </table:table-cell>
          <table:table-cell table:formula="of:=([.C189]*2+64+130)*([.E189]*2+25)" office:value-type="float" office:value="105570">
            <text:p>105570</text:p>
          </table:table-cell>
          <table:table-cell table:formula="of:=([.C189]*2+64+130)*([.G189]*2+25)" office:value-type="float" office:value="89010">
            <text:p>89010</text:p>
          </table:table-cell>
          <table:table-cell table:formula="of:=[.AK189]*([.H189]*2+89)" office:value-type="float" office:value="97147.35">
            <text:p>97147.35</text:p>
          </table:table-cell>
          <table:table-cell table:formula="of:=[.AK189]*[.AM189]" office:value-type="float" office:value="37957693.5">
            <text:p>37957693.5</text:p>
          </table:table-cell>
          <table:table-cell table:style-name="ce69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41.html">D天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41.html">D天魔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89">
            <text:p>189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0:.H190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0]-[.N190]" office:value-type="float" office:value="350">
            <text:p>350</text:p>
          </table:table-cell>
          <table:table-cell table:formula="of:=MIN([.D190]; [.F190])" office:value-type="float" office:value="30">
            <text:p>30</text:p>
          </table:table-cell>
          <table:table-cell table:style-name="ce14" office:value-type="string">
            <text:p>登場時ダメージ</text:p>
          </table:table-cell>
          <table:table-cell table:style-name="ce14"/>
          <table:table-cell table:style-name="ce14" office:value-type="string">
            <text:p><text:a xlink:href="http://www14.atwiki.jp/tamakagura/pages/74.html">ちびとき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90]=&quot;物理&quot;; [.D190]; [.F190])*2+89)*[.AF190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0]=&quot;物理&quot;; [.D190]; [.F190])*2+89)*[.AI190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formula="of:=AVERAGE([.AN190]; [.AO190])" office:value-type="float" office:value="49300">
            <text:p>49300</text:p>
          </table:table-cell>
          <table:table-cell table:formula="of:=([.C190]*2+130)*([.E190]*2+25)" office:value-type="float" office:value="44950">
            <text:p>44950</text:p>
          </table:table-cell>
          <table:table-cell table:formula="of:=([.C190]*2+130)*([.G190]*2+25)" office:value-type="float" office:value="53650">
            <text:p>53650</text:p>
          </table:table-cell>
          <table:table-cell table:formula="of:=[.AK190]*([.H190]*2+25)" office:value-type="float" office:value="26887.5">
            <text:p>26887.5</text:p>
          </table:table-cell>
          <table:table-cell table:formula="of:=[.AK190]*[.AM190]" office:value-type="float" office:value="10604430">
            <text:p>10604430</text:p>
          </table:table-cell>
          <table:table-cell table:style-name="ce69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74.html">ちびとき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4.html">ちびときこ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0">
            <text:p>190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60">
            <text:p>60</text:p>
          </table:table-cell>
          <table:table-cell table:style-name="ce14" table:formula="of:=SUM([.C191:.H191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1]-[.N191]" office:value-type="float" office:value="470">
            <text:p>470</text:p>
          </table:table-cell>
          <table:table-cell table:formula="of:=MIN([.D191]; [.F191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N朱鷺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91]=&quot;物理&quot;; [.D191]; [.F191])*2+89)*[.AF191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1]=&quot;物理&quot;; [.D191]; [.F191])*2+89)*[.AI19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formula="of:=AVERAGE([.AN191]; [.AO191])" office:value-type="float" office:value="101990">
            <text:p>101990</text:p>
          </table:table-cell>
          <table:table-cell table:formula="of:=([.C191]*2+64+130)*([.E191]*2+25)" office:value-type="float" office:value="84630">
            <text:p>84630</text:p>
          </table:table-cell>
          <table:table-cell table:formula="of:=([.C191]*2+64+130)*([.G191]*2+25)" office:value-type="float" office:value="119350">
            <text:p>119350</text:p>
          </table:table-cell>
          <table:table-cell table:formula="of:=[.AK191]*([.H191]*2+89)" office:value-type="float" office:value="46836.9">
            <text:p>46836.9</text:p>
          </table:table-cell>
          <table:table-cell table:formula="of:=[.AK191]*[.AM191]" office:value-type="float" office:value="22855959">
            <text:p>22855959</text:p>
          </table:table-cell>
          <table:table-cell table:style-name="ce69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74.html">N朱鷺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74.html">N朱鷺子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1">
            <text:p>19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75">
            <text:p>75</text:p>
          </table:table-cell>
          <table:table-cell table:style-name="ce14" table:formula="of:=SUM([.C192:.H192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192]-[.N192]" office:value-type="float" office:value="470">
            <text:p>470</text:p>
          </table:table-cell>
          <table:table-cell table:formula="of:=MIN([.D192]; [.F192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A朱鷺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92]=&quot;物理&quot;; [.D192]; [.F192])*2+89)*[.AF192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2]=&quot;物理&quot;; [.D192]; [.F192])*2+89)*[.AI192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formula="of:=AVERAGE([.AN192]; [.AO192])" office:value-type="float" office:value="78720">
            <text:p>78720</text:p>
          </table:table-cell>
          <table:table-cell table:formula="of:=([.C192]*2+64+130)*([.E192]*2+25)" office:value-type="float" office:value="74880">
            <text:p>74880</text:p>
          </table:table-cell>
          <table:table-cell table:formula="of:=([.C192]*2+64+130)*([.G192]*2+25)" office:value-type="float" office:value="82560">
            <text:p>82560</text:p>
          </table:table-cell>
          <table:table-cell table:formula="of:=[.AK192]*([.H192]*2+89)" office:value-type="float" office:value="70767.9">
            <text:p>70767.9</text:p>
          </table:table-cell>
          <table:table-cell table:formula="of:=[.AK192]*[.AM192]" office:value-type="float" office:value="23308992">
            <text:p>23308992</text:p>
          </table:table-cell>
          <table:table-cell table:style-name="ce69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74.html">A朱鷺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74.html">A朱鷺子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2">
            <text:p>192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5">
            <text:p>3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5">
            <text:p>35</text:p>
          </table:table-cell>
          <table:table-cell table:style-name="ce14" table:formula="of:=SUM([.C193:.H193])" office:value-type="float" office:value="380">
            <text:p>38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93]-[.N193]" office:value-type="float" office:value="345">
            <text:p>345</text:p>
          </table:table-cell>
          <table:table-cell table:formula="of:=MIN([.D193]; [.F193])" office:value-type="float" office:value="35">
            <text:p>35</text:p>
          </table:table-cell>
          <table:table-cell table:style-name="ce14" office:value-type="string">
            <text:p>攻撃時25%麻痺</text:p>
          </table:table-cell>
          <table:table-cell table:style-name="ce14"/>
          <table:table-cell table:style-name="ce14" office:value-type="string">
            <text:p><text:a xlink:href="http://www14.atwiki.jp/tamakagura/pages/409.html">ちびとじこ</text:a></text:p>
          </table:table-cell>
          <table:table-cell table:number-columns-repeated="11"/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93]=&quot;物理&quot;; [.D193]; [.F193])*2+89)*[.AF193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93]=&quot;物理&quot;; [.D193]; [.F193])*2+89)*[.AI193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formula="of:=AVERAGE([.AN193]; [.AO193])" office:value-type="float" office:value="52800">
            <text:p>52800</text:p>
          </table:table-cell>
          <table:table-cell table:formula="of:=([.C193]*2+130)*([.E193]*2+25)" office:value-type="float" office:value="41250">
            <text:p>41250</text:p>
          </table:table-cell>
          <table:table-cell table:formula="of:=([.C193]*2+130)*([.G193]*2+25)" office:value-type="float" office:value="64350">
            <text:p>64350</text:p>
          </table:table-cell>
          <table:table-cell table:formula="of:=[.AK193]*([.H193]*2+25)" office:value-type="float" office:value="20434.5">
            <text:p>20434.5</text:p>
          </table:table-cell>
          <table:table-cell table:formula="of:=[.AK193]*[.AM193]" office:value-type="float" office:value="11357280">
            <text:p>11357280</text:p>
          </table:table-cell>
          <table:table-cell table:style-name="ce69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409.html">ちびとじ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09.html">ちびとじこ</text:a></text:p>
          </table:table-cell>
          <table:table-cell office:value-type="string">
            <text:p>黄緑</text:p>
          </table:table-cell>
          <table:table-cell table:number-columns-repeated="917"/>
        </table:table-row>
        <table:table-row table:style-name="ro5">
          <table:table-cell office:value-type="float" office:value="193">
            <text:p>193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4:.H194])" office:value-type="float" office:value="530">
            <text:p>53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94]-[.N194]" office:value-type="float" office:value="470">
            <text:p>470</text:p>
          </table:table-cell>
          <table:table-cell table:formula="of:=MIN([.D194]; [.F194])" office:value-type="float" office:value="60">
            <text:p>60</text:p>
          </table:table-cell>
          <table:table-cell table:style-name="ce14" office:value-type="string">
            <text:p>攻撃時25%麻痺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09.html">N屠自古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94]=&quot;物理&quot;; [.D194]; [.F194])*2+89)*[.AF194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94]=&quot;物理&quot;; [.D194]; [.F194])*2+89)*[.AI194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formula="of:=AVERAGE([.AN194]; [.AO194])" office:value-type="float" office:value="97680">
            <text:p>97680</text:p>
          </table:table-cell>
          <table:table-cell table:formula="of:=([.C194]*2+64+130)*([.E194]*2+25)" office:value-type="float" office:value="86580">
            <text:p>86580</text:p>
          </table:table-cell>
          <table:table-cell table:formula="of:=([.C194]*2+64+130)*([.G194]*2+25)" office:value-type="float" office:value="108780">
            <text:p>108780</text:p>
          </table:table-cell>
          <table:table-cell table:formula="of:=[.AK194]*([.H194]*2+89)" office:value-type="float" office:value="49158.9">
            <text:p>49158.9</text:p>
          </table:table-cell>
          <table:table-cell table:formula="of:=[.AK194]*[.AM194]" office:value-type="float" office:value="25406568">
            <text:p>25406568</text:p>
          </table:table-cell>
          <table:table-cell table:style-name="ce69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409.html">N屠自古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409.html">N屠自古</text:a></text:p>
          </table:table-cell>
          <table:table-cell office:value-type="string">
            <text:p>黄緑</text:p>
          </table:table-cell>
          <table:table-cell table:number-columns-repeated="917"/>
        </table:table-row>
        <table:table-row table:style-name="ro5">
          <table:table-cell office:value-type="float" office:value="194">
            <text:p>194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195:.H195])" office:value-type="float" office:value="450">
            <text:p>45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5]-[.N195]" office:value-type="float" office:value="400">
            <text:p>400</text:p>
          </table:table-cell>
          <table:table-cell table:formula="of:=MIN([.D195]; [.F195])" office:value-type="float" office:value="50">
            <text:p>50</text:p>
          </table:table-cell>
          <table:table-cell table:style-name="ce14" office:value-type="string">
            <text:p>25%先攻</text:p>
          </table:table-cell>
          <table:table-cell table:style-name="ce14"/>
          <table:table-cell table:style-name="ce14" office:value-type="string">
            <text:p><text:a xlink:href="http://www14.atwiki.jp/tamakagura/pages/77.html">ちびとよ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5]=&quot;物理&quot;; [.D195]; [.F195])*2+89)*[.AF19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5]=&quot;物理&quot;; [.D195]; [.F195])*2+89)*[.AI195]/100" office:value-type="float" office:value="289">
            <text:p>289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formula="of:=AVERAGE([.AN195]; [.AO195])" office:value-type="float" office:value="54000">
            <text:p>54000</text:p>
          </table:table-cell>
          <table:table-cell table:formula="of:=([.C195]*2+130)*([.E195]*2+25)" office:value-type="float" office:value="49500">
            <text:p>49500</text:p>
          </table:table-cell>
          <table:table-cell table:formula="of:=([.C195]*2+130)*([.G195]*2+25)" office:value-type="float" office:value="58500">
            <text:p>58500</text:p>
          </table:table-cell>
          <table:table-cell table:formula="of:=[.AK195]*([.H195]*2+25)" office:value-type="float" office:value="41905">
            <text:p>41905</text:p>
          </table:table-cell>
          <table:table-cell table:formula="of:=[.AK195]*[.AM195]" office:value-type="float" office:value="15606000">
            <text:p>15606000</text:p>
          </table:table-cell>
          <table:table-cell table:style-name="ce69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77.html">ちびとよ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7.html">ちびとよひめ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5">
            <text:p>195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39" table:formula="of:=SUM([.C196:.H196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96]-[.N196]" office:value-type="float" office:value="480">
            <text:p>480</text:p>
          </table:table-cell>
          <table:table-cell table:formula="of:=MIN([.D196]; [.F196])" office:value-type="float" office:value="100">
            <text:p>10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6]=&quot;物理&quot;; [.D196]; [.F196])*2+89)*[.AF19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6]=&quot;物理&quot;; [.D196]; [.F196])*2+89)*[.AI196]/100" office:value-type="float" office:value="329">
            <text:p>329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formula="of:=AVERAGE([.AN196]; [.AO196])" office:value-type="float" office:value="86920">
            <text:p>86920</text:p>
          </table:table-cell>
          <table:table-cell table:formula="of:=([.C196]*2+64+130)*([.E196]*2+25)" office:value-type="float" office:value="78440">
            <text:p>78440</text:p>
          </table:table-cell>
          <table:table-cell table:formula="of:=([.C196]*2+64+130)*([.G196]*2+25)" office:value-type="float" office:value="95400">
            <text:p>95400</text:p>
          </table:table-cell>
          <table:table-cell table:formula="of:=[.AK196]*([.H196]*2+89)" office:value-type="float" office:value="72051">
            <text:p>72051</text:p>
          </table:table-cell>
          <table:table-cell table:formula="of:=[.AK196]*[.AM196]" office:value-type="float" office:value="28596680">
            <text:p>28596680</text:p>
          </table:table-cell>
          <table:table-cell table:style-name="ce69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77.html">N豊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77.html">N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6">
            <text:p>196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39" table:formula="of:=SUM([.C197:.H197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197]-[.N197]" office:value-type="float" office:value="490">
            <text:p>490</text:p>
          </table:table-cell>
          <table:table-cell table:formula="of:=MIN([.D197]; [.F197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7]=&quot;物理&quot;; [.D197]; [.F197])*2+89)*[.AF197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7]=&quot;物理&quot;; [.D197]; [.F197])*2+89)*[.AI197]/100" office:value-type="float" office:value="369">
            <text:p>369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formula="of:=AVERAGE([.AN197]; [.AO197])" office:value-type="float" office:value="72930">
            <text:p>72930</text:p>
          </table:table-cell>
          <table:table-cell table:formula="of:=([.C197]*2+64+130)*([.E197]*2+25)" office:value-type="float" office:value="69190">
            <text:p>69190</text:p>
          </table:table-cell>
          <table:table-cell table:formula="of:=([.C197]*2+64+130)*([.G197]*2+25)" office:value-type="float" office:value="76670">
            <text:p>76670</text:p>
          </table:table-cell>
          <table:table-cell table:formula="of:=[.AK197]*([.H197]*2+89)" office:value-type="float" office:value="99261">
            <text:p>99261</text:p>
          </table:table-cell>
          <table:table-cell table:formula="of:=[.AK197]*[.AM197]" office:value-type="float" office:value="26911170">
            <text:p>26911170</text:p>
          </table:table-cell>
          <table:table-cell table:style-name="ce69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77.html">A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7">
            <text:p>197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198:.H198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98]-[.N198]" office:value-type="float" office:value="490">
            <text:p>490</text:p>
          </table:table-cell>
          <table:table-cell table:formula="of:=MIN([.D198]; [.F198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8]=&quot;物理&quot;; [.D198]; [.F198])*2+89)*[.AF198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8]=&quot;物理&quot;; [.D198]; [.F198])*2+89)*[.AI198]/100" office:value-type="float" office:value="319">
            <text:p>319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formula="of:=AVERAGE([.AN198]; [.AO198])" office:value-type="float" office:value="74880">
            <text:p>74880</text:p>
          </table:table-cell>
          <table:table-cell table:formula="of:=([.C198]*2+64+130)*([.E198]*2+25)" office:value-type="float" office:value="71040">
            <text:p>71040</text:p>
          </table:table-cell>
          <table:table-cell table:formula="of:=([.C198]*2+64+130)*([.G198]*2+25)" office:value-type="float" office:value="78720">
            <text:p>78720</text:p>
          </table:table-cell>
          <table:table-cell table:formula="of:=[.AK198]*([.H198]*2+89)" office:value-type="float" office:value="98571">
            <text:p>98571</text:p>
          </table:table-cell>
          <table:table-cell table:formula="of:=[.AK198]*[.AM198]" office:value-type="float" office:value="23886720">
            <text:p>23886720</text:p>
          </table:table-cell>
          <table:table-cell table:style-name="ce69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77.html">S豊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77.html">S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8">
            <text:p>198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99:.H199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9]-[.N199]" office:value-type="float" office:value="455">
            <text:p>455</text:p>
          </table:table-cell>
          <table:table-cell table:formula="of:=MIN([.D199]; [.F199])" office:value-type="float" office:value="90">
            <text:p>9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とり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9]=&quot;物理&quot;; [.D199]; [.F199])*2+89)*[.AF199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9]=&quot;物理&quot;; [.D199]; [.F199])*2+89)*[.AI199]/100" office:value-type="float" office:value="269">
            <text:p>269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formula="of:=AVERAGE([.AN199]; [.AO199])" office:value-type="float" office:value="74620">
            <text:p>74620</text:p>
          </table:table-cell>
          <table:table-cell table:formula="of:=([.C199]*2+64+130)*([.E199]*2+25)" office:value-type="float" office:value="74620">
            <text:p>74620</text:p>
          </table:table-cell>
          <table:table-cell table:formula="of:=([.C199]*2+64+130)*([.G199]*2+25)" office:value-type="float" office:value="74620">
            <text:p>74620</text:p>
          </table:table-cell>
          <table:table-cell table:formula="of:=[.AK199]*([.H199]*2+89)" office:value-type="float" office:value="77741">
            <text:p>77741</text:p>
          </table:table-cell>
          <table:table-cell table:formula="of:=[.AK199]*[.AM199]" office:value-type="float" office:value="20072780">
            <text:p>20072780</text:p>
          </table:table-cell>
          <table:table-cell table:style-name="ce69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number-columns-repeated="3"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40.html">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140.html">とり</text:a></text:p>
          </table:table-cell>
          <table:table-cell office:value-type="string">
            <text:p>鳥</text:p>
          </table:table-cell>
          <table:table-cell table:number-columns-repeated="917"/>
        </table:table-row>
        <table:table-row table:style-name="ro5">
          <table:table-cell office:value-type="float" office:value="199">
            <text:p>199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0:.H200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0]-[.N200]" office:value-type="float" office:value="330">
            <text:p>330</text:p>
          </table:table-cell>
          <table:table-cell table:formula="of:=MIN([.D200]; [.F200])" office:value-type="float" office:value="50">
            <text:p>50</text:p>
          </table:table-cell>
          <table:table-cell table:style-name="ce14" office:value-type="string">
            <text:p>急所率15%↑</text:p>
          </table:table-cell>
          <table:table-cell table:style-name="ce14"/>
          <table:table-cell table:style-name="ce14" office:value-type="string">
            <text:p><text:a xlink:href="http://www14.atwiki.jp/tamakagura/pages/70.html">ちびナズ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AA200]/IF(OR([.J200]=[.Y200]; [.K200]=[.Y200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00]=&quot;物理&quot;; [.D200]; [.F200])*2+89)*[.AF20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0]=&quot;物理&quot;; [.D200]; [.F200])*2+89)*[.AI20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formula="of:=AVERAGE([.AN200]; [.AO200])" office:value-type="float" office:value="43200">
            <text:p>43200</text:p>
          </table:table-cell>
          <table:table-cell table:formula="of:=([.C200]*2+130)*([.E200]*2+25)" office:value-type="float" office:value="41850">
            <text:p>41850</text:p>
          </table:table-cell>
          <table:table-cell table:formula="of:=([.C200]*2+130)*([.G200]*2+25)" office:value-type="float" office:value="44550">
            <text:p>44550</text:p>
          </table:table-cell>
          <table:table-cell table:formula="of:=[.AK200]*([.H200]*2+25)" office:value-type="float" office:value="27823.5">
            <text:p>27823.5</text:p>
          </table:table-cell>
          <table:table-cell table:formula="of:=[.AK200]*[.AM200]" office:value-type="float" office:value="8903520">
            <text:p>8903520</text:p>
          </table:table-cell>
          <table:table-cell table:style-name="ce69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70.html">ちびナズ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70.html">ちびナズー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0">
            <text:p>200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201:.H201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01]-[.N201]" office:value-type="float" office:value="460">
            <text:p>460</text:p>
          </table:table-cell>
          <table:table-cell table:formula="of:=MIN([.D201]; [.F201])" office:value-type="float" office:value="70">
            <text:p>7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1]*2+89)*[.AA201]/IF(OR([.J201]=[.Y201]; [.K201]=[.Y201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1]=&quot;物理&quot;; [.D201]; [.F201])*2+89)*[.AF201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1]=&quot;物理&quot;; [.D201]; [.F201])*2+89)*[.AI201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formula="of:=AVERAGE([.AN201]; [.AO201])" office:value-type="float" office:value="80800">
            <text:p>80800</text:p>
          </table:table-cell>
          <table:table-cell table:formula="of:=([.C201]*2+64+130)*([.E201]*2+25)" office:value-type="float" office:value="78780">
            <text:p>78780</text:p>
          </table:table-cell>
          <table:table-cell table:formula="of:=([.C201]*2+64+130)*([.G201]*2+25)" office:value-type="float" office:value="82820">
            <text:p>82820</text:p>
          </table:table-cell>
          <table:table-cell table:formula="of:=[.AK201]*([.H201]*2+89)" office:value-type="float" office:value="63684.9">
            <text:p>63684.9</text:p>
          </table:table-cell>
          <table:table-cell table:formula="of:=[.AK201]*[.AM201]" office:value-type="float" office:value="22470480">
            <text:p>22470480</text:p>
          </table:table-cell>
          <table:table-cell table:style-name="ce69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11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70.html">T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70.html">T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1">
            <text:p>201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02:.H202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02]-[.N202]" office:value-type="float" office:value="470">
            <text:p>470</text:p>
          </table:table-cell>
          <table:table-cell table:formula="of:=MIN([.D202]; [.F202])" office:value-type="float" office:value="60">
            <text:p>6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2]*2+89)*[.AA202]/IF(OR([.J202]=[.Y202]; [.K202]=[.Y202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2]=&quot;物理&quot;; [.D202]; [.F202])*2+89)*[.AF202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02]=&quot;物理&quot;; [.D202]; [.F202])*2+89)*[.AI202]/100" office:value-type="float" office:value="309">
            <text:p>309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formula="of:=AVERAGE([.AN202]; [.AO202])" office:value-type="float" office:value="76830">
            <text:p>76830</text:p>
          </table:table-cell>
          <table:table-cell table:formula="of:=([.C202]*2+64+130)*([.E202]*2+25)" office:value-type="float" office:value="72890">
            <text:p>72890</text:p>
          </table:table-cell>
          <table:table-cell table:formula="of:=([.C202]*2+64+130)*([.G202]*2+25)" office:value-type="float" office:value="80770">
            <text:p>80770</text:p>
          </table:table-cell>
          <table:table-cell table:formula="of:=[.AK202]*([.H202]*2+89)" office:value-type="float" office:value="83121">
            <text:p>83121</text:p>
          </table:table-cell>
          <table:table-cell table:formula="of:=[.AK202]*[.AM202]" office:value-type="float" office:value="23740470">
            <text:p>23740470</text:p>
          </table:table-cell>
          <table:table-cell table:style-name="ce69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70.html">H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70.html">H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2">
            <text:p>202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03:.H203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03]-[.N203]" office:value-type="float" office:value="460">
            <text:p>460</text:p>
          </table:table-cell>
          <table:table-cell table:formula="of:=MIN([.D203]; [.F203])" office:value-type="float" office:value="70">
            <text:p>7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3]*2+89)*[.AA203]/IF(OR([.J203]=[.Y203]; [.K203]=[.Y203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3]=&quot;物理&quot;; [.D203]; [.F203])*2+89)*[.AF203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3]=&quot;物理&quot;; [.D203]; [.F203])*2+89)*[.AI203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formula="of:=AVERAGE([.AN203]; [.AO203])" office:value-type="float" office:value="97680">
            <text:p>97680</text:p>
          </table:table-cell>
          <table:table-cell table:formula="of:=([.C203]*2+64+130)*([.E203]*2+25)" office:value-type="float" office:value="104340">
            <text:p>104340</text:p>
          </table:table-cell>
          <table:table-cell table:formula="of:=([.C203]*2+64+130)*([.G203]*2+25)" office:value-type="float" office:value="91020">
            <text:p>91020</text:p>
          </table:table-cell>
          <table:table-cell table:formula="of:=[.AK203]*([.H203]*2+89)" office:value-type="float" office:value="46836.9">
            <text:p>46836.9</text:p>
          </table:table-cell>
          <table:table-cell table:formula="of:=[.AK203]*[.AM203]" office:value-type="float" office:value="21890088">
            <text:p>21890088</text:p>
          </table:table-cell>
          <table:table-cell table:style-name="ce69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70.html">D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70.html">D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3">
            <text:p>203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4:.H204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4]-[.N204]" office:value-type="float" office:value="375">
            <text:p>375</text:p>
          </table:table-cell>
          <table:table-cell table:formula="of:=MIN([.D204]; [.F204])" office:value-type="float" office:value="25">
            <text:p>25</text:p>
          </table:table-cell>
          <table:table-cell table:style-name="ce14" office:value-type="string">
            <text:p>水被弾時C↑</text:p>
          </table:table-cell>
          <table:table-cell table:style-name="ce14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04]=&quot;物理&quot;; [.D204]; [.F204])*2+89)*[.AF20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04]=&quot;物理&quot;; [.D204]; [.F204])*2+89)*[.AI20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formula="of:=AVERAGE([.AN204]; [.AO204])" office:value-type="float" office:value="51150">
            <text:p>51150</text:p>
          </table:table-cell>
          <table:table-cell table:formula="of:=([.C204]*2+130)*([.E204]*2+25)" office:value-type="float" office:value="51150">
            <text:p>51150</text:p>
          </table:table-cell>
          <table:table-cell table:formula="of:=([.C204]*2+130)*([.G204]*2+25)" office:value-type="float" office:value="51150">
            <text:p>51150</text:p>
          </table:table-cell>
          <table:table-cell table:formula="of:=[.AK204]*([.H204]*2+25)" office:value-type="float" office:value="32683.5">
            <text:p>32683.5</text:p>
          </table:table-cell>
          <table:table-cell table:formula="of:=[.AK204]*[.AM204]" office:value-type="float" office:value="12383415">
            <text:p>12383415</text:p>
          </table:table-cell>
          <table:table-cell table:style-name="ce69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64.html">ちびに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64.html">ちび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4">
            <text:p>204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205:.H205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05]-[.N205]" office:value-type="float" office:value="470">
            <text:p>470</text:p>
          </table:table-cell>
          <table:table-cell table:formula="of:=MIN([.D205]; [.F205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N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05]=&quot;物理&quot;; [.D205]; [.F205])*2+89)*[.AF205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5]=&quot;物理&quot;; [.D205]; [.F205])*2+89)*[.AI205]/100" office:value-type="float" office:value="329">
            <text:p>329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formula="of:=AVERAGE([.AN205]; [.AO205])" office:value-type="float" office:value="72930">
            <text:p>72930</text:p>
          </table:table-cell>
          <table:table-cell table:formula="of:=([.C205]*2+64+130)*([.E205]*2+25)" office:value-type="float" office:value="76670">
            <text:p>76670</text:p>
          </table:table-cell>
          <table:table-cell table:formula="of:=([.C205]*2+64+130)*([.G205]*2+25)" office:value-type="float" office:value="69190">
            <text:p>69190</text:p>
          </table:table-cell>
          <table:table-cell table:formula="of:=[.AK205]*([.H205]*2+89)" office:value-type="float" office:value="88501">
            <text:p>88501</text:p>
          </table:table-cell>
          <table:table-cell table:formula="of:=[.AK205]*[.AM205]" office:value-type="float" office:value="23993970">
            <text:p>23993970</text:p>
          </table:table-cell>
          <table:table-cell table:style-name="ce69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64.html">N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5">
            <text:p>205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6:.H206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06]-[.N206]" office:value-type="float" office:value="470">
            <text:p>470</text:p>
          </table:table-cell>
          <table:table-cell table:formula="of:=MIN([.D206]; [.F206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D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06]=&quot;物理&quot;; [.D206]; [.F206])*2+89)*[.AF206]/100" office:value-type="float" office:value="322.8">
            <text:p>322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6]=&quot;物理&quot;; [.D206]; [.F206])*2+89)*[.AI206]/100" office:value-type="float" office:value="269">
            <text:p>269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formula="of:=AVERAGE([.AN206]; [.AO206])" office:value-type="float" office:value="99820">
            <text:p>99820</text:p>
          </table:table-cell>
          <table:table-cell table:formula="of:=([.C206]*2+64+130)*([.E206]*2+25)" office:value-type="float" office:value="101990">
            <text:p>101990</text:p>
          </table:table-cell>
          <table:table-cell table:formula="of:=([.C206]*2+64+130)*([.G206]*2+25)" office:value-type="float" office:value="97650">
            <text:p>97650</text:p>
          </table:table-cell>
          <table:table-cell table:formula="of:=[.AK206]*([.H206]*2+89)" office:value-type="float" office:value="53531">
            <text:p>53531</text:p>
          </table:table-cell>
          <table:table-cell table:formula="of:=[.AK206]*[.AM206]" office:value-type="float" office:value="26851580">
            <text:p>26851580</text:p>
          </table:table-cell>
          <table:table-cell table:style-name="ce69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64.html">D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6">
            <text:p>206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07:.H207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207]-[.N207]" office:value-type="float" office:value="455">
            <text:p>455</text:p>
          </table:table-cell>
          <table:table-cell table:formula="of:=MIN([.D207]; [.F207])" office:value-type="float" office:value="90">
            <text:p>90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S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07]=&quot;物理&quot;; [.D207]; [.F207])*2+89)*[.AF207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07]=&quot;物理&quot;; [.D207]; [.F207])*2+89)*[.AI207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formula="of:=AVERAGE([.AN207]; [.AO207])" office:value-type="float" office:value="65010">
            <text:p>65010</text:p>
          </table:table-cell>
          <table:table-cell table:formula="of:=([.C207]*2+64+130)*([.E207]*2+25)" office:value-type="float" office:value="65010">
            <text:p>65010</text:p>
          </table:table-cell>
          <table:table-cell table:formula="of:=([.C207]*2+64+130)*([.G207]*2+25)" office:value-type="float" office:value="65010">
            <text:p>65010</text:p>
          </table:table-cell>
          <table:table-cell table:formula="of:=[.AK207]*([.H207]*2+89)" office:value-type="float" office:value="83151.9">
            <text:p>83151.9</text:p>
          </table:table-cell>
          <table:table-cell table:formula="of:=[.AK207]*[.AM207]" office:value-type="float" office:value="17494191">
            <text:p>17494191</text:p>
          </table:table-cell>
          <table:table-cell table:style-name="ce69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64.html">S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64.html">S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7">
            <text:p>207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80">
            <text:p>80</text:p>
          </table:table-cell>
          <table:table-cell table:style-name="ce14" table:formula="of:=SUM([.C208:.H208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8]-[.N208]" office:value-type="float" office:value="400">
            <text:p>400</text:p>
          </table:table-cell>
          <table:table-cell table:formula="of:=MIN([.D208]; [.F208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53.html">ちび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08]=&quot;物理&quot;; [.D208]; [.F208])*2+89)*[.AF20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8]=&quot;物理&quot;; [.D208]; [.F208])*2+89)*[.AI20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formula="of:=AVERAGE([.AN208]; [.AO208])" office:value-type="float" office:value="48050">
            <text:p>48050</text:p>
          </table:table-cell>
          <table:table-cell table:formula="of:=([.C208]*2+130)*([.E208]*2+25)" office:value-type="float" office:value="44950">
            <text:p>44950</text:p>
          </table:table-cell>
          <table:table-cell table:formula="of:=([.C208]*2+130)*([.G208]*2+25)" office:value-type="float" office:value="51150">
            <text:p>51150</text:p>
          </table:table-cell>
          <table:table-cell table:formula="of:=[.AK208]*([.H208]*2+25)" office:value-type="float" office:value="48118.5">
            <text:p>48118.5</text:p>
          </table:table-cell>
          <table:table-cell table:formula="of:=[.AK208]*[.AM208]" office:value-type="float" office:value="12497805">
            <text:p>12497805</text:p>
          </table:table-cell>
          <table:table-cell table:style-name="ce69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53.html">ちびぬ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53.html">ちび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08">
            <text:p>20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5">
            <text:p>85</text:p>
          </table:table-cell>
          <table:table-cell table:style-name="ce14" table:formula="of:=SUM([.C209:.H209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209]-[.N209]" office:value-type="float" office:value="480">
            <text:p>480</text:p>
          </table:table-cell>
          <table:table-cell table:formula="of:=MIN([.D209]; [.F209])" office:value-type="float" office:value="80">
            <text:p>8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3.html">N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09]=&quot;物理&quot;; [.D209]; [.F209])*2+89)*[.AF209]/100" office:value-type="float" office:value="298.8">
            <text:p>29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09]=&quot;物理&quot;; [.D209]; [.F209])*2+89)*[.AI209]/100" office:value-type="float" office:value="298.8">
            <text:p>298.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formula="of:=AVERAGE([.AN209]; [.AO209])" office:value-type="float" office:value="86800">
            <text:p>86800</text:p>
          </table:table-cell>
          <table:table-cell table:formula="of:=([.C209]*2+64+130)*([.E209]*2+25)" office:value-type="float" office:value="80290">
            <text:p>80290</text:p>
          </table:table-cell>
          <table:table-cell table:formula="of:=([.C209]*2+64+130)*([.G209]*2+25)" office:value-type="float" office:value="93310">
            <text:p>93310</text:p>
          </table:table-cell>
          <table:table-cell table:formula="of:=[.AK209]*([.H209]*2+89)" office:value-type="float" office:value="77389.2">
            <text:p>77389.2</text:p>
          </table:table-cell>
          <table:table-cell table:formula="of:=[.AK209]*[.AM209]" office:value-type="float" office:value="25935840">
            <text:p>25935840</text:p>
          </table:table-cell>
          <table:table-cell table:style-name="ce69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53.html">Nぬえ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53.html">N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09">
            <text:p>2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10:.H210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10]-[.N210]" office:value-type="float" office:value="500">
            <text:p>500</text:p>
          </table:table-cell>
          <table:table-cell table:formula="of:=MIN([.D210]; [.F210])" office:value-type="float" office:value="60">
            <text:p>6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S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10]=&quot;物理&quot;; [.D210]; [.F210])*2+89)*[.AF21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10]=&quot;物理&quot;; [.D210]; [.F210])*2+89)*[.AI210]/100" office:value-type="float" office:value="309">
            <text:p>3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formula="of:=AVERAGE([.AN210]; [.AO210])" office:value-type="float" office:value="80800">
            <text:p>80800</text:p>
          </table:table-cell>
          <table:table-cell table:formula="of:=([.C210]*2+64+130)*([.E210]*2+25)" office:value-type="float" office:value="78780">
            <text:p>78780</text:p>
          </table:table-cell>
          <table:table-cell table:formula="of:=([.C210]*2+64+130)*([.G210]*2+25)" office:value-type="float" office:value="82820">
            <text:p>82820</text:p>
          </table:table-cell>
          <table:table-cell table:formula="of:=[.AK210]*([.H210]*2+89)" office:value-type="float" office:value="95481">
            <text:p>95481</text:p>
          </table:table-cell>
          <table:table-cell table:formula="of:=[.AK210]*[.AM210]" office:value-type="float" office:value="24967200">
            <text:p>24967200</text:p>
          </table:table-cell>
          <table:table-cell table:style-name="ce69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53.html">S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53.html">S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10">
            <text:p>21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11:.H211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11]-[.N211]" office:value-type="float" office:value="465">
            <text:p>465</text:p>
          </table:table-cell>
          <table:table-cell table:formula="of:=MIN([.D211]; [.F211])" office:value-type="float" office:value="95">
            <text:p>95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T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11]=&quot;物理&quot;; [.D211]; [.F211])*2+89)*[.AF21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11]=&quot;物理&quot;; [.D211]; [.F211])*2+89)*[.AI211]/100" office:value-type="float" office:value="289">
            <text:p>289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formula="of:=AVERAGE([.AN211]; [.AO211])" office:value-type="float" office:value="78780">
            <text:p>78780</text:p>
          </table:table-cell>
          <table:table-cell table:formula="of:=([.C211]*2+64+130)*([.E211]*2+25)" office:value-type="float" office:value="74740">
            <text:p>74740</text:p>
          </table:table-cell>
          <table:table-cell table:formula="of:=([.C211]*2+64+130)*([.G211]*2+25)" office:value-type="float" office:value="82820">
            <text:p>82820</text:p>
          </table:table-cell>
          <table:table-cell table:formula="of:=[.AK211]*([.H211]*2+89)" office:value-type="float" office:value="77741">
            <text:p>77741</text:p>
          </table:table-cell>
          <table:table-cell table:formula="of:=[.AK211]*[.AM211]" office:value-type="float" office:value="22767420">
            <text:p>22767420</text:p>
          </table:table-cell>
          <table:table-cell table:style-name="ce69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53.html">T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53.html">T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11">
            <text:p>21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212:.H212])" office:value-type="float" office:value="515">
            <text:p>515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12]-[.N212]" office:value-type="float" office:value="475">
            <text:p>475</text:p>
          </table:table-cell>
          <table:table-cell table:formula="of:=MIN([.D212]; [.F212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18.html">呪い子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12]=&quot;物理&quot;; [.D212]; [.F212])*2+89)*[.AF212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12]=&quot;物理&quot;; [.D212]; [.F212])*2+89)*[.AI212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formula="of:=AVERAGE([.AN212]; [.AO212])" office:value-type="float" office:value="86860">
            <text:p>86860</text:p>
          </table:table-cell>
          <table:table-cell table:formula="of:=([.C212]*2+64+130)*([.E212]*2+25)" office:value-type="float" office:value="94940">
            <text:p>94940</text:p>
          </table:table-cell>
          <table:table-cell table:formula="of:=([.C212]*2+64+130)*([.G212]*2+25)" office:value-type="float" office:value="78780">
            <text:p>78780</text:p>
          </table:table-cell>
          <table:table-cell table:formula="of:=[.AK212]*([.H212]*2+89)" office:value-type="float" office:value="64314.9">
            <text:p>64314.9</text:p>
          </table:table-cell>
          <table:table-cell table:formula="of:=[.AK212]*[.AM212]" office:value-type="float" office:value="23374026">
            <text:p>23374026</text:p>
          </table:table-cell>
          <table:table-cell table:style-name="ce69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1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18.html">呪い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12">
            <text:p>212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213:.H213])" office:value-type="float" office:value="395">
            <text:p>39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3]-[.N213]" office:value-type="float" office:value="375">
            <text:p>375</text:p>
          </table:table-cell>
          <table:table-cell table:formula="of:=MIN([.D213]; [.F213])" office:value-type="float" office:value="20">
            <text:p>2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41.html">ちびはたて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3]*2+89)*[.AA213]/IF(OR([.J213]=[.Y213]; [.K213]=[.Y213]); 1; 1.5)/100" office:value-type="float" office:value="155.4">
            <text:p>155.4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13]=&quot;物理&quot;; [.D213]; [.F213])*2+89)*[.AF213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13]=&quot;物理&quot;; [.D213]; [.F213])*2+89)*[.AI213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formula="of:=AVERAGE([.AN213]; [.AO213])" office:value-type="float" office:value="49300">
            <text:p>49300</text:p>
          </table:table-cell>
          <table:table-cell table:formula="of:=([.C213]*2+130)*([.E213]*2+25)" office:value-type="float" office:value="47850">
            <text:p>47850</text:p>
          </table:table-cell>
          <table:table-cell table:formula="of:=([.C213]*2+130)*([.G213]*2+25)" office:value-type="float" office:value="50750">
            <text:p>50750</text:p>
          </table:table-cell>
          <table:table-cell table:formula="of:=[.AK213]*([.H213]*2+25)" office:value-type="float" office:value="36130.5">
            <text:p>36130.5</text:p>
          </table:table-cell>
          <table:table-cell table:formula="of:=[.AK213]*[.AM213]" office:value-type="float" office:value="11491830">
            <text:p>11491830</text:p>
          </table:table-cell>
          <table:table-cell table:style-name="ce69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41.html">ちびはた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1.html">ちび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3">
            <text:p>213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214:.H214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14]-[.N214]" office:value-type="float" office:value="495">
            <text:p>495</text:p>
          </table:table-cell>
          <table:table-cell table:formula="of:=MIN([.D214]; [.F21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4]*2+89)*[.AA214]/IF(OR([.J214]=[.Y214]; [.K214]=[.Y214]); 1; 1.5)/100" office:value-type="float" office:value="209.4">
            <text:p>209.4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4]=&quot;物理&quot;; [.D214]; [.F214])*2+89)*[.AF214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4]=&quot;物理&quot;; [.D214]; [.F214])*2+89)*[.AI214]/100" office:value-type="float" office:value="349">
            <text:p>349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formula="of:=AVERAGE([.AN214]; [.AO214])" office:value-type="float" office:value="84840">
            <text:p>84840</text:p>
          </table:table-cell>
          <table:table-cell table:formula="of:=([.C214]*2+64+130)*([.E214]*2+25)" office:value-type="float" office:value="78780">
            <text:p>78780</text:p>
          </table:table-cell>
          <table:table-cell table:formula="of:=([.C214]*2+64+130)*([.G214]*2+25)" office:value-type="float" office:value="90900">
            <text:p>90900</text:p>
          </table:table-cell>
          <table:table-cell table:formula="of:=[.AK214]*([.H214]*2+89)" office:value-type="float" office:value="83411">
            <text:p>83411</text:p>
          </table:table-cell>
          <table:table-cell table:formula="of:=[.AK214]*[.AM214]" office:value-type="float" office:value="29609160">
            <text:p>29609160</text:p>
          </table:table-cell>
          <table:table-cell table:style-name="ce69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41.html">Aはたて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41.html">A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4">
            <text:p>21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35">
            <text:p>135</text:p>
          </table:table-cell>
          <table:table-cell table:style-name="ce14" table:formula="of:=SUM([.C215:.H215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15]-[.N215]" office:value-type="float" office:value="495">
            <text:p>495</text:p>
          </table:table-cell>
          <table:table-cell table:formula="of:=MIN([.D215]; [.F215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5]*2+89)*[.AA215]/IF(OR([.J215]=[.Y215]; [.K215]=[.Y215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5]=&quot;物理&quot;; [.D215]; [.F215])*2+89)*[.AF21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5]=&quot;物理&quot;; [.D215]; [.F215])*2+89)*[.AI215]/100" office:value-type="float" office:value="299">
            <text:p>299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formula="of:=AVERAGE([.AN215]; [.AO215])" office:value-type="float" office:value="71040">
            <text:p>71040</text:p>
          </table:table-cell>
          <table:table-cell table:formula="of:=([.C215]*2+64+130)*([.E215]*2+25)" office:value-type="float" office:value="63360">
            <text:p>63360</text:p>
          </table:table-cell>
          <table:table-cell table:formula="of:=([.C215]*2+64+130)*([.G215]*2+25)" office:value-type="float" office:value="78720">
            <text:p>78720</text:p>
          </table:table-cell>
          <table:table-cell table:formula="of:=[.AK215]*([.H215]*2+89)" office:value-type="float" office:value="107341">
            <text:p>107341</text:p>
          </table:table-cell>
          <table:table-cell table:formula="of:=[.AK215]*[.AM215]" office:value-type="float" office:value="21240960">
            <text:p>21240960</text:p>
          </table:table-cell>
          <table:table-cell table:style-name="ce69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41.html">S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41.html">S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5">
            <text:p>215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216:.H216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6]-[.N216]" office:value-type="float" office:value="505">
            <text:p>505</text:p>
          </table:table-cell>
          <table:table-cell table:formula="of:=MIN([.D216]; [.F216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6]*2+89)*[.AA216]/IF(OR([.J216]=[.Y216]; [.K216]=[.Y216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16]=&quot;物理&quot;; [.D216]; [.F216])*2+89)*[.AF21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16]=&quot;物理&quot;; [.D216]; [.F216])*2+89)*[.AI21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formula="of:=AVERAGE([.AN216]; [.AO216])" office:value-type="float" office:value="104340">
            <text:p>104340</text:p>
          </table:table-cell>
          <table:table-cell table:formula="of:=([.C216]*2+64+130)*([.E216]*2+25)" office:value-type="float" office:value="99900">
            <text:p>99900</text:p>
          </table:table-cell>
          <table:table-cell table:formula="of:=([.C216]*2+64+130)*([.G216]*2+25)" office:value-type="float" office:value="108780">
            <text:p>108780</text:p>
          </table:table-cell>
          <table:table-cell table:formula="of:=[.AK216]*([.H216]*2+89)" office:value-type="float" office:value="60282.9">
            <text:p>60282.9</text:p>
          </table:table-cell>
          <table:table-cell table:formula="of:=[.AK216]*[.AM216]" office:value-type="float" office:value="25260714">
            <text:p>25260714</text:p>
          </table:table-cell>
          <table:table-cell table:style-name="ce69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41.html">D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41.html">D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6">
            <text:p>216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217:.H217])" office:value-type="float" office:value="430">
            <text:p>4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7]-[.N217]" office:value-type="float" office:value="410">
            <text:p>410</text:p>
          </table:table-cell>
          <table:table-cell table:formula="of:=MIN([.D217]; [.F217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67.html">ちびパチェ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7]=&quot;物理&quot;; [.D217]; [.F217])*2+89)*[.AF217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7]=&quot;物理&quot;; [.D217]; [.F217])*2+89)*[.AI217]/100" office:value-type="float" office:value="329">
            <text:p>329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formula="of:=AVERAGE([.AN217]; [.AO217])" office:value-type="float" office:value="49400">
            <text:p>49400</text:p>
          </table:table-cell>
          <table:table-cell table:formula="of:=([.C217]*2+130)*([.E217]*2+25)" office:value-type="float" office:value="37700">
            <text:p>37700</text:p>
          </table:table-cell>
          <table:table-cell table:formula="of:=([.C217]*2+130)*([.G217]*2+25)" office:value-type="float" office:value="61100">
            <text:p>61100</text:p>
          </table:table-cell>
          <table:table-cell table:formula="of:=[.AK217]*([.H217]*2+25)" office:value-type="float" office:value="47705">
            <text:p>47705</text:p>
          </table:table-cell>
          <table:table-cell table:formula="of:=[.AK217]*[.AM217]" office:value-type="float" office:value="16252600">
            <text:p>16252600</text:p>
          </table:table-cell>
          <table:table-cell table:style-name="ce69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67.html">ちびパチェ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7.html">ちびパチェ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7">
            <text:p>217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50">
            <text:p>150</text:p>
          </table:table-cell>
          <table:table-cell table:style-name="ce37" office:value-type="float" office:value="70">
            <text:p>70</text:p>
          </table:table-cell>
          <table:table-cell table:style-name="ce14" table:formula="of:=SUM([.C218:.H218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18]-[.N218]" office:value-type="float" office:value="495">
            <text:p>495</text:p>
          </table:table-cell>
          <table:table-cell table:formula="of:=MIN([.D218]; [.F218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8]=&quot;物理&quot;; [.D218]; [.F218])*2+89)*[.AF21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8]=&quot;物理&quot;; [.D218]; [.F218])*2+89)*[.AI218]/100" office:value-type="float" office:value="339">
            <text:p>339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formula="of:=AVERAGE([.AN218]; [.AO218])" office:value-type="float" office:value="86730">
            <text:p>86730</text:p>
          </table:table-cell>
          <table:table-cell table:formula="of:=([.C218]*2+64+130)*([.E218]*2+25)" office:value-type="float" office:value="58410">
            <text:p>58410</text:p>
          </table:table-cell>
          <table:table-cell table:formula="of:=([.C218]*2+64+130)*([.G218]*2+25)" office:value-type="float" office:value="115050">
            <text:p>115050</text:p>
          </table:table-cell>
          <table:table-cell table:formula="of:=[.AK218]*([.H218]*2+89)" office:value-type="float" office:value="77631">
            <text:p>77631</text:p>
          </table:table-cell>
          <table:table-cell table:formula="of:=[.AK218]*[.AM218]" office:value-type="float" office:value="29401470">
            <text:p>29401470</text:p>
          </table:table-cell>
          <table:table-cell table:style-name="ce69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67.html">Nパチュリ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67.html">N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8">
            <text:p>21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50">
            <text:p>150</text:p>
          </table:table-cell>
          <table:table-cell table:style-name="ce34" office:value-type="float" office:value="140">
            <text:p>140</text:p>
          </table:table-cell>
          <table:table-cell table:style-name="ce37" office:value-type="float" office:value="80">
            <text:p>80</text:p>
          </table:table-cell>
          <table:table-cell table:style-name="ce14" table:formula="of:=SUM([.C219:.H219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19]-[.N219]" office:value-type="float" office:value="515">
            <text:p>515</text:p>
          </table:table-cell>
          <table:table-cell table:formula="of:=MIN([.D219]; [.F219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19]=&quot;物理&quot;; [.D219]; [.F219])*2+89)*[.AF219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19]=&quot;物理&quot;; [.D219]; [.F219])*2+89)*[.AI219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formula="of:=AVERAGE([.AN219]; [.AO219])" office:value-type="float" office:value="81420">
            <text:p>81420</text:p>
          </table:table-cell>
          <table:table-cell table:formula="of:=([.C219]*2+64+130)*([.E219]*2+25)" office:value-type="float" office:value="54870">
            <text:p>54870</text:p>
          </table:table-cell>
          <table:table-cell table:formula="of:=([.C219]*2+64+130)*([.G219]*2+25)" office:value-type="float" office:value="107970">
            <text:p>107970</text:p>
          </table:table-cell>
          <table:table-cell table:formula="of:=[.AK219]*([.H219]*2+89)" office:value-type="float" office:value="116233.2">
            <text:p>116233.2</text:p>
          </table:table-cell>
          <table:table-cell table:formula="of:=[.AK219]*[.AM219]" office:value-type="float" office:value="38006856">
            <text:p>38006856</text:p>
          </table:table-cell>
          <table:table-cell table:style-name="ce69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70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67.html">Aパチュリー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67.html">A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9">
            <text:p>219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55">
            <text:p>155</text:p>
          </table:table-cell>
          <table:table-cell table:style-name="ce37" office:value-type="float" office:value="30">
            <text:p>30</text:p>
          </table:table-cell>
          <table:table-cell table:style-name="ce14" table:formula="of:=SUM([.C220:.H220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20]-[.N220]" office:value-type="float" office:value="500">
            <text:p>500</text:p>
          </table:table-cell>
          <table:table-cell table:formula="of:=MIN([.D220]; [.F220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20]=&quot;物理&quot;; [.D220]; [.F220])*2+89)*[.AF220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0]=&quot;物理&quot;; [.D220]; [.F220])*2+89)*[.AI220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formula="of:=AVERAGE([.AN220]; [.AO220])" office:value-type="float" office:value="107520">
            <text:p>107520</text:p>
          </table:table-cell>
          <table:table-cell table:formula="of:=([.C220]*2+64+130)*([.E220]*2+25)" office:value-type="float" office:value="86400">
            <text:p>86400</text:p>
          </table:table-cell>
          <table:table-cell table:formula="of:=([.C220]*2+64+130)*([.G220]*2+25)" office:value-type="float" office:value="128640">
            <text:p>128640</text:p>
          </table:table-cell>
          <table:table-cell table:formula="of:=[.AK220]*([.H220]*2+89)" office:value-type="float" office:value="44118.9">
            <text:p>44118.9</text:p>
          </table:table-cell>
          <table:table-cell table:formula="of:=[.AK220]*[.AM220]" office:value-type="float" office:value="31836672">
            <text:p>31836672</text:p>
          </table:table-cell>
          <table:table-cell table:style-name="ce69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67.html">D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67.html">D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20">
            <text:p>220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1:.H22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21]-[.N221]" office:value-type="float" office:value="495">
            <text:p>495</text:p>
          </table:table-cell>
          <table:table-cell table:formula="of:=MIN([.D221]; [.F221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1]=&quot;物理&quot;; [.D221]; [.F221])*2+89)*[.AF221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1]=&quot;物理&quot;; [.D221]; [.F221])*2+89)*[.AI221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formula="of:=AVERAGE([.AN221]; [.AO221])" office:value-type="float" office:value="92590">
            <text:p>92590</text:p>
          </table:table-cell>
          <table:table-cell table:formula="of:=([.C221]*2+64+130)*([.E221]*2+25)" office:value-type="float" office:value="80770">
            <text:p>80770</text:p>
          </table:table-cell>
          <table:table-cell table:formula="of:=([.C221]*2+64+130)*([.G221]*2+25)" office:value-type="float" office:value="104410">
            <text:p>104410</text:p>
          </table:table-cell>
          <table:table-cell table:formula="of:=[.AK221]*([.H221]*2+89)" office:value-type="float" office:value="63765.9">
            <text:p>63765.9</text:p>
          </table:table-cell>
          <table:table-cell table:formula="of:=[.AK221]*[.AM221]" office:value-type="float" office:value="28249209">
            <text:p>28249209</text:p>
          </table:table-cell>
          <table:table-cell table:style-name="ce69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7.html">T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67.html">T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21">
            <text:p>22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2:.H22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22]-[.N222]" office:value-type="float" office:value="470">
            <text:p>470</text:p>
          </table:table-cell>
          <table:table-cell table:formula="of:=MIN([.D222]; [.F222])" office:value-type="float" office:value="90">
            <text:p>90</text:p>
          </table:table-cell>
          <table:table-cell table:style-name="ce14" office:value-type="string">
            <text:p>能力減少無効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number-columns-repeated="11"/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2]=&quot;物理&quot;; [.D222]; [.F222])*2+89)*[.AF222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2]=&quot;物理&quot;; [.D222]; [.F222])*2+89)*[.AI222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formula="of:=AVERAGE([.AN222]; [.AO222])" office:value-type="float" office:value="93310">
            <text:p>93310</text:p>
          </table:table-cell>
          <table:table-cell table:formula="of:=([.C222]*2+64+130)*([.E222]*2+25)" office:value-type="float" office:value="88970">
            <text:p>88970</text:p>
          </table:table-cell>
          <table:table-cell table:formula="of:=([.C222]*2+64+130)*([.G222]*2+25)" office:value-type="float" office:value="97650">
            <text:p>97650</text:p>
          </table:table-cell>
          <table:table-cell table:formula="of:=[.AK222]*([.H222]*2+89)" office:value-type="float" office:value="54360.9">
            <text:p>54360.9</text:p>
          </table:table-cell>
          <table:table-cell table:formula="of:=[.AK222]*[.AM222]" office:value-type="float" office:value="24269931">
            <text:p>24269931</text:p>
          </table:table-cell>
          <table:table-cell table:style-name="ce69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65.html">ぱるきあ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5.html">ぱるきあ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22">
            <text:p>222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0">
            <text:p>50</text:p>
          </table:table-cell>
          <table:table-cell table:style-name="ce14" table:formula="of:=SUM([.C223:.H223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3]-[.N223]" office:value-type="float" office:value="350">
            <text:p>350</text:p>
          </table:table-cell>
          <table:table-cell table:formula="of:=MIN([.D223]; [.F223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86.html">ちびパルスィ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3]=&quot;物理&quot;; [.D223]; [.F223])*2+89)*[.AF223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3]=&quot;物理&quot;; [.D223]; [.F223])*2+89)*[.AI223]/100" office:value-type="float" office:value="259">
            <text:p>259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formula="of:=AVERAGE([.AN223]; [.AO223])" office:value-type="float" office:value="46200">
            <text:p>46200</text:p>
          </table:table-cell>
          <table:table-cell table:formula="of:=([.C223]*2+130)*([.E223]*2+25)" office:value-type="float" office:value="47850">
            <text:p>47850</text:p>
          </table:table-cell>
          <table:table-cell table:formula="of:=([.C223]*2+130)*([.G223]*2+25)" office:value-type="float" office:value="44550">
            <text:p>44550</text:p>
          </table:table-cell>
          <table:table-cell table:formula="of:=[.AK223]*([.H223]*2+25)" office:value-type="float" office:value="32375">
            <text:p>32375</text:p>
          </table:table-cell>
          <table:table-cell table:formula="of:=[.AK223]*[.AM223]" office:value-type="float" office:value="11965800">
            <text:p>11965800</text:p>
          </table:table-cell>
          <table:table-cell table:style-name="ce69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86.html">ちびパルス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86.html">ちび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3">
            <text:p>223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5">
            <text:p>55</text:p>
          </table:table-cell>
          <table:table-cell table:style-name="ce14" table:formula="of:=SUM([.C224:.H224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24]-[.N224]" office:value-type="float" office:value="470">
            <text:p>470</text:p>
          </table:table-cell>
          <table:table-cell table:formula="of:=MIN([.D224]; [.F224])" office:value-type="float" office:value="60">
            <text:p>6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4]=&quot;物理&quot;; [.D224]; [.F224])*2+89)*[.AF22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4]=&quot;物理&quot;; [.D224]; [.F224])*2+89)*[.AI224]/100" office:value-type="float" office:value="289">
            <text:p>289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formula="of:=AVERAGE([.AN224]; [.AO224])" office:value-type="float" office:value="95400">
            <text:p>95400</text:p>
          </table:table-cell>
          <table:table-cell table:formula="of:=([.C224]*2+64+130)*([.E224]*2+25)" office:value-type="float" office:value="112360">
            <text:p>112360</text:p>
          </table:table-cell>
          <table:table-cell table:formula="of:=([.C224]*2+64+130)*([.G224]*2+25)" office:value-type="float" office:value="78440">
            <text:p>78440</text:p>
          </table:table-cell>
          <table:table-cell table:formula="of:=[.AK224]*([.H224]*2+89)" office:value-type="float" office:value="57511">
            <text:p>57511</text:p>
          </table:table-cell>
          <table:table-cell table:formula="of:=[.AK224]*[.AM224]" office:value-type="float" office:value="27570600">
            <text:p>27570600</text:p>
          </table:table-cell>
          <table:table-cell table:style-name="ce69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12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86.html">Nパルス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86.html">N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4">
            <text:p>224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225:.H225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25]-[.N225]" office:value-type="float" office:value="460">
            <text:p>460</text:p>
          </table:table-cell>
          <table:table-cell table:formula="of:=MIN([.D225]; [.F22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5]=&quot;物理&quot;; [.D225]; [.F225])*2+89)*[.AF225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5]=&quot;物理&quot;; [.D225]; [.F225])*2+89)*[.AI225]/100" office:value-type="float" office:value="269">
            <text:p>269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formula="of:=AVERAGE([.AN225]; [.AO225])" office:value-type="float" office:value="95480">
            <text:p>95480</text:p>
          </table:table-cell>
          <table:table-cell table:formula="of:=([.C225]*2+64+130)*([.E225]*2+25)" office:value-type="float" office:value="106330">
            <text:p>106330</text:p>
          </table:table-cell>
          <table:table-cell table:formula="of:=([.C225]*2+64+130)*([.G225]*2+25)" office:value-type="float" office:value="84630">
            <text:p>84630</text:p>
          </table:table-cell>
          <table:table-cell table:formula="of:=[.AK225]*([.H225]*2+89)" office:value-type="float" office:value="53531">
            <text:p>53531</text:p>
          </table:table-cell>
          <table:table-cell table:formula="of:=[.AK225]*[.AM225]" office:value-type="float" office:value="25684120">
            <text:p>25684120</text:p>
          </table:table-cell>
          <table:table-cell table:style-name="ce69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86.html">D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86.html">D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5">
            <text:p>225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226:.H226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26]-[.N226]" office:value-type="float" office:value="500">
            <text:p>500</text:p>
          </table:table-cell>
          <table:table-cell table:formula="of:=MIN([.D226]; [.F226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6]=&quot;物理&quot;; [.D226]; [.F226])*2+89)*[.AF22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6]=&quot;物理&quot;; [.D226]; [.F226])*2+89)*[.AI226]/100" office:value-type="float" office:value="289">
            <text:p>289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formula="of:=AVERAGE([.AN226]; [.AO226])" office:value-type="float" office:value="97440">
            <text:p>97440</text:p>
          </table:table-cell>
          <table:table-cell table:formula="of:=([.C226]*2+64+130)*([.E226]*2+25)" office:value-type="float" office:value="109040">
            <text:p>109040</text:p>
          </table:table-cell>
          <table:table-cell table:formula="of:=([.C226]*2+64+130)*([.G226]*2+25)" office:value-type="float" office:value="85840">
            <text:p>85840</text:p>
          </table:table-cell>
          <table:table-cell table:formula="of:=[.AK226]*([.H226]*2+89)" office:value-type="float" office:value="71961">
            <text:p>71961</text:p>
          </table:table-cell>
          <table:table-cell table:formula="of:=[.AK226]*[.AM226]" office:value-type="float" office:value="28160160">
            <text:p>28160160</text:p>
          </table:table-cell>
          <table:table-cell table:style-name="ce69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86.html">T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86.html">T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6">
            <text:p>226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7:.H227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7]-[.N227]" office:value-type="float" office:value="390">
            <text:p>390</text:p>
          </table:table-cell>
          <table:table-cell table:formula="of:=MIN([.D227]; [.F227])" office:value-type="float" office:value="30">
            <text:p>30</text:p>
          </table:table-cell>
          <table:table-cell table:style-name="ce14" office:value-type="string">
            <text:p>能力自動上昇</text:p>
          </table:table-cell>
          <table:table-cell table:style-name="ce14"/>
          <table:table-cell table:style-name="ce14" office:value-type="string">
            <text:p><text:a xlink:href="http://www14.atwiki.jp/tamakagura/pages/161.html">ちびひじり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7]=&quot;物理&quot;; [.D227]; [.F227])*2+89)*[.AF227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7]=&quot;物理&quot;; [.D227]; [.F227])*2+89)*[.AI227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formula="of:=AVERAGE([.AN227]; [.AO227])" office:value-type="float" office:value="56000">
            <text:p>56000</text:p>
          </table:table-cell>
          <table:table-cell table:formula="of:=([.C227]*2+130)*([.E227]*2+25)" office:value-type="float" office:value="52800">
            <text:p>52800</text:p>
          </table:table-cell>
          <table:table-cell table:formula="of:=([.C227]*2+130)*([.G227]*2+25)" office:value-type="float" office:value="59200">
            <text:p>59200</text:p>
          </table:table-cell>
          <table:table-cell table:formula="of:=[.AK227]*([.H227]*2+25)" office:value-type="float" office:value="33799.5">
            <text:p>33799.5</text:p>
          </table:table-cell>
          <table:table-cell table:formula="of:=[.AK227]*[.AM227]" office:value-type="float" office:value="13053600">
            <text:p>13053600</text:p>
          </table:table-cell>
          <table:table-cell table:style-name="ce69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61.html">ちびひじ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1.html">ちびひじり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7">
            <text:p>227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28:.H228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28]-[.N228]" office:value-type="float" office:value="470">
            <text:p>470</text:p>
          </table:table-cell>
          <table:table-cell table:formula="of:=MIN([.D228]; [.F228])" office:value-type="float" office:value="90">
            <text:p>9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N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8]=&quot;物理&quot;; [.D228]; [.F228])*2+89)*[.AF22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8]=&quot;物理&quot;; [.D228]; [.F228])*2+89)*[.AI228]/100" office:value-type="float" office:value="299">
            <text:p>299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formula="of:=AVERAGE([.AN228]; [.AO228])" office:value-type="float" office:value="78780">
            <text:p>78780</text:p>
          </table:table-cell>
          <table:table-cell table:formula="of:=([.C228]*2+64+130)*([.E228]*2+25)" office:value-type="float" office:value="74740">
            <text:p>74740</text:p>
          </table:table-cell>
          <table:table-cell table:formula="of:=([.C228]*2+64+130)*([.G228]*2+25)" office:value-type="float" office:value="82820">
            <text:p>82820</text:p>
          </table:table-cell>
          <table:table-cell table:formula="of:=[.AK228]*([.H228]*2+89)" office:value-type="float" office:value="80431">
            <text:p>80431</text:p>
          </table:table-cell>
          <table:table-cell table:formula="of:=[.AK228]*[.AM228]" office:value-type="float" office:value="23555220">
            <text:p>23555220</text:p>
          </table:table-cell>
          <table:table-cell table:style-name="ce69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61.html">N聖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61.html">N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8">
            <text:p>22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29:.H229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29]-[.N229]" office:value-type="float" office:value="510">
            <text:p>510</text:p>
          </table:table-cell>
          <table:table-cell table:formula="of:=MIN([.D229]; [.F229])" office:value-type="float" office:value="50">
            <text:p>5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S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29]=&quot;物理&quot;; [.D229]; [.F229])*2+89)*[.AF229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29]=&quot;物理&quot;; [.D229]; [.F229])*2+89)*[.AI229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formula="of:=AVERAGE([.AN229]; [.AO229])" office:value-type="float" office:value="78780">
            <text:p>78780</text:p>
          </table:table-cell>
          <table:table-cell table:formula="of:=([.C229]*2+64+130)*([.E229]*2+25)" office:value-type="float" office:value="70700">
            <text:p>70700</text:p>
          </table:table-cell>
          <table:table-cell table:formula="of:=([.C229]*2+64+130)*([.G229]*2+25)" office:value-type="float" office:value="86860">
            <text:p>86860</text:p>
          </table:table-cell>
          <table:table-cell table:formula="of:=[.AK229]*([.H229]*2+89)" office:value-type="float" office:value="124501.2">
            <text:p>124501.2</text:p>
          </table:table-cell>
          <table:table-cell table:formula="of:=[.AK229]*[.AM229]" office:value-type="float" office:value="33938424">
            <text:p>33938424</text:p>
          </table:table-cell>
          <table:table-cell table:style-name="ce69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61.html">S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61.html">S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9">
            <text:p>229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30">
            <text:p>13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0:.H230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30]-[.N230]" office:value-type="float" office:value="480">
            <text:p>480</text:p>
          </table:table-cell>
          <table:table-cell table:formula="of:=MIN([.D230]; [.F230])" office:value-type="float" office:value="80">
            <text:p>8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1.html">D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30]=&quot;物理&quot;; [.D230]; [.F230])*2+89)*[.AF230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30]=&quot;物理&quot;; [.D230]; [.F230])*2+89)*[.AI230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formula="of:=AVERAGE([.AN230]; [.AO230])" office:value-type="float" office:value="104160">
            <text:p>104160</text:p>
          </table:table-cell>
          <table:table-cell table:formula="of:=([.C230]*2+64+130)*([.E230]*2+25)" office:value-type="float" office:value="84630">
            <text:p>84630</text:p>
          </table:table-cell>
          <table:table-cell table:formula="of:=([.C230]*2+64+130)*([.G230]*2+25)" office:value-type="float" office:value="123690">
            <text:p>123690</text:p>
          </table:table-cell>
          <table:table-cell table:formula="of:=[.AK230]*([.H230]*2+89)" office:value-type="float" office:value="48717.9">
            <text:p>48717.9</text:p>
          </table:table-cell>
          <table:table-cell table:formula="of:=[.AK230]*[.AM230]" office:value-type="float" office:value="24279696">
            <text:p>24279696</text:p>
          </table:table-cell>
          <table:table-cell table:style-name="ce69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61.html">D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30">
            <text:p>23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0">
            <text:p>30</text:p>
          </table:table-cell>
          <table:table-cell table:style-name="ce39" table:formula="of:=SUM([.C231:.H231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31]-[.N231]" office:value-type="float" office:value="460">
            <text:p>460</text:p>
          </table:table-cell>
          <table:table-cell table:formula="of:=MIN([.D231]; [.F231])" office:value-type="float" office:value="120">
            <text:p>120</text:p>
          </table:table-cell>
          <table:table-cell table:style-name="ce14" office:value-type="string">
            <text:p>VP10%回復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number-columns-repeated="11"/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1]=&quot;物理&quot;; [.D231]; [.F231])*2+89)*[.AF231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1]=&quot;物理&quot;; [.D231]; [.F231])*2+89)*[.AI231]/100" office:value-type="float" office:value="329">
            <text:p>329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formula="of:=AVERAGE([.AN231]; [.AO231])" office:value-type="float" office:value="92430">
            <text:p>92430</text:p>
          </table:table-cell>
          <table:table-cell table:formula="of:=([.C231]*2+64+130)*([.E231]*2+25)" office:value-type="float" office:value="92430">
            <text:p>92430</text:p>
          </table:table-cell>
          <table:table-cell table:formula="of:=([.C231]*2+64+130)*([.G231]*2+25)" office:value-type="float" office:value="92430">
            <text:p>92430</text:p>
          </table:table-cell>
          <table:table-cell table:formula="of:=[.AK231]*([.H231]*2+89)" office:value-type="float" office:value="49021">
            <text:p>49021</text:p>
          </table:table-cell>
          <table:table-cell table:formula="of:=[.AK231]*[.AM231]" office:value-type="float" office:value="30409470">
            <text:p>30409470</text:p>
          </table:table-cell>
          <table:table-cell table:style-name="ce69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0.html">非想天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0.html">非想天則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231">
            <text:p>231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5">
            <text:p>35</text:p>
          </table:table-cell>
          <table:table-cell table:style-name="ce14" table:formula="of:=SUM([.C232:.H232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32]-[.N232]" office:value-type="float" office:value="315">
            <text:p>315</text:p>
          </table:table-cell>
          <table:table-cell table:formula="of:=MIN([.D232]; [.F232])" office:value-type="float" office:value="65">
            <text:p>65</text:p>
          </table:table-cell>
          <table:table-cell table:style-name="ce14" office:value-type="string">
            <text:p>状態異常無効</text:p>
          </table:table-cell>
          <table:table-cell table:style-name="ce14"/>
          <table:table-cell table:style-name="ce14" office:value-type="string">
            <text:p><text:a xlink:href="http://www14.atwiki.jp/tamakagura/pages/98.html">ちびひな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2]=&quot;物理&quot;; [.D232]; [.F232])*2+89)*[.AF232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2]=&quot;物理&quot;; [.D232]; [.F232])*2+89)*[.AI232]/100" office:value-type="float" office:value="229">
            <text:p>229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formula="of:=AVERAGE([.AN232]; [.AO232])" office:value-type="float" office:value="44950">
            <text:p>44950</text:p>
          </table:table-cell>
          <table:table-cell table:formula="of:=([.C232]*2+130)*([.E232]*2+25)" office:value-type="float" office:value="44950">
            <text:p>44950</text:p>
          </table:table-cell>
          <table:table-cell table:formula="of:=([.C232]*2+130)*([.G232]*2+25)" office:value-type="float" office:value="44950">
            <text:p>44950</text:p>
          </table:table-cell>
          <table:table-cell table:formula="of:=[.AK232]*([.H232]*2+25)" office:value-type="float" office:value="21755">
            <text:p>21755</text:p>
          </table:table-cell>
          <table:table-cell table:formula="of:=[.AK232]*[.AM232]" office:value-type="float" office:value="10293550">
            <text:p>10293550</text:p>
          </table:table-cell>
          <table:table-cell table:style-name="ce69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9"/>
          <table:table-cell table:style-name="ce69" office:value-type="string">
            <text:p><text:a xlink:href="http://www14.atwiki.jp/tamakagura/pages/98.html">ちびひ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98.html">ちびひな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2">
            <text:p>232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3:.H233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33]-[.N233]" office:value-type="float" office:value="440">
            <text:p>440</text:p>
          </table:table-cell>
          <table:table-cell table:formula="of:=MIN([.D233]; [.F233])" office:value-type="float" office:value="90">
            <text:p>9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H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3]=&quot;物理&quot;; [.D233]; [.F233])*2+89)*[.AF23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3]=&quot;物理&quot;; [.D233]; [.F233])*2+89)*[.AI233]/100" office:value-type="float" office:value="269">
            <text:p>269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formula="of:=AVERAGE([.AN233]; [.AO233])" office:value-type="float" office:value="84870">
            <text:p>84870</text:p>
          </table:table-cell>
          <table:table-cell table:formula="of:=([.C233]*2+64+130)*([.E233]*2+25)" office:value-type="float" office:value="93150">
            <text:p>93150</text:p>
          </table:table-cell>
          <table:table-cell table:formula="of:=([.C233]*2+64+130)*([.G233]*2+25)" office:value-type="float" office:value="76590">
            <text:p>76590</text:p>
          </table:table-cell>
          <table:table-cell table:formula="of:=[.AK233]*([.H233]*2+89)" office:value-type="float" office:value="56221">
            <text:p>56221</text:p>
          </table:table-cell>
          <table:table-cell table:formula="of:=[.AK233]*[.AM233]" office:value-type="float" office:value="22830030">
            <text:p>22830030</text:p>
          </table:table-cell>
          <table:table-cell table:style-name="ce69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9"/>
          <table:table-cell table:style-name="ce69" office:value-type="string">
            <text:p><text:a xlink:href="http://www14.atwiki.jp/tamakagura/pages/98.html">H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98.html">H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3">
            <text:p>233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4:.H234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34]-[.N234]" office:value-type="float" office:value="430">
            <text:p>430</text:p>
          </table:table-cell>
          <table:table-cell table:formula="of:=MIN([.D234]; [.F234])" office:value-type="float" office:value="100">
            <text:p>10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T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4]=&quot;物理&quot;; [.D234]; [.F234])*2+89)*[.AF234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4]=&quot;物理&quot;; [.D234]; [.F234])*2+89)*[.AI234]/100" office:value-type="float" office:value="299">
            <text:p>299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formula="of:=AVERAGE([.AN234]; [.AO234])" office:value-type="float" office:value="74740">
            <text:p>74740</text:p>
          </table:table-cell>
          <table:table-cell table:formula="of:=([.C234]*2+64+130)*([.E234]*2+25)" office:value-type="float" office:value="74740">
            <text:p>74740</text:p>
          </table:table-cell>
          <table:table-cell table:formula="of:=([.C234]*2+64+130)*([.G234]*2+25)" office:value-type="float" office:value="74740">
            <text:p>74740</text:p>
          </table:table-cell>
          <table:table-cell table:formula="of:=[.AK234]*([.H234]*2+89)" office:value-type="float" office:value="62491">
            <text:p>62491</text:p>
          </table:table-cell>
          <table:table-cell table:formula="of:=[.AK234]*[.AM234]" office:value-type="float" office:value="22347260">
            <text:p>22347260</text:p>
          </table:table-cell>
          <table:table-cell table:style-name="ce69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98.html">T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98.html">T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4">
            <text:p>234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5:.H235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35]-[.N235]" office:value-type="float" office:value="450">
            <text:p>450</text:p>
          </table:table-cell>
          <table:table-cell table:formula="of:=MIN([.D235]; [.F235])" office:value-type="float" office:value="80">
            <text:p>8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D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5]=&quot;物理&quot;; [.D235]; [.F235])*2+89)*[.AF235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5]=&quot;物理&quot;; [.D235]; [.F235])*2+89)*[.AI235]/100" office:value-type="float" office:value="249">
            <text:p>249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formula="of:=AVERAGE([.AN235]; [.AO235])" office:value-type="float" office:value="93150">
            <text:p>93150</text:p>
          </table:table-cell>
          <table:table-cell table:formula="of:=([.C235]*2+64+130)*([.E235]*2+25)" office:value-type="float" office:value="101430">
            <text:p>101430</text:p>
          </table:table-cell>
          <table:table-cell table:formula="of:=([.C235]*2+64+130)*([.G235]*2+25)" office:value-type="float" office:value="84870">
            <text:p>84870</text:p>
          </table:table-cell>
          <table:table-cell table:formula="of:=[.AK235]*([.H235]*2+89)" office:value-type="float" office:value="52041">
            <text:p>52041</text:p>
          </table:table-cell>
          <table:table-cell table:formula="of:=[.AK235]*[.AM235]" office:value-type="float" office:value="23194350">
            <text:p>23194350</text:p>
          </table:table-cell>
          <table:table-cell table:style-name="ce69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98.html">D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98.html">D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5">
            <text:p>235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0">
            <text:p>50</text:p>
          </table:table-cell>
          <table:table-cell table:style-name="ce14" table:formula="of:=SUM([.C236:.H236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6]-[.N236]" office:value-type="float" office:value="325">
            <text:p>325</text:p>
          </table:table-cell>
          <table:table-cell table:formula="of:=MIN([.D236]; [.F236])" office:value-type="float" office:value="75">
            <text:p>75</text:p>
          </table:table-cell>
          <table:table-cell table:style-name="ce14" office:value-type="string">
            <text:p>ピンチD1.1倍</text:p>
          </table:table-cell>
          <table:table-cell table:style-name="ce14"/>
          <table:table-cell table:style-name="ce14" office:value-type="string">
            <text:p><text:a xlink:href="http://www14.atwiki.jp/tamakagura/pages/412.html">ちびふと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6]=&quot;物理&quot;; [.D236]; [.F236])*2+89)*[.AF236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6]=&quot;物理&quot;; [.D236]; [.F236])*2+89)*[.AI236]/100" office:value-type="float" office:value="239">
            <text:p>239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formula="of:=AVERAGE([.AN236]; [.AO236])" office:value-type="float" office:value="40500">
            <text:p>40500</text:p>
          </table:table-cell>
          <table:table-cell table:formula="of:=([.C236]*2+130)*([.E236]*2+25)" office:value-type="float" office:value="41850">
            <text:p>41850</text:p>
          </table:table-cell>
          <table:table-cell table:formula="of:=([.C236]*2+130)*([.G236]*2+25)" office:value-type="float" office:value="39150">
            <text:p>39150</text:p>
          </table:table-cell>
          <table:table-cell table:formula="of:=[.AK236]*([.H236]*2+25)" office:value-type="float" office:value="29875">
            <text:p>29875</text:p>
          </table:table-cell>
          <table:table-cell table:formula="of:=[.AK236]*[.AM236]" office:value-type="float" office:value="9679500">
            <text:p>9679500</text:p>
          </table:table-cell>
          <table:table-cell table:style-name="ce69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412.html">ちびふと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12.html">ちびふと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6">
            <text:p>236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237:.H237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7]-[.N237]" office:value-type="float" office:value="445">
            <text:p>445</text:p>
          </table:table-cell>
          <table:table-cell table:formula="of:=MIN([.D237]; [.F237])" office:value-type="float" office:value="100">
            <text:p>10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S布都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7]=&quot;物理&quot;; [.D237]; [.F237])*2+89)*[.AF237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7]=&quot;物理&quot;; [.D237]; [.F237])*2+89)*[.AI237]/100" office:value-type="float" office:value="289">
            <text:p>289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formula="of:=AVERAGE([.AN237]; [.AO237])" office:value-type="float" office:value="65450">
            <text:p>65450</text:p>
          </table:table-cell>
          <table:table-cell table:formula="of:=([.C237]*2+64+130)*([.E237]*2+25)" office:value-type="float" office:value="69190">
            <text:p>69190</text:p>
          </table:table-cell>
          <table:table-cell table:formula="of:=([.C237]*2+64+130)*([.G237]*2+25)" office:value-type="float" office:value="61710">
            <text:p>61710</text:p>
          </table:table-cell>
          <table:table-cell table:formula="of:=[.AK237]*([.H237]*2+89)" office:value-type="float" office:value="86411">
            <text:p>86411</text:p>
          </table:table-cell>
          <table:table-cell table:formula="of:=[.AK237]*[.AM237]" office:value-type="float" office:value="18915050">
            <text:p>18915050</text:p>
          </table:table-cell>
          <table:table-cell table:style-name="ce69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2.html">S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412.html">S布都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7">
            <text:p>237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238:.H238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8]-[.N238]" office:value-type="float" office:value="485">
            <text:p>485</text:p>
          </table:table-cell>
          <table:table-cell table:formula="of:=MIN([.D238]; [.F238])" office:value-type="float" office:value="60">
            <text:p>6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2.html">H布都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8]=&quot;物理&quot;; [.D238]; [.F238])*2+89)*[.AF23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8]=&quot;物理&quot;; [.D238]; [.F238])*2+89)*[.AI238]/100" office:value-type="float" office:value="309">
            <text:p>309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formula="of:=AVERAGE([.AN238]; [.AO238])" office:value-type="float" office:value="88800">
            <text:p>88800</text:p>
          </table:table-cell>
          <table:table-cell table:formula="of:=([.C238]*2+64+130)*([.E238]*2+25)" office:value-type="float" office:value="91020">
            <text:p>91020</text:p>
          </table:table-cell>
          <table:table-cell table:formula="of:=([.C238]*2+64+130)*([.G238]*2+25)" office:value-type="float" office:value="86580">
            <text:p>86580</text:p>
          </table:table-cell>
          <table:table-cell table:formula="of:=[.AK238]*([.H238]*2+89)" office:value-type="float" office:value="73851">
            <text:p>73851</text:p>
          </table:table-cell>
          <table:table-cell table:formula="of:=[.AK238]*[.AM238]" office:value-type="float" office:value="27439200">
            <text:p>27439200</text:p>
          </table:table-cell>
          <table:table-cell table:style-name="ce69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412.html">H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412.html">H布都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8">
            <text:p>238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239:.H239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39]-[.N239]" office:value-type="float" office:value="455">
            <text:p>455</text:p>
          </table:table-cell>
          <table:table-cell table:formula="of:=MIN([.D239]; [.F239])" office:value-type="float" office:value="90">
            <text:p>90</text:p>
          </table:table-cell>
          <table:table-cell table:style-name="ce14" office:value-type="string">
            <text:p>VP2%回復</text:p>
          </table:table-cell>
          <table:table-cell table:style-name="ce14" office:value-type="string">
            <text:p>回避時C↑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39]*2+89)*[.AA239]/IF(OR([.J239]=[.Y239]; [.K239]=[.Y239]); 1; 1.5)/100" office:value-type="float" office:value="131.6">
            <text:p>131.6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9]=&quot;物理&quot;; [.D239]; [.F239])*2+89)*[.AF239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9]=&quot;物理&quot;; [.D239]; [.F239])*2+89)*[.AI239]/100" office:value-type="float" office:value="329">
            <text:p>329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formula="of:=AVERAGE([.AN239]; [.AO239])" office:value-type="float" office:value="69160">
            <text:p>69160</text:p>
          </table:table-cell>
          <table:table-cell table:formula="of:=([.C239]*2+64+130)*([.E239]*2+25)" office:value-type="float" office:value="67340">
            <text:p>67340</text:p>
          </table:table-cell>
          <table:table-cell table:formula="of:=([.C239]*2+64+130)*([.G239]*2+25)" office:value-type="float" office:value="70980">
            <text:p>70980</text:p>
          </table:table-cell>
          <table:table-cell table:formula="of:=[.AK239]*([.H239]*2+89)" office:value-type="float" office:value="85211">
            <text:p>85211</text:p>
          </table:table-cell>
          <table:table-cell table:formula="of:=[.AK239]*[.AM239]" office:value-type="float" office:value="22753640">
            <text:p>22753640</text:p>
          </table:table-cell>
          <table:table-cell table:style-name="ce69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6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56.html">ビビッ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6.html">ビビット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39">
            <text:p>23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65">
            <text:p>65</text:p>
          </table:table-cell>
          <table:table-cell table:style-name="ce14" table:formula="of:=SUM([.C240:.H240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0]-[.N240]" office:value-type="float" office:value="370">
            <text:p>370</text:p>
          </table:table-cell>
          <table:table-cell table:formula="of:=MIN([.D240]; [.F240])" office:value-type="float" office:value="50">
            <text:p>50</text:p>
          </table:table-cell>
          <table:table-cell table:style-name="ce14" office:value-type="string">
            <text:p>急所率30%↑</text:p>
          </table:table-cell>
          <table:table-cell table:style-name="ce14"/>
          <table:table-cell table:style-name="ce14" office:value-type="string">
            <text:p><text:a xlink:href="http://www14.atwiki.jp/tamakagura/pages/34.html">ちび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40]=&quot;物理&quot;; [.D240]; [.F240])*2+89)*[.AF24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0]=&quot;物理&quot;; [.D240]; [.F240])*2+89)*[.AI240]/100" office:value-type="float" office:value="309">
            <text:p>30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formula="of:=AVERAGE([.AN240]; [.AO240])" office:value-type="float" office:value="40600">
            <text:p>40600</text:p>
          </table:table-cell>
          <table:table-cell table:formula="of:=([.C240]*2+130)*([.E240]*2+25)" office:value-type="float" office:value="42050">
            <text:p>42050</text:p>
          </table:table-cell>
          <table:table-cell table:formula="of:=([.C240]*2+130)*([.G240]*2+25)" office:value-type="float" office:value="39150">
            <text:p>39150</text:p>
          </table:table-cell>
          <table:table-cell table:formula="of:=[.AK240]*([.H240]*2+25)" office:value-type="float" office:value="47895">
            <text:p>47895</text:p>
          </table:table-cell>
          <table:table-cell table:formula="of:=[.AK240]*[.AM240]" office:value-type="float" office:value="12545400">
            <text:p>12545400</text:p>
          </table:table-cell>
          <table:table-cell table:style-name="ce69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4.html">ちびフラ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4.html">ちび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0">
            <text:p>24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14" table:formula="of:=SUM([.C241:.H241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1]-[.N241]" office:value-type="float" office:value="470">
            <text:p>470</text:p>
          </table:table-cell>
          <table:table-cell table:formula="of:=MIN([.D241]; [.F241])" office:value-type="float" office:value="90">
            <text:p>9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N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1]=&quot;物理&quot;; [.D241]; [.F241])*2+89)*[.AF241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1]=&quot;物理&quot;; [.D241]; [.F241])*2+89)*[.AI241]/100" office:value-type="float" office:value="349">
            <text:p>349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formula="of:=AVERAGE([.AN241]; [.AO241])" office:value-type="float" office:value="69190">
            <text:p>69190</text:p>
          </table:table-cell>
          <table:table-cell table:formula="of:=([.C241]*2+64+130)*([.E241]*2+25)" office:value-type="float" office:value="76670">
            <text:p>76670</text:p>
          </table:table-cell>
          <table:table-cell table:formula="of:=([.C241]*2+64+130)*([.G241]*2+25)" office:value-type="float" office:value="61710">
            <text:p>61710</text:p>
          </table:table-cell>
          <table:table-cell table:formula="of:=[.AK241]*([.H241]*2+89)" office:value-type="float" office:value="93881">
            <text:p>93881</text:p>
          </table:table-cell>
          <table:table-cell table:formula="of:=[.AK241]*[.AM241]" office:value-type="float" office:value="24147310">
            <text:p>24147310</text:p>
          </table:table-cell>
          <table:table-cell table:style-name="ce69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4.html">Nフ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34.html">N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1">
            <text:p>241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5">
            <text:p>65</text:p>
          </table:table-cell>
          <table:table-cell table:style-name="ce14" table:formula="of:=SUM([.C242:.H242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42]-[.N242]" office:value-type="float" office:value="460">
            <text:p>460</text:p>
          </table:table-cell>
          <table:table-cell table:formula="of:=MIN([.D242]; [.F242])" office:value-type="float" office:value="100">
            <text:p>10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A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2]=&quot;物理&quot;; [.D242]; [.F242])*2+89)*[.AF242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242]=&quot;物理&quot;; [.D242]; [.F242])*2+89)*[.AI242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formula="of:=AVERAGE([.AN242]; [.AO242])" office:value-type="float" office:value="67320">
            <text:p>67320</text:p>
          </table:table-cell>
          <table:table-cell table:formula="of:=([.C242]*2+64+130)*([.E242]*2+25)" office:value-type="float" office:value="72930">
            <text:p>72930</text:p>
          </table:table-cell>
          <table:table-cell table:formula="of:=([.C242]*2+64+130)*([.G242]*2+25)" office:value-type="float" office:value="61710">
            <text:p>61710</text:p>
          </table:table-cell>
          <table:table-cell table:formula="of:=[.AK242]*([.H242]*2+89)" office:value-type="float" office:value="102229.2">
            <text:p>102229.2</text:p>
          </table:table-cell>
          <table:table-cell table:formula="of:=[.AK242]*[.AM242]" office:value-type="float" office:value="31424976">
            <text:p>31424976</text:p>
          </table:table-cell>
          <table:table-cell table:style-name="ce69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34.html">Aフラ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34.html">A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2">
            <text:p>242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43:.H243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243]-[.N243]" office:value-type="float" office:value="480">
            <text:p>480</text:p>
          </table:table-cell>
          <table:table-cell table:formula="of:=MIN([.D243]; [.F243])" office:value-type="float" office:value="80">
            <text:p>8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T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3]=&quot;物理&quot;; [.D243]; [.F243])*2+89)*[.AF243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3]=&quot;物理&quot;; [.D243]; [.F243])*2+89)*[.AI243]/100" office:value-type="float" office:value="349">
            <text:p>349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formula="of:=AVERAGE([.AN243]; [.AO243])" office:value-type="float" office:value="69190">
            <text:p>69190</text:p>
          </table:table-cell>
          <table:table-cell table:formula="of:=([.C243]*2+64+130)*([.E243]*2+25)" office:value-type="float" office:value="61710">
            <text:p>61710</text:p>
          </table:table-cell>
          <table:table-cell table:formula="of:=([.C243]*2+64+130)*([.G243]*2+25)" office:value-type="float" office:value="76670">
            <text:p>76670</text:p>
          </table:table-cell>
          <table:table-cell table:formula="of:=[.AK243]*([.H243]*2+89)" office:value-type="float" office:value="100861">
            <text:p>100861</text:p>
          </table:table-cell>
          <table:table-cell table:formula="of:=[.AK243]*[.AM243]" office:value-type="float" office:value="24147310">
            <text:p>24147310</text:p>
          </table:table-cell>
          <table:table-cell table:style-name="ce69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4.html">T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34.html">T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3">
            <text:p>243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44:.H244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44]-[.N244]" office:value-type="float" office:value="450">
            <text:p>450</text:p>
          </table:table-cell>
          <table:table-cell table:formula="of:=MIN([.D244]; [.F244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S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4]=&quot;物理&quot;; [.D244]; [.F244])*2+89)*[.AF24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4]=&quot;物理&quot;; [.D244]; [.F244])*2+89)*[.AI244]/100" office:value-type="float" office:value="309">
            <text:p>309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formula="of:=AVERAGE([.AN244]; [.AO244])" office:value-type="float" office:value="61710">
            <text:p>61710</text:p>
          </table:table-cell>
          <table:table-cell table:formula="of:=([.C244]*2+64+130)*([.E244]*2+25)" office:value-type="float" office:value="69190">
            <text:p>69190</text:p>
          </table:table-cell>
          <table:table-cell table:formula="of:=([.C244]*2+64+130)*([.G244]*2+25)" office:value-type="float" office:value="54230">
            <text:p>54230</text:p>
          </table:table-cell>
          <table:table-cell table:formula="of:=[.AK244]*([.H244]*2+89)" office:value-type="float" office:value="95481">
            <text:p>95481</text:p>
          </table:table-cell>
          <table:table-cell table:formula="of:=[.AK244]*[.AM244]" office:value-type="float" office:value="19068390">
            <text:p>19068390</text:p>
          </table:table-cell>
          <table:table-cell table:style-name="ce69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34.html">S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34.html">S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4">
            <text:p>244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25">
            <text:p>25</text:p>
          </table:table-cell>
          <table:table-cell table:style-name="ce14" table:formula="of:=SUM([.C245:.H245])" office:value-type="float" office:value="360">
            <text:p>3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5]-[.N245]" office:value-type="float" office:value="330">
            <text:p>330</text:p>
          </table:table-cell>
          <table:table-cell table:formula="of:=MIN([.D245]; [.F245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79.html">ほーら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57" table:formula="of:=(IF([.AG245]=&quot;物理&quot;; [.D245]; [.F245])*2+89)*[.AF245]/100" office:value-type="float" office:value="153.3">
            <text:p>153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60" table:formula="of:=(IF([.AJ245]=&quot;物理&quot;; [.D245]; [.F245])*2+89)*[.AI245]/100" office:value-type="float" office:value="153.3">
            <text:p>153.3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formula="of:=AVERAGE([.AN245]; [.AO245])" office:value-type="float" office:value="54400">
            <text:p>54400</text:p>
          </table:table-cell>
          <table:table-cell table:formula="of:=([.C245]*2+130)*([.E245]*2+25)" office:value-type="float" office:value="59200">
            <text:p>59200</text:p>
          </table:table-cell>
          <table:table-cell table:formula="of:=([.C245]*2+130)*([.G245]*2+25)" office:value-type="float" office:value="49600">
            <text:p>49600</text:p>
          </table:table-cell>
          <table:table-cell table:formula="of:=[.AK245]*([.H245]*2+25)" office:value-type="float" office:value="11497.5">
            <text:p>11497.5</text:p>
          </table:table-cell>
          <table:table-cell table:formula="of:=[.AK245]*[.AM245]" office:value-type="float" office:value="8339520">
            <text:p>8339520</text:p>
          </table:table-cell>
          <table:table-cell table:style-name="ce69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9.html">ほーら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9.html">ほーらい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5">
            <text:p>245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10">
            <text:p>110</text:p>
          </table:table-cell>
          <table:table-cell table:style-name="ce14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46]-[.N246]" office:value-type="float" office:value="460">
            <text:p>460</text:p>
          </table:table-cell>
          <table:table-cell table:formula="of:=MIN([.D246]; [.F246])" office:value-type="float" office:value="100">
            <text:p>10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number-columns-repeated="11"/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46]=&quot;物理&quot;; [.D246]; [.F246])*2+89)*[.AF2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6]=&quot;物理&quot;; [.D246]; [.F246])*2+89)*[.AI246]/100" office:value-type="float" office:value="329">
            <text:p>329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formula="of:=AVERAGE([.AN246]; [.AO246])" office:value-type="float" office:value="61710">
            <text:p>61710</text:p>
          </table:table-cell>
          <table:table-cell table:formula="of:=([.C246]*2+64+130)*([.E246]*2+25)" office:value-type="float" office:value="65450">
            <text:p>65450</text:p>
          </table:table-cell>
          <table:table-cell table:formula="of:=([.C246]*2+64+130)*([.G246]*2+25)" office:value-type="float" office:value="57970">
            <text:p>57970</text:p>
          </table:table-cell>
          <table:table-cell table:formula="of:=[.AK246]*([.H246]*2+89)" office:value-type="float" office:value="101661">
            <text:p>101661</text:p>
          </table:table-cell>
          <table:table-cell table:formula="of:=[.AK246]*[.AM246]" office:value-type="float" office:value="20302590">
            <text:p>20302590</text:p>
          </table:table-cell>
          <table:table-cell table:style-name="ce69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52.html">ぼーまんだ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2.html">ぼーまんだ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6">
            <text:p>246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5">
            <text:p>75</text:p>
          </table:table-cell>
          <table:table-cell table:style-name="ce14" table:formula="of:=SUM([.C247:.H247])" office:value-type="float" office:value="380">
            <text:p>38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7]-[.N247]" office:value-type="float" office:value="360">
            <text:p>360</text:p>
          </table:table-cell>
          <table:table-cell table:formula="of:=MIN([.D247]; [.F247])" office:value-type="float" office:value="20">
            <text:p>20</text:p>
          </table:table-cell>
          <table:table-cell table:style-name="ce14" office:value-type="string">
            <text:p>50%C↓</text:p>
          </table:table-cell>
          <table:table-cell table:style-name="ce14"/>
          <table:table-cell table:style-name="ce14" office:value-type="string">
            <text:p><text:a xlink:href="http://www14.atwiki.jp/tamakagura/pages/137.html">ちびマイ</text:a></text:p>
          </table:table-cell>
          <table:table-cell table:number-columns-repeated="11"/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7]=&quot;物理&quot;; [.D247]; [.F247])*2+89)*[.AF24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7]=&quot;物理&quot;; [.D247]; [.F247])*2+89)*[.AI247]/100" office:value-type="float" office:value="269">
            <text:p>269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formula="of:=AVERAGE([.AN247]; [.AO247])" office:value-type="float" office:value="40500">
            <text:p>40500</text:p>
          </table:table-cell>
          <table:table-cell table:formula="of:=([.C247]*2+130)*([.E247]*2+25)" office:value-type="float" office:value="39150">
            <text:p>39150</text:p>
          </table:table-cell>
          <table:table-cell table:formula="of:=([.C247]*2+130)*([.G247]*2+25)" office:value-type="float" office:value="41850">
            <text:p>41850</text:p>
          </table:table-cell>
          <table:table-cell table:formula="of:=[.AK247]*([.H247]*2+25)" office:value-type="float" office:value="47075">
            <text:p>47075</text:p>
          </table:table-cell>
          <table:table-cell table:formula="of:=[.AK247]*[.AM247]" office:value-type="float" office:value="10894500">
            <text:p>10894500</text:p>
          </table:table-cell>
          <table:table-cell table:style-name="ce69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37.html">ちびマ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37.html">ちびマイ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7">
            <text:p>247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48:.H248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8]-[.N248]" office:value-type="float" office:value="470">
            <text:p>470</text:p>
          </table:table-cell>
          <table:table-cell table:formula="of:=MIN([.D248]; [.F248])" office:value-type="float" office:value="60">
            <text:p>60</text:p>
          </table:table-cell>
          <table:table-cell table:style-name="ce14" office:value-type="string">
            <text:p>50%C↓</text:p>
          </table:table-cell>
          <table:table-cell table:style-name="ce14" office:value-type="string">
            <text:p>ピンチ氷1.2倍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41" office:value-type="string">
            <text:p>氷</text:p>
          </table:table-cell>
          <table:table-cell table:style-name="ce14" office:value-type="string">
            <text:p>物理</text:p>
          </table:table-cell>
          <table:table-cell table:style-name="ce43" office:value-type="float" office:value="60">
            <text:p>60</text:p>
          </table:table-cell>
          <table:table-cell table:formula="of:=([.D248]*2+89)*[.AA248]/IF(OR([.J248]=[.Y248]; [.K248]=[.Y248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8]=&quot;物理&quot;; [.D248]; [.F248])*2+89)*[.AF24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8]=&quot;物理&quot;; [.D248]; [.F248])*2+89)*[.AI248]/100" office:value-type="float" office:value="339">
            <text:p>339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formula="of:=AVERAGE([.AN248]; [.AO248])" office:value-type="float" office:value="67320">
            <text:p>67320</text:p>
          </table:table-cell>
          <table:table-cell table:formula="of:=([.C248]*2+64+130)*([.E248]*2+25)" office:value-type="float" office:value="61710">
            <text:p>61710</text:p>
          </table:table-cell>
          <table:table-cell table:formula="of:=([.C248]*2+64+130)*([.G248]*2+25)" office:value-type="float" office:value="72930">
            <text:p>72930</text:p>
          </table:table-cell>
          <table:table-cell table:formula="of:=[.AK248]*([.H248]*2+89)" office:value-type="float" office:value="97971">
            <text:p>97971</text:p>
          </table:table-cell>
          <table:table-cell table:formula="of:=[.AK248]*[.AM248]" office:value-type="float" office:value="22821480">
            <text:p>22821480</text:p>
          </table:table-cell>
          <table:table-cell table:style-name="ce69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37.html">Sマイ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37.html">Sマイ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8">
            <text:p>248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35">
            <text:p>35</text:p>
          </table:table-cell>
          <table:table-cell table:style-name="ce14" table:formula="of:=SUM([.C249:.H249])" office:value-type="float" office:value="400">
            <text:p>40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9]-[.N249]" office:value-type="float" office:value="335">
            <text:p>335</text:p>
          </table:table-cell>
          <table:table-cell table:formula="of:=MIN([.D249]; [.F249])" office:value-type="float" office:value="65">
            <text:p>65</text:p>
          </table:table-cell>
          <table:table-cell table:style-name="ce14" office:value-type="string">
            <text:p>常時敵回避0</text:p>
          </table:table-cell>
          <table:table-cell table:style-name="ce14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9]*2+89)*[.AA249]/IF(OR([.J249]=[.Y249]; [.K249]=[.Y249]); 1; 1.5)/100" office:value-type="float" office:value="102.2">
            <text:p>102.2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49]=&quot;物理&quot;; [.D249]; [.F249])*2+89)*[.AF249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49]=&quot;物理&quot;; [.D249]; [.F249])*2+89)*[.AI249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formula="of:=AVERAGE([.AN249]; [.AO249])" office:value-type="float" office:value="51150">
            <text:p>51150</text:p>
          </table:table-cell>
          <table:table-cell table:formula="of:=([.C249]*2+130)*([.E249]*2+25)" office:value-type="float" office:value="47850">
            <text:p>47850</text:p>
          </table:table-cell>
          <table:table-cell table:formula="of:=([.C249]*2+130)*([.G249]*2+25)" office:value-type="float" office:value="54450">
            <text:p>54450</text:p>
          </table:table-cell>
          <table:table-cell table:formula="of:=[.AK249]*([.H249]*2+25)" office:value-type="float" office:value="19579.5">
            <text:p>19579.5</text:p>
          </table:table-cell>
          <table:table-cell table:formula="of:=[.AK249]*[.AM249]" office:value-type="float" office:value="10542015">
            <text:p>10542015</text:p>
          </table:table-cell>
          <table:table-cell table:style-name="ce69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38.html">ちびマ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38.html">ちびマ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9">
            <text:p>249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50:.H250])" office:value-type="float" office:value="545">
            <text:p>545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50]-[.N250]" office:value-type="float" office:value="460">
            <text:p>460</text:p>
          </table:table-cell>
          <table:table-cell table:formula="of:=MIN([.D250]; [.F250])" office:value-type="float" office:value="85">
            <text:p>85</text:p>
          </table:table-cell>
          <table:table-cell table:style-name="ce14" office:value-type="string">
            <text:p>常時敵回避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50]*2+89)*[.AA250]/IF(OR([.J250]=[.Y250]; [.K250]=[.Y250]); 1; 1.5)/100" office:value-type="float" office:value="120.866666666667">
            <text:p>120.8666666667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50]=&quot;物理&quot;; [.D250]; [.F250])*2+89)*[.AF25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0]=&quot;物理&quot;; [.D250]; [.F250])*2+89)*[.AI25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formula="of:=AVERAGE([.AN250]; [.AO250])" office:value-type="float" office:value="88530">
            <text:p>88530</text:p>
          </table:table-cell>
          <table:table-cell table:formula="of:=([.C250]*2+64+130)*([.E250]*2+25)" office:value-type="float" office:value="83990">
            <text:p>83990</text:p>
          </table:table-cell>
          <table:table-cell table:formula="of:=([.C250]*2+64+130)*([.G250]*2+25)" office:value-type="float" office:value="93070">
            <text:p>93070</text:p>
          </table:table-cell>
          <table:table-cell table:formula="of:=[.AK250]*([.H250]*2+89)" office:value-type="float" office:value="54360.9">
            <text:p>54360.9</text:p>
          </table:table-cell>
          <table:table-cell table:formula="of:=[.AK250]*[.AM250]" office:value-type="float" office:value="23026653">
            <text:p>23026653</text:p>
          </table:table-cell>
          <table:table-cell table:style-name="ce69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38.html">Nマガ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38.html">Nマガン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250">
            <text:p>25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51:.H251])" office:value-type="float" office:value="515">
            <text:p>515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51]-[.N251]" office:value-type="float" office:value="475">
            <text:p>475</text:p>
          </table:table-cell>
          <table:table-cell table:formula="of:=MIN([.D251]; [.F251])" office:value-type="float" office:value="40">
            <text:p>4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7.html">魔天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1]=&quot;物理&quot;; [.D251]; [.F251])*2+89)*[.AF25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1]=&quot;物理&quot;; [.D251]; [.F251])*2+89)*[.AI251]/100" office:value-type="float" office:value="289">
            <text:p>289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formula="of:=AVERAGE([.AN251]; [.AO251])" office:value-type="float" office:value="91140">
            <text:p>91140</text:p>
          </table:table-cell>
          <table:table-cell table:formula="of:=([.C251]*2+64+130)*([.E251]*2+25)" office:value-type="float" office:value="97650">
            <text:p>97650</text:p>
          </table:table-cell>
          <table:table-cell table:formula="of:=([.C251]*2+64+130)*([.G251]*2+25)" office:value-type="float" office:value="84630">
            <text:p>84630</text:p>
          </table:table-cell>
          <table:table-cell table:formula="of:=[.AK251]*([.H251]*2+89)" office:value-type="float" office:value="66181">
            <text:p>66181</text:p>
          </table:table-cell>
          <table:table-cell table:formula="of:=[.AK251]*[.AM251]" office:value-type="float" office:value="26339460">
            <text:p>26339460</text:p>
          </table:table-cell>
          <table:table-cell table:style-name="ce69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417.html">魔天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17.html">魔天使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51">
            <text:p>251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5">
            <text:p>65</text:p>
          </table:table-cell>
          <table:table-cell table:style-name="ce14" table:formula="of:=SUM([.C252:.H252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2]-[.N252]" office:value-type="float" office:value="370">
            <text:p>370</text:p>
          </table:table-cell>
          <table:table-cell table:formula="of:=MIN([.D252]; [.F252])" office:value-type="float" office:value="50">
            <text:p>50</text:p>
          </table:table-cell>
          <table:table-cell table:style-name="ce14" office:value-type="string">
            <text:p>25%回避↑</text:p>
          </table:table-cell>
          <table:table-cell table:style-name="ce14"/>
          <table:table-cell table:style-name="ce14" office:value-type="string">
            <text:p><text:a xlink:href="http://www14.atwiki.jp/tamakagura/pages/394.html">ちびマミゾウ</text:a></text:p>
          </table:table-cell>
          <table:table-cell table:number-columns-repeated="11"/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2]=&quot;物理&quot;; [.D252]; [.F252])*2+89)*[.AF25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2]=&quot;物理&quot;; [.D252]; [.F252])*2+89)*[.AI252]/100" office:value-type="float" office:value="269">
            <text:p>269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formula="of:=AVERAGE([.AN252]; [.AO252])" office:value-type="float" office:value="46400">
            <text:p>46400</text:p>
          </table:table-cell>
          <table:table-cell table:formula="of:=([.C252]*2+130)*([.E252]*2+25)" office:value-type="float" office:value="44950">
            <text:p>44950</text:p>
          </table:table-cell>
          <table:table-cell table:formula="of:=([.C252]*2+130)*([.G252]*2+25)" office:value-type="float" office:value="47850">
            <text:p>47850</text:p>
          </table:table-cell>
          <table:table-cell table:formula="of:=[.AK252]*([.H252]*2+25)" office:value-type="float" office:value="41695">
            <text:p>41695</text:p>
          </table:table-cell>
          <table:table-cell table:formula="of:=[.AK252]*[.AM252]" office:value-type="float" office:value="12481600">
            <text:p>12481600</text:p>
          </table:table-cell>
          <table:table-cell table:style-name="ce69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394.html">ちびマミゾ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94.html">ちびマミゾ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52">
            <text:p>252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253:.H253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53]-[.N253]" office:value-type="float" office:value="475">
            <text:p>475</text:p>
          </table:table-cell>
          <table:table-cell table:formula="of:=MIN([.D253]; [.F253])" office:value-type="float" office:value="85">
            <text:p>85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3]=&quot;物理&quot;; [.D253]; [.F253])*2+89)*[.AF253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3]=&quot;物理&quot;; [.D253]; [.F253])*2+89)*[.AI253]/100" office:value-type="float" office:value="309">
            <text:p>309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formula="of:=AVERAGE([.AN253]; [.AO253])" office:value-type="float" office:value="76590">
            <text:p>76590</text:p>
          </table:table-cell>
          <table:table-cell table:formula="of:=([.C253]*2+64+130)*([.E253]*2+25)" office:value-type="float" office:value="68310">
            <text:p>68310</text:p>
          </table:table-cell>
          <table:table-cell table:formula="of:=([.C253]*2+64+130)*([.G253]*2+25)" office:value-type="float" office:value="84870">
            <text:p>84870</text:p>
          </table:table-cell>
          <table:table-cell table:formula="of:=[.AK253]*([.H253]*2+89)" office:value-type="float" office:value="86211">
            <text:p>86211</text:p>
          </table:table-cell>
          <table:table-cell table:formula="of:=[.AK253]*[.AM253]" office:value-type="float" office:value="23666310">
            <text:p>23666310</text:p>
          </table:table-cell>
          <table:table-cell table:style-name="ce69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394.html">Sマミゾ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53">
            <text:p>253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254:.H254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4]-[.N254]" office:value-type="float" office:value="380">
            <text:p>380</text:p>
          </table:table-cell>
          <table:table-cell table:formula="of:=MIN([.D254]; [.F254])" office:value-type="float" office:value="20">
            <text:p>2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139.html">ちびまりさ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4]=&quot;物理&quot;; [.D254]; [.F254])*2+89)*[.AF254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4]=&quot;物理&quot;; [.D254]; [.F254])*2+89)*[.AI254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formula="of:=AVERAGE([.AN254]; [.AO254])" office:value-type="float" office:value="47850">
            <text:p>47850</text:p>
          </table:table-cell>
          <table:table-cell table:formula="of:=([.C254]*2+130)*([.E254]*2+25)" office:value-type="float" office:value="44950">
            <text:p>44950</text:p>
          </table:table-cell>
          <table:table-cell table:formula="of:=([.C254]*2+130)*([.G254]*2+25)" office:value-type="float" office:value="50750">
            <text:p>50750</text:p>
          </table:table-cell>
          <table:table-cell table:formula="of:=[.AK254]*([.H254]*2+25)" office:value-type="float" office:value="34762.5">
            <text:p>34762.5</text:p>
          </table:table-cell>
          <table:table-cell table:formula="of:=[.AK254]*[.AM254]" office:value-type="float" office:value="13307085">
            <text:p>13307085</text:p>
          </table:table-cell>
          <table:table-cell table:style-name="ce69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13"/>
          <table:table-cell table:style-name="ce69" office:value-type="string">
            <text:p><text:a xlink:href="http://www14.atwiki.jp/tamakagura/pages/139.html">ちびまり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39.html">ちびまりさ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4">
            <text:p>254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45">
            <text:p>14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55:.H255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55]-[.N255]" office:value-type="float" office:value="485">
            <text:p>485</text:p>
          </table:table-cell>
          <table:table-cell table:formula="of:=MIN([.D255]; [.F255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255]=&quot;物理&quot;; [.D255]; [.F255])*2+89)*[.AF255]/100" office:value-type="float" office:value="568.5">
            <text:p>56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5]=&quot;物理&quot;; [.D255]; [.F255])*2+89)*[.AI255]/100" office:value-type="float" office:value="379">
            <text:p>379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formula="of:=AVERAGE([.AN255]; [.AO255])" office:value-type="float" office:value="69190">
            <text:p>69190</text:p>
          </table:table-cell>
          <table:table-cell table:formula="of:=([.C255]*2+64+130)*([.E255]*2+25)" office:value-type="float" office:value="61710">
            <text:p>61710</text:p>
          </table:table-cell>
          <table:table-cell table:formula="of:=([.C255]*2+64+130)*([.G255]*2+25)" office:value-type="float" office:value="76670">
            <text:p>76670</text:p>
          </table:table-cell>
          <table:table-cell table:formula="of:=[.AK255]*([.H255]*2+89)" office:value-type="float" office:value="101951">
            <text:p>101951</text:p>
          </table:table-cell>
          <table:table-cell table:formula="of:=[.AK255]*[.AM255]" office:value-type="float" office:value="26223010">
            <text:p>26223010</text:p>
          </table:table-cell>
          <table:table-cell table:style-name="ce69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39.html">A魔理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39.html">A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5">
            <text:p>255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5">
            <text:p>85</text:p>
          </table:table-cell>
          <table:table-cell table:style-name="ce14" table:formula="of:=SUM([.C256:.H256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56]-[.N256]" office:value-type="float" office:value="505">
            <text:p>505</text:p>
          </table:table-cell>
          <table:table-cell table:formula="of:=MIN([.D256]; [.F256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39.html">T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6]=&quot;物理&quot;; [.D256]; [.F256])*2+89)*[.AF256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56]=&quot;物理&quot;; [.D256]; [.F256])*2+89)*[.AI256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formula="of:=AVERAGE([.AN256]; [.AO256])" office:value-type="float" office:value="82740">
            <text:p>82740</text:p>
          </table:table-cell>
          <table:table-cell table:formula="of:=([.C256]*2+64+130)*([.E256]*2+25)" office:value-type="float" office:value="72890">
            <text:p>72890</text:p>
          </table:table-cell>
          <table:table-cell table:formula="of:=([.C256]*2+64+130)*([.G256]*2+25)" office:value-type="float" office:value="92590">
            <text:p>92590</text:p>
          </table:table-cell>
          <table:table-cell table:formula="of:=[.AK256]*([.H256]*2+89)" office:value-type="float" office:value="111577.2">
            <text:p>111577.2</text:p>
          </table:table-cell>
          <table:table-cell table:formula="of:=[.AK256]*[.AM256]" office:value-type="float" office:value="35644392">
            <text:p>35644392</text:p>
          </table:table-cell>
          <table:table-cell table:style-name="ce69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39.html">T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39.html">T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6">
            <text:p>256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57:.H257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57]-[.N257]" office:value-type="float" office:value="455">
            <text:p>455</text:p>
          </table:table-cell>
          <table:table-cell table:formula="of:=MIN([.D257]; [.F257])" office:value-type="float" office:value="90">
            <text:p>9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S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7]=&quot;物理&quot;; [.D257]; [.F257])*2+89)*[.AF257]/100" office:value-type="float" office:value="382.8">
            <text:p>38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7]=&quot;物理&quot;; [.D257]; [.F257])*2+89)*[.AI257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formula="of:=AVERAGE([.AN257]; [.AO257])" office:value-type="float" office:value="65520">
            <text:p>65520</text:p>
          </table:table-cell>
          <table:table-cell table:formula="of:=([.C257]*2+64+130)*([.E257]*2+25)" office:value-type="float" office:value="63700">
            <text:p>63700</text:p>
          </table:table-cell>
          <table:table-cell table:formula="of:=([.C257]*2+64+130)*([.G257]*2+25)" office:value-type="float" office:value="67340">
            <text:p>67340</text:p>
          </table:table-cell>
          <table:table-cell table:formula="of:=[.AK257]*([.H257]*2+89)" office:value-type="float" office:value="82971.9">
            <text:p>82971.9</text:p>
          </table:table-cell>
          <table:table-cell table:formula="of:=[.AK257]*[.AM257]" office:value-type="float" office:value="18810792">
            <text:p>18810792</text:p>
          </table:table-cell>
          <table:table-cell table:style-name="ce69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39.html">S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39.html">S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7">
            <text:p>257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258:.H258])" office:value-type="float" office:value="560">
            <text:p>5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58]-[.N258]" office:value-type="float" office:value="500">
            <text:p>500</text:p>
          </table:table-cell>
          <table:table-cell table:formula="of:=MIN([.D258]; [.F258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8]*2+89)*[.AA258]/IF(OR([.J258]=[.Y258]; [.K258]=[.Y258]); 1; 1.5)/100" office:value-type="float" office:value="167.2">
            <text:p>167.2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8]=&quot;物理&quot;; [.D258]; [.F258])*2+89)*[.AF258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8]=&quot;物理&quot;; [.D258]; [.F258])*2+89)*[.AI258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formula="of:=AVERAGE([.AN258]; [.AO258])" office:value-type="float" office:value="101910">
            <text:p>101910</text:p>
          </table:table-cell>
          <table:table-cell table:formula="of:=([.C258]*2+64+130)*([.E258]*2+25)" office:value-type="float" office:value="92430">
            <text:p>92430</text:p>
          </table:table-cell>
          <table:table-cell table:formula="of:=([.C258]*2+64+130)*([.G258]*2+25)" office:value-type="float" office:value="111390">
            <text:p>111390</text:p>
          </table:table-cell>
          <table:table-cell table:formula="of:=[.AK258]*([.H258]*2+89)" office:value-type="float" office:value="55962.9">
            <text:p>55962.9</text:p>
          </table:table-cell>
          <table:table-cell table:formula="of:=[.AK258]*[.AM258]" office:value-type="float" office:value="30175551">
            <text:p>30175551</text:p>
          </table:table-cell>
          <table:table-cell table:style-name="ce69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70" office:value-type="string">
            <text:p>○</text:p>
          </table:table-cell>
          <table:table-cell table:number-columns-repeated="13"/>
          <table:table-cell table:style-name="ce69" office:value-type="string">
            <text:p><text:a xlink:href="http://www14.atwiki.jp/tamakagura/pages/139.html">E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139.html">E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8">
            <text:p>258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90">
            <text:p>90</text:p>
          </table:table-cell>
          <table:table-cell table:style-name="ce14" table:formula="of:=SUM([.C259:.H259])" office:value-type="float" office:value="560">
            <text:p>5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9]-[.N259]" office:value-type="float" office:value="445">
            <text:p>445</text:p>
          </table:table-cell>
          <table:table-cell table:formula="of:=MIN([.D259]; [.F259])" office:value-type="float" office:value="115">
            <text:p>115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30%スキル無効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59]=&quot;物理&quot;; [.D259]; [.F259])*2+89)*[.AF259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59]=&quot;物理&quot;; [.D259]; [.F259])*2+89)*[.AI259]/100" office:value-type="float" office:value="339">
            <text:p>339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formula="of:=AVERAGE([.AN259]; [.AO259])" office:value-type="float" office:value="61880">
            <text:p>61880</text:p>
          </table:table-cell>
          <table:table-cell table:formula="of:=([.C259]*2+64+130)*([.E259]*2+25)" office:value-type="float" office:value="67340">
            <text:p>67340</text:p>
          </table:table-cell>
          <table:table-cell table:formula="of:=([.C259]*2+64+130)*([.G259]*2+25)" office:value-type="float" office:value="56420">
            <text:p>56420</text:p>
          </table:table-cell>
          <table:table-cell table:formula="of:=[.AK259]*([.H259]*2+89)" office:value-type="float" office:value="91191">
            <text:p>91191</text:p>
          </table:table-cell>
          <table:table-cell table:formula="of:=[.AK259]*[.AM259]" office:value-type="float" office:value="20977320">
            <text:p>20977320</text:p>
          </table:table-cell>
          <table:table-cell table:style-name="ce69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39.html">ADマリ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39.html">ADマリ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9">
            <text:p>259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260:.H260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0]-[.N260]" office:value-type="float" office:value="360">
            <text:p>360</text:p>
          </table:table-cell>
          <table:table-cell table:formula="of:=MIN([.D260]; [.F260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420.html">ちび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0]=&quot;物理&quot;; [.D260]; [.F260])*2+89)*[.AF26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0]=&quot;物理&quot;; [.D260]; [.F260])*2+89)*[.AI26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formula="of:=AVERAGE([.AN260]; [.AO260])" office:value-type="float" office:value="39200">
            <text:p>39200</text:p>
          </table:table-cell>
          <table:table-cell table:formula="of:=([.C260]*2+130)*([.E260]*2+25)" office:value-type="float" office:value="35000">
            <text:p>35000</text:p>
          </table:table-cell>
          <table:table-cell table:formula="of:=([.C260]*2+130)*([.G260]*2+25)" office:value-type="float" office:value="43400">
            <text:p>43400</text:p>
          </table:table-cell>
          <table:table-cell table:formula="of:=[.AK260]*([.H260]*2+25)" office:value-type="float" office:value="42916.5">
            <text:p>42916.5</text:p>
          </table:table-cell>
          <table:table-cell table:formula="of:=[.AK260]*[.AM260]" office:value-type="float" office:value="10195920">
            <text:p>10195920</text:p>
          </table:table-cell>
          <table:table-cell table:style-name="ce69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420.html">ちび魔梨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20.html">ちび魔梨沙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60">
            <text:p>26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261:.H261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61]-[.N261]" office:value-type="float" office:value="495">
            <text:p>495</text:p>
          </table:table-cell>
          <table:table-cell table:formula="of:=MIN([.D261]; [.F261])" office:value-type="float" office:value="50">
            <text:p>5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S魔梨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61]=&quot;物理&quot;; [.D261]; [.F261])*2+89)*[.AF261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1]=&quot;物理&quot;; [.D261]; [.F261])*2+89)*[.AI261]/100" office:value-type="float" office:value="339">
            <text:p>339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formula="of:=AVERAGE([.AN261]; [.AO261])" office:value-type="float" office:value="78780">
            <text:p>78780</text:p>
          </table:table-cell>
          <table:table-cell table:formula="of:=([.C261]*2+64+130)*([.E261]*2+25)" office:value-type="float" office:value="74740">
            <text:p>74740</text:p>
          </table:table-cell>
          <table:table-cell table:formula="of:=([.C261]*2+64+130)*([.G261]*2+25)" office:value-type="float" office:value="82820">
            <text:p>82820</text:p>
          </table:table-cell>
          <table:table-cell table:formula="of:=[.AK261]*([.H261]*2+89)" office:value-type="float" office:value="94581">
            <text:p>94581</text:p>
          </table:table-cell>
          <table:table-cell table:formula="of:=[.AK261]*[.AM261]" office:value-type="float" office:value="26706420">
            <text:p>26706420</text:p>
          </table:table-cell>
          <table:table-cell table:style-name="ce69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420.html">S魔梨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420.html">S魔梨沙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61">
            <text:p>261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262:.H262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2]-[.N262]" office:value-type="float" office:value="380">
            <text:p>380</text:p>
          </table:table-cell>
          <table:table-cell table:formula="of:=MIN([.D262]; [.F262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413.html">ちびみこ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2]=&quot;物理&quot;; [.D262]; [.F262])*2+89)*[.AF262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2]=&quot;物理&quot;; [.D262]; [.F262])*2+89)*[.AI262]/100" office:value-type="float" office:value="279">
            <text:p>279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formula="of:=AVERAGE([.AN262]; [.AO262])" office:value-type="float" office:value="49600">
            <text:p>49600</text:p>
          </table:table-cell>
          <table:table-cell table:formula="of:=([.C262]*2+130)*([.E262]*2+25)" office:value-type="float" office:value="48050">
            <text:p>48050</text:p>
          </table:table-cell>
          <table:table-cell table:formula="of:=([.C262]*2+130)*([.G262]*2+25)" office:value-type="float" office:value="51150">
            <text:p>51150</text:p>
          </table:table-cell>
          <table:table-cell table:formula="of:=[.AK262]*([.H262]*2+25)" office:value-type="float" office:value="40455">
            <text:p>40455</text:p>
          </table:table-cell>
          <table:table-cell table:formula="of:=[.AK262]*[.AM262]" office:value-type="float" office:value="13838400">
            <text:p>13838400</text:p>
          </table:table-cell>
          <table:table-cell table:style-name="ce69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3.html">ちびみ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13.html">ちびみこ</text:a></text:p>
          </table:table-cell>
          <table:table-cell office:value-type="string">
            <text:p>灰</text:p>
          </table:table-cell>
          <table:table-cell table:number-columns-repeated="917"/>
        </table:table-row>
        <table:table-row table:style-name="ro5">
          <table:table-cell office:value-type="float" office:value="262">
            <text:p>262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263:.H26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63]-[.N263]" office:value-type="float" office:value="480">
            <text:p>480</text:p>
          </table:table-cell>
          <table:table-cell table:formula="of:=MIN([.D263]; [.F263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N神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3]=&quot;物理&quot;; [.D263]; [.F263])*2+89)*[.AF26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3]=&quot;物理&quot;; [.D263]; [.F263])*2+89)*[.AI263]/100" office:value-type="float" office:value="329">
            <text:p>329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formula="of:=AVERAGE([.AN263]; [.AO263])" office:value-type="float" office:value="78780">
            <text:p>78780</text:p>
          </table:table-cell>
          <table:table-cell table:formula="of:=([.C263]*2+64+130)*([.E263]*2+25)" office:value-type="float" office:value="74740">
            <text:p>74740</text:p>
          </table:table-cell>
          <table:table-cell table:formula="of:=([.C263]*2+64+130)*([.G263]*2+25)" office:value-type="float" office:value="82820">
            <text:p>82820</text:p>
          </table:table-cell>
          <table:table-cell table:formula="of:=[.AK263]*([.H263]*2+89)" office:value-type="float" office:value="85211">
            <text:p>85211</text:p>
          </table:table-cell>
          <table:table-cell table:formula="of:=[.AK263]*[.AM263]" office:value-type="float" office:value="25918620">
            <text:p>25918620</text:p>
          </table:table-cell>
          <table:table-cell table:style-name="ce69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3.html">N神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413.html">N神子</text:a></text:p>
          </table:table-cell>
          <table:table-cell office:value-type="string">
            <text:p>灰</text:p>
          </table:table-cell>
          <table:table-cell table:number-columns-repeated="917"/>
        </table:table-row>
        <table:table-row table:style-name="ro5">
          <table:table-cell office:value-type="float" office:value="263">
            <text:p>263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0">
            <text:p>50</text:p>
          </table:table-cell>
          <table:table-cell table:style-name="ce14" table:formula="of:=SUM([.C264:.H264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4]-[.N264]" office:value-type="float" office:value="350">
            <text:p>350</text:p>
          </table:table-cell>
          <table:table-cell table:formula="of:=MIN([.D264]; [.F26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140.html">みすち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4]=&quot;物理&quot;; [.D264]; [.F264])*2+89)*[.AF26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4]=&quot;物理&quot;; [.D264]; [.F264])*2+89)*[.AI26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formula="of:=AVERAGE([.AN264]; [.AO264])" office:value-type="float" office:value="48000">
            <text:p>48000</text:p>
          </table:table-cell>
          <table:table-cell table:formula="of:=([.C264]*2+130)*([.E264]*2+25)" office:value-type="float" office:value="49600">
            <text:p>49600</text:p>
          </table:table-cell>
          <table:table-cell table:formula="of:=([.C264]*2+130)*([.G264]*2+25)" office:value-type="float" office:value="46400">
            <text:p>46400</text:p>
          </table:table-cell>
          <table:table-cell table:formula="of:=[.AK264]*([.H264]*2+25)" office:value-type="float" office:value="28012.5">
            <text:p>28012.5</text:p>
          </table:table-cell>
          <table:table-cell table:formula="of:=[.AK264]*[.AM264]" office:value-type="float" office:value="10756800">
            <text:p>10756800</text:p>
          </table:table-cell>
          <table:table-cell table:style-name="ce69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40.html">みすち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0.html">みすちー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4">
            <text:p>264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265:.H265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265]-[.N265]" office:value-type="float" office:value="490">
            <text:p>490</text:p>
          </table:table-cell>
          <table:table-cell table:formula="of:=MIN([.D265]; [.F265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5]=&quot;物理&quot;; [.D265]; [.F265])*2+89)*[.AF26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5]=&quot;物理&quot;; [.D265]; [.F265])*2+89)*[.AI265]/100" office:value-type="float" office:value="289">
            <text:p>289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formula="of:=AVERAGE([.AN265]; [.AO265])" office:value-type="float" office:value="97680">
            <text:p>97680</text:p>
          </table:table-cell>
          <table:table-cell table:formula="of:=([.C265]*2+64+130)*([.E265]*2+25)" office:value-type="float" office:value="104340">
            <text:p>104340</text:p>
          </table:table-cell>
          <table:table-cell table:formula="of:=([.C265]*2+64+130)*([.G265]*2+25)" office:value-type="float" office:value="91020">
            <text:p>91020</text:p>
          </table:table-cell>
          <table:table-cell table:formula="of:=[.AK265]*([.H265]*2+89)" office:value-type="float" office:value="66181">
            <text:p>66181</text:p>
          </table:table-cell>
          <table:table-cell table:formula="of:=[.AK265]*[.AM265]" office:value-type="float" office:value="28229520">
            <text:p>28229520</text:p>
          </table:table-cell>
          <table:table-cell table:style-name="ce69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40.html">Nミスティ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40.html">N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5">
            <text:p>265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266:.H266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266]-[.N266]" office:value-type="float" office:value="480">
            <text:p>480</text:p>
          </table:table-cell>
          <table:table-cell table:formula="of:=MIN([.D266]; [.F266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6]=&quot;物理&quot;; [.D266]; [.F266])*2+89)*[.AF266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6]=&quot;物理&quot;; [.D266]; [.F266])*2+89)*[.AI266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formula="of:=AVERAGE([.AN266]; [.AO266])" office:value-type="float" office:value="91020">
            <text:p>91020</text:p>
          </table:table-cell>
          <table:table-cell table:formula="of:=([.C266]*2+64+130)*([.E266]*2+25)" office:value-type="float" office:value="99900">
            <text:p>99900</text:p>
          </table:table-cell>
          <table:table-cell table:formula="of:=([.C266]*2+64+130)*([.G266]*2+25)" office:value-type="float" office:value="82140">
            <text:p>82140</text:p>
          </table:table-cell>
          <table:table-cell table:formula="of:=[.AK266]*([.H266]*2+89)" office:value-type="float" office:value="61623.9">
            <text:p>61623.9</text:p>
          </table:table-cell>
          <table:table-cell table:formula="of:=[.AK266]*[.AM266]" office:value-type="float" office:value="24493482">
            <text:p>24493482</text:p>
          </table:table-cell>
          <table:table-cell table:style-name="ce69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40.html">T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40.html">T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6">
            <text:p>266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67:.H267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67]-[.N267]" office:value-type="float" office:value="480">
            <text:p>480</text:p>
          </table:table-cell>
          <table:table-cell table:formula="of:=MIN([.D267]; [.F267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7]=&quot;物理&quot;; [.D267]; [.F267])*2+89)*[.AF267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7]=&quot;物理&quot;; [.D267]; [.F267])*2+89)*[.AI267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formula="of:=AVERAGE([.AN267]; [.AO267])" office:value-type="float" office:value="93310">
            <text:p>93310</text:p>
          </table:table-cell>
          <table:table-cell table:formula="of:=([.C267]*2+64+130)*([.E267]*2+25)" office:value-type="float" office:value="101990">
            <text:p>101990</text:p>
          </table:table-cell>
          <table:table-cell table:formula="of:=([.C267]*2+64+130)*([.G267]*2+25)" office:value-type="float" office:value="84630">
            <text:p>84630</text:p>
          </table:table-cell>
          <table:table-cell table:formula="of:=[.AK267]*([.H267]*2+89)" office:value-type="float" office:value="59562.9">
            <text:p>59562.9</text:p>
          </table:table-cell>
          <table:table-cell table:formula="of:=[.AK267]*[.AM267]" office:value-type="float" office:value="24269931">
            <text:p>24269931</text:p>
          </table:table-cell>
          <table:table-cell table:style-name="ce69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40.html">H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40.html">H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7">
            <text:p>267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268:.H268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68]-[.N268]" office:value-type="float" office:value="495">
            <text:p>495</text:p>
          </table:table-cell>
          <table:table-cell table:formula="of:=MIN([.D268]; [.F268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8]=&quot;物理&quot;; [.D268]; [.F268])*2+89)*[.AF26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8]=&quot;物理&quot;; [.D268]; [.F268])*2+89)*[.AI268]/100" office:value-type="float" office:value="299">
            <text:p>299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formula="of:=AVERAGE([.AN268]; [.AO268])" office:value-type="float" office:value="95480">
            <text:p>95480</text:p>
          </table:table-cell>
          <table:table-cell table:formula="of:=([.C268]*2+64+130)*([.E268]*2+25)" office:value-type="float" office:value="101990">
            <text:p>101990</text:p>
          </table:table-cell>
          <table:table-cell table:formula="of:=([.C268]*2+64+130)*([.G268]*2+25)" office:value-type="float" office:value="88970">
            <text:p>88970</text:p>
          </table:table-cell>
          <table:table-cell table:formula="of:=[.AK268]*([.H268]*2+89)" office:value-type="float" office:value="71461">
            <text:p>71461</text:p>
          </table:table-cell>
          <table:table-cell table:formula="of:=[.AK268]*[.AM268]" office:value-type="float" office:value="28548520">
            <text:p>28548520</text:p>
          </table:table-cell>
          <table:table-cell table:style-name="ce69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40.html">ADミス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40.html">ADミスティ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8">
            <text:p>268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269:.H269])" office:value-type="float" office:value="380">
            <text:p>3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9]-[.N269]" office:value-type="float" office:value="360">
            <text:p>360</text:p>
          </table:table-cell>
          <table:table-cell table:formula="of:=MIN([.D269]; [.F269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9]=&quot;物理&quot;; [.D269]; [.F269])*2+89)*[.AF269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9]=&quot;物理&quot;; [.D269]; [.F269])*2+89)*[.AI269]/100" office:value-type="float" office:value="239">
            <text:p>239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formula="of:=AVERAGE([.AN269]; [.AO269])" office:value-type="float" office:value="59500">
            <text:p>59500</text:p>
          </table:table-cell>
          <table:table-cell table:formula="of:=([.C269]*2+130)*([.E269]*2+25)" office:value-type="float" office:value="57750">
            <text:p>57750</text:p>
          </table:table-cell>
          <table:table-cell table:formula="of:=([.C269]*2+130)*([.G269]*2+25)" office:value-type="float" office:value="61250">
            <text:p>61250</text:p>
          </table:table-cell>
          <table:table-cell table:formula="of:=[.AK269]*([.H269]*2+25)" office:value-type="float" office:value="20315">
            <text:p>20315</text:p>
          </table:table-cell>
          <table:table-cell table:formula="of:=[.AK269]*[.AM269]" office:value-type="float" office:value="14220500">
            <text:p>14220500</text:p>
          </table:table-cell>
          <table:table-cell table:style-name="ce69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143.html#minoriko">ちびみのり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3.html#minoriko">ちびみのりこ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70:.H270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0]-[.N270]" office:value-type="float" office:value="470">
            <text:p>470</text:p>
          </table:table-cell>
          <table:table-cell table:formula="of:=MIN([.D270]; [.F270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0]=&quot;物理&quot;; [.D270]; [.F270])*2+89)*[.AF270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0]=&quot;物理&quot;; [.D270]; [.F270])*2+89)*[.AI270]/100"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formula="of:=AVERAGE([.AN270]; [.AO270])" office:value-type="float" office:value="88970">
            <text:p>88970</text:p>
          </table:table-cell>
          <table:table-cell table:formula="of:=([.C270]*2+64+130)*([.E270]*2+25)" office:value-type="float" office:value="88970">
            <text:p>88970</text:p>
          </table:table-cell>
          <table:table-cell table:formula="of:=([.C270]*2+64+130)*([.G270]*2+25)" office:value-type="float" office:value="88970">
            <text:p>88970</text:p>
          </table:table-cell>
          <table:table-cell table:formula="of:=[.AK270]*([.H270]*2+89)" office:value-type="float" office:value="66981">
            <text:p>66981</text:p>
          </table:table-cell>
          <table:table-cell table:formula="of:=[.AK270]*[.AM270]" office:value-type="float" office:value="23932930">
            <text:p>23932930</text:p>
          </table:table-cell>
          <table:table-cell table:style-name="ce69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143.html#minoriko">N穣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43.html#minoriko">N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0">
            <text:p>27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271:.H271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271]-[.N271]" office:value-type="float" office:value="470">
            <text:p>470</text:p>
          </table:table-cell>
          <table:table-cell table:formula="of:=MIN([.D271]; [.F271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1]=&quot;物理&quot;; [.D271]; [.F271])*2+89)*[.AF27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1]=&quot;物理&quot;; [.D271]; [.F271])*2+89)*[.AI271]/100" office:value-type="float" office:value="249">
            <text:p>249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formula="of:=AVERAGE([.AN271]; [.AO271])" office:value-type="float" office:value="93240">
            <text:p>93240</text:p>
          </table:table-cell>
          <table:table-cell table:formula="of:=([.C271]*2+64+130)*([.E271]*2+25)" office:value-type="float" office:value="91020">
            <text:p>91020</text:p>
          </table:table-cell>
          <table:table-cell table:formula="of:=([.C271]*2+64+130)*([.G271]*2+25)" office:value-type="float" office:value="95460">
            <text:p>95460</text:p>
          </table:table-cell>
          <table:table-cell table:formula="of:=[.AK271]*([.H271]*2+89)" office:value-type="float" office:value="62001">
            <text:p>62001</text:p>
          </table:table-cell>
          <table:table-cell table:formula="of:=[.AK271]*[.AM271]" office:value-type="float" office:value="23216760">
            <text:p>23216760</text:p>
          </table:table-cell>
          <table:table-cell table:style-name="ce69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43.html#minoriko">H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43.html#minoriko">H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1">
            <text:p>271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5">
            <text:p>55</text:p>
          </table:table-cell>
          <table:table-cell table:style-name="ce14" table:formula="of:=SUM([.C272:.H272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72]-[.N272]" office:value-type="float" office:value="480">
            <text:p>480</text:p>
          </table:table-cell>
          <table:table-cell table:formula="of:=MIN([.D272]; [.F272])" office:value-type="float" office:value="50">
            <text:p>5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2]=&quot;物理&quot;; [.D272]; [.F272])*2+89)*[.AF27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2]=&quot;物理&quot;; [.D272]; [.F272])*2+89)*[.AI272]/100"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formula="of:=AVERAGE([.AN272]; [.AO272])" office:value-type="float" office:value="104340">
            <text:p>104340</text:p>
          </table:table-cell>
          <table:table-cell table:formula="of:=([.C272]*2+64+130)*([.E272]*2+25)" office:value-type="float" office:value="99900">
            <text:p>99900</text:p>
          </table:table-cell>
          <table:table-cell table:formula="of:=([.C272]*2+64+130)*([.G272]*2+25)" office:value-type="float" office:value="108780">
            <text:p>108780</text:p>
          </table:table-cell>
          <table:table-cell table:formula="of:=[.AK272]*([.H272]*2+89)" office:value-type="float" office:value="53531">
            <text:p>53531</text:p>
          </table:table-cell>
          <table:table-cell table:formula="of:=[.AK272]*[.AM272]" office:value-type="float" office:value="28067460">
            <text:p>28067460</text:p>
          </table:table-cell>
          <table:table-cell table:style-name="ce69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43.html#minoriko">D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43.html#minoriko">D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2">
            <text:p>272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5">
            <text:p>55</text:p>
          </table:table-cell>
          <table:table-cell table:style-name="ce14" table:formula="of:=SUM([.C273:.H273])" office:value-type="float" office:value="420">
            <text:p>42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3]-[.N273]" office:value-type="float" office:value="375">
            <text:p>375</text:p>
          </table:table-cell>
          <table:table-cell table:formula="of:=MIN([.D273]; [.F273])" office:value-type="float" office:value="45">
            <text:p>45</text:p>
          </table:table-cell>
          <table:table-cell table:style-name="ce14" office:value-type="string">
            <text:p>スキルコピー</text:p>
          </table:table-cell>
          <table:table-cell table:style-name="ce14"/>
          <table:table-cell table:style-name="ce14" office:value-type="string">
            <text:p><text:a xlink:href="http://www14.atwiki.jp/tamakagura/pages/148.html">ちびみま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73]=&quot;物理&quot;; [.D273]; [.F273])*2+89)*[.AF27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73]=&quot;物理&quot;; [.D273]; [.F273])*2+89)*[.AI27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formula="of:=AVERAGE([.AN273]; [.AO273])" office:value-type="float" office:value="47600">
            <text:p>47600</text:p>
          </table:table-cell>
          <table:table-cell table:formula="of:=([.C273]*2+130)*([.E273]*2+25)" office:value-type="float" office:value="51800">
            <text:p>51800</text:p>
          </table:table-cell>
          <table:table-cell table:formula="of:=([.C273]*2+130)*([.G273]*2+25)" office:value-type="float" office:value="43400">
            <text:p>43400</text:p>
          </table:table-cell>
          <table:table-cell table:formula="of:=[.AK273]*([.H273]*2+25)" office:value-type="float" office:value="35113.5">
            <text:p>35113.5</text:p>
          </table:table-cell>
          <table:table-cell table:formula="of:=[.AK273]*[.AM273]" office:value-type="float" office:value="12380760">
            <text:p>12380760</text:p>
          </table:table-cell>
          <table:table-cell table:style-name="ce69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8.html">ちびみ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8.html">ちびみ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73">
            <text:p>273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5">
            <text:p>85</text:p>
          </table:table-cell>
          <table:table-cell table:style-name="ce14" table:formula="of:=SUM([.C274:.H274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74]-[.N274]" office:value-type="float" office:value="490">
            <text:p>490</text:p>
          </table:table-cell>
          <table:table-cell table:formula="of:=MIN([.D274]; [.F274])" office:value-type="float" office:value="70">
            <text:p>70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被弾時35%AC↑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A魅魔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4]=&quot;物理&quot;; [.D274]; [.F274])*2+89)*[.AF274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4]=&quot;物理&quot;; [.D274]; [.F274])*2+89)*[.AI274]/100" office:value-type="float" office:value="359">
            <text:p>359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formula="of:=AVERAGE([.AN274]; [.AO274])" office:value-type="float" office:value="76800">
            <text:p>76800</text:p>
          </table:table-cell>
          <table:table-cell table:formula="of:=([.C274]*2+64+130)*([.E274]*2+25)" office:value-type="float" office:value="86400">
            <text:p>86400</text:p>
          </table:table-cell>
          <table:table-cell table:formula="of:=([.C274]*2+64+130)*([.G274]*2+25)" office:value-type="float" office:value="67200">
            <text:p>67200</text:p>
          </table:table-cell>
          <table:table-cell table:formula="of:=[.AK274]*([.H274]*2+89)" office:value-type="float" office:value="92981">
            <text:p>92981</text:p>
          </table:table-cell>
          <table:table-cell table:formula="of:=[.AK274]*[.AM274]" office:value-type="float" office:value="27571200">
            <text:p>27571200</text:p>
          </table:table-cell>
          <table:table-cell table:style-name="ce69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8.html">A魅魔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48.html">A魅魔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74">
            <text:p>274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75:.H275])" office:value-type="float" office:value="500">
            <text:p>5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75]-[.N275]" office:value-type="float" office:value="450">
            <text:p>450</text:p>
          </table:table-cell>
          <table:table-cell table:formula="of:=MIN([.D275]; [.F275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命中↑↑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75]*2+89)*[.AA275]/IF(OR([.J275]=[.Y275]; [.K275]=[.Y275]); 1; 1.5)/100" office:value-type="float" office:value="215.4">
            <text:p>215.4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75]=&quot;物理&quot;; [.D275]; [.F275])*2+89)*[.AF275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275]=&quot;物理&quot;; [.D275]; [.F275])*2+89)*[.AI275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formula="of:=AVERAGE([.AN275]; [.AO275])" office:value-type="float" office:value="53320">
            <text:p>53320</text:p>
          </table:table-cell>
          <table:table-cell table:formula="of:=([.C275]*2+64+130)*([.E275]*2+25)" office:value-type="float" office:value="53320">
            <text:p>53320</text:p>
          </table:table-cell>
          <table:table-cell table:formula="of:=([.C275]*2+64+130)*([.G275]*2+25)" office:value-type="float" office:value="53320">
            <text:p>53320</text:p>
          </table:table-cell>
          <table:table-cell table:formula="of:=[.AK275]*([.H275]*2+89)" office:value-type="float" office:value="133117.2">
            <text:p>133117.2</text:p>
          </table:table-cell>
          <table:table-cell table:formula="of:=[.AK275]*[.AM275]" office:value-type="float" office:value="22970256">
            <text:p>22970256</text:p>
          </table:table-cell>
          <table:table-cell table:style-name="ce69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3.html">ミミちゃ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63.html">ミミちゃん</text:a></text:p>
          </table:table-cell>
          <table:table-cell office:value-type="string">
            <text:p>ミサイル</text:p>
          </table:table-cell>
          <table:table-cell table:number-columns-repeated="917"/>
        </table:table-row>
        <table:table-row table:style-name="ro5">
          <table:table-cell office:value-type="float" office:value="275">
            <text:p>275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5">
            <text:p>65</text:p>
          </table:table-cell>
          <table:table-cell table:style-name="ce14" table:formula="of:=SUM([.C276:.H276])" office:value-type="float" office:value="400">
            <text:p>40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6]-[.N276]" office:value-type="float" office:value="380">
            <text:p>380</text:p>
          </table:table-cell>
          <table:table-cell table:formula="of:=MIN([.D276]; [.F276])" office:value-type="float" office:value="20">
            <text:p>20</text:p>
          </table:table-cell>
          <table:table-cell table:style-name="ce14" office:value-type="string">
            <text:p>5%睡眠</text:p>
          </table:table-cell>
          <table:table-cell table:style-name="ce14"/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57" table:formula="of:=(IF([.AG276]=&quot;物理&quot;; [.D276]; [.F276])*2+89)*[.AF276]/100" office:value-type="float" office:value="199.2">
            <text:p>199.2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60" table:formula="of:=(IF([.AJ276]=&quot;物理&quot;; [.D276]; [.F276])*2+89)*[.AI276]/100" office:value-type="float" office:value="199.2">
            <text:p>199.2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formula="of:=AVERAGE([.AN276]; [.AO276])" office:value-type="float" office:value="52700">
            <text:p>52700</text:p>
          </table:table-cell>
          <table:table-cell table:formula="of:=([.C276]*2+130)*([.E276]*2+25)" office:value-type="float" office:value="48050">
            <text:p>48050</text:p>
          </table:table-cell>
          <table:table-cell table:formula="of:=([.C276]*2+130)*([.G276]*2+25)" office:value-type="float" office:value="57350">
            <text:p>57350</text:p>
          </table:table-cell>
          <table:table-cell table:formula="of:=[.AK276]*([.H276]*2+25)" office:value-type="float" office:value="30876">
            <text:p>30876</text:p>
          </table:table-cell>
          <table:table-cell table:formula="of:=[.AK276]*[.AM276]" office:value-type="float" office:value="10497840">
            <text:p>10497840</text:p>
          </table:table-cell>
          <table:table-cell table:style-name="ce69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9.html">ちびむ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49.html">ちびむげつ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76">
            <text:p>276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5">
            <text:p>115</text:p>
          </table:table-cell>
          <table:table-cell table:style-name="ce37" office:value-type="float" office:value="70">
            <text:p>70</text:p>
          </table:table-cell>
          <table:table-cell table:style-name="ce14" table:formula="of:=SUM([.C277:.H277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77]-[.N277]" office:value-type="float" office:value="495">
            <text:p>495</text:p>
          </table:table-cell>
          <table:table-cell table:formula="of:=MIN([.D277]; [.F277])" office:value-type="float" office:value="50">
            <text:p>50</text:p>
          </table:table-cell>
          <table:table-cell table:style-name="ce14" office:value-type="string">
            <text:p>5%睡眠</text:p>
          </table:table-cell>
          <table:table-cell table:style-name="ce50" office:value-type="string">
            <text:p>比翼の鳥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7]*2+89)*[.AA277]/IF(OR([.J277]=[.Y277]; [.K277]=[.Y277]); 1; 1.5)/100" office:value-type="float" office:value="239.2">
            <text:p>239.2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77]=&quot;物理&quot;; [.D277]; [.F277])*2+89)*[.AF277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7]=&quot;物理&quot;; [.D277]; [.F277])*2+89)*[.AI277]/100" office:value-type="float" office:value="299">
            <text:p>299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formula="of:=AVERAGE([.AN277]; [.AO277])" office:value-type="float" office:value="97650">
            <text:p>97650</text:p>
          </table:table-cell>
          <table:table-cell table:formula="of:=([.C277]*2+64+130)*([.E277]*2+25)" office:value-type="float" office:value="84630">
            <text:p>84630</text:p>
          </table:table-cell>
          <table:table-cell table:formula="of:=([.C277]*2+64+130)*([.G277]*2+25)" office:value-type="float" office:value="110670">
            <text:p>110670</text:p>
          </table:table-cell>
          <table:table-cell table:formula="of:=[.AK277]*([.H277]*2+89)" office:value-type="float" office:value="68471">
            <text:p>68471</text:p>
          </table:table-cell>
          <table:table-cell table:formula="of:=[.AK277]*[.AM277]" office:value-type="float" office:value="29197350">
            <text:p>29197350</text:p>
          </table:table-cell>
          <table:table-cell table:style-name="ce69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49.html">T夢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49.html">T夢月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77">
            <text:p>27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5">
            <text:p>45</text:p>
          </table:table-cell>
          <table:table-cell table:style-name="ce14" table:formula="of:=SUM([.C278:.H278])" office:value-type="float" office:value="380">
            <text:p>38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8]-[.N278]" office:value-type="float" office:value="310">
            <text:p>310</text:p>
          </table:table-cell>
          <table:table-cell table:formula="of:=MIN([.D278]; [.F278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AA278]/IF(OR([.J278]=[.Y278]; [.K278]=[.Y278]); 1; 1.5)/100" office:value-type="float" office:value="106.866666666667">
            <text:p>106.866666666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278]=&quot;物理&quot;; [.D278]; [.F278])*2+89)*[.AF278]/100" office:value-type="float" office:value="174.3">
            <text:p>174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278]=&quot;物理&quot;; [.D278]; [.F278])*2+89)*[.AI278]/100" office:value-type="float" office:value="174.3">
            <text:p>174.3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formula="of:=AVERAGE([.AN278]; [.AO278])" office:value-type="float" office:value="37700">
            <text:p>37700</text:p>
          </table:table-cell>
          <table:table-cell table:formula="of:=([.C278]*2+130)*([.E278]*2+25)" office:value-type="float" office:value="35100">
            <text:p>35100</text:p>
          </table:table-cell>
          <table:table-cell table:formula="of:=([.C278]*2+130)*([.G278]*2+25)" office:value-type="float" office:value="40300">
            <text:p>40300</text:p>
          </table:table-cell>
          <table:table-cell table:formula="of:=[.AK278]*([.H278]*2+25)" office:value-type="float" office:value="20044.5">
            <text:p>20044.5</text:p>
          </table:table-cell>
          <table:table-cell table:formula="of:=[.AK278]*[.AM278]" office:value-type="float" office:value="6571110">
            <text:p>6571110</text:p>
          </table:table-cell>
          <table:table-cell table:style-name="ce69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54.html">ちびむら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4.html">ちびむらさ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8">
            <text:p>27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279:.H279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79]-[.N279]" office:value-type="float" office:value="460">
            <text:p>460</text:p>
          </table:table-cell>
          <table:table-cell table:formula="of:=MIN([.D279]; [.F279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9]*2+89)*[.AA279]/IF(OR([.J279]=[.Y279]; [.K279]=[.Y279]); 1; 1.5)/100" office:value-type="float" office:value="106.866666666667">
            <text:p>106.8666666667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79]=&quot;物理&quot;; [.D279]; [.F279])*2+89)*[.AF279]/100" office:value-type="float" office:value="334.8">
            <text:p>33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79]=&quot;物理&quot;; [.D279]; [.F279])*2+89)*[.AI279]/100" office:value-type="float" office:value="334.8">
            <text:p>334.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formula="of:=AVERAGE([.AN279]; [.AO279])" office:value-type="float" office:value="89010">
            <text:p>89010</text:p>
          </table:table-cell>
          <table:table-cell table:formula="of:=([.C279]*2+64+130)*([.E279]*2+25)" office:value-type="float" office:value="76590">
            <text:p>76590</text:p>
          </table:table-cell>
          <table:table-cell table:formula="of:=([.C279]*2+64+130)*([.G279]*2+25)" office:value-type="float" office:value="101430">
            <text:p>101430</text:p>
          </table:table-cell>
          <table:table-cell table:formula="of:=[.AK279]*([.H279]*2+89)" office:value-type="float" office:value="73321.2">
            <text:p>73321.2</text:p>
          </table:table-cell>
          <table:table-cell table:formula="of:=[.AK279]*[.AM279]" office:value-type="float" office:value="29800548">
            <text:p>29800548</text:p>
          </table:table-cell>
          <table:table-cell table:style-name="ce69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54.html">N村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54.html">N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9">
            <text:p>279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5">
            <text:p>65</text:p>
          </table:table-cell>
          <table:table-cell table:style-name="ce14" table:formula="of:=SUM([.C280:.H280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80]-[.N280]" office:value-type="float" office:value="450">
            <text:p>450</text:p>
          </table:table-cell>
          <table:table-cell table:formula="of:=MIN([.D280]; [.F280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0]*2+89)*[.AA280]/IF(OR([.J280]=[.Y280]; [.K280]=[.Y280]); 1; 1.5)/100" office:value-type="float" office:value="116.2">
            <text:p>116.2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80]=&quot;物理&quot;; [.D280]; [.F280])*2+89)*[.AF280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80]=&quot;物理&quot;; [.D280]; [.F280])*2+89)*[.AI280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formula="of:=AVERAGE([.AN280]; [.AO280])" office:value-type="float" office:value="72720">
            <text:p>72720</text:p>
          </table:table-cell>
          <table:table-cell table:formula="of:=([.C280]*2+64+130)*([.E280]*2+25)" office:value-type="float" office:value="70700">
            <text:p>70700</text:p>
          </table:table-cell>
          <table:table-cell table:formula="of:=([.C280]*2+64+130)*([.G280]*2+25)" office:value-type="float" office:value="74740">
            <text:p>74740</text:p>
          </table:table-cell>
          <table:table-cell table:formula="of:=[.AK280]*([.H280]*2+89)" office:value-type="float" office:value="66816.9">
            <text:p>66816.9</text:p>
          </table:table-cell>
          <table:table-cell table:formula="of:=[.AK280]*[.AM280]" office:value-type="float" office:value="22186872">
            <text:p>22186872</text:p>
          </table:table-cell>
          <table:table-cell table:style-name="ce69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54.html">A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0">
            <text:p>280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1:.H281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81]-[.N281]" office:value-type="float" office:value="440">
            <text:p>440</text:p>
          </table:table-cell>
          <table:table-cell table:formula="of:=MIN([.D281]; [.F281])" office:value-type="float" office:value="90">
            <text:p>9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1]*2+89)*[.AA281]/IF(OR([.J281]=[.Y281]; [.K281]=[.Y281]); 1; 1.5)/100" office:value-type="float" office:value="188.3">
            <text:p>188.3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81]=&quot;物理&quot;; [.D281]; [.F281])*2+89)*[.AF281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81]=&quot;物理&quot;; [.D281]; [.F281])*2+89)*[.AI281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formula="of:=AVERAGE([.AN281]; [.AO281])" office:value-type="float" office:value="74880">
            <text:p>74880</text:p>
          </table:table-cell>
          <table:table-cell table:formula="of:=([.C281]*2+64+130)*([.E281]*2+25)" office:value-type="float" office:value="71040">
            <text:p>71040</text:p>
          </table:table-cell>
          <table:table-cell table:formula="of:=([.C281]*2+64+130)*([.G281]*2+25)" office:value-type="float" office:value="78720">
            <text:p>78720</text:p>
          </table:table-cell>
          <table:table-cell table:formula="of:=[.AK281]*([.H281]*2+89)" office:value-type="float" office:value="62163.9">
            <text:p>62163.9</text:p>
          </table:table-cell>
          <table:table-cell table:formula="of:=[.AK281]*[.AM281]" office:value-type="float" office:value="19476288">
            <text:p>19476288</text:p>
          </table:table-cell>
          <table:table-cell table:style-name="ce69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54.html">H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1">
            <text:p>281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2:.H282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82]-[.N282]" office:value-type="float" office:value="350">
            <text:p>350</text:p>
          </table:table-cell>
          <table:table-cell table:formula="of:=MIN([.D282]; [.F282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57.html">ちびめいら</text:a></text:p>
          </table:table-cell>
          <table:table-cell table:number-columns-repeated="11"/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2]=&quot;物理&quot;; [.D282]; [.F282])*2+89)*[.AF28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2]=&quot;物理&quot;; [.D282]; [.F282])*2+89)*[.AI282]/100" office:value-type="float" office:value="269">
            <text:p>269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formula="of:=AVERAGE([.AN282]; [.AO282])" office:value-type="float" office:value="37800">
            <text:p>37800</text:p>
          </table:table-cell>
          <table:table-cell table:formula="of:=([.C282]*2+130)*([.E282]*2+25)" office:value-type="float" office:value="40600">
            <text:p>40600</text:p>
          </table:table-cell>
          <table:table-cell table:formula="of:=([.C282]*2+130)*([.G282]*2+25)" office:value-type="float" office:value="35000">
            <text:p>35000</text:p>
          </table:table-cell>
          <table:table-cell table:formula="of:=[.AK282]*([.H282]*2+25)" office:value-type="float" office:value="47075">
            <text:p>47075</text:p>
          </table:table-cell>
          <table:table-cell table:formula="of:=[.AK282]*[.AM282]" office:value-type="float" office:value="10168200">
            <text:p>10168200</text:p>
          </table:table-cell>
          <table:table-cell table:style-name="ce69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57.html">ちびめいら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7.html">ちびめいら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82">
            <text:p>28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5">
            <text:p>85</text:p>
          </table:table-cell>
          <table:table-cell table:style-name="ce14" table:formula="of:=SUM([.C283:.H283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83]-[.N283]" office:value-type="float" office:value="425">
            <text:p>425</text:p>
          </table:table-cell>
          <table:table-cell table:formula="of:=MIN([.D283]; [.F283])" office:value-type="float" office:value="105">
            <text:p>10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１／３VPドレイン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83]*2+89)*[.AA283]/IF(OR([.J283]=[.Y283]; [.K283]=[.Y283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3]=&quot;物理&quot;; [.D283]; [.F283])*2+89)*[.AF283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3]=&quot;物理&quot;; [.D283]; [.F283])*2+89)*[.AI283]/100" office:value-type="float" office:value="309">
            <text:p>309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formula="of:=AVERAGE([.AN283]; [.AO283])" office:value-type="float" office:value="61880">
            <text:p>61880</text:p>
          </table:table-cell>
          <table:table-cell table:formula="of:=([.C283]*2+64+130)*([.E283]*2+25)" office:value-type="float" office:value="60060">
            <text:p>60060</text:p>
          </table:table-cell>
          <table:table-cell table:formula="of:=([.C283]*2+64+130)*([.G283]*2+25)" office:value-type="float" office:value="63700">
            <text:p>63700</text:p>
          </table:table-cell>
          <table:table-cell table:formula="of:=[.AK283]*([.H283]*2+89)" office:value-type="float" office:value="80031">
            <text:p>80031</text:p>
          </table:table-cell>
          <table:table-cell table:formula="of:=[.AK283]*[.AM283]" office:value-type="float" office:value="19120920">
            <text:p>19120920</text:p>
          </table:table-cell>
          <table:table-cell table:style-name="ce69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57.html">N明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57.html">N明羅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83">
            <text:p>283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4:.H284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84]-[.N284]" office:value-type="float" office:value="360">
            <text:p>360</text:p>
          </table:table-cell>
          <table:table-cell table:formula="of:=MIN([.D284]; [.F284])" office:value-type="float" office:value="20">
            <text:p>2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58.html">ちびめーり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84]=&quot;物理&quot;; [.D284]; [.F284])*2+89)*[.AF284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4]=&quot;物理&quot;; [.D284]; [.F284])*2+89)*[.AI284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formula="of:=AVERAGE([.AN284]; [.AO284])" office:value-type="float" office:value="46400">
            <text:p>46400</text:p>
          </table:table-cell>
          <table:table-cell table:formula="of:=([.C284]*2+130)*([.E284]*2+25)" office:value-type="float" office:value="46400">
            <text:p>46400</text:p>
          </table:table-cell>
          <table:table-cell table:formula="of:=([.C284]*2+130)*([.G284]*2+25)" office:value-type="float" office:value="46400">
            <text:p>46400</text:p>
          </table:table-cell>
          <table:table-cell table:formula="of:=[.AK284]*([.H284]*2+25)" office:value-type="float" office:value="33799.5">
            <text:p>33799.5</text:p>
          </table:table-cell>
          <table:table-cell table:formula="of:=[.AK284]*[.AM284]" office:value-type="float" office:value="10815840">
            <text:p>10815840</text:p>
          </table:table-cell>
          <table:table-cell table:style-name="ce69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58.html">ちびめ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8.html">ちびめーり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4">
            <text:p>28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5:.H285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85]-[.N285]" office:value-type="float" office:value="480">
            <text:p>480</text:p>
          </table:table-cell>
          <table:table-cell table:formula="of:=MIN([.D285]; [.F285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5]*2+89)*[.AA285]/IF(OR([.J285]=[.Y285]; [.K285]=[.Y285]); 1; 1.5)/100" office:value-type="float" office:value="155.4">
            <text:p>155.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5]=&quot;物理&quot;; [.D285]; [.F285])*2+89)*[.AF285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5]=&quot;物理&quot;; [.D285]; [.F285])*2+89)*[.AI285]/100" office:value-type="float" office:value="259">
            <text:p>259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formula="of:=AVERAGE([.AN285]; [.AO285])" office:value-type="float" office:value="104340">
            <text:p>104340</text:p>
          </table:table-cell>
          <table:table-cell table:formula="of:=([.C285]*2+64+130)*([.E285]*2+25)" office:value-type="float" office:value="117660">
            <text:p>117660</text:p>
          </table:table-cell>
          <table:table-cell table:formula="of:=([.C285]*2+64+130)*([.G285]*2+25)" office:value-type="float" office:value="91020">
            <text:p>91020</text:p>
          </table:table-cell>
          <table:table-cell table:formula="of:=[.AK285]*([.H285]*2+89)" office:value-type="float" office:value="54131">
            <text:p>54131</text:p>
          </table:table-cell>
          <table:table-cell table:formula="of:=[.AK285]*[.AM285]" office:value-type="float" office:value="27024060">
            <text:p>27024060</text:p>
          </table:table-cell>
          <table:table-cell table:style-name="ce69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10"/>
          <table:table-cell table:style-name="ce69" office:value-type="string">
            <text:p><text:a xlink:href="http://www14.atwiki.jp/tamakagura/pages/158.html">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58.html">D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5">
            <text:p>285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86:.H28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86]-[.N286]" office:value-type="float" office:value="470">
            <text:p>470</text:p>
          </table:table-cell>
          <table:table-cell table:formula="of:=MIN([.D286]; [.F286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S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6]=&quot;物理&quot;; [.D286]; [.F286])*2+89)*[.AF28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6]=&quot;物理&quot;; [.D286]; [.F286])*2+89)*[.AI286]/100" office:value-type="float" office:value="269">
            <text:p>269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formula="of:=AVERAGE([.AN286]; [.AO286])" office:value-type="float" office:value="76590">
            <text:p>76590</text:p>
          </table:table-cell>
          <table:table-cell table:formula="of:=([.C286]*2+64+130)*([.E286]*2+25)" office:value-type="float" office:value="84870">
            <text:p>84870</text:p>
          </table:table-cell>
          <table:table-cell table:formula="of:=([.C286]*2+64+130)*([.G286]*2+25)" office:value-type="float" office:value="68310">
            <text:p>68310</text:p>
          </table:table-cell>
          <table:table-cell table:formula="of:=[.AK286]*([.H286]*2+89)" office:value-type="float" office:value="83121">
            <text:p>83121</text:p>
          </table:table-cell>
          <table:table-cell table:formula="of:=[.AK286]*[.AM286]" office:value-type="float" office:value="20602710">
            <text:p>20602710</text:p>
          </table:table-cell>
          <table:table-cell table:style-name="ce69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58.html">S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58.html">S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6">
            <text:p>28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7:.H287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87]-[.N287]" office:value-type="float" office:value="450">
            <text:p>450</text:p>
          </table:table-cell>
          <table:table-cell table:formula="of:=MIN([.D287]; [.F287])" office:value-type="float" office:value="80">
            <text:p>8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7]*2+89)*[.AA287]/IF(OR([.J287]=[.Y287]; [.K287]=[.Y287]); 1; 1.5)/100" office:value-type="float" office:value="135.6">
            <text:p>135.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7]=&quot;物理&quot;; [.D287]; [.F287])*2+89)*[.AF28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7]=&quot;物理&quot;; [.D287]; [.F287])*2+89)*[.AI287]/100" office:value-type="float" office:value="339">
            <text:p>339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formula="of:=AVERAGE([.AN287]; [.AO287])" office:value-type="float" office:value="74860">
            <text:p>74860</text:p>
          </table:table-cell>
          <table:table-cell table:formula="of:=([.C287]*2+64+130)*([.E287]*2+25)" office:value-type="float" office:value="76830">
            <text:p>76830</text:p>
          </table:table-cell>
          <table:table-cell table:formula="of:=([.C287]*2+64+130)*([.G287]*2+25)" office:value-type="float" office:value="72890">
            <text:p>72890</text:p>
          </table:table-cell>
          <table:table-cell table:formula="of:=[.AK287]*([.H287]*2+89)" office:value-type="float" office:value="70851">
            <text:p>70851</text:p>
          </table:table-cell>
          <table:table-cell table:formula="of:=[.AK287]*[.AM287]" office:value-type="float" office:value="25377540">
            <text:p>25377540</text:p>
          </table:table-cell>
          <table:table-cell table:style-name="ce69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58.html">A美鈴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58.html">A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7">
            <text:p>287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8:.H288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88]-[.N288]" office:value-type="float" office:value="480">
            <text:p>480</text:p>
          </table:table-cell>
          <table:table-cell table:formula="of:=MIN([.D288]; [.F288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T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8]=&quot;物理&quot;; [.D288]; [.F288])*2+89)*[.AF28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8]=&quot;物理&quot;; [.D288]; [.F288])*2+89)*[.AI288]/100" office:value-type="float" office:value="309">
            <text:p>309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formula="of:=AVERAGE([.AN288]; [.AO288])" office:value-type="float" office:value="86260">
            <text:p>86260</text:p>
          </table:table-cell>
          <table:table-cell table:formula="of:=([.C288]*2+64+130)*([.E288]*2+25)" office:value-type="float" office:value="88530">
            <text:p>88530</text:p>
          </table:table-cell>
          <table:table-cell table:formula="of:=([.C288]*2+64+130)*([.G288]*2+25)" office:value-type="float" office:value="83990">
            <text:p>83990</text:p>
          </table:table-cell>
          <table:table-cell table:formula="of:=[.AK288]*([.H288]*2+89)" office:value-type="float" office:value="73851">
            <text:p>73851</text:p>
          </table:table-cell>
          <table:table-cell table:formula="of:=[.AK288]*[.AM288]" office:value-type="float" office:value="26654340">
            <text:p>26654340</text:p>
          </table:table-cell>
          <table:table-cell table:style-name="ce69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58.html">T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58.html">T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8">
            <text:p>288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89:.H289])" office:value-type="float" office:value="560">
            <text:p>56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89]-[.N289]" office:value-type="float" office:value="490">
            <text:p>490</text:p>
          </table:table-cell>
          <table:table-cell table:formula="of:=MIN([.D289]; [.F289])" office:value-type="float" office:value="70">
            <text:p>7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9]*2+89)*[.AA289]/IF(OR([.J289]=[.Y289]; [.K289]=[.Y289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89]=&quot;物理&quot;; [.D289]; [.F289])*2+89)*[.AF289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9]=&quot;物理&quot;; [.D289]; [.F289])*2+89)*[.AI289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formula="of:=AVERAGE([.AN289]; [.AO289])" office:value-type="float" office:value="84870">
            <text:p>84870</text:p>
          </table:table-cell>
          <table:table-cell table:formula="of:=([.C289]*2+64+130)*([.E289]*2+25)" office:value-type="float" office:value="84870">
            <text:p>84870</text:p>
          </table:table-cell>
          <table:table-cell table:formula="of:=([.C289]*2+64+130)*([.G289]*2+25)" office:value-type="float" office:value="84870">
            <text:p>84870</text:p>
          </table:table-cell>
          <table:table-cell table:formula="of:=[.AK289]*([.H289]*2+89)" office:value-type="float" office:value="74808.9">
            <text:p>74808.9</text:p>
          </table:table-cell>
          <table:table-cell table:formula="of:=[.AK289]*[.AM289]" office:value-type="float" office:value="23602347">
            <text:p>23602347</text:p>
          </table:table-cell>
          <table:table-cell table:style-name="ce69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58.html">A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58.html">AD美鈴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89">
            <text:p>289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290:.H290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0]-[.N290]" office:value-type="float" office:value="360">
            <text:p>360</text:p>
          </table:table-cell>
          <table:table-cell table:formula="of:=MIN([.D290]; [.F290])" office:value-type="float" office:value="20">
            <text:p>20</text:p>
          </table:table-cell>
          <table:table-cell table:style-name="ce14" office:value-type="string">
            <text:p>50%毒</text:p>
          </table:table-cell>
          <table:table-cell table:style-name="ce14"/>
          <table:table-cell table:style-name="ce14" office:value-type="string">
            <text:p><text:a xlink:href="http://www14.atwiki.jp/tamakagura/pages/159.html">ちびメディ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0]=&quot;物理&quot;; [.D290]; [.F290])*2+89)*[.AF29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0]=&quot;物理&quot;; [.D290]; [.F290])*2+89)*[.AI29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formula="of:=AVERAGE([.AN290]; [.AO290])" office:value-type="float" office:value="44950">
            <text:p>44950</text:p>
          </table:table-cell>
          <table:table-cell table:formula="of:=([.C290]*2+130)*([.E290]*2+25)" office:value-type="float" office:value="41850">
            <text:p>41850</text:p>
          </table:table-cell>
          <table:table-cell table:formula="of:=([.C290]*2+130)*([.G290]*2+25)" office:value-type="float" office:value="48050">
            <text:p>48050</text:p>
          </table:table-cell>
          <table:table-cell table:formula="of:=[.AK290]*([.H290]*2+25)" office:value-type="float" office:value="36976.5">
            <text:p>36976.5</text:p>
          </table:table-cell>
          <table:table-cell table:formula="of:=[.AK290]*[.AM290]" office:value-type="float" office:value="10073295">
            <text:p>10073295</text:p>
          </table:table-cell>
          <table:table-cell table:style-name="ce69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59.html">ちびメデ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59.html">ちびメデ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0">
            <text:p>290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91:.H291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91]-[.N291]" office:value-type="float" office:value="470">
            <text:p>470</text:p>
          </table:table-cell>
          <table:table-cell table:formula="of:=MIN([.D291]; [.F291])" office:value-type="float" office:value="60">
            <text:p>6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1]=&quot;物理&quot;; [.D291]; [.F291])*2+89)*[.AF29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1]=&quot;物理&quot;; [.D291]; [.F291])*2+89)*[.AI29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formula="of:=AVERAGE([.AN291]; [.AO291])" office:value-type="float" office:value="88970">
            <text:p>88970</text:p>
          </table:table-cell>
          <table:table-cell table:formula="of:=([.C291]*2+64+130)*([.E291]*2+25)" office:value-type="float" office:value="88970">
            <text:p>88970</text:p>
          </table:table-cell>
          <table:table-cell table:formula="of:=([.C291]*2+64+130)*([.G291]*2+25)" office:value-type="float" office:value="88970">
            <text:p>88970</text:p>
          </table:table-cell>
          <table:table-cell table:formula="of:=[.AK291]*([.H291]*2+89)" office:value-type="float" office:value="60282.9">
            <text:p>60282.9</text:p>
          </table:table-cell>
          <table:table-cell table:formula="of:=[.AK291]*[.AM291]" office:value-type="float" office:value="21539637">
            <text:p>21539637</text:p>
          </table:table-cell>
          <table:table-cell table:style-name="ce69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59.html">Nメディス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59.html">N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1">
            <text:p>29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90">
            <text:p>90</text:p>
          </table:table-cell>
          <table:table-cell table:style-name="ce14" table:formula="of:=SUM([.C292:.H292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2]-[.N292]" office:value-type="float" office:value="500">
            <text:p>500</text:p>
          </table:table-cell>
          <table:table-cell table:formula="of:=MIN([.D292]; [.F292])" office:value-type="float" office:value="30">
            <text:p>3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2]=&quot;物理&quot;; [.D292]; [.F292])*2+89)*[.AF29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2]=&quot;物理&quot;; [.D292]; [.F292])*2+89)*[.AI29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formula="of:=AVERAGE([.AN292]; [.AO292])" office:value-type="float" office:value="97650">
            <text:p>97650</text:p>
          </table:table-cell>
          <table:table-cell table:formula="of:=([.C292]*2+64+130)*([.E292]*2+25)" office:value-type="float" office:value="88970">
            <text:p>88970</text:p>
          </table:table-cell>
          <table:table-cell table:formula="of:=([.C292]*2+64+130)*([.G292]*2+25)" office:value-type="float" office:value="106330">
            <text:p>106330</text:p>
          </table:table-cell>
          <table:table-cell table:formula="of:=[.AK292]*([.H292]*2+89)" office:value-type="float" office:value="65124.9">
            <text:p>65124.9</text:p>
          </table:table-cell>
          <table:table-cell table:formula="of:=[.AK292]*[.AM292]" office:value-type="float" office:value="23641065">
            <text:p>23641065</text:p>
          </table:table-cell>
          <table:table-cell table:style-name="ce69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59.html">T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59.html">T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2">
            <text:p>292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293:.H293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293]-[.N293]" office:value-type="float" office:value="480">
            <text:p>480</text:p>
          </table:table-cell>
          <table:table-cell table:formula="of:=MIN([.D293]; [.F293])" office:value-type="float" office:value="50">
            <text:p>5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3]=&quot;物理&quot;; [.D293]; [.F293])*2+89)*[.AF293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3]=&quot;物理&quot;; [.D293]; [.F293])*2+89)*[.AI293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formula="of:=AVERAGE([.AN293]; [.AO293])" office:value-type="float" office:value="97290">
            <text:p>97290</text:p>
          </table:table-cell>
          <table:table-cell table:formula="of:=([.C293]*2+64+130)*([.E293]*2+25)" office:value-type="float" office:value="93150">
            <text:p>93150</text:p>
          </table:table-cell>
          <table:table-cell table:formula="of:=([.C293]*2+64+130)*([.G293]*2+25)" office:value-type="float" office:value="101430">
            <text:p>101430</text:p>
          </table:table-cell>
          <table:table-cell table:formula="of:=[.AK293]*([.H293]*2+89)" office:value-type="float" office:value="55800.9">
            <text:p>55800.9</text:p>
          </table:table-cell>
          <table:table-cell table:formula="of:=[.AK293]*[.AM293]" office:value-type="float" office:value="21802689">
            <text:p>21802689</text:p>
          </table:table-cell>
          <table:table-cell table:style-name="ce69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59.html">H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59.html">H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3">
            <text:p>293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294:.H294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94]-[.N294]" office:value-type="float" office:value="490">
            <text:p>490</text:p>
          </table:table-cell>
          <table:table-cell table:formula="of:=MIN([.D294]; [.F294])" office:value-type="float" office:value="40">
            <text:p>4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4]=&quot;物理&quot;; [.D294]; [.F294])*2+89)*[.AF29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4]=&quot;物理&quot;; [.D294]; [.F294])*2+89)*[.AI294]/100" office:value-type="float" office:value="269">
            <text:p>269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formula="of:=AVERAGE([.AN294]; [.AO294])" office:value-type="float" office:value="101990">
            <text:p>101990</text:p>
          </table:table-cell>
          <table:table-cell table:formula="of:=([.C294]*2+64+130)*([.E294]*2+25)" office:value-type="float" office:value="97650">
            <text:p>97650</text:p>
          </table:table-cell>
          <table:table-cell table:formula="of:=([.C294]*2+64+130)*([.G294]*2+25)" office:value-type="float" office:value="106330">
            <text:p>106330</text:p>
          </table:table-cell>
          <table:table-cell table:formula="of:=[.AK294]*([.H294]*2+89)" office:value-type="float" office:value="61601">
            <text:p>61601</text:p>
          </table:table-cell>
          <table:table-cell table:formula="of:=[.AK294]*[.AM294]" office:value-type="float" office:value="27435310">
            <text:p>27435310</text:p>
          </table:table-cell>
          <table:table-cell table:style-name="ce69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59.html">D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59.html">D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4">
            <text:p>294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35">
            <text:p>3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5">
            <text:p>65</text:p>
          </table:table-cell>
          <table:table-cell table:style-name="ce14" table:formula="of:=SUM([.C295:.H295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5]-[.N295]" office:value-type="float" office:value="335">
            <text:p>335</text:p>
          </table:table-cell>
          <table:table-cell table:formula="of:=MIN([.D295]; [.F295])" office:value-type="float" office:value="35">
            <text:p>3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5]=&quot;物理&quot;; [.D295]; [.F295])*2+89)*[.AF295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5]=&quot;物理&quot;; [.D295]; [.F295])*2+89)*[.AI295]/100" office:value-type="float" office:value="269">
            <text:p>269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formula="of:=AVERAGE([.AN295]; [.AO295])" office:value-type="float" office:value="36450">
            <text:p>36450</text:p>
          </table:table-cell>
          <table:table-cell table:formula="of:=([.C295]*2+130)*([.E295]*2+25)" office:value-type="float" office:value="33750">
            <text:p>33750</text:p>
          </table:table-cell>
          <table:table-cell table:formula="of:=([.C295]*2+130)*([.G295]*2+25)" office:value-type="float" office:value="39150">
            <text:p>39150</text:p>
          </table:table-cell>
          <table:table-cell table:formula="of:=[.AK295]*([.H295]*2+25)" office:value-type="float" office:value="41695">
            <text:p>41695</text:p>
          </table:table-cell>
          <table:table-cell table:formula="of:=[.AK295]*[.AM295]" office:value-type="float" office:value="9805050">
            <text:p>9805050</text:p>
          </table:table-cell>
          <table:table-cell table:style-name="ce69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62.html">ちびめるぽ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2.html">ちびめるぽ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5">
            <text:p>295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96:.H29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96]-[.N296]" office:value-type="float" office:value="475">
            <text:p>475</text:p>
          </table:table-cell>
          <table:table-cell table:formula="of:=MIN([.D296]; [.F29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6]=&quot;物理&quot;; [.D296]; [.F296])*2+89)*[.AF29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6]=&quot;物理&quot;; [.D296]; [.F296])*2+89)*[.AI296]/100" office:value-type="float" office:value="329">
            <text:p>329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formula="of:=AVERAGE([.AN296]; [.AO296])" office:value-type="float" office:value="74740">
            <text:p>74740</text:p>
          </table:table-cell>
          <table:table-cell table:formula="of:=([.C296]*2+64+130)*([.E296]*2+25)" office:value-type="float" office:value="66660">
            <text:p>66660</text:p>
          </table:table-cell>
          <table:table-cell table:formula="of:=([.C296]*2+64+130)*([.G296]*2+25)" office:value-type="float" office:value="82820">
            <text:p>82820</text:p>
          </table:table-cell>
          <table:table-cell table:formula="of:=[.AK296]*([.H296]*2+89)" office:value-type="float" office:value="88501">
            <text:p>88501</text:p>
          </table:table-cell>
          <table:table-cell table:formula="of:=[.AK296]*[.AM296]" office:value-type="float" office:value="24589460">
            <text:p>24589460</text:p>
          </table:table-cell>
          <table:table-cell table:style-name="ce69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62.html">Nメル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62.html">Nメルラ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6">
            <text:p>296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297:.H29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97]-[.N297]" office:value-type="float" office:value="465">
            <text:p>465</text:p>
          </table:table-cell>
          <table:table-cell table:formula="of:=MIN([.D297]; [.F297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7]=&quot;物理&quot;; [.D297]; [.F297])*2+89)*[.AF29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7]=&quot;物理&quot;; [.D297]; [.F297])*2+89)*[.AI297]/100" office:value-type="float" office:value="339">
            <text:p>339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formula="of:=AVERAGE([.AN297]; [.AO297])" office:value-type="float" office:value="72720">
            <text:p>72720</text:p>
          </table:table-cell>
          <table:table-cell table:formula="of:=([.C297]*2+64+130)*([.E297]*2+25)" office:value-type="float" office:value="66660">
            <text:p>66660</text:p>
          </table:table-cell>
          <table:table-cell table:formula="of:=([.C297]*2+64+130)*([.G297]*2+25)" office:value-type="float" office:value="78780">
            <text:p>78780</text:p>
          </table:table-cell>
          <table:table-cell table:formula="of:=[.AK297]*([.H297]*2+89)" office:value-type="float" office:value="84411">
            <text:p>84411</text:p>
          </table:table-cell>
          <table:table-cell table:formula="of:=[.AK297]*[.AM297]" office:value-type="float" office:value="24652080">
            <text:p>24652080</text:p>
          </table:table-cell>
          <table:table-cell table:style-name="ce69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62.html">Hメルラ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7">
            <text:p>297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298:.H298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8]-[.N298]" office:value-type="float" office:value="465">
            <text:p>465</text:p>
          </table:table-cell>
          <table:table-cell table:formula="of:=MIN([.D298]; [.F298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98]*2+89)*[.AA298]/IF(OR([.J298]=[.Y298]; [.K298]=[.Y298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8]=&quot;物理&quot;; [.D298]; [.F298])*2+89)*[.AF29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8]=&quot;物理&quot;; [.D298]; [.F298])*2+89)*[.AI298]/100" office:value-type="float" office:value="309">
            <text:p>309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formula="of:=AVERAGE([.AN298]; [.AO298])" office:value-type="float" office:value="78660">
            <text:p>78660</text:p>
          </table:table-cell>
          <table:table-cell table:formula="of:=([.C298]*2+64+130)*([.E298]*2+25)" office:value-type="float" office:value="68310">
            <text:p>68310</text:p>
          </table:table-cell>
          <table:table-cell table:formula="of:=([.C298]*2+64+130)*([.G298]*2+25)" office:value-type="float" office:value="89010">
            <text:p>89010</text:p>
          </table:table-cell>
          <table:table-cell table:formula="of:=[.AK298]*([.H298]*2+89)" office:value-type="float" office:value="76941">
            <text:p>76941</text:p>
          </table:table-cell>
          <table:table-cell table:formula="of:=[.AK298]*[.AM298]" office:value-type="float" office:value="24305940">
            <text:p>24305940</text:p>
          </table:table-cell>
          <table:table-cell table:style-name="ce69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62.html">Tメルラ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98">
            <text:p>298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299:.H299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9]-[.N299]" office:value-type="float" office:value="390">
            <text:p>390</text:p>
          </table:table-cell>
          <table:table-cell table:formula="of:=MIN([.D299]; [.F299])" office:value-type="float" office:value="30">
            <text:p>30</text:p>
          </table:table-cell>
          <table:table-cell table:style-name="ce14" office:value-type="string">
            <text:p>HP5%回復</text:p>
          </table:table-cell>
          <table:table-cell table:style-name="ce14"/>
          <table:table-cell table:style-name="ce14" office:value-type="string">
            <text:p><text:a xlink:href="http://www14.atwiki.jp/tamakagura/pages/164.html">ちびもこう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9]=&quot;物理&quot;; [.D299]; [.F299])*2+89)*[.AF299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9]=&quot;物理&quot;; [.D299]; [.F299])*2+89)*[.AI299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formula="of:=AVERAGE([.AN299]; [.AO299])" office:value-type="float" office:value="54000">
            <text:p>54000</text:p>
          </table:table-cell>
          <table:table-cell table:formula="of:=([.C299]*2+130)*([.E299]*2+25)" office:value-type="float" office:value="55500">
            <text:p>55500</text:p>
          </table:table-cell>
          <table:table-cell table:formula="of:=([.C299]*2+130)*([.G299]*2+25)" office:value-type="float" office:value="52500">
            <text:p>52500</text:p>
          </table:table-cell>
          <table:table-cell table:formula="of:=[.AK299]*([.H299]*2+25)" office:value-type="float" office:value="35104.5">
            <text:p>35104.5</text:p>
          </table:table-cell>
          <table:table-cell table:formula="of:=[.AK299]*[.AM299]" office:value-type="float" office:value="13073400">
            <text:p>13073400</text:p>
          </table:table-cell>
          <table:table-cell table:style-name="ce69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64.html">ちびもこ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4.html">ちびもこう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99">
            <text:p>29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300:.H300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0]-[.N300]" office:value-type="float" office:value="510">
            <text:p>510</text:p>
          </table:table-cell>
          <table:table-cell table:formula="of:=MIN([.D300]; [.F300])" office:value-type="float" office:value="50">
            <text:p>5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64.html">N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0]=&quot;物理&quot;; [.D300]; [.F300])*2+89)*[.AF30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0]=&quot;物理&quot;; [.D300]; [.F300])*2+89)*[.AI300]/100" office:value-type="float" office:value="329">
            <text:p>32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formula="of:=AVERAGE([.AN300]; [.AO300])" office:value-type="float" office:value="88800">
            <text:p>88800</text:p>
          </table:table-cell>
          <table:table-cell table:formula="of:=([.C300]*2+64+130)*([.E300]*2+25)" office:value-type="float" office:value="91020">
            <text:p>91020</text:p>
          </table:table-cell>
          <table:table-cell table:formula="of:=([.C300]*2+64+130)*([.G300]*2+25)" office:value-type="float" office:value="86580">
            <text:p>86580</text:p>
          </table:table-cell>
          <table:table-cell table:formula="of:=[.AK300]*([.H300]*2+89)" office:value-type="float" office:value="88501">
            <text:p>88501</text:p>
          </table:table-cell>
          <table:table-cell table:formula="of:=[.AK300]*[.AM300]" office:value-type="float" office:value="29215200">
            <text:p>29215200</text:p>
          </table:table-cell>
          <table:table-cell table:style-name="ce69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64.html">N妹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64.html">N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0">
            <text:p>300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301:.H301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1]-[.N301]" office:value-type="float" office:value="470">
            <text:p>470</text:p>
          </table:table-cell>
          <table:table-cell table:formula="of:=MIN([.D301]; [.F301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01]*2+89)*[.AA301]/IF(OR([.J301]=[.Y301]; [.K301]=[.Y301]); 1; 1.5)/100" office:value-type="float" office:value="209.4">
            <text:p>209.4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01]=&quot;物理&quot;; [.D301]; [.F301])*2+89)*[.AF301]/100" office:value-type="float" office:value="314.1">
            <text:p>31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01]=&quot;物理&quot;; [.D301]; [.F301])*2+89)*[.AI301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formula="of:=AVERAGE([.AN301]; [.AO301])" office:value-type="float" office:value="72930">
            <text:p>72930</text:p>
          </table:table-cell>
          <table:table-cell table:formula="of:=([.C301]*2+64+130)*([.E301]*2+25)" office:value-type="float" office:value="76670">
            <text:p>76670</text:p>
          </table:table-cell>
          <table:table-cell table:formula="of:=([.C301]*2+64+130)*([.G301]*2+25)" office:value-type="float" office:value="69190">
            <text:p>69190</text:p>
          </table:table-cell>
          <table:table-cell table:formula="of:=[.AK301]*([.H301]*2+89)" office:value-type="float" office:value="78210.9">
            <text:p>78210.9</text:p>
          </table:table-cell>
          <table:table-cell table:formula="of:=[.AK301]*[.AM301]" office:value-type="float" office:value="22907313">
            <text:p>22907313</text:p>
          </table:table-cell>
          <table:table-cell table:style-name="ce69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64.html">A妹紅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64.html">A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1">
            <text:p>301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0">
            <text:p>70</text:p>
          </table:table-cell>
          <table:table-cell table:style-name="ce14" table:formula="of:=SUM([.C302:.H302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02]-[.N302]" office:value-type="float" office:value="490">
            <text:p>490</text:p>
          </table:table-cell>
          <table:table-cell table:formula="of:=MIN([.D302]; [.F302])" office:value-type="float" office:value="70">
            <text:p>7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D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2]=&quot;物理&quot;; [.D302]; [.F302])*2+89)*[.AF30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2]=&quot;物理&quot;; [.D302]; [.F302])*2+89)*[.AI302]/100" office:value-type="float" office:value="269">
            <text:p>269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formula="of:=AVERAGE([.AN302]; [.AO302])" office:value-type="float" office:value="102120">
            <text:p>102120</text:p>
          </table:table-cell>
          <table:table-cell table:formula="of:=([.C302]*2+64+130)*([.E302]*2+25)" office:value-type="float" office:value="104340">
            <text:p>104340</text:p>
          </table:table-cell>
          <table:table-cell table:formula="of:=([.C302]*2+64+130)*([.G302]*2+25)" office:value-type="float" office:value="99900">
            <text:p>99900</text:p>
          </table:table-cell>
          <table:table-cell table:formula="of:=[.AK302]*([.H302]*2+89)" office:value-type="float" office:value="61601">
            <text:p>61601</text:p>
          </table:table-cell>
          <table:table-cell table:formula="of:=[.AK302]*[.AM302]" office:value-type="float" office:value="27470280">
            <text:p>27470280</text:p>
          </table:table-cell>
          <table:table-cell table:style-name="ce69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64.html">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64.html">D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2">
            <text:p>302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39" table:formula="of:=SUM([.C303:.H303])" office:value-type="float" office:value="580">
            <text:p>58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03]-[.N303]" office:value-type="float" office:value="490">
            <text:p>490</text:p>
          </table:table-cell>
          <table:table-cell table:formula="of:=MIN([.D303]; [.F303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AD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3]=&quot;物理&quot;; [.D303]; [.F303])*2+89)*[.AF30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3]=&quot;物理&quot;; [.D303]; [.F303])*2+89)*[.AI303]/100" office:value-type="float" office:value="329">
            <text:p>329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formula="of:=AVERAGE([.AN303]; [.AO303])" office:value-type="float" office:value="76830">
            <text:p>76830</text:p>
          </table:table-cell>
          <table:table-cell table:formula="of:=([.C303]*2+64+130)*([.E303]*2+25)" office:value-type="float" office:value="80770">
            <text:p>80770</text:p>
          </table:table-cell>
          <table:table-cell table:formula="of:=([.C303]*2+64+130)*([.G303]*2+25)" office:value-type="float" office:value="72890">
            <text:p>72890</text:p>
          </table:table-cell>
          <table:table-cell table:formula="of:=[.AK303]*([.H303]*2+89)" office:value-type="float" office:value="95081">
            <text:p>95081</text:p>
          </table:table-cell>
          <table:table-cell table:formula="of:=[.AK303]*[.AM303]" office:value-type="float" office:value="25277070">
            <text:p>25277070</text:p>
          </table:table-cell>
          <table:table-cell table:style-name="ce69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64.html">A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64.html">AD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3">
            <text:p>303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0">
            <text:p>50</text:p>
          </table:table-cell>
          <table:table-cell table:style-name="ce14" table:formula="of:=SUM([.C304:.H304])" office:value-type="float" office:value="370">
            <text:p>37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4]-[.N304]" office:value-type="float" office:value="340">
            <text:p>340</text:p>
          </table:table-cell>
          <table:table-cell table:formula="of:=MIN([.D304]; [.F304])" office:value-type="float" office:value="30">
            <text:p>30</text:p>
          </table:table-cell>
          <table:table-cell table:style-name="ce14" office:value-type="string">
            <text:p>千里眼</text:p>
          </table:table-cell>
          <table:table-cell table:style-name="ce14"/>
          <table:table-cell table:style-name="ce14" office:value-type="string">
            <text:p><text:a xlink:href="http://www14.atwiki.jp/tamakagura/pages/168.html">ちびもみじ</text:a></text:p>
          </table:table-cell>
          <table:table-cell table:number-columns-repeated="11"/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4]=&quot;物理&quot;; [.D304]; [.F304])*2+89)*[.AF30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4]=&quot;物理&quot;; [.D304]; [.F304])*2+89)*[.AI304]/100" office:value-type="float" office:value="269">
            <text:p>269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formula="of:=AVERAGE([.AN304]; [.AO304])" office:value-type="float" office:value="42050">
            <text:p>42050</text:p>
          </table:table-cell>
          <table:table-cell table:formula="of:=([.C304]*2+130)*([.E304]*2+25)" office:value-type="float" office:value="44950">
            <text:p>44950</text:p>
          </table:table-cell>
          <table:table-cell table:formula="of:=([.C304]*2+130)*([.G304]*2+25)" office:value-type="float" office:value="39150">
            <text:p>39150</text:p>
          </table:table-cell>
          <table:table-cell table:formula="of:=[.AK304]*([.H304]*2+25)" office:value-type="float" office:value="33625">
            <text:p>33625</text:p>
          </table:table-cell>
          <table:table-cell table:formula="of:=[.AK304]*[.AM304]" office:value-type="float" office:value="11311450">
            <text:p>11311450</text:p>
          </table:table-cell>
          <table:table-cell table:style-name="ce69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8.html">ちびもみじ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68.html">ちびもみじ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4">
            <text:p>304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05:.H305])" office:value-type="float" office:value="515">
            <text:p>51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05]-[.N305]" office:value-type="float" office:value="475">
            <text:p>475</text:p>
          </table:table-cell>
          <table:table-cell table:formula="of:=MIN([.D305]; [.F305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8.html">A椛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5]=&quot;物理&quot;; [.D305]; [.F305])*2+89)*[.AF305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5]=&quot;物理&quot;; [.D305]; [.F305])*2+89)*[.AI305]/100" office:value-type="float" office:value="339">
            <text:p>339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formula="of:=AVERAGE([.AN305]; [.AO305])" office:value-type="float" office:value="78800">
            <text:p>78800</text:p>
          </table:table-cell>
          <table:table-cell table:formula="of:=([.C305]*2+64+130)*([.E305]*2+25)" office:value-type="float" office:value="80770">
            <text:p>80770</text:p>
          </table:table-cell>
          <table:table-cell table:formula="of:=([.C305]*2+64+130)*([.G305]*2+25)" office:value-type="float" office:value="76830">
            <text:p>76830</text:p>
          </table:table-cell>
          <table:table-cell table:formula="of:=[.AK305]*([.H305]*2+89)" office:value-type="float" office:value="81021">
            <text:p>81021</text:p>
          </table:table-cell>
          <table:table-cell table:formula="of:=[.AK305]*[.AM305]" office:value-type="float" office:value="26713200">
            <text:p>26713200</text:p>
          </table:table-cell>
          <table:table-cell table:style-name="ce69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8.html">A椛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68.html">A椛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5">
            <text:p>305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06:.H306])" office:value-type="float" office:value="515">
            <text:p>51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06]-[.N306]" office:value-type="float" office:value="475">
            <text:p>475</text:p>
          </table:table-cell>
          <table:table-cell table:formula="of:=MIN([.D306]; [.F306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6]*2+89)*[.AA306]/IF(OR([.J306]=[.Y306]; [.K306]=[.Y306]); 1; 1.5)/100" office:value-type="float" office:value="154.133333333333">
            <text:p>154.1333333333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6]=&quot;物理&quot;; [.D306]; [.F306])*2+89)*[.AF30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6]=&quot;物理&quot;; [.D306]; [.F306])*2+89)*[.AI306]/100" office:value-type="float" office:value="289">
            <text:p>289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formula="of:=AVERAGE([.AN306]; [.AO306])" office:value-type="float" office:value="82820">
            <text:p>82820</text:p>
          </table:table-cell>
          <table:table-cell table:formula="of:=([.C306]*2+64+130)*([.E306]*2+25)" office:value-type="float" office:value="82820">
            <text:p>82820</text:p>
          </table:table-cell>
          <table:table-cell table:formula="of:=([.C306]*2+64+130)*([.G306]*2+25)" office:value-type="float" office:value="82820">
            <text:p>82820</text:p>
          </table:table-cell>
          <table:table-cell table:formula="of:=[.AK306]*([.H306]*2+89)" office:value-type="float" office:value="77741">
            <text:p>77741</text:p>
          </table:table-cell>
          <table:table-cell table:formula="of:=[.AK306]*[.AM306]" office:value-type="float" office:value="23934980">
            <text:p>23934980</text:p>
          </table:table-cell>
          <table:table-cell table:style-name="ce69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8.html">T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68.html">T椛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6">
            <text:p>306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307:.H307])" office:value-type="float" office:value="380">
            <text:p>38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7]-[.N307]" office:value-type="float" office:value="360">
            <text:p>360</text:p>
          </table:table-cell>
          <table:table-cell table:formula="of:=MIN([.D307]; [.F307])" office:value-type="float" office:value="20">
            <text:p>20</text:p>
          </table:table-cell>
          <table:table-cell table:style-name="ce14" office:value-type="string">
            <text:p>被弾時25%毒</text:p>
          </table:table-cell>
          <table:table-cell table:style-name="ce14"/>
          <table:table-cell table:style-name="ce14" office:value-type="string">
            <text:p><text:a xlink:href="http://www14.atwiki.jp/tamakagura/pages/170.html">ちびヤマメ</text:a></text:p>
          </table:table-cell>
          <table:table-cell table:number-columns-repeated="11"/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07]=&quot;物理&quot;; [.D307]; [.F307])*2+89)*[.AF30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07]=&quot;物理&quot;; [.D307]; [.F307])*2+89)*[.AI30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formula="of:=AVERAGE([.AN307]; [.AO307])" office:value-type="float" office:value="49600">
            <text:p>49600</text:p>
          </table:table-cell>
          <table:table-cell table:formula="of:=([.C307]*2+130)*([.E307]*2+25)" office:value-type="float" office:value="48050">
            <text:p>48050</text:p>
          </table:table-cell>
          <table:table-cell table:formula="of:=([.C307]*2+130)*([.G307]*2+25)" office:value-type="float" office:value="51150">
            <text:p>51150</text:p>
          </table:table-cell>
          <table:table-cell table:formula="of:=[.AK307]*([.H307]*2+25)" office:value-type="float" office:value="30253.5">
            <text:p>30253.5</text:p>
          </table:table-cell>
          <table:table-cell table:formula="of:=[.AK307]*[.AM307]" office:value-type="float" office:value="11115360">
            <text:p>11115360</text:p>
          </table:table-cell>
          <table:table-cell table:style-name="ce69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0.html">ちびヤマ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0.html">ちび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7">
            <text:p>307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308:.H308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08]-[.N308]" office:value-type="float" office:value="465">
            <text:p>465</text:p>
          </table:table-cell>
          <table:table-cell table:formula="of:=MIN([.D308]; [.F308])" office:value-type="float" office:value="65">
            <text:p>65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N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8]=&quot;物理&quot;; [.D308]; [.F308])*2+89)*[.AF30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8]=&quot;物理&quot;; [.D308]; [.F308])*2+89)*[.AI308]/100" office:value-type="float" office:value="299">
            <text:p>299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formula="of:=AVERAGE([.AN308]; [.AO308])" office:value-type="float" office:value="88800">
            <text:p>88800</text:p>
          </table:table-cell>
          <table:table-cell table:formula="of:=([.C308]*2+64+130)*([.E308]*2+25)" office:value-type="float" office:value="91020">
            <text:p>91020</text:p>
          </table:table-cell>
          <table:table-cell table:formula="of:=([.C308]*2+64+130)*([.G308]*2+25)" office:value-type="float" office:value="86580">
            <text:p>86580</text:p>
          </table:table-cell>
          <table:table-cell table:formula="of:=[.AK308]*([.H308]*2+89)" office:value-type="float" office:value="62491">
            <text:p>62491</text:p>
          </table:table-cell>
          <table:table-cell table:formula="of:=[.AK308]*[.AM308]" office:value-type="float" office:value="26551200">
            <text:p>26551200</text:p>
          </table:table-cell>
          <table:table-cell table:style-name="ce69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0.html">Nヤマメ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70.html">N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8">
            <text:p>308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309:.H309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09]-[.N309]" office:value-type="float" office:value="470">
            <text:p>470</text:p>
          </table:table-cell>
          <table:table-cell table:formula="of:=MIN([.D309]; [.F309])" office:value-type="float" office:value="60">
            <text:p>6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T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9]=&quot;物理&quot;; [.D309]; [.F309])*2+89)*[.AF309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9]=&quot;物理&quot;; [.D309]; [.F309])*2+89)*[.AI309]/100" office:value-type="float" office:value="299">
            <text:p>299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formula="of:=AVERAGE([.AN309]; [.AO309])" office:value-type="float" office:value="82820">
            <text:p>82820</text:p>
          </table:table-cell>
          <table:table-cell table:formula="of:=([.C309]*2+64+130)*([.E309]*2+25)" office:value-type="float" office:value="86860">
            <text:p>86860</text:p>
          </table:table-cell>
          <table:table-cell table:formula="of:=([.C309]*2+64+130)*([.G309]*2+25)" office:value-type="float" office:value="78780">
            <text:p>78780</text:p>
          </table:table-cell>
          <table:table-cell table:formula="of:=[.AK309]*([.H309]*2+89)" office:value-type="float" office:value="74451">
            <text:p>74451</text:p>
          </table:table-cell>
          <table:table-cell table:formula="of:=[.AK309]*[.AM309]" office:value-type="float" office:value="24763180">
            <text:p>24763180</text:p>
          </table:table-cell>
          <table:table-cell table:style-name="ce69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70.html">T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9">
            <text:p>309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310:.H310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10]-[.N310]" office:value-type="float" office:value="480">
            <text:p>480</text:p>
          </table:table-cell>
          <table:table-cell table:formula="of:=MIN([.D310]; [.F310])" office:value-type="float" office:value="50">
            <text:p>5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H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毒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0]=&quot;物理&quot;; [.D310]; [.F310])*2+89)*[.AF310]/100" office:value-type="float" office:value="346.8">
            <text:p>34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0]=&quot;物理&quot;; [.D310]; [.F310])*2+89)*[.AI310]/100" office:value-type="float" office:value="346.8">
            <text:p>346.8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formula="of:=AVERAGE([.AN310]; [.AO310])" office:value-type="float" office:value="92920">
            <text:p>92920</text:p>
          </table:table-cell>
          <table:table-cell table:formula="of:=([.C310]*2+64+130)*([.E310]*2+25)" office:value-type="float" office:value="78780">
            <text:p>78780</text:p>
          </table:table-cell>
          <table:table-cell table:formula="of:=([.C310]*2+64+130)*([.G310]*2+25)" office:value-type="float" office:value="107060">
            <text:p>107060</text:p>
          </table:table-cell>
          <table:table-cell table:formula="of:=[.AK310]*([.H310]*2+89)" office:value-type="float" office:value="79417.2">
            <text:p>79417.2</text:p>
          </table:table-cell>
          <table:table-cell table:formula="of:=[.AK310]*[.AM310]" office:value-type="float" office:value="32224656">
            <text:p>32224656</text:p>
          </table:table-cell>
          <table:table-cell table:style-name="ce69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70.html">H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0">
            <text:p>31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0">
            <text:p>40</text:p>
          </table:table-cell>
          <table:table-cell table:style-name="ce14" table:formula="of:=SUM([.C311:.H311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1]-[.N311]" office:value-type="float" office:value="390">
            <text:p>390</text:p>
          </table:table-cell>
          <table:table-cell table:formula="of:=MIN([.D311]; [.F311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1.html">ちびゆうか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1]=&quot;物理&quot;; [.D311]; [.F311])*2+89)*[.AF311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1]=&quot;物理&quot;; [.D311]; [.F311])*2+89)*[.AI311]/100" office:value-type="float" office:value="309">
            <text:p>309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formula="of:=AVERAGE([.AN311]; [.AO311])" office:value-type="float" office:value="54400">
            <text:p>54400</text:p>
          </table:table-cell>
          <table:table-cell table:formula="of:=([.C311]*2+130)*([.E311]*2+25)" office:value-type="float" office:value="56000">
            <text:p>56000</text:p>
          </table:table-cell>
          <table:table-cell table:formula="of:=([.C311]*2+130)*([.G311]*2+25)" office:value-type="float" office:value="52800">
            <text:p>52800</text:p>
          </table:table-cell>
          <table:table-cell table:formula="of:=[.AK311]*([.H311]*2+25)" office:value-type="float" office:value="32445">
            <text:p>32445</text:p>
          </table:table-cell>
          <table:table-cell table:formula="of:=[.AK311]*[.AM311]" office:value-type="float" office:value="16809600">
            <text:p>16809600</text:p>
          </table:table-cell>
          <table:table-cell table:style-name="ce69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71.html">ちびゆう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1.html">ちびゆうか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1">
            <text:p>311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312:.H31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312]-[.N312]" office:value-type="float" office:value="470">
            <text:p>470</text:p>
          </table:table-cell>
          <table:table-cell table:formula="of:=MIN([.D312]; [.F312])" office:value-type="float" office:value="90">
            <text:p>9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2]*2+89)*[.AA312]/IF(OR([.J312]=[.Y312]; [.K312]=[.Y312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2]=&quot;物理&quot;; [.D312]; [.F312])*2+89)*[.AF312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2]=&quot;物理&quot;; [.D312]; [.F312])*2+89)*[.AI312]/100" office:value-type="float" office:value="369">
            <text:p>369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formula="of:=AVERAGE([.AN312]; [.AO312])" office:value-type="float" office:value="80800">
            <text:p>80800</text:p>
          </table:table-cell>
          <table:table-cell table:formula="of:=([.C312]*2+64+130)*([.E312]*2+25)" office:value-type="float" office:value="82820">
            <text:p>82820</text:p>
          </table:table-cell>
          <table:table-cell table:formula="of:=([.C312]*2+64+130)*([.G312]*2+25)" office:value-type="float" office:value="78780">
            <text:p>78780</text:p>
          </table:table-cell>
          <table:table-cell table:formula="of:=[.AK312]*([.H312]*2+89)" office:value-type="float" office:value="69741">
            <text:p>69741</text:p>
          </table:table-cell>
          <table:table-cell table:formula="of:=[.AK312]*[.AM312]" office:value-type="float" office:value="29815200">
            <text:p>29815200</text:p>
          </table:table-cell>
          <table:table-cell table:style-name="ce69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70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1.html">N幽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71.html">N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2">
            <text:p>312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60">
            <text:p>1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313:.H313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13]-[.N313]" office:value-type="float" office:value="500">
            <text:p>500</text:p>
          </table:table-cell>
          <table:table-cell table:formula="of:=MIN([.D313]; [.F313])" office:value-type="float" office:value="60">
            <text:p>6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A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3]=&quot;物理&quot;; [.D313]; [.F313])*2+89)*[.AF313]/100" office:value-type="float" office:value="409">
            <text:p>4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3]=&quot;物理&quot;; [.D313]; [.F313])*2+89)*[.AI313]/100" office:value-type="float" office:value="409">
            <text:p>409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formula="of:=AVERAGE([.AN313]; [.AO313])" office:value-type="float" office:value="80730">
            <text:p>80730</text:p>
          </table:table-cell>
          <table:table-cell table:formula="of:=([.C313]*2+64+130)*([.E313]*2+25)" office:value-type="float" office:value="84870">
            <text:p>84870</text:p>
          </table:table-cell>
          <table:table-cell table:formula="of:=([.C313]*2+64+130)*([.G313]*2+25)" office:value-type="float" office:value="76590">
            <text:p>76590</text:p>
          </table:table-cell>
          <table:table-cell table:formula="of:=[.AK313]*([.H313]*2+89)" office:value-type="float" office:value="85481">
            <text:p>85481</text:p>
          </table:table-cell>
          <table:table-cell table:formula="of:=[.AK313]*[.AM313]" office:value-type="float" office:value="33018570">
            <text:p>33018570</text:p>
          </table:table-cell>
          <table:table-cell table:style-name="ce69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1.html">A幽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71.html">A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3">
            <text:p>313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14:.H314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14]-[.N314]" office:value-type="float" office:value="490">
            <text:p>490</text:p>
          </table:table-cell>
          <table:table-cell table:formula="of:=MIN([.D314]; [.F314])" office:value-type="float" office:value="70">
            <text:p>7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D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4]=&quot;物理&quot;; [.D314]; [.F314])*2+89)*[.AF314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4]=&quot;物理&quot;; [.D314]; [.F314])*2+89)*[.AI314]/100" office:value-type="float" office:value="329">
            <text:p>329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formula="of:=AVERAGE([.AN314]; [.AO314])" office:value-type="float" office:value="93310">
            <text:p>93310</text:p>
          </table:table-cell>
          <table:table-cell table:formula="of:=([.C314]*2+64+130)*([.E314]*2+25)" office:value-type="float" office:value="97650">
            <text:p>97650</text:p>
          </table:table-cell>
          <table:table-cell table:formula="of:=([.C314]*2+64+130)*([.G314]*2+25)" office:value-type="float" office:value="88970">
            <text:p>88970</text:p>
          </table:table-cell>
          <table:table-cell table:formula="of:=[.AK314]*([.H314]*2+89)" office:value-type="float" office:value="68761">
            <text:p>68761</text:p>
          </table:table-cell>
          <table:table-cell table:formula="of:=[.AK314]*[.AM314]" office:value-type="float" office:value="30698990">
            <text:p>30698990</text:p>
          </table:table-cell>
          <table:table-cell table:style-name="ce69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1.html">D幽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71.html">D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4">
            <text:p>314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315:.H315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5]-[.N315]" office:value-type="float" office:value="390">
            <text:p>390</text:p>
          </table:table-cell>
          <table:table-cell table:formula="of:=MIN([.D315]; [.F315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2.html">ちび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15]=&quot;物理&quot;; [.D315]; [.F315])*2+89)*[.AF315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15]=&quot;物理&quot;; [.D315]; [.F315])*2+89)*[.AI315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formula="of:=AVERAGE([.AN315]; [.AO315])" office:value-type="float" office:value="47850">
            <text:p>47850</text:p>
          </table:table-cell>
          <table:table-cell table:formula="of:=([.C315]*2+130)*([.E315]*2+25)" office:value-type="float" office:value="44950">
            <text:p>44950</text:p>
          </table:table-cell>
          <table:table-cell table:formula="of:=([.C315]*2+130)*([.G315]*2+25)" office:value-type="float" office:value="50750">
            <text:p>50750</text:p>
          </table:table-cell>
          <table:table-cell table:formula="of:=[.AK315]*([.H315]*2+25)" office:value-type="float" office:value="41710.5">
            <text:p>41710.5</text:p>
          </table:table-cell>
          <table:table-cell table:formula="of:=[.AK315]*[.AM315]" office:value-type="float" office:value="12876435">
            <text:p>12876435</text:p>
          </table:table-cell>
          <table:table-cell table:style-name="ce69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2.html">ちびユウ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2.html">ちび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5">
            <text:p>315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316:.H316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16]-[.N316]" office:value-type="float" office:value="480">
            <text:p>480</text:p>
          </table:table-cell>
          <table:table-cell table:formula="of:=MIN([.D316]; [.F316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6]*2+89)*[.AA316]/IF(OR([.J316]=[.Y316]; [.K316]=[.Y316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6]=&quot;物理&quot;; [.D316]; [.F316])*2+89)*[.AF316]/100" office:value-type="float" office:value="406.8">
            <text:p>40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6]=&quot;物理&quot;; [.D316]; [.F316])*2+89)*[.AI316]/100" office:value-type="float" office:value="406.8">
            <text:p>406.8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formula="of:=AVERAGE([.AN316]; [.AO316])" office:value-type="float" office:value="78780">
            <text:p>78780</text:p>
          </table:table-cell>
          <table:table-cell table:formula="of:=([.C316]*2+64+130)*([.E316]*2+25)" office:value-type="float" office:value="74740">
            <text:p>74740</text:p>
          </table:table-cell>
          <table:table-cell table:formula="of:=([.C316]*2+64+130)*([.G316]*2+25)" office:value-type="float" office:value="82820">
            <text:p>82820</text:p>
          </table:table-cell>
          <table:table-cell table:formula="of:=[.AK316]*([.H316]*2+89)" office:value-type="float" office:value="101293.2">
            <text:p>101293.2</text:p>
          </table:table-cell>
          <table:table-cell table:formula="of:=[.AK316]*[.AM316]" office:value-type="float" office:value="32047704">
            <text:p>32047704</text:p>
          </table:table-cell>
          <table:table-cell table:style-name="ce69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70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2.html">Aユウ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72.html">A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6">
            <text:p>316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17:.H317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17]-[.N317]" office:value-type="float" office:value="480">
            <text:p>480</text:p>
          </table:table-cell>
          <table:table-cell table:formula="of:=MIN([.D317]; [.F317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S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7]=&quot;物理&quot;; [.D317]; [.F317])*2+89)*[.AF317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7]=&quot;物理&quot;; [.D317]; [.F317])*2+89)*[.AI317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formula="of:=AVERAGE([.AN317]; [.AO317])" office:value-type="float" office:value="69190">
            <text:p>69190</text:p>
          </table:table-cell>
          <table:table-cell table:formula="of:=([.C317]*2+64+130)*([.E317]*2+25)" office:value-type="float" office:value="69190">
            <text:p>69190</text:p>
          </table:table-cell>
          <table:table-cell table:formula="of:=([.C317]*2+64+130)*([.G317]*2+25)" office:value-type="float" office:value="69190">
            <text:p>69190</text:p>
          </table:table-cell>
          <table:table-cell table:formula="of:=[.AK317]*([.H317]*2+89)" office:value-type="float" office:value="121993.2">
            <text:p>121993.2</text:p>
          </table:table-cell>
          <table:table-cell table:formula="of:=[.AK317]*[.AM317]" office:value-type="float" office:value="25655652">
            <text:p>25655652</text:p>
          </table:table-cell>
          <table:table-cell table:style-name="ce69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2.html">Sユウ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72.html">S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7">
            <text:p>317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5">
            <text:p>5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30">
            <text:p>30</text:p>
          </table:table-cell>
          <table:table-cell table:style-name="ce14" table:formula="of:=SUM([.C318:.H318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8]-[.N318]" office:value-type="float" office:value="365">
            <text:p>365</text:p>
          </table:table-cell>
          <table:table-cell table:formula="of:=MIN([.D318]; [.F318])" office:value-type="float" office:value="55">
            <text:p>55</text:p>
          </table:table-cell>
          <table:table-cell table:style-name="ce14" office:value-type="string">
            <text:p>物理1.1倍</text:p>
          </table:table-cell>
          <table:table-cell table:style-name="ce14"/>
          <table:table-cell table:style-name="ce14" office:value-type="string">
            <text:p><text:a xlink:href="http://www14.atwiki.jp/tamakagura/pages/173.html">ちびゆうぎ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18]=&quot;物理&quot;; [.D318]; [.F318])*2+89)*1.1*[.AF318]/100" office:value-type="float" office:value="315.81">
            <text:p>315.8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18]=&quot;物理&quot;; [.D318]; [.F318])*2+89)*1.1*[.AI318]/100" office:value-type="float" office:value="315.81">
            <text:p>315.81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formula="of:=AVERAGE([.AN318]; [.AO318])" office:value-type="float" office:value="48050">
            <text:p>48050</text:p>
          </table:table-cell>
          <table:table-cell table:formula="of:=([.C318]*2+130)*([.E318]*2+25)" office:value-type="float" office:value="48050">
            <text:p>48050</text:p>
          </table:table-cell>
          <table:table-cell table:formula="of:=([.C318]*2+130)*([.G318]*2+25)" office:value-type="float" office:value="48050">
            <text:p>48050</text:p>
          </table:table-cell>
          <table:table-cell table:formula="of:=[.AK318]*([.H318]*2+25)" office:value-type="float" office:value="26843.85">
            <text:p>26843.85</text:p>
          </table:table-cell>
          <table:table-cell table:formula="of:=[.AK318]*[.AM318]" office:value-type="float" office:value="15174670.5">
            <text:p>15174670.5</text:p>
          </table:table-cell>
          <table:table-cell table:style-name="ce69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73.html">ちびゆう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3.html">ちびゆうぎ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8">
            <text:p>318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40">
            <text:p>40</text:p>
          </table:table-cell>
          <table:table-cell table:style-name="ce14" table:formula="of:=SUM([.C319:.H319])" office:value-type="float" office:value="560">
            <text:p>56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19]-[.N319]" office:value-type="float" office:value="500">
            <text:p>500</text:p>
          </table:table-cell>
          <table:table-cell table:formula="of:=MIN([.D319]; [.F319])" office:value-type="float" office:value="60">
            <text:p>6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N勇儀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19]=&quot;物理&quot;; [.D319]; [.F319])*2+89)*1.1*[.AF319]/100" office:value-type="float" office:value="427.9">
            <text:p>427.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19]=&quot;物理&quot;; [.D319]; [.F319])*2+89)*1.1*[.AI319]/100" office:value-type="float" office:value="427.9">
            <text:p>427.9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formula="of:=AVERAGE([.AN319]; [.AO319])" office:value-type="float" office:value="93150">
            <text:p>93150</text:p>
          </table:table-cell>
          <table:table-cell table:formula="of:=([.C319]*2+64+130)*([.E319]*2+25)" office:value-type="float" office:value="101430">
            <text:p>101430</text:p>
          </table:table-cell>
          <table:table-cell table:formula="of:=([.C319]*2+64+130)*([.G319]*2+25)" office:value-type="float" office:value="84870">
            <text:p>84870</text:p>
          </table:table-cell>
          <table:table-cell table:formula="of:=[.AK319]*([.H319]*2+89)" office:value-type="float" office:value="72315.1">
            <text:p>72315.1</text:p>
          </table:table-cell>
          <table:table-cell table:formula="of:=[.AK319]*[.AM319]" office:value-type="float" office:value="39858885">
            <text:p>39858885</text:p>
          </table:table-cell>
          <table:table-cell table:style-name="ce69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3.html">N勇儀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73.html">N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9">
            <text:p>31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320:.H320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20]-[.N320]" office:value-type="float" office:value="480">
            <text:p>480</text:p>
          </table:table-cell>
          <table:table-cell table:formula="of:=MIN([.D320]; [.F320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A勇儀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20]=&quot;物理&quot;; [.D320]; [.F320])*2+89)*1.1*[.AF320]/100" office:value-type="float" office:value="674.85">
            <text:p>674.8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20]=&quot;物理&quot;; [.D320]; [.F320])*2+89)*1.1*[.AI320]/100" office:value-type="float" office:value="449.9">
            <text:p>449.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formula="of:=AVERAGE([.AN320]; [.AO320])" office:value-type="float" office:value="76590">
            <text:p>76590</text:p>
          </table:table-cell>
          <table:table-cell table:formula="of:=([.C320]*2+64+130)*([.E320]*2+25)" office:value-type="float" office:value="76590">
            <text:p>76590</text:p>
          </table:table-cell>
          <table:table-cell table:formula="of:=([.C320]*2+64+130)*([.G320]*2+25)" office:value-type="float" office:value="76590">
            <text:p>76590</text:p>
          </table:table-cell>
          <table:table-cell table:formula="of:=[.AK320]*([.H320]*2+89)" office:value-type="float" office:value="85031.1">
            <text:p>85031.1</text:p>
          </table:table-cell>
          <table:table-cell table:formula="of:=[.AK320]*[.AM320]" office:value-type="float" office:value="34457841">
            <text:p>34457841</text:p>
          </table:table-cell>
          <table:table-cell table:style-name="ce69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73.html">A勇儀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73.html">A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0">
            <text:p>320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45">
            <text:p>14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45">
            <text:p>45</text:p>
          </table:table-cell>
          <table:table-cell table:style-name="ce14" table:formula="of:=SUM([.C321:.H321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21]-[.N321]" office:value-type="float" office:value="480">
            <text:p>480</text:p>
          </table:table-cell>
          <table:table-cell table:formula="of:=MIN([.D321]; [.F321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T勇儀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21]=&quot;物理&quot;; [.D321]; [.F321])*2+89)*1.1*[.AF321]/100" office:value-type="float" office:value="500.28">
            <text:p>500.2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21]=&quot;物理&quot;; [.D321]; [.F321])*2+89)*1.1*[.AI321]/100" office:value-type="float" office:value="500.28">
            <text:p>500.28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formula="of:=AVERAGE([.AN321]; [.AO321])" office:value-type="float" office:value="84870">
            <text:p>84870</text:p>
          </table:table-cell>
          <table:table-cell table:formula="of:=([.C321]*2+64+130)*([.E321]*2+25)" office:value-type="float" office:value="84870">
            <text:p>84870</text:p>
          </table:table-cell>
          <table:table-cell table:formula="of:=([.C321]*2+64+130)*([.G321]*2+25)" office:value-type="float" office:value="84870">
            <text:p>84870</text:p>
          </table:table-cell>
          <table:table-cell table:formula="of:=[.AK321]*([.H321]*2+89)" office:value-type="float" office:value="89550.12">
            <text:p>89550.12</text:p>
          </table:table-cell>
          <table:table-cell table:formula="of:=[.AK321]*[.AM321]" office:value-type="float" office:value="42458763.6">
            <text:p>42458763.6</text:p>
          </table:table-cell>
          <table:table-cell table:style-name="ce69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3.html">T勇儀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73.html">T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1">
            <text:p>321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322:.H322])" office:value-type="float" office:value="450">
            <text:p>45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2]-[.N322]" office:value-type="float" office:value="395">
            <text:p>395</text:p>
          </table:table-cell>
          <table:table-cell table:formula="of:=MIN([.D322]; [.F322])" office:value-type="float" office:value="55">
            <text:p>55</text:p>
          </table:table-cell>
          <table:table-cell table:style-name="ce14" office:value-type="string">
            <text:p>障壁破壊</text:p>
          </table:table-cell>
          <table:table-cell table:style-name="ce14"/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2]=&quot;物理&quot;; [.D322]; [.F322])*2+89)*[.AF32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2]=&quot;物理&quot;; [.D322]; [.F322])*2+89)*[.AI322]/100" office:value-type="float" office:value="269">
            <text:p>269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formula="of:=AVERAGE([.AN322]; [.AO322])" office:value-type="float" office:value="54250">
            <text:p>54250</text:p>
          </table:table-cell>
          <table:table-cell table:formula="of:=([.C322]*2+130)*([.E322]*2+25)" office:value-type="float" office:value="48050">
            <text:p>48050</text:p>
          </table:table-cell>
          <table:table-cell table:formula="of:=([.C322]*2+130)*([.G322]*2+25)" office:value-type="float" office:value="60450">
            <text:p>60450</text:p>
          </table:table-cell>
          <table:table-cell table:formula="of:=[.AK322]*([.H322]*2+25)" office:value-type="float" office:value="41695">
            <text:p>41695</text:p>
          </table:table-cell>
          <table:table-cell table:formula="of:=[.AK322]*[.AM322]" office:value-type="float" office:value="14593250">
            <text:p>14593250</text:p>
          </table:table-cell>
          <table:table-cell table:style-name="ce69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76.html">ちびゆか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6.html">ちびゆか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2">
            <text:p>32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39" table:formula="of:=SUM([.C323:.H323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3]-[.N323]" office:value-type="float" office:value="490">
            <text:p>490</text:p>
          </table:table-cell>
          <table:table-cell table:formula="of:=MIN([.D323]; [.F323])" office:value-type="float" office:value="90">
            <text:p>9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323]*2+89)*80/1.5;([.D323]*2+89)*80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3]=&quot;物理&quot;; [.D323]; [.F323])*2+89)*[.AF32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3]=&quot;物理&quot;; [.D323]; [.F323])*2+89)*[.AI323]/100" office:value-type="float" office:value="329">
            <text:p>329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formula="of:=AVERAGE([.AN323]; [.AO323])" office:value-type="float" office:value="80730">
            <text:p>80730</text:p>
          </table:table-cell>
          <table:table-cell table:formula="of:=([.C323]*2+64+130)*([.E323]*2+25)" office:value-type="float" office:value="80730">
            <text:p>80730</text:p>
          </table:table-cell>
          <table:table-cell table:formula="of:=([.C323]*2+64+130)*([.G323]*2+25)" office:value-type="float" office:value="80730">
            <text:p>80730</text:p>
          </table:table-cell>
          <table:table-cell table:formula="of:=[.AK323]*([.H323]*2+89)" office:value-type="float" office:value="88501">
            <text:p>88501</text:p>
          </table:table-cell>
          <table:table-cell table:formula="of:=[.AK323]*[.AM323]" office:value-type="float" office:value="26560170">
            <text:p>26560170</text:p>
          </table:table-cell>
          <table:table-cell table:style-name="ce69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6.html">A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76.html">A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3">
            <text:p>323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39" table:formula="of:=SUM([.C324:.H324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24]-[.N324]" office:value-type="float" office:value="500">
            <text:p>500</text:p>
          </table:table-cell>
          <table:table-cell table:formula="of:=MIN([.D324]; [.F324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6.html">T紫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24]=&quot;物理&quot;; [.D324]; [.F324])*2+89)*[.AF324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24]=&quot;物理&quot;; [.D324]; [.F324])*2+89)*[.AI324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formula="of:=AVERAGE([.AN324]; [.AO324])" office:value-type="float" office:value="93150">
            <text:p>93150</text:p>
          </table:table-cell>
          <table:table-cell table:formula="of:=([.C324]*2+64+130)*([.E324]*2+25)" office:value-type="float" office:value="93150">
            <text:p>93150</text:p>
          </table:table-cell>
          <table:table-cell table:formula="of:=([.C324]*2+64+130)*([.G324]*2+25)" office:value-type="float" office:value="93150">
            <text:p>93150</text:p>
          </table:table-cell>
          <table:table-cell table:formula="of:=[.AK324]*([.H324]*2+89)" office:value-type="float" office:value="92329.2">
            <text:p>92329.2</text:p>
          </table:table-cell>
          <table:table-cell table:formula="of:=[.AK324]*[.AM324]" office:value-type="float" office:value="34540020">
            <text:p>34540020</text:p>
          </table:table-cell>
          <table:table-cell table:style-name="ce69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table:number-columns-repeated="15"/>
          <table:table-cell table:style-name="ce70" office:value-type="string">
            <text:p>○</text:p>
          </table:table-cell>
          <table:table-cell table:number-columns-repeated="4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6.html">T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76.html">T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4">
            <text:p>324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325:.H325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25]-[.N325]" office:value-type="float" office:value="475">
            <text:p>475</text:p>
          </table:table-cell>
          <table:table-cell table:formula="of:=MIN([.D325]; [.F325])" office:value-type="float" office:value="105">
            <text:p>105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S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25]=&quot;物理&quot;; [.D325]; [.F325])*2+89)*[.AF32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25]=&quot;物理&quot;; [.D325]; [.F325])*2+89)*[.AI325]/100" office:value-type="float" office:value="299">
            <text:p>299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formula="of:=AVERAGE([.AN325]; [.AO325])" office:value-type="float" office:value="72890">
            <text:p>72890</text:p>
          </table:table-cell>
          <table:table-cell table:formula="of:=([.C325]*2+64+130)*([.E325]*2+25)" office:value-type="float" office:value="65010">
            <text:p>65010</text:p>
          </table:table-cell>
          <table:table-cell table:formula="of:=([.C325]*2+64+130)*([.G325]*2+25)" office:value-type="float" office:value="80770">
            <text:p>80770</text:p>
          </table:table-cell>
          <table:table-cell table:formula="of:=[.AK325]*([.H325]*2+89)" office:value-type="float" office:value="92391">
            <text:p>92391</text:p>
          </table:table-cell>
          <table:table-cell table:formula="of:=[.AK325]*[.AM325]" office:value-type="float" office:value="21794110">
            <text:p>21794110</text:p>
          </table:table-cell>
          <table:table-cell table:style-name="ce69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76.html">S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76.html">S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5">
            <text:p>325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0">
            <text:p>90</text:p>
          </table:table-cell>
          <table:table-cell table:style-name="ce39" table:formula="of:=SUM([.C326:.H326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6]-[.N326]" office:value-type="float" office:value="500">
            <text:p>500</text:p>
          </table:table-cell>
          <table:table-cell table:formula="of:=MIN([.D326]; [.F326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H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6]=&quot;物理&quot;; [.D326]; [.F326])*2+89)*[.AF32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6]=&quot;物理&quot;; [.D326]; [.F326])*2+89)*[.AI326]/100" office:value-type="float" office:value="309">
            <text:p>309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formula="of:=AVERAGE([.AN326]; [.AO326])" office:value-type="float" office:value="89010">
            <text:p>89010</text:p>
          </table:table-cell>
          <table:table-cell table:formula="of:=([.C326]*2+64+130)*([.E326]*2+25)" office:value-type="float" office:value="84870">
            <text:p>84870</text:p>
          </table:table-cell>
          <table:table-cell table:formula="of:=([.C326]*2+64+130)*([.G326]*2+25)" office:value-type="float" office:value="93150">
            <text:p>93150</text:p>
          </table:table-cell>
          <table:table-cell table:formula="of:=[.AK326]*([.H326]*2+89)" office:value-type="float" office:value="83121">
            <text:p>83121</text:p>
          </table:table-cell>
          <table:table-cell table:formula="of:=[.AK326]*[.AM326]" office:value-type="float" office:value="27504090">
            <text:p>27504090</text:p>
          </table:table-cell>
          <table:table-cell table:style-name="ce69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76.html">H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76.html">H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6">
            <text:p>326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39" table:formula="of:=SUM([.C327:.H327])" office:value-type="float" office:value="580">
            <text:p>5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27]-[.N327]" office:value-type="float" office:value="460">
            <text:p>460</text:p>
          </table:table-cell>
          <table:table-cell table:formula="of:=MIN([.D327]; [.F327])" office:value-type="float" office:value="120">
            <text:p>12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27]*2+89)*[.AA327]/IF(OR([.J327]=[.Y327]; [.K327]=[.Y327]); 1; 1.5)/100" office:value-type="float" office:value="271.2">
            <text:p>271.2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27]=&quot;物理&quot;; [.D327]; [.F327])*2+89)*[.AF327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27]=&quot;物理&quot;; [.D327]; [.F327])*2+89)*[.AI327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formula="of:=AVERAGE([.AN327]; [.AO327])" office:value-type="float" office:value="72720">
            <text:p>72720</text:p>
          </table:table-cell>
          <table:table-cell table:formula="of:=([.C327]*2+64+130)*([.E327]*2+25)" office:value-type="float" office:value="66660">
            <text:p>66660</text:p>
          </table:table-cell>
          <table:table-cell table:formula="of:=([.C327]*2+64+130)*([.G327]*2+25)" office:value-type="float" office:value="78780">
            <text:p>78780</text:p>
          </table:table-cell>
          <table:table-cell table:formula="of:=[.AK327]*([.H327]*2+89)" office:value-type="float" office:value="72918.9">
            <text:p>72918.9</text:p>
          </table:table-cell>
          <table:table-cell table:formula="of:=[.AK327]*[.AM327]" office:value-type="float" office:value="22186872">
            <text:p>22186872</text:p>
          </table:table-cell>
          <table:table-cell table:style-name="ce69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6.html">AD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76.html">AD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7">
            <text:p>327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5">
            <text:p>75</text:p>
          </table:table-cell>
          <table:table-cell table:style-name="ce14" table:formula="of:=SUM([.C328:.H328])" office:value-type="float" office:value="380">
            <text:p>38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8]-[.N328]" office:value-type="float" office:value="350">
            <text:p>350</text:p>
          </table:table-cell>
          <table:table-cell table:formula="of:=MIN([.D328]; [.F328])" office:value-type="float" office:value="30">
            <text:p>30</text:p>
          </table:table-cell>
          <table:table-cell table:style-name="ce14" office:value-type="string">
            <text:p>50%敵A↓</text:p>
          </table:table-cell>
          <table:table-cell table:style-name="ce14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28]=&quot;物理&quot;; [.D328]; [.F328])*2+89)*[.AF328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28]=&quot;物理&quot;; [.D328]; [.F328])*2+89)*[.AI328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formula="of:=AVERAGE([.AN328]; [.AO328])" office:value-type="float" office:value="39150">
            <text:p>39150</text:p>
          </table:table-cell>
          <table:table-cell table:formula="of:=([.C328]*2+130)*([.E328]*2+25)" office:value-type="float" office:value="36250">
            <text:p>36250</text:p>
          </table:table-cell>
          <table:table-cell table:formula="of:=([.C328]*2+130)*([.G328]*2+25)" office:value-type="float" office:value="42050">
            <text:p>42050</text:p>
          </table:table-cell>
          <table:table-cell table:formula="of:=[.AK328]*([.H328]*2+25)" office:value-type="float" office:value="40792.5">
            <text:p>40792.5</text:p>
          </table:table-cell>
          <table:table-cell table:formula="of:=[.AK328]*[.AM328]" office:value-type="float" office:value="9125865">
            <text:p>9125865</text:p>
          </table:table-cell>
          <table:table-cell table:style-name="ce69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7.html">ちびユ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7.html">ちびユキ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8">
            <text:p>328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29:.H329])" office:value-type="float" office:value="530">
            <text:p>53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29]-[.N329]" office:value-type="float" office:value="480">
            <text:p>480</text:p>
          </table:table-cell>
          <table:table-cell table:formula="of:=MIN([.D329]; [.F329])" office:value-type="float" office:value="50">
            <text:p>50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7.html">Sユキ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9]=&quot;物理&quot;; [.D329]; [.F329])*2+89)*[.AF329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9]=&quot;物理&quot;; [.D329]; [.F329])*2+89)*[.AI329]/100" office:value-type="float" office:value="319">
            <text:p>319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formula="of:=AVERAGE([.AN329]; [.AO329])" office:value-type="float" office:value="71040">
            <text:p>71040</text:p>
          </table:table-cell>
          <table:table-cell table:formula="of:=([.C329]*2+64+130)*([.E329]*2+25)" office:value-type="float" office:value="63360">
            <text:p>63360</text:p>
          </table:table-cell>
          <table:table-cell table:formula="of:=([.C329]*2+64+130)*([.G329]*2+25)" office:value-type="float" office:value="78720">
            <text:p>78720</text:p>
          </table:table-cell>
          <table:table-cell table:formula="of:=[.AK329]*([.H329]*2+89)" office:value-type="float" office:value="98571">
            <text:p>98571</text:p>
          </table:table-cell>
          <table:table-cell table:formula="of:=[.AK329]*[.AM329]" office:value-type="float" office:value="22661760">
            <text:p>22661760</text:p>
          </table:table-cell>
          <table:table-cell table:style-name="ce69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77.html">Sユキ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77.html">Sユキ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9">
            <text:p>329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35">
            <text:p>35</text:p>
          </table:table-cell>
          <table:table-cell table:style-name="ce14" table:formula="of:=SUM([.C330:.H330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0]-[.N330]" office:value-type="float" office:value="350">
            <text:p>350</text:p>
          </table:table-cell>
          <table:table-cell table:formula="of:=MIN([.D330]; [.F33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78.html">ちびゆめこ</text:a></text:p>
          </table:table-cell>
          <table:table-cell table:number-columns-repeated="11"/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30]=&quot;物理&quot;; [.D330]; [.F330])*2+89)*[.AF330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30]=&quot;物理&quot;; [.D330]; [.F330])*2+89)*[.AI330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formula="of:=AVERAGE([.AN330]; [.AO330])" office:value-type="float" office:value="51150">
            <text:p>51150</text:p>
          </table:table-cell>
          <table:table-cell table:formula="of:=([.C330]*2+130)*([.E330]*2+25)" office:value-type="float" office:value="54250">
            <text:p>54250</text:p>
          </table:table-cell>
          <table:table-cell table:formula="of:=([.C330]*2+130)*([.G330]*2+25)" office:value-type="float" office:value="48050">
            <text:p>48050</text:p>
          </table:table-cell>
          <table:table-cell table:formula="of:=[.AK330]*([.H330]*2+25)" office:value-type="float" office:value="22144.5">
            <text:p>22144.5</text:p>
          </table:table-cell>
          <table:table-cell table:formula="of:=[.AK330]*[.AM330]" office:value-type="float" office:value="11923065">
            <text:p>11923065</text:p>
          </table:table-cell>
          <table:table-cell table:style-name="ce69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8.html">ちびゆめ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78.html">ちびゆめ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30">
            <text:p>33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331:.H331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31]-[.N331]" office:value-type="float" office:value="475">
            <text:p>475</text:p>
          </table:table-cell>
          <table:table-cell table:formula="of:=MIN([.D331]; [.F331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急所防止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8.html">H夢子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office:annotation draw:style-name="gr1" draw:text-style-name="P1" svg:width="2.899cm" svg:height="1.655cm" svg:x="47.895cm" svg:y="146.977cm" draw:caption-point-x="-0.61cm" draw:caption-point-y="0.909cm">
              <dc:date>2013-02-03T00:00:00</dc:date>
              <text:p text:style-name="P1"><text:span text:style-name="T1">メイド・イン・ヘブン</text:span>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31]=&quot;物理&quot;; [.D331]; [.F331])*2+89)*[.AF331]/100" office:value-type="float" office:value="289">
            <text:p>289</text:p>
          </table:table-cell>
          <table:table-cell table:style-name="ce41" office:value-type="float" office:value="100">
            <office:annotation draw:style-name="gr1" draw:text-style-name="P1" svg:width="2.899cm" svg:height="1.655cm" svg:x="53.396cm" svg:y="146.977cm" draw:caption-point-x="-0.61cm" draw:caption-point-y="0.909cm">
              <dc:date>2013-02-03T00:00:00</dc:date>
              <text:p text:style-name="P1"><text:span text:style-name="T1">メイド・イン・ヘブン</text:span>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1]=&quot;物理&quot;; [.D331]; [.F331])*2+89)*[.AI331]/100" office:value-type="float" office:value="289">
            <text:p>289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formula="of:=AVERAGE([.AN331]; [.AO331])" office:value-type="float" office:value="95220">
            <text:p>95220</text:p>
          </table:table-cell>
          <table:table-cell table:formula="of:=([.C331]*2+64+130)*([.E331]*2+25)" office:value-type="float" office:value="97290">
            <text:p>97290</text:p>
          </table:table-cell>
          <table:table-cell table:formula="of:=([.C331]*2+64+130)*([.G331]*2+25)" office:value-type="float" office:value="93150">
            <text:p>93150</text:p>
          </table:table-cell>
          <table:table-cell table:formula="of:=[.AK331]*([.H331]*2+89)" office:value-type="float" office:value="60401">
            <text:p>60401</text:p>
          </table:table-cell>
          <table:table-cell table:formula="of:=[.AK331]*[.AM331]" office:value-type="float" office:value="27518580">
            <text:p>27518580</text:p>
          </table:table-cell>
          <table:table-cell table:style-name="ce69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78.html">H夢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31">
            <text:p>33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332:.H332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2]-[.N332]" office:value-type="float" office:value="365">
            <text:p>365</text:p>
          </table:table-cell>
          <table:table-cell table:formula="of:=MIN([.D332]; [.F332])" office:value-type="float" office:value="55">
            <text:p>55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80.html">ちびゆめみ</text:a></text:p>
          </table:table-cell>
          <table:table-cell table:number-columns-repeated="11"/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2]=&quot;物理&quot;; [.D332]; [.F332])*2+89)*[.AF332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2]=&quot;物理&quot;; [.D332]; [.F332])*2+89)*[.AI33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formula="of:=AVERAGE([.AN332]; [.AO332])" office:value-type="float" office:value="37800">
            <text:p>37800</text:p>
          </table:table-cell>
          <table:table-cell table:formula="of:=([.C332]*2+130)*([.E332]*2+25)" office:value-type="float" office:value="35000">
            <text:p>35000</text:p>
          </table:table-cell>
          <table:table-cell table:formula="of:=([.C332]*2+130)*([.G332]*2+25)" office:value-type="float" office:value="40600">
            <text:p>40600</text:p>
          </table:table-cell>
          <table:table-cell table:formula="of:=[.AK332]*([.H332]*2+25)" office:value-type="float" office:value="45886.5">
            <text:p>45886.5</text:p>
          </table:table-cell>
          <table:table-cell table:formula="of:=[.AK332]*[.AM332]" office:value-type="float" office:value="10512180">
            <text:p>10512180</text:p>
          </table:table-cell>
          <table:table-cell table:style-name="ce69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80.html">ちびゆめ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0.html">ちびゆめみ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32">
            <text:p>33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33:.H333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33]-[.N333]" office:value-type="float" office:value="490">
            <text:p>490</text:p>
          </table:table-cell>
          <table:table-cell table:formula="of:=MIN([.D333]; [.F333])" office:value-type="float" office:value="70">
            <text:p>7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3]*2+89)*[.AA333]/IF(OR([.J333]=[.Y333]; [.K333]=[.Y333]); 1; 1.5)/100" office:value-type="float" office:value="183.2">
            <text:p>183.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33]=&quot;物理&quot;; [.D333]; [.F333])*2+89)*[.AF333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3]=&quot;物理&quot;; [.D333]; [.F333])*2+89)*[.AI333]/100" office:value-type="float" office:value="349">
            <text:p>349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formula="of:=AVERAGE([.AN333]; [.AO333])" office:value-type="float" office:value="72890">
            <text:p>72890</text:p>
          </table:table-cell>
          <table:table-cell table:formula="of:=([.C333]*2+64+130)*([.E333]*2+25)" office:value-type="float" office:value="68950">
            <text:p>68950</text:p>
          </table:table-cell>
          <table:table-cell table:formula="of:=([.C333]*2+64+130)*([.G333]*2+25)" office:value-type="float" office:value="76830">
            <text:p>76830</text:p>
          </table:table-cell>
          <table:table-cell table:formula="of:=[.AK333]*([.H333]*2+89)" office:value-type="float" office:value="100861">
            <text:p>100861</text:p>
          </table:table-cell>
          <table:table-cell table:formula="of:=[.AK333]*[.AM333]" office:value-type="float" office:value="25438610">
            <text:p>25438610</text:p>
          </table:table-cell>
          <table:table-cell table:style-name="ce69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6"/>
          <table:table-cell table:style-name="ce69" office:value-type="string">
            <text:p><text:a xlink:href="http://www14.atwiki.jp/tamakagura/pages/180.html">A夢美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0.html">A夢美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33">
            <text:p>333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334:.H334])" office:value-type="float" office:value="420">
            <text:p>42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4]-[.N334]" office:value-type="float" office:value="370">
            <text:p>370</text:p>
          </table:table-cell>
          <table:table-cell table:formula="of:=MIN([.D334]; [.F334])" office:value-type="float" office:value="50">
            <text:p>50</text:p>
          </table:table-cell>
          <table:table-cell table:style-name="ce14" office:value-type="string">
            <text:p>敵消費VP40%増</text:p>
          </table:table-cell>
          <table:table-cell table:style-name="ce14"/>
          <table:table-cell table:style-name="ce14" office:value-type="string">
            <text:p><text:a xlink:href="http://www14.atwiki.jp/tamakagura/pages/182.html">ちびゆゆこ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4]=&quot;物理&quot;; [.D334]; [.F334])*2+89)*[.AF33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4]=&quot;物理&quot;; [.D334]; [.F334])*2+89)*[.AI33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formula="of:=AVERAGE([.AN334]; [.AO334])" office:value-type="float" office:value="56100">
            <text:p>56100</text:p>
          </table:table-cell>
          <table:table-cell table:formula="of:=([.C334]*2+130)*([.E334]*2+25)" office:value-type="float" office:value="51150">
            <text:p>51150</text:p>
          </table:table-cell>
          <table:table-cell table:formula="of:=([.C334]*2+130)*([.G334]*2+25)" office:value-type="float" office:value="61050">
            <text:p>61050</text:p>
          </table:table-cell>
          <table:table-cell table:formula="of:=[.AK334]*([.H334]*2+25)" office:value-type="float" office:value="25771.5">
            <text:p>25771.5</text:p>
          </table:table-cell>
          <table:table-cell table:formula="of:=[.AK334]*[.AM334]" office:value-type="float" office:value="12572010">
            <text:p>12572010</text:p>
          </table:table-cell>
          <table:table-cell table:style-name="ce69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82.html">ちびゆ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2.html">ちびゆゆ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4">
            <text:p>334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335:.H335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35]-[.N335]" office:value-type="float" office:value="470">
            <text:p>470</text:p>
          </table:table-cell>
          <table:table-cell table:formula="of:=MIN([.D335]; [.F335])" office:value-type="float" office:value="90">
            <text:p>9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2.html">N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5]=&quot;物理&quot;; [.D335]; [.F335])*2+89)*[.AF335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5]=&quot;物理&quot;; [.D335]; [.F335])*2+89)*[.AI335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formula="of:=AVERAGE([.AN335]; [.AO335])" office:value-type="float" office:value="82800">
            <text:p>82800</text:p>
          </table:table-cell>
          <table:table-cell table:formula="of:=([.C335]*2+64+130)*([.E335]*2+25)" office:value-type="float" office:value="80730">
            <text:p>80730</text:p>
          </table:table-cell>
          <table:table-cell table:formula="of:=([.C335]*2+64+130)*([.G335]*2+25)" office:value-type="float" office:value="84870">
            <text:p>84870</text:p>
          </table:table-cell>
          <table:table-cell table:formula="of:=[.AK335]*([.H335]*2+89)" office:value-type="float" office:value="66465.9">
            <text:p>66465.9</text:p>
          </table:table-cell>
          <table:table-cell table:formula="of:=[.AK335]*[.AM335]" office:value-type="float" office:value="23026680">
            <text:p>23026680</text:p>
          </table:table-cell>
          <table:table-cell table:style-name="ce69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82.html">N幽々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82.html">N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5">
            <text:p>335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36:.H336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36]-[.N336]" office:value-type="float" office:value="480">
            <text:p>480</text:p>
          </table:table-cell>
          <table:table-cell table:formula="of:=MIN([.D336]; [.F336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2.html">A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36]=&quot;物理&quot;; [.D336]; [.F336])*2+89)*[.AF336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6]=&quot;物理&quot;; [.D336]; [.F336])*2+89)*[.AI336]/100" office:value-type="float" office:value="339">
            <text:p>339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formula="of:=AVERAGE([.AN336]; [.AO336])" office:value-type="float" office:value="74740">
            <text:p>74740</text:p>
          </table:table-cell>
          <table:table-cell table:formula="of:=([.C336]*2+64+130)*([.E336]*2+25)" office:value-type="float" office:value="66660">
            <text:p>66660</text:p>
          </table:table-cell>
          <table:table-cell table:formula="of:=([.C336]*2+64+130)*([.G336]*2+25)" office:value-type="float" office:value="82820">
            <text:p>82820</text:p>
          </table:table-cell>
          <table:table-cell table:formula="of:=[.AK336]*([.H336]*2+89)" office:value-type="float" office:value="91191">
            <text:p>91191</text:p>
          </table:table-cell>
          <table:table-cell table:formula="of:=[.AK336]*[.AM336]" office:value-type="float" office:value="25336860">
            <text:p>25336860</text:p>
          </table:table-cell>
          <table:table-cell table:style-name="ce69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82.html">A幽々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2.html">A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6">
            <text:p>336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337:.H337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37]-[.N337]" office:value-type="float" office:value="485">
            <text:p>485</text:p>
          </table:table-cell>
          <table:table-cell table:formula="of:=MIN([.D337]; [.F337])" office:value-type="float" office:value="75">
            <text:p>75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7]*2+89)*[.AA337]/IF(OR([.J337]=[.Y337]; [.K337]=[.Y337]); 1; 1.5)/100" office:value-type="float" office:value="174.3">
            <text:p>174.3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37]=&quot;物理&quot;; [.D337]; [.F337])*2+89)*[.AF337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7]=&quot;物理&quot;; [.D337]; [.F337])*2+89)*[.AI337]/100" office:value-type="float" office:value="249">
            <text:p>249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formula="of:=AVERAGE([.AN337]; [.AO337])" office:value-type="float" office:value="113220">
            <text:p>113220</text:p>
          </table:table-cell>
          <table:table-cell table:formula="of:=([.C337]*2+64+130)*([.E337]*2+25)" office:value-type="float" office:value="108780">
            <text:p>108780</text:p>
          </table:table-cell>
          <table:table-cell table:formula="of:=([.C337]*2+64+130)*([.G337]*2+25)" office:value-type="float" office:value="117660">
            <text:p>117660</text:p>
          </table:table-cell>
          <table:table-cell table:formula="of:=[.AK337]*([.H337]*2+89)" office:value-type="float" office:value="47061">
            <text:p>47061</text:p>
          </table:table-cell>
          <table:table-cell table:formula="of:=[.AK337]*[.AM337]" office:value-type="float" office:value="28191780">
            <text:p>28191780</text:p>
          </table:table-cell>
          <table:table-cell table:style-name="ce69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82.html">D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82.html">D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7">
            <text:p>337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38:.H338])" office:value-type="float" office:value="560">
            <text:p>56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38]-[.N338]" office:value-type="float" office:value="480">
            <text:p>480</text:p>
          </table:table-cell>
          <table:table-cell table:formula="of:=MIN([.D338]; [.F338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S幽々子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38]=&quot;物理&quot;; [.D338]; [.F338])*2+89)*[.AF338]/100" office:value-type="float" office:value="403.5">
            <text:p>40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8]=&quot;物理&quot;; [.D338]; [.F338])*2+89)*[.AI338]/100" office:value-type="float" office:value="269">
            <text:p>269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formula="of:=AVERAGE([.AN338]; [.AO338])" office:value-type="float" office:value="76830">
            <text:p>76830</text:p>
          </table:table-cell>
          <table:table-cell table:formula="of:=([.C338]*2+64+130)*([.E338]*2+25)" office:value-type="float" office:value="72890">
            <text:p>72890</text:p>
          </table:table-cell>
          <table:table-cell table:formula="of:=([.C338]*2+64+130)*([.G338]*2+25)" office:value-type="float" office:value="80770">
            <text:p>80770</text:p>
          </table:table-cell>
          <table:table-cell table:formula="of:=[.AK338]*([.H338]*2+89)" office:value-type="float" office:value="88501">
            <text:p>88501</text:p>
          </table:table-cell>
          <table:table-cell table:formula="of:=[.AK338]*[.AM338]" office:value-type="float" office:value="20667270">
            <text:p>20667270</text:p>
          </table:table-cell>
          <table:table-cell table:style-name="ce69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style-name="ce14" office:value-type="string">
            <text:p>氷 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82.html">S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82.html">S幽々子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338">
            <text:p>338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14" table:formula="of:=SUM([.C339:.H339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9]-[.N339]" office:value-type="float" office:value="350">
            <text:p>350</text:p>
          </table:table-cell>
          <table:table-cell table:formula="of:=MIN([.D339]; [.F339])" office:value-type="float" office:value="50">
            <text:p>50</text:p>
          </table:table-cell>
          <table:table-cell table:style-name="ce14" office:value-type="string">
            <text:p>ピンチ鋼1.2倍</text:p>
          </table:table-cell>
          <table:table-cell table:style-name="ce14"/>
          <table:table-cell table:style-name="ce14" office:value-type="string">
            <text:p><text:a xlink:href="http://www14.atwiki.jp/tamakagura/pages/183.html">ちびようむ</text:a></text:p>
          </table:table-cell>
          <table:table-cell table:number-columns-repeated="11"/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39]=&quot;物理&quot;; [.D339]; [.F339])*2+89)*[.AF339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9]=&quot;物理&quot;; [.D339]; [.F339])*2+89)*[.AI339]/100" office:value-type="float" office:value="299">
            <text:p>299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formula="of:=AVERAGE([.AN339]; [.AO339])" office:value-type="float" office:value="40500">
            <text:p>40500</text:p>
          </table:table-cell>
          <table:table-cell table:formula="of:=([.C339]*2+130)*([.E339]*2+25)" office:value-type="float" office:value="47250">
            <text:p>47250</text:p>
          </table:table-cell>
          <table:table-cell table:formula="of:=([.C339]*2+130)*([.G339]*2+25)" office:value-type="float" office:value="33750">
            <text:p>33750</text:p>
          </table:table-cell>
          <table:table-cell table:formula="of:=[.AK339]*([.H339]*2+25)" office:value-type="float" office:value="37375">
            <text:p>37375</text:p>
          </table:table-cell>
          <table:table-cell table:formula="of:=[.AK339]*[.AM339]" office:value-type="float" office:value="12109500">
            <text:p>12109500</text:p>
          </table:table-cell>
          <table:table-cell table:style-name="ce69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3.html">ちびよう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3.html">ちびようむ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39">
            <text:p>33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5">
            <text:p>75</text:p>
          </table:table-cell>
          <table:table-cell table:style-name="ce14" table:formula="of:=SUM([.C340:.H340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0]-[.N340]" office:value-type="float" office:value="455">
            <text:p>455</text:p>
          </table:table-cell>
          <table:table-cell table:formula="of:=MIN([.D340]; [.F340])" office:value-type="float" office:value="90">
            <text:p>9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183.html">A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0]=&quot;物理&quot;; [.D340]; [.F340])*2+89)*[.AF340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0]=&quot;物理&quot;; [.D340]; [.F340])*2+89)*[.AI340]/100" office:value-type="float" office:value="349">
            <text:p>34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formula="of:=AVERAGE([.AN340]; [.AO340])" office:value-type="float" office:value="69190">
            <text:p>69190</text:p>
          </table:table-cell>
          <table:table-cell table:formula="of:=([.C340]*2+64+130)*([.E340]*2+25)" office:value-type="float" office:value="84150">
            <text:p>84150</text:p>
          </table:table-cell>
          <table:table-cell table:formula="of:=([.C340]*2+64+130)*([.G340]*2+25)" office:value-type="float" office:value="54230">
            <text:p>54230</text:p>
          </table:table-cell>
          <table:table-cell table:formula="of:=[.AK340]*([.H340]*2+89)" office:value-type="float" office:value="83411">
            <text:p>83411</text:p>
          </table:table-cell>
          <table:table-cell table:formula="of:=[.AK340]*[.AM340]" office:value-type="float" office:value="24147310">
            <text:p>24147310</text:p>
          </table:table-cell>
          <table:table-cell table:style-name="ce69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3.html">A妖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3.html">A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0">
            <text:p>34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5">
            <text:p>55</text:p>
          </table:table-cell>
          <table:table-cell table:style-name="ce14" table:formula="of:=SUM([.C341:.H341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1]-[.N341]" office:value-type="float" office:value="470">
            <text:p>470</text:p>
          </table:table-cell>
          <table:table-cell table:formula="of:=MIN([.D341]; [.F341])" office:value-type="float" office:value="75">
            <text:p>75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41]*2+89)*[.AA341]/IF(OR([.J341]=[.Y341]; [.K341]=[.Y34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1]=&quot;物理&quot;; [.D341]; [.F341])*2+89)*[.AF34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1]=&quot;物理&quot;; [.D341]; [.F341])*2+89)*[.AI341]/100" office:value-type="float" office:value="299">
            <text:p>299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formula="of:=AVERAGE([.AN341]; [.AO341])" office:value-type="float" office:value="93150">
            <text:p>93150</text:p>
          </table:table-cell>
          <table:table-cell table:formula="of:=([.C341]*2+64+130)*([.E341]*2+25)" office:value-type="float" office:value="101430">
            <text:p>101430</text:p>
          </table:table-cell>
          <table:table-cell table:formula="of:=([.C341]*2+64+130)*([.G341]*2+25)" office:value-type="float" office:value="84870">
            <text:p>84870</text:p>
          </table:table-cell>
          <table:table-cell table:formula="of:=[.AK341]*([.H341]*2+89)" office:value-type="float" office:value="59501">
            <text:p>59501</text:p>
          </table:table-cell>
          <table:table-cell table:formula="of:=[.AK341]*[.AM341]" office:value-type="float" office:value="27851850">
            <text:p>27851850</text:p>
          </table:table-cell>
          <table:table-cell table:style-name="ce69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70"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3.html">D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83.html">D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1">
            <text:p>341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42:.H342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42]-[.N342]" office:value-type="float" office:value="475">
            <text:p>475</text:p>
          </table:table-cell>
          <table:table-cell table:formula="of:=MIN([.D342]; [.F342])" office:value-type="float" office:value="70">
            <text:p>7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42]*2+89)*[.AA342]/IF(OR([.J342]=[.Y342]; [.K342]=[.Y342]); 1; 1.5)/100" office:value-type="float" office:value="255.2">
            <text:p>255.2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2]=&quot;物理&quot;; [.D342]; [.F342])*2+89)*[.AF342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2]=&quot;物理&quot;; [.D342]; [.F342])*2+89)*[.AI342]/100" office:value-type="float" office:value="319">
            <text:p>319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formula="of:=AVERAGE([.AN342]; [.AO342])" office:value-type="float" office:value="69190">
            <text:p>69190</text:p>
          </table:table-cell>
          <table:table-cell table:formula="of:=([.C342]*2+64+130)*([.E342]*2+25)" office:value-type="float" office:value="76670">
            <text:p>76670</text:p>
          </table:table-cell>
          <table:table-cell table:formula="of:=([.C342]*2+64+130)*([.G342]*2+25)" office:value-type="float" office:value="61710">
            <text:p>61710</text:p>
          </table:table-cell>
          <table:table-cell table:formula="of:=[.AK342]*([.H342]*2+89)" office:value-type="float" office:value="98571">
            <text:p>98571</text:p>
          </table:table-cell>
          <table:table-cell table:formula="of:=[.AK342]*[.AM342]" office:value-type="float" office:value="22071610">
            <text:p>22071610</text:p>
          </table:table-cell>
          <table:table-cell table:style-name="ce69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3.html">S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83.html">S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2">
            <text:p>342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43:.H343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43]-[.N343]" office:value-type="float" office:value="485">
            <text:p>485</text:p>
          </table:table-cell>
          <table:table-cell table:formula="of:=MIN([.D343]; [.F343])" office:value-type="float" office:value="60">
            <text:p>6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343]*2+89)*[.AA343]/IF(OR([.J343]=[.Y343]; [.K343]=[.Y343]); 1; 1.5)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3]=&quot;物理&quot;; [.D343]; [.F343])*2+89)*[.AF343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43]=&quot;物理&quot;; [.D343]; [.F343])*2+89)*[.AI343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formula="of:=AVERAGE([.AN343]; [.AO343])" office:value-type="float" office:value="91080">
            <text:p>91080</text:p>
          </table:table-cell>
          <table:table-cell table:formula="of:=([.C343]*2+64+130)*([.E343]*2+25)" office:value-type="float" office:value="97290">
            <text:p>97290</text:p>
          </table:table-cell>
          <table:table-cell table:formula="of:=([.C343]*2+64+130)*([.G343]*2+25)" office:value-type="float" office:value="84870">
            <text:p>84870</text:p>
          </table:table-cell>
          <table:table-cell table:formula="of:=[.AK343]*([.H343]*2+89)" office:value-type="float" office:value="82513.2">
            <text:p>82513.2</text:p>
          </table:table-cell>
          <table:table-cell table:formula="of:=[.AK343]*[.AM343]" office:value-type="float" office:value="35958384">
            <text:p>35958384</text:p>
          </table:table-cell>
          <table:table-cell table:style-name="ce69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3.html">T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83.html">T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3">
            <text:p>343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30">
            <text:p>30</text:p>
          </table:table-cell>
          <table:table-cell table:style-name="ce37" office:value-type="float" office:value="20">
            <text:p>20</text:p>
          </table:table-cell>
          <table:table-cell table:style-name="ce14" table:formula="of:=SUM([.C344:.H344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44]-[.N344]" office:value-type="float" office:value="350">
            <text:p>350</text:p>
          </table:table-cell>
          <table:table-cell table:formula="of:=MIN([.D344]; [.F344])" office:value-type="float" office:value="30">
            <text:p>30</text:p>
          </table:table-cell>
          <table:table-cell table:style-name="ce14" office:value-type="string">
            <text:p>１／１０ドレイン</text:p>
          </table:table-cell>
          <table:table-cell table:style-name="ce14"/>
          <table:table-cell table:style-name="ce14" office:value-type="string">
            <text:p><text:a xlink:href="http://www14.atwiki.jp/tamakagura/pages/386.html">ちびよしか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44]=&quot;物理&quot;; [.D344]; [.F344])*2+89)*[.AF344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44]=&quot;物理&quot;; [.D344]; [.F344])*2+89)*[.AI344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formula="of:=AVERAGE([.AN344]; [.AO344])" office:value-type="float" office:value="50700">
            <text:p>50700</text:p>
          </table:table-cell>
          <table:table-cell table:formula="of:=([.C344]*2+130)*([.E344]*2+25)" office:value-type="float" office:value="68250">
            <text:p>68250</text:p>
          </table:table-cell>
          <table:table-cell table:formula="of:=([.C344]*2+130)*([.G344]*2+25)" office:value-type="float" office:value="33150">
            <text:p>33150</text:p>
          </table:table-cell>
          <table:table-cell table:formula="of:=[.AK344]*([.H344]*2+25)" office:value-type="float" office:value="16321.5">
            <text:p>16321.5</text:p>
          </table:table-cell>
          <table:table-cell table:formula="of:=[.AK344]*[.AM344]" office:value-type="float" office:value="12730770">
            <text:p>12730770</text:p>
          </table:table-cell>
          <table:table-cell table:style-name="ce69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86.html">ちびよし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386.html">ちびよしか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44">
            <text:p>344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style-name="ce22" office:value-type="float" office:value="180">
            <text:p>18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14" table:formula="of:=SUM([.C345:.H345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5]-[.N345]" office:value-type="float" office:value="470">
            <text:p>470</text:p>
          </table:table-cell>
          <table:table-cell table:formula="of:=MIN([.D345]; [.F345])" office:value-type="float" office:value="60">
            <text:p>60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麻痺無効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D芳香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5]=&quot;物理&quot;; [.D345]; [.F345])*2+89)*[.AF345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45]=&quot;物理&quot;; [.D345]; [.F345])*2+89)*[.AI345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formula="of:=AVERAGE([.AN345]; [.AO345])" office:value-type="float" office:value="91410">
            <text:p>91410</text:p>
          </table:table-cell>
          <table:table-cell table:formula="of:=([.C345]*2+64+130)*([.E345]*2+25)" office:value-type="float" office:value="124650">
            <text:p>124650</text:p>
          </table:table-cell>
          <table:table-cell table:formula="of:=([.C345]*2+64+130)*([.G345]*2+25)" office:value-type="float" office:value="58170">
            <text:p>58170</text:p>
          </table:table-cell>
          <table:table-cell table:formula="of:=[.AK345]*([.H345]*2+89)" office:value-type="float" office:value="46998.9">
            <text:p>46998.9</text:p>
          </table:table-cell>
          <table:table-cell table:formula="of:=[.AK345]*[.AM345]" office:value-type="float" office:value="25421121">
            <text:p>25421121</text:p>
          </table:table-cell>
          <table:table-cell table:style-name="ce69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386.html">D芳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386.html">D芳香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45">
            <text:p>345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346:.H346])" office:value-type="float" office:value="450">
            <text:p>45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46]-[.N346]" office:value-type="float" office:value="355">
            <text:p>355</text:p>
          </table:table-cell>
          <table:table-cell table:formula="of:=MIN([.D346]; [.F346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84.html">ちびよりひめ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46]*2+89)*[.AA346]/IF(OR([.J346]=[.Y346]; [.K346]=[.Y346]); 1; 1.5)/100" office:value-type="float" office:value="148.8">
            <text:p>148.8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6]=&quot;物理&quot;; [.D346]; [.F346])*2+89)*[.AF346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6]=&quot;物理&quot;; [.D346]; [.F346])*2+89)*[.AI346]/100" office:value-type="float" office:value="279">
            <text:p>279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formula="of:=AVERAGE([.AN346]; [.AO346])" office:value-type="float" office:value="41850">
            <text:p>41850</text:p>
          </table:table-cell>
          <table:table-cell table:formula="of:=([.C346]*2+130)*([.E346]*2+25)" office:value-type="float" office:value="39150">
            <text:p>39150</text:p>
          </table:table-cell>
          <table:table-cell table:formula="of:=([.C346]*2+130)*([.G346]*2+25)" office:value-type="float" office:value="44550">
            <text:p>44550</text:p>
          </table:table-cell>
          <table:table-cell table:formula="of:=[.AK346]*([.H346]*2+25)" office:value-type="float" office:value="40455">
            <text:p>40455</text:p>
          </table:table-cell>
          <table:table-cell table:formula="of:=[.AK346]*[.AM346]" office:value-type="float" office:value="11676150">
            <text:p>11676150</text:p>
          </table:table-cell>
          <table:table-cell table:style-name="ce69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4.html">ちびより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4.html">ちびよりひめ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6">
            <text:p>346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39" table:formula="of:=SUM([.C347:.H347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47]-[.N347]" office:value-type="float" office:value="460">
            <text:p>460</text:p>
          </table:table-cell>
          <table:table-cell table:formula="of:=MIN([.D347]; [.F347])" office:value-type="float" office:value="120">
            <text:p>12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47]*2+89)*[.AA347]/IF(OR([.J347]=[.Y347]; [.K347]=[.Y347]); 1; 1.5)/100" office:value-type="float" office:value="191.466666666667">
            <text:p>191.4666666667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47]=&quot;物理&quot;; [.D347]; [.F347])*2+89)*[.AF347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47]=&quot;物理&quot;; [.D347]; [.F347])*2+89)*[.AI347]/100" office:value-type="float" office:value="359">
            <text:p>359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formula="of:=AVERAGE([.AN347]; [.AO347])" office:value-type="float" office:value="67320">
            <text:p>67320</text:p>
          </table:table-cell>
          <table:table-cell table:formula="of:=([.C347]*2+64+130)*([.E347]*2+25)" office:value-type="float" office:value="61710">
            <text:p>61710</text:p>
          </table:table-cell>
          <table:table-cell table:formula="of:=([.C347]*2+64+130)*([.G347]*2+25)" office:value-type="float" office:value="72930">
            <text:p>72930</text:p>
          </table:table-cell>
          <table:table-cell table:formula="of:=[.AK347]*([.H347]*2+89)" office:value-type="float" office:value="89391">
            <text:p>89391</text:p>
          </table:table-cell>
          <table:table-cell table:formula="of:=[.AK347]*[.AM347]" office:value-type="float" office:value="24167880">
            <text:p>24167880</text:p>
          </table:table-cell>
          <table:table-cell table:style-name="ce69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14" office:value-type="string">
            <text:p>鋼 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84.html">A依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4.html">A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7">
            <text:p>347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39" table:formula="of:=SUM([.C348:.H34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48]-[.N348]" office:value-type="float" office:value="485">
            <text:p>485</text:p>
          </table:table-cell>
          <table:table-cell table:formula="of:=MIN([.D348]; [.F348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48]*2+89)*[.AA348]/IF(OR([.J348]=[.Y348]; [.K348]=[.Y348]); 1; 1.5)/100" office:value-type="float" office:value="148.8">
            <text:p>148.8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8]=&quot;物理&quot;; [.D348]; [.F348])*2+89)*[.AF348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8]=&quot;物理&quot;; [.D348]; [.F348])*2+89)*[.AI348]/100" office:value-type="float" office:value="319">
            <text:p>319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formula="of:=AVERAGE([.AN348]; [.AO348])" office:value-type="float" office:value="88970">
            <text:p>88970</text:p>
          </table:table-cell>
          <table:table-cell table:formula="of:=([.C348]*2+64+130)*([.E348]*2+25)" office:value-type="float" office:value="97650">
            <text:p>97650</text:p>
          </table:table-cell>
          <table:table-cell table:formula="of:=([.C348]*2+64+130)*([.G348]*2+25)" office:value-type="float" office:value="80290">
            <text:p>80290</text:p>
          </table:table-cell>
          <table:table-cell table:formula="of:=[.AK348]*([.H348]*2+89)" office:value-type="float" office:value="73051">
            <text:p>73051</text:p>
          </table:table-cell>
          <table:table-cell table:formula="of:=[.AK348]*[.AM348]" office:value-type="float" office:value="28381430">
            <text:p>28381430</text:p>
          </table:table-cell>
          <table:table-cell table:style-name="ce69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4.html">D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84.html">D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8">
            <text:p>348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349:.H349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49]-[.N349]" office:value-type="float" office:value="470">
            <text:p>470</text:p>
          </table:table-cell>
          <table:table-cell table:formula="of:=MIN([.D349]; [.F349])" office:value-type="float" office:value="110">
            <text:p>11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49]*2+89)*[.AA349]/IF(OR([.J349]=[.Y349]; [.K349]=[.Y349]); 1; 1.5)/100" office:value-type="float" office:value="164.8">
            <text:p>164.8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9]=&quot;物理&quot;; [.D349]; [.F349])*2+89)*[.AF34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9]=&quot;物理&quot;; [.D349]; [.F349])*2+89)*[.AI349]/100" office:value-type="float" office:value="309">
            <text:p>309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formula="of:=AVERAGE([.AN349]; [.AO349])" office:value-type="float" office:value="69190">
            <text:p>69190</text:p>
          </table:table-cell>
          <table:table-cell table:formula="of:=([.C349]*2+64+130)*([.E349]*2+25)" office:value-type="float" office:value="61710">
            <text:p>61710</text:p>
          </table:table-cell>
          <table:table-cell table:formula="of:=([.C349]*2+64+130)*([.G349]*2+25)" office:value-type="float" office:value="76670">
            <text:p>76670</text:p>
          </table:table-cell>
          <table:table-cell table:formula="of:=[.AK349]*([.H349]*2+89)" office:value-type="float" office:value="95481">
            <text:p>95481</text:p>
          </table:table-cell>
          <table:table-cell table:formula="of:=[.AK349]*[.AM349]" office:value-type="float" office:value="21379710">
            <text:p>21379710</text:p>
          </table:table-cell>
          <table:table-cell table:style-name="ce69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4.html">S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84.html">S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350:.H350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50]-[.N350]" office:value-type="float" office:value="510">
            <text:p>510</text:p>
          </table:table-cell>
          <table:table-cell table:formula="of:=MIN([.D350]; [.F350])" office:value-type="float" office:value="50">
            <text:p>50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闇半減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0]=&quot;物理&quot;; [.D350]; [.F350])*2+89)*[.AF350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0]=&quot;物理&quot;; [.D350]; [.F350])*2+89)*[.AI350]/100"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formula="of:=AVERAGE([.AN350]; [.AO350])" office:value-type="float" office:value="78540">
            <text:p>78540</text:p>
          </table:table-cell>
          <table:table-cell table:formula="of:=([.C350]*2+64+130)*([.E350]*2+25)" office:value-type="float" office:value="69190">
            <text:p>69190</text:p>
          </table:table-cell>
          <table:table-cell table:formula="of:=([.C350]*2+64+130)*([.G350]*2+25)" office:value-type="float" office:value="87890">
            <text:p>87890</text:p>
          </table:table-cell>
          <table:table-cell table:formula="of:=[.AK350]*([.H350]*2+89)" office:value-type="float" office:value="104351">
            <text:p>104351</text:p>
          </table:table-cell>
          <table:table-cell table:formula="of:=[.AK350]*[.AM350]" office:value-type="float" office:value="27410460">
            <text:p>27410460</text:p>
          </table:table-cell>
          <table:table-cell table:style-name="ce69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85.html">らてぃ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5.html">らてぃお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350">
            <text:p>350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0">
            <text:p>70</text:p>
          </table:table-cell>
          <table:table-cell table:style-name="ce14" table:formula="of:=SUM([.C351:.H351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1]-[.N351]" office:value-type="float" office:value="370">
            <text:p>370</text:p>
          </table:table-cell>
          <table:table-cell table:formula="of:=MIN([.D351]; [.F351])" office:value-type="float" office:value="50">
            <text:p>5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86.html">ちびら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1]=&quot;物理&quot;; [.D351]; [.F351])*2+89)*[.AF35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1]=&quot;物理&quot;; [.D351]; [.F351])*2+89)*[.AI35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formula="of:=AVERAGE([.AN351]; [.AO351])" office:value-type="float" office:value="44950">
            <text:p>44950</text:p>
          </table:table-cell>
          <table:table-cell table:formula="of:=([.C351]*2+130)*([.E351]*2+25)" office:value-type="float" office:value="42050">
            <text:p>42050</text:p>
          </table:table-cell>
          <table:table-cell table:formula="of:=([.C351]*2+130)*([.G351]*2+25)" office:value-type="float" office:value="47850">
            <text:p>47850</text:p>
          </table:table-cell>
          <table:table-cell table:formula="of:=[.AK351]*([.H351]*2+25)" office:value-type="float" office:value="39946.5">
            <text:p>39946.5</text:p>
          </table:table-cell>
          <table:table-cell table:formula="of:=[.AK351]*[.AM351]" office:value-type="float" office:value="10882395">
            <text:p>10882395</text:p>
          </table:table-cell>
          <table:table-cell table:style-name="ce69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86.html">ちびら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6.html">ちびら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1">
            <text:p>35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14" table:formula="of:=SUM([.C352:.H352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52]-[.N352]" office:value-type="float" office:value="485">
            <text:p>485</text:p>
          </table:table-cell>
          <table:table-cell table:formula="of:=MIN([.D352]; [.F352])" office:value-type="float" office:value="75">
            <text:p>7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A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2]=&quot;物理&quot;; [.D352]; [.F352])*2+89)*[.AF352]/100" office:value-type="float" office:value="314.1">
            <text:p>31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2]=&quot;物理&quot;; [.D352]; [.F352])*2+89)*[.AI352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formula="of:=AVERAGE([.AN352]; [.AO352])" office:value-type="float" office:value="78800">
            <text:p>78800</text:p>
          </table:table-cell>
          <table:table-cell table:formula="of:=([.C352]*2+64+130)*([.E352]*2+25)" office:value-type="float" office:value="68950">
            <text:p>68950</text:p>
          </table:table-cell>
          <table:table-cell table:formula="of:=([.C352]*2+64+130)*([.G352]*2+25)" office:value-type="float" office:value="88650">
            <text:p>88650</text:p>
          </table:table-cell>
          <table:table-cell table:formula="of:=[.AK352]*([.H352]*2+89)" office:value-type="float" office:value="78210.9">
            <text:p>78210.9</text:p>
          </table:table-cell>
          <table:table-cell table:formula="of:=[.AK352]*[.AM352]" office:value-type="float" office:value="24751080">
            <text:p>24751080</text:p>
          </table:table-cell>
          <table:table-cell table:style-name="ce69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6.html">A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2">
            <text:p>352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53:.H353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53]-[.N353]" office:value-type="float" office:value="480">
            <text:p>480</text:p>
          </table:table-cell>
          <table:table-cell table:formula="of:=MIN([.D353]; [.F353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T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3]=&quot;物理&quot;; [.D353]; [.F353])*2+89)*[.AF35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3]=&quot;物理&quot;; [.D353]; [.F353])*2+89)*[.AI35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formula="of:=AVERAGE([.AN353]; [.AO353])" office:value-type="float" office:value="80730">
            <text:p>80730</text:p>
          </table:table-cell>
          <table:table-cell table:formula="of:=([.C353]*2+64+130)*([.E353]*2+25)" office:value-type="float" office:value="80730">
            <text:p>80730</text:p>
          </table:table-cell>
          <table:table-cell table:formula="of:=([.C353]*2+64+130)*([.G353]*2+25)" office:value-type="float" office:value="80730">
            <text:p>80730</text:p>
          </table:table-cell>
          <table:table-cell table:formula="of:=[.AK353]*([.H353]*2+89)" office:value-type="float" office:value="75168.9">
            <text:p>75168.9</text:p>
          </table:table-cell>
          <table:table-cell table:formula="of:=[.AK353]*[.AM353]" office:value-type="float" office:value="20997873">
            <text:p>20997873</text:p>
          </table:table-cell>
          <table:table-cell table:style-name="ce69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86.html">T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3">
            <text:p>353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54:.H354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54]-[.N354]" office:value-type="float" office:value="465">
            <text:p>465</text:p>
          </table:table-cell>
          <table:table-cell table:formula="of:=MIN([.D354]; [.F354])" office:value-type="float" office:value="95">
            <text:p>9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number-columns-repeated="11"/>
          <table:table-cell table:style-name="ce14" office:value-type="string">
            <text:p><text:a xlink:href="http://www14.atwiki.jp/tamakagura/pages/186.html">S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4]=&quot;物理&quot;; [.D354]; [.F354])*2+89)*[.AF354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4]=&quot;物理&quot;; [.D354]; [.F354])*2+89)*[.AI354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formula="of:=AVERAGE([.AN354]; [.AO354])" office:value-type="float" office:value="65450">
            <text:p>65450</text:p>
          </table:table-cell>
          <table:table-cell table:formula="of:=([.C354]*2+64+130)*([.E354]*2+25)" office:value-type="float" office:value="61710">
            <text:p>61710</text:p>
          </table:table-cell>
          <table:table-cell table:formula="of:=([.C354]*2+64+130)*([.G354]*2+25)" office:value-type="float" office:value="69190">
            <text:p>69190</text:p>
          </table:table-cell>
          <table:table-cell table:formula="of:=[.AK354]*([.H354]*2+89)" office:value-type="float" office:value="88533.9">
            <text:p>88533.9</text:p>
          </table:table-cell>
          <table:table-cell table:formula="of:=[.AK354]*[.AM354]" office:value-type="float" office:value="17612595">
            <text:p>17612595</text:p>
          </table:table-cell>
          <table:table-cell table:style-name="ce69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86.html">S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4">
            <text:p>354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355:.H355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55]-[.N355]" office:value-type="float" office:value="480">
            <text:p>480</text:p>
          </table:table-cell>
          <table:table-cell table:formula="of:=MIN([.D355]; [.F355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H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5]=&quot;物理&quot;; [.D355]; [.F355])*2+89)*[.AF35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5]=&quot;物理&quot;; [.D355]; [.F355])*2+89)*[.AI355]/100" office:value-type="float" office:value="309">
            <text:p>309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formula="of:=AVERAGE([.AN355]; [.AO355])" office:value-type="float" office:value="84870">
            <text:p>84870</text:p>
          </table:table-cell>
          <table:table-cell table:formula="of:=([.C355]*2+64+130)*([.E355]*2+25)" office:value-type="float" office:value="80730">
            <text:p>80730</text:p>
          </table:table-cell>
          <table:table-cell table:formula="of:=([.C355]*2+64+130)*([.G355]*2+25)" office:value-type="float" office:value="89010">
            <text:p>89010</text:p>
          </table:table-cell>
          <table:table-cell table:formula="of:=[.AK355]*([.H355]*2+89)" office:value-type="float" office:value="76941">
            <text:p>76941</text:p>
          </table:table-cell>
          <table:table-cell table:formula="of:=[.AK355]*[.AM355]" office:value-type="float" office:value="26224830">
            <text:p>26224830</text:p>
          </table:table-cell>
          <table:table-cell table:style-name="ce69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7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86.html">H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5">
            <text:p>355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39" table:formula="of:=SUM([.C356:.H356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56]-[.N356]" office:value-type="float" office:value="480">
            <text:p>480</text:p>
          </table:table-cell>
          <table:table-cell table:formula="of:=MIN([.D356]; [.F356])" office:value-type="float" office:value="100">
            <text:p>10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6.html">AD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6]=&quot;物理&quot;; [.D356]; [.F356])*2+89)*[.AF356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6]=&quot;物理&quot;; [.D356]; [.F356])*2+89)*[.AI35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formula="of:=AVERAGE([.AN356]; [.AO356])" office:value-type="float" office:value="84630">
            <text:p>84630</text:p>
          </table:table-cell>
          <table:table-cell table:formula="of:=([.C356]*2+64+130)*([.E356]*2+25)" office:value-type="float" office:value="80290">
            <text:p>80290</text:p>
          </table:table-cell>
          <table:table-cell table:formula="of:=([.C356]*2+64+130)*([.G356]*2+25)" office:value-type="float" office:value="88970">
            <text:p>88970</text:p>
          </table:table-cell>
          <table:table-cell table:formula="of:=[.AK356]*([.H356]*2+89)" office:value-type="float" office:value="69246.9">
            <text:p>69246.9</text:p>
          </table:table-cell>
          <table:table-cell table:formula="of:=[.AK356]*[.AM356]" office:value-type="float" office:value="23535603">
            <text:p>23535603</text:p>
          </table:table-cell>
          <table:table-cell table:style-name="ce69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186.html">AD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6">
            <text:p>356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20">
            <text:p>20</text:p>
          </table:table-cell>
          <table:table-cell table:style-name="ce14" table:formula="of:=SUM([.C357:.H357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7]-[.N357]" office:value-type="float" office:value="320">
            <text:p>320</text:p>
          </table:table-cell>
          <table:table-cell table:formula="of:=MIN([.D357]; [.F357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87.html">ちびりか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7]=&quot;物理&quot;; [.D357]; [.F357])*2+89)*[.AF357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7]=&quot;物理&quot;; [.D357]; [.F357])*2+89)*[.AI357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formula="of:=AVERAGE([.AN357]; [.AO357])" office:value-type="float" office:value="45500">
            <text:p>45500</text:p>
          </table:table-cell>
          <table:table-cell table:formula="of:=([.C357]*2+130)*([.E357]*2+25)" office:value-type="float" office:value="53300">
            <text:p>53300</text:p>
          </table:table-cell>
          <table:table-cell table:formula="of:=([.C357]*2+130)*([.G357]*2+25)" office:value-type="float" office:value="37700">
            <text:p>37700</text:p>
          </table:table-cell>
          <table:table-cell table:formula="of:=[.AK357]*([.H357]*2+25)" office:value-type="float" office:value="15151.5">
            <text:p>15151.5</text:p>
          </table:table-cell>
          <table:table-cell table:formula="of:=[.AK357]*[.AM357]" office:value-type="float" office:value="10606050">
            <text:p>10606050</text:p>
          </table:table-cell>
          <table:table-cell table:style-name="ce69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7.html">ちびり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7.html">ちびりか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57">
            <text:p>357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25">
            <text:p>12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58:.H358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58]-[.N358]" office:value-type="float" office:value="455">
            <text:p>455</text:p>
          </table:table-cell>
          <table:table-cell table:formula="of:=MIN([.D358]; [.F358])" office:value-type="float" office:value="105">
            <text:p>10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D里香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8]=&quot;物理&quot;; [.D358]; [.F358])*2+89)*[.AF35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8]=&quot;物理&quot;; [.D358]; [.F358])*2+89)*[.AI358]/100" office:value-type="float" office:value="309">
            <text:p>309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formula="of:=AVERAGE([.AN358]; [.AO358])" office:value-type="float" office:value="80160">
            <text:p>80160</text:p>
          </table:table-cell>
          <table:table-cell table:formula="of:=([.C358]*2+64+130)*([.E358]*2+25)" office:value-type="float" office:value="91850">
            <text:p>91850</text:p>
          </table:table-cell>
          <table:table-cell table:formula="of:=([.C358]*2+64+130)*([.G358]*2+25)" office:value-type="float" office:value="68470">
            <text:p>68470</text:p>
          </table:table-cell>
          <table:table-cell table:formula="of:=[.AK358]*([.H358]*2+89)" office:value-type="float" office:value="64581">
            <text:p>64581</text:p>
          </table:table-cell>
          <table:table-cell table:formula="of:=[.AK358]*[.AM358]" office:value-type="float" office:value="24769440">
            <text:p>24769440</text:p>
          </table:table-cell>
          <table:table-cell table:style-name="ce69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7.html">D里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87.html">D里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58">
            <text:p>358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359:.H359])" office:value-type="float" office:value="380">
            <text:p>3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9]-[.N359]" office:value-type="float" office:value="340">
            <text:p>340</text:p>
          </table:table-cell>
          <table:table-cell table:formula="of:=MIN([.D359]; [.F359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8.html">ちびりかこ</text:a></text:p>
          </table:table-cell>
          <table:table-cell table:number-columns-repeated="11"/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9]=&quot;物理&quot;; [.D359]; [.F359])*2+89)*[.AF359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9]=&quot;物理&quot;; [.D359]; [.F359])*2+89)*[.AI35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formula="of:=AVERAGE([.AN359]; [.AO359])" office:value-type="float" office:value="39150">
            <text:p>39150</text:p>
          </table:table-cell>
          <table:table-cell table:formula="of:=([.C359]*2+130)*([.E359]*2+25)" office:value-type="float" office:value="33750">
            <text:p>33750</text:p>
          </table:table-cell>
          <table:table-cell table:formula="of:=([.C359]*2+130)*([.G359]*2+25)" office:value-type="float" office:value="44550">
            <text:p>44550</text:p>
          </table:table-cell>
          <table:table-cell table:formula="of:=[.AK359]*([.H359]*2+25)" office:value-type="float" office:value="32512.5">
            <text:p>32512.5</text:p>
          </table:table-cell>
          <table:table-cell table:formula="of:=[.AK359]*[.AM359]" office:value-type="float" office:value="10182915">
            <text:p>10182915</text:p>
          </table:table-cell>
          <table:table-cell table:style-name="ce69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88.html">ちびりか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88.html">ちびりか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59">
            <text:p>359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360:.H360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60]-[.N360]" office:value-type="float" office:value="450">
            <text:p>450</text:p>
          </table:table-cell>
          <table:table-cell table:formula="of:=MIN([.D360]; [.F360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8.html">A理香子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60]=&quot;物理&quot;; [.D360]; [.F360])*2+89)*[.AF360]/100" office:value-type="float" office:value="406.8">
            <text:p>40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60]=&quot;物理&quot;; [.D360]; [.F360])*2+89)*[.AI360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formula="of:=AVERAGE([.AN360]; [.AO360])" office:value-type="float" office:value="74800">
            <text:p>74800</text:p>
          </table:table-cell>
          <table:table-cell table:formula="of:=([.C360]*2+64+130)*([.E360]*2+25)" office:value-type="float" office:value="65450">
            <text:p>65450</text:p>
          </table:table-cell>
          <table:table-cell table:formula="of:=([.C360]*2+64+130)*([.G360]*2+25)" office:value-type="float" office:value="84150">
            <text:p>84150</text:p>
          </table:table-cell>
          <table:table-cell table:formula="of:=[.AK360]*([.H360]*2+89)" office:value-type="float" office:value="63765.9">
            <text:p>63765.9</text:p>
          </table:table-cell>
          <table:table-cell table:formula="of:=[.AK360]*[.AM360]" office:value-type="float" office:value="22821480">
            <text:p>22821480</text:p>
          </table:table-cell>
          <table:table-cell table:style-name="ce69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5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88.html">A理香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88.html">A理香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60">
            <text:p>360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0">
            <text:p>50</text:p>
          </table:table-cell>
          <table:table-cell table:style-name="ce14" table:formula="of:=SUM([.C361:.H361])" office:value-type="float" office:value="380">
            <text:p>38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1]-[.N361]" office:value-type="float" office:value="350">
            <text:p>350</text:p>
          </table:table-cell>
          <table:table-cell table:formula="of:=MIN([.D361]; [.F361])" office:value-type="float" office:value="30">
            <text:p>3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90.html">ちび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1]=&quot;物理&quot;; [.D361]; [.F361])*2+89)*[.AF361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1]=&quot;物理&quot;; [.D361]; [.F361])*2+89)*[.AI36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formula="of:=AVERAGE([.AN361]; [.AO361])" office:value-type="float" office:value="48050">
            <text:p>48050</text:p>
          </table:table-cell>
          <table:table-cell table:formula="of:=([.C361]*2+130)*([.E361]*2+25)" office:value-type="float" office:value="48050">
            <text:p>48050</text:p>
          </table:table-cell>
          <table:table-cell table:formula="of:=([.C361]*2+130)*([.G361]*2+25)" office:value-type="float" office:value="48050">
            <text:p>48050</text:p>
          </table:table-cell>
          <table:table-cell table:formula="of:=[.AK361]*([.H361]*2+25)" office:value-type="float" office:value="28012.5">
            <text:p>28012.5</text:p>
          </table:table-cell>
          <table:table-cell table:formula="of:=[.AK361]*[.AM361]" office:value-type="float" office:value="10768005">
            <text:p>10768005</text:p>
          </table:table-cell>
          <table:table-cell table:style-name="ce69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table:style-name="ce69" office:value-type="string">
            <text:p><text:a xlink:href="http://www14.atwiki.jp/tamakagura/pages/190.html">ちびリグ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0.html">ちび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1">
            <text:p>36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362:.H362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62]-[.N362]" office:value-type="float" office:value="480">
            <text:p>480</text:p>
          </table:table-cell>
          <table:table-cell table:formula="of:=MIN([.D362]; [.F362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62]*2+89)*[.AA362]/IF(OR([.J362]=[.Y362]; [.K362]=[.Y362]); 1; 1.5)/100" office:value-type="float" office:value="188.3">
            <text:p>188.3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2]=&quot;物理&quot;; [.D362]; [.F362])*2+89)*[.AF36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2]=&quot;物理&quot;; [.D362]; [.F362])*2+89)*[.AI36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formula="of:=AVERAGE([.AN362]; [.AO362])" office:value-type="float" office:value="95460">
            <text:p>95460</text:p>
          </table:table-cell>
          <table:table-cell table:formula="of:=([.C362]*2+64+130)*([.E362]*2+25)" office:value-type="float" office:value="99900">
            <text:p>99900</text:p>
          </table:table-cell>
          <table:table-cell table:formula="of:=([.C362]*2+64+130)*([.G362]*2+25)" office:value-type="float" office:value="91020">
            <text:p>91020</text:p>
          </table:table-cell>
          <table:table-cell table:formula="of:=[.AK362]*([.H362]*2+89)" office:value-type="float" office:value="57861.9">
            <text:p>57861.9</text:p>
          </table:table-cell>
          <table:table-cell table:formula="of:=[.AK362]*[.AM362]" office:value-type="float" office:value="23110866">
            <text:p>23110866</text:p>
          </table:table-cell>
          <table:table-cell table:style-name="ce69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90.html">Nリグ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90.html">N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2">
            <text:p>362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50">
            <text:p>50</text:p>
          </table:table-cell>
          <table:table-cell table:style-name="ce14" table:formula="of:=SUM([.C363:.H363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363]-[.N363]" office:value-type="float" office:value="490">
            <text:p>490</text:p>
          </table:table-cell>
          <table:table-cell table:formula="of:=MIN([.D363]; [.F363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D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63]=&quot;物理&quot;; [.D363]; [.F363])*2+89)*[.AF363]/100" office:value-type="float" office:value="322.8">
            <text:p>32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3]=&quot;物理&quot;; [.D363]; [.F363])*2+89)*[.AI36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formula="of:=AVERAGE([.AN363]; [.AO363])" office:value-type="float" office:value="111000">
            <text:p>111000</text:p>
          </table:table-cell>
          <table:table-cell table:formula="of:=([.C363]*2+64+130)*([.E363]*2+25)" office:value-type="float" office:value="99900">
            <text:p>99900</text:p>
          </table:table-cell>
          <table:table-cell table:formula="of:=([.C363]*2+64+130)*([.G363]*2+25)" office:value-type="float" office:value="122100">
            <text:p>122100</text:p>
          </table:table-cell>
          <table:table-cell table:formula="of:=[.AK363]*([.H363]*2+89)" office:value-type="float" office:value="45756.9">
            <text:p>45756.9</text:p>
          </table:table-cell>
          <table:table-cell table:formula="of:=[.AK363]*[.AM363]" office:value-type="float" office:value="26873100">
            <text:p>26873100</text:p>
          </table:table-cell>
          <table:table-cell table:style-name="ce69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90.html">D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90.html">D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3">
            <text:p>363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364:.H364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64]-[.N364]" office:value-type="float" office:value="480">
            <text:p>480</text:p>
          </table:table-cell>
          <table:table-cell table:formula="of:=MIN([.D364]; [.F364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S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64]=&quot;物理&quot;; [.D364]; [.F364])*2+89)*[.AF364]/100" office:value-type="float" office:value="358.8">
            <text:p>35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4]=&quot;物理&quot;; [.D364]; [.F364])*2+89)*[.AI364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formula="of:=AVERAGE([.AN364]; [.AO364])" office:value-type="float" office:value="76760">
            <text:p>76760</text:p>
          </table:table-cell>
          <table:table-cell table:formula="of:=([.C364]*2+64+130)*([.E364]*2+25)" office:value-type="float" office:value="74740">
            <text:p>74740</text:p>
          </table:table-cell>
          <table:table-cell table:formula="of:=([.C364]*2+64+130)*([.G364]*2+25)" office:value-type="float" office:value="78780">
            <text:p>78780</text:p>
          </table:table-cell>
          <table:table-cell table:formula="of:=[.AK364]*([.H364]*2+89)" office:value-type="float" office:value="80460.9">
            <text:p>80460.9</text:p>
          </table:table-cell>
          <table:table-cell table:formula="of:=[.AK364]*[.AM364]" office:value-type="float" office:value="20656116">
            <text:p>20656116</text:p>
          </table:table-cell>
          <table:table-cell table:style-name="ce69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90.html">S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90.html">S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4">
            <text:p>364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65:.H365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65]-[.N365]" office:value-type="float" office:value="480">
            <text:p>480</text:p>
          </table:table-cell>
          <table:table-cell table:formula="of:=MIN([.D365]; [.F365])" office:value-type="float" office:value="80">
            <text:p>8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水氷35%軽減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41" office:value-type="float" office:value="125">
            <text:p>125</text:p>
          </table:table-cell>
          <table:table-cell table:style-name="ce14" office:value-type="string">
            <text:p>特殊</text:p>
          </table:table-cell>
          <table:table-cell table:style-name="ce57" table:formula="of:=(IF([.AG365]=&quot;物理&quot;; [.D365]; [.F365])*2+89)*[.AF365]/100" office:value-type="float" office:value="336.25">
            <text:p>336.2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65]=&quot;物理&quot;; [.D365]; [.F365])*2+89)*[.AI365]/100" office:value-type="float" office:value="269">
            <text:p>269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formula="of:=AVERAGE([.AN365]; [.AO365])" office:value-type="float" office:value="84630">
            <text:p>84630</text:p>
          </table:table-cell>
          <table:table-cell table:formula="of:=([.C365]*2+64+130)*([.E365]*2+25)" office:value-type="float" office:value="88970">
            <text:p>88970</text:p>
          </table:table-cell>
          <table:table-cell table:formula="of:=([.C365]*2+64+130)*([.G365]*2+25)" office:value-type="float" office:value="80290">
            <text:p>80290</text:p>
          </table:table-cell>
          <table:table-cell table:formula="of:=[.AK365]*([.H365]*2+89)" office:value-type="float" office:value="77741">
            <text:p>77741</text:p>
          </table:table-cell>
          <table:table-cell table:formula="of:=[.AK365]*[.AM365]" office:value-type="float" office:value="22765470">
            <text:p>22765470</text:p>
          </table:table-cell>
          <table:table-cell table:style-name="ce69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191.html">りざーど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1.html">りざーど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65">
            <text:p>36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366:.H366])" office:value-type="float" office:value="360">
            <text:p>3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6]-[.N366]" office:value-type="float" office:value="340">
            <text:p>340</text:p>
          </table:table-cell>
          <table:table-cell table:formula="of:=MIN([.D366]; [.F366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2.html">く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6]=&quot;物理&quot;; [.D366]; [.F366])*2+89)*[.AF366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6]=&quot;物理&quot;; [.D366]; [.F366])*2+89)*[.AI366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formula="of:=AVERAGE([.AN366]; [.AO366])" office:value-type="float" office:value="41850">
            <text:p>41850</text:p>
          </table:table-cell>
          <table:table-cell table:formula="of:=([.C366]*2+130)*([.E366]*2+25)" office:value-type="float" office:value="41850">
            <text:p>41850</text:p>
          </table:table-cell>
          <table:table-cell table:formula="of:=([.C366]*2+130)*([.G366]*2+25)" office:value-type="float" office:value="41850">
            <text:p>41850</text:p>
          </table:table-cell>
          <table:table-cell table:formula="of:=[.AK366]*([.H366]*2+25)" office:value-type="float" office:value="34006.5">
            <text:p>34006.5</text:p>
          </table:table-cell>
          <table:table-cell table:formula="of:=[.AK366]*[.AM366]" office:value-type="float" office:value="8625285">
            <text:p>8625285</text:p>
          </table:table-cell>
          <table:table-cell table:style-name="ce69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2.html">く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2.html">くろりり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6">
            <text:p>366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367:.H367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67]-[.N367]" office:value-type="float" office:value="470">
            <text:p>470</text:p>
          </table:table-cell>
          <table:table-cell table:formula="of:=MIN([.D367]; [.F36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7]=&quot;物理&quot;; [.D367]; [.F367])*2+89)*[.AF36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7]=&quot;物理&quot;; [.D367]; [.F367])*2+89)*[.AI36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formula="of:=AVERAGE([.AN367]; [.AO367])" office:value-type="float" office:value="91140">
            <text:p>91140</text:p>
          </table:table-cell>
          <table:table-cell table:formula="of:=([.C367]*2+64+130)*([.E367]*2+25)" office:value-type="float" office:value="97650">
            <text:p>97650</text:p>
          </table:table-cell>
          <table:table-cell table:formula="of:=([.C367]*2+64+130)*([.G367]*2+25)" office:value-type="float" office:value="84630">
            <text:p>84630</text:p>
          </table:table-cell>
          <table:table-cell table:formula="of:=[.AK367]*([.H367]*2+89)" office:value-type="float" office:value="58041.9">
            <text:p>58041.9</text:p>
          </table:table-cell>
          <table:table-cell table:formula="of:=[.AK367]*[.AM367]" office:value-type="float" office:value="20424474">
            <text:p>20424474</text:p>
          </table:table-cell>
          <table:table-cell table:style-name="ce69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style-name="ce2" office:value-type="string">
            <text:p>樹 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2.html">NリリーB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92.html">N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7">
            <text:p>367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368:.H368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8]-[.N368]" office:value-type="float" office:value="470">
            <text:p>470</text:p>
          </table:table-cell>
          <table:table-cell table:formula="of:=MIN([.D368]; [.F368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68]=&quot;物理&quot;; [.D368]; [.F368])*2+89)*[.AF36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68]=&quot;物理&quot;; [.D368]; [.F368])*2+89)*[.AI368]/100" office:value-type="float" office:value="339">
            <text:p>339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formula="of:=AVERAGE([.AN368]; [.AO368])" office:value-type="float" office:value="71060">
            <text:p>71060</text:p>
          </table:table-cell>
          <table:table-cell table:formula="of:=([.C368]*2+64+130)*([.E368]*2+25)" office:value-type="float" office:value="72930">
            <text:p>72930</text:p>
          </table:table-cell>
          <table:table-cell table:formula="of:=([.C368]*2+64+130)*([.G368]*2+25)" office:value-type="float" office:value="69190">
            <text:p>69190</text:p>
          </table:table-cell>
          <table:table-cell table:formula="of:=[.AK368]*([.H368]*2+89)" office:value-type="float" office:value="91191">
            <text:p>91191</text:p>
          </table:table-cell>
          <table:table-cell table:formula="of:=[.AK368]*[.AM368]" office:value-type="float" office:value="24089340">
            <text:p>24089340</text:p>
          </table:table-cell>
          <table:table-cell table:style-name="ce69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2.html">AリリーB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92.html">A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8">
            <text:p>368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69:.H369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69]=&quot;物理&quot;; [.D369]; [.F369])*2+89)*[.AF369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69]=&quot;物理&quot;; [.D369]; [.F369])*2+89)*[.AI369]/100" office:value-type="float" office:value="289">
            <text:p>289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formula="of:=AVERAGE([.AN369]; [.AO369])" office:value-type="float" office:value="72960">
            <text:p>72960</text:p>
          </table:table-cell>
          <table:table-cell table:formula="of:=([.C369]*2+64+130)*([.E369]*2+25)" office:value-type="float" office:value="71040">
            <text:p>71040</text:p>
          </table:table-cell>
          <table:table-cell table:formula="of:=([.C369]*2+64+130)*([.G369]*2+25)" office:value-type="float" office:value="74880">
            <text:p>74880</text:p>
          </table:table-cell>
          <table:table-cell table:formula="of:=[.AK369]*([.H369]*2+89)" office:value-type="float" office:value="89301">
            <text:p>89301</text:p>
          </table:table-cell>
          <table:table-cell table:formula="of:=[.AK369]*[.AM369]" office:value-type="float" office:value="21085440">
            <text:p>21085440</text:p>
          </table:table-cell>
          <table:table-cell table:style-name="ce69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2.html">SリリーB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92.html">S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9">
            <text:p>369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0">
            <text:p>40</text:p>
          </table:table-cell>
          <table:table-cell table:style-name="ce14" table:formula="of:=SUM([.C370:.H370])" office:value-type="float" office:value="360">
            <text:p>3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0]-[.N370]" office:value-type="float" office:value="340">
            <text:p>340</text:p>
          </table:table-cell>
          <table:table-cell table:formula="of:=MIN([.D370]; [.F370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3.html">し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0]=&quot;物理&quot;; [.D370]; [.F370])*2+89)*[.AF37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0]=&quot;物理&quot;; [.D370]; [.F370])*2+89)*[.AI37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formula="of:=AVERAGE([.AN370]; [.AO370])" office:value-type="float" office:value="50750">
            <text:p>50750</text:p>
          </table:table-cell>
          <table:table-cell table:formula="of:=([.C370]*2+130)*([.E370]*2+25)" office:value-type="float" office:value="50750">
            <text:p>50750</text:p>
          </table:table-cell>
          <table:table-cell table:formula="of:=([.C370]*2+130)*([.G370]*2+25)" office:value-type="float" office:value="50750">
            <text:p>50750</text:p>
          </table:table-cell>
          <table:table-cell table:formula="of:=[.AK370]*([.H370]*2+25)" office:value-type="float" office:value="21640.5">
            <text:p>21640.5</text:p>
          </table:table-cell>
          <table:table-cell table:formula="of:=[.AK370]*[.AM370]" office:value-type="float" office:value="10459575">
            <text:p>10459575</text:p>
          </table:table-cell>
          <table:table-cell table:style-name="ce69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6"/>
          <table:table-cell table:style-name="ce69" office:value-type="string">
            <text:p><text:a xlink:href="http://www14.atwiki.jp/tamakagura/pages/193.html">し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3.html">しろりり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0">
            <text:p>37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371:.H371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71]-[.N371]" office:value-type="float" office:value="470">
            <text:p>470</text:p>
          </table:table-cell>
          <table:table-cell table:formula="of:=MIN([.D371]; [.F371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71]=&quot;物理&quot;; [.D371]; [.F371])*2+89)*[.AF37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71]=&quot;物理&quot;; [.D371]; [.F371])*2+89)*[.AI371]/100" office:value-type="float" office:value="289">
            <text:p>289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formula="of:=AVERAGE([.AN371]; [.AO371])" office:value-type="float" office:value="85840">
            <text:p>85840</text:p>
          </table:table-cell>
          <table:table-cell table:formula="of:=([.C371]*2+64+130)*([.E371]*2+25)" office:value-type="float" office:value="85840">
            <text:p>85840</text:p>
          </table:table-cell>
          <table:table-cell table:formula="of:=([.C371]*2+64+130)*([.G371]*2+25)" office:value-type="float" office:value="85840">
            <text:p>85840</text:p>
          </table:table-cell>
          <table:table-cell table:formula="of:=[.AK371]*([.H371]*2+89)" office:value-type="float" office:value="69071">
            <text:p>69071</text:p>
          </table:table-cell>
          <table:table-cell table:formula="of:=[.AK371]*[.AM371]" office:value-type="float" office:value="24807760">
            <text:p>24807760</text:p>
          </table:table-cell>
          <table:table-cell table:style-name="ce69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93.html">N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1">
            <text:p>37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60">
            <text:p>60</text:p>
          </table:table-cell>
          <table:table-cell table:style-name="ce14" table:formula="of:=SUM([.C372:.H372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72]-[.N372]" office:value-type="float" office:value="470">
            <text:p>470</text:p>
          </table:table-cell>
          <table:table-cell table:formula="of:=MIN([.D372]; [.F372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2]=&quot;物理&quot;; [.D372]; [.F372])*2+89)*[.AF37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2]=&quot;物理&quot;; [.D372]; [.F372])*2+89)*[.AI37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formula="of:=AVERAGE([.AN372]; [.AO372])" office:value-type="float" office:value="97170">
            <text:p>97170</text:p>
          </table:table-cell>
          <table:table-cell table:formula="of:=([.C372]*2+64+130)*([.E372]*2+25)" office:value-type="float" office:value="92430">
            <text:p>92430</text:p>
          </table:table-cell>
          <table:table-cell table:formula="of:=([.C372]*2+64+130)*([.G372]*2+25)" office:value-type="float" office:value="101910">
            <text:p>101910</text:p>
          </table:table-cell>
          <table:table-cell table:formula="of:=[.AK372]*([.H372]*2+89)" office:value-type="float" office:value="50598.9">
            <text:p>50598.9</text:p>
          </table:table-cell>
          <table:table-cell table:formula="of:=[.AK372]*[.AM372]" office:value-type="float" office:value="23524857">
            <text:p>23524857</text:p>
          </table:table-cell>
          <table:table-cell table:style-name="ce69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93.html">D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93.html">D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2">
            <text:p>372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373:.H373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3]-[.N373]" office:value-type="float" office:value="470">
            <text:p>470</text:p>
          </table:table-cell>
          <table:table-cell table:formula="of:=MIN([.D373]; [.F373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3]=&quot;物理&quot;; [.D373]; [.F373])*2+89)*[.AF373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3]=&quot;物理&quot;; [.D373]; [.F373])*2+89)*[.AI37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formula="of:=AVERAGE([.AN373]; [.AO373])" office:value-type="float" office:value="102150">
            <text:p>102150</text:p>
          </table:table-cell>
          <table:table-cell table:formula="of:=([.C373]*2+64+130)*([.E373]*2+25)" office:value-type="float" office:value="111230">
            <text:p>111230</text:p>
          </table:table-cell>
          <table:table-cell table:formula="of:=([.C373]*2+64+130)*([.G373]*2+25)" office:value-type="float" office:value="93070">
            <text:p>93070</text:p>
          </table:table-cell>
          <table:table-cell table:formula="of:=[.AK373]*([.H373]*2+89)" office:value-type="float" office:value="45756.9">
            <text:p>45756.9</text:p>
          </table:table-cell>
          <table:table-cell table:formula="of:=[.AK373]*[.AM373]" office:value-type="float" office:value="24730515">
            <text:p>24730515</text:p>
          </table:table-cell>
          <table:table-cell table:style-name="ce69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16"/>
          <table:table-cell table:style-name="ce69" office:value-type="string">
            <text:p><text:a xlink:href="http://www14.atwiki.jp/tamakagura/pages/193.html">H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93.html">H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3">
            <text:p>373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22" office:value-type="float" office:value="60">
            <text:p>6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5">
            <text:p>55</text:p>
          </table:table-cell>
          <table:table-cell table:style-name="ce14" table:formula="of:=SUM([.C374:.H374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4]-[.N374]" office:value-type="float" office:value="340">
            <text:p>340</text:p>
          </table:table-cell>
          <table:table-cell table:formula="of:=MIN([.D374]; [.F374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4]=&quot;物理&quot;; [.D374]; [.F374])*2+89)*[.AF374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4]=&quot;物理&quot;; [.D374]; [.F374])*2+89)*[.AI374]/100" office:value-type="float" office:value="259">
            <text:p>259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formula="of:=AVERAGE([.AN374]; [.AO374])" office:value-type="float" office:value="41250">
            <text:p>41250</text:p>
          </table:table-cell>
          <table:table-cell table:formula="of:=([.C374]*2+130)*([.E374]*2+25)" office:value-type="float" office:value="36250">
            <text:p>36250</text:p>
          </table:table-cell>
          <table:table-cell table:formula="of:=([.C374]*2+130)*([.G374]*2+25)" office:value-type="float" office:value="46250">
            <text:p>46250</text:p>
          </table:table-cell>
          <table:table-cell table:formula="of:=[.AK374]*([.H374]*2+25)" office:value-type="float" office:value="34965">
            <text:p>34965</text:p>
          </table:table-cell>
          <table:table-cell table:formula="of:=[.AK374]*[.AM374]" office:value-type="float" office:value="10683750">
            <text:p>10683750</text:p>
          </table:table-cell>
          <table:table-cell table:style-name="ce69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4.html">ちびリリ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4.html">ちび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4">
            <text:p>374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375:.H375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75]-[.N375]" office:value-type="float" office:value="485">
            <text:p>485</text:p>
          </table:table-cell>
          <table:table-cell table:formula="of:=MIN([.D375]; [.F37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N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5]=&quot;物理&quot;; [.D375]; [.F375])*2+89)*[.AF37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5]=&quot;物理&quot;; [.D375]; [.F375])*2+89)*[.AI375]/100" office:value-type="float" office:value="289">
            <text:p>289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formula="of:=AVERAGE([.AN375]; [.AO375])" office:value-type="float" office:value="95220">
            <text:p>95220</text:p>
          </table:table-cell>
          <table:table-cell table:formula="of:=([.C375]*2+64+130)*([.E375]*2+25)" office:value-type="float" office:value="89010">
            <text:p>89010</text:p>
          </table:table-cell>
          <table:table-cell table:formula="of:=([.C375]*2+64+130)*([.G375]*2+25)" office:value-type="float" office:value="101430">
            <text:p>101430</text:p>
          </table:table-cell>
          <table:table-cell table:formula="of:=[.AK375]*([.H375]*2+89)" office:value-type="float" office:value="66181">
            <text:p>66181</text:p>
          </table:table-cell>
          <table:table-cell table:formula="of:=[.AK375]*[.AM375]" office:value-type="float" office:value="27518580">
            <text:p>27518580</text:p>
          </table:table-cell>
          <table:table-cell table:style-name="ce69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4.html">Nリリ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94.html">N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5">
            <text:p>375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376:.H37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76]-[.N376]" office:value-type="float" office:value="475">
            <text:p>475</text:p>
          </table:table-cell>
          <table:table-cell table:formula="of:=MIN([.D376]; [.F37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H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6]=&quot;物理&quot;; [.D376]; [.F376])*2+89)*[.AF37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6]=&quot;物理&quot;; [.D376]; [.F376])*2+89)*[.AI376]/100" office:value-type="float" office:value="299">
            <text:p>299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formula="of:=AVERAGE([.AN376]; [.AO376])" office:value-type="float" office:value="93150">
            <text:p>93150</text:p>
          </table:table-cell>
          <table:table-cell table:formula="of:=([.C376]*2+64+130)*([.E376]*2+25)" office:value-type="float" office:value="84870">
            <text:p>84870</text:p>
          </table:table-cell>
          <table:table-cell table:formula="of:=([.C376]*2+64+130)*([.G376]*2+25)" office:value-type="float" office:value="101430">
            <text:p>101430</text:p>
          </table:table-cell>
          <table:table-cell table:formula="of:=[.AK376]*([.H376]*2+89)" office:value-type="float" office:value="62491">
            <text:p>62491</text:p>
          </table:table-cell>
          <table:table-cell table:formula="of:=[.AK376]*[.AM376]" office:value-type="float" office:value="27851850">
            <text:p>27851850</text:p>
          </table:table-cell>
          <table:table-cell table:style-name="ce69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94.html">H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6">
            <text:p>376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377:.H37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77]-[.N377]" office:value-type="float" office:value="475">
            <text:p>475</text:p>
          </table:table-cell>
          <table:table-cell table:formula="of:=MIN([.D377]; [.F37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T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7]=&quot;物理&quot;; [.D377]; [.F377])*2+89)*[.AF37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7]=&quot;物理&quot;; [.D377]; [.F377])*2+89)*[.AI377]/100" office:value-type="float" office:value="269">
            <text:p>269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formula="of:=AVERAGE([.AN377]; [.AO377])" office:value-type="float" office:value="91080">
            <text:p>91080</text:p>
          </table:table-cell>
          <table:table-cell table:formula="of:=([.C377]*2+64+130)*([.E377]*2+25)" office:value-type="float" office:value="80730">
            <text:p>80730</text:p>
          </table:table-cell>
          <table:table-cell table:formula="of:=([.C377]*2+64+130)*([.G377]*2+25)" office:value-type="float" office:value="101430">
            <text:p>101430</text:p>
          </table:table-cell>
          <table:table-cell table:formula="of:=[.AK377]*([.H377]*2+89)" office:value-type="float" office:value="66981">
            <text:p>66981</text:p>
          </table:table-cell>
          <table:table-cell table:formula="of:=[.AK377]*[.AM377]" office:value-type="float" office:value="24500520">
            <text:p>24500520</text:p>
          </table:table-cell>
          <table:table-cell table:style-name="ce69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94.html">T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7">
            <text:p>377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14" table:formula="of:=SUM([.C378:.H378])" office:value-type="float" office:value="400">
            <text:p>4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8]-[.N378]" office:value-type="float" office:value="370">
            <text:p>370</text:p>
          </table:table-cell>
          <table:table-cell table:formula="of:=MIN([.D378]; [.F378])" office:value-type="float" office:value="30">
            <text:p>30</text:p>
          </table:table-cell>
          <table:table-cell table:style-name="ce14" office:value-type="string">
            <text:p>撃破時VP回収</text:p>
          </table:table-cell>
          <table:table-cell table:style-name="ce14"/>
          <table:table-cell table:style-name="ce14" office:value-type="string">
            <text:p><text:a xlink:href="http://www14.atwiki.jp/tamakagura/pages/195.html">ちび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8]=&quot;物理&quot;; [.D378]; [.F378])*2+89)*[.AF378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8]=&quot;物理&quot;; [.D378]; [.F378])*2+89)*[.AI37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formula="of:=AVERAGE([.AN378]; [.AO378])" office:value-type="float" office:value="43400">
            <text:p>43400</text:p>
          </table:table-cell>
          <table:table-cell table:formula="of:=([.C378]*2+130)*([.E378]*2+25)" office:value-type="float" office:value="40600">
            <text:p>40600</text:p>
          </table:table-cell>
          <table:table-cell table:formula="of:=([.C378]*2+130)*([.G378]*2+25)" office:value-type="float" office:value="46200">
            <text:p>46200</text:p>
          </table:table-cell>
          <table:table-cell table:formula="of:=[.AK378]*([.H378]*2+25)" office:value-type="float" office:value="42367.5">
            <text:p>42367.5</text:p>
          </table:table-cell>
          <table:table-cell table:formula="of:=[.AK378]*[.AM378]" office:value-type="float" office:value="10507140">
            <text:p>10507140</text:p>
          </table:table-cell>
          <table:table-cell table:style-name="ce69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5.html">ちび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5.html">ちびり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78">
            <text:p>378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379:.H379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79]-[.N379]" office:value-type="float" office:value="465">
            <text:p>465</text:p>
          </table:table-cell>
          <table:table-cell table:formula="of:=MIN([.D379]; [.F379])" office:value-type="float" office:value="80">
            <text:p>8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A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9]=&quot;物理&quot;; [.D379]; [.F379])*2+89)*[.AF379]/100" office:value-type="float" office:value="323.1">
            <text:p>32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9]=&quot;物理&quot;; [.D379]; [.F379])*2+89)*[.AI379]/100" office:value-type="float" office:value="323.1">
            <text:p>323.1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formula="of:=AVERAGE([.AN379]; [.AO379])" office:value-type="float" office:value="65490">
            <text:p>65490</text:p>
          </table:table-cell>
          <table:table-cell table:formula="of:=([.C379]*2+64+130)*([.E379]*2+25)" office:value-type="float" office:value="61950">
            <text:p>61950</text:p>
          </table:table-cell>
          <table:table-cell table:formula="of:=([.C379]*2+64+130)*([.G379]*2+25)" office:value-type="float" office:value="69030">
            <text:p>69030</text:p>
          </table:table-cell>
          <table:table-cell table:formula="of:=[.AK379]*([.H379]*2+89)" office:value-type="float" office:value="86913.9">
            <text:p>86913.9</text:p>
          </table:table-cell>
          <table:table-cell table:formula="of:=[.AK379]*[.AM379]" office:value-type="float" office:value="21159819">
            <text:p>21159819</text:p>
          </table:table-cell>
          <table:table-cell table:style-name="ce69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5.html">A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195.html">A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79">
            <text:p>37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5">
            <text:p>115</text:p>
          </table:table-cell>
          <table:table-cell table:style-name="ce14" table:formula="of:=SUM([.C380:.H380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80]-[.N380]" office:value-type="float" office:value="475">
            <text:p>475</text:p>
          </table:table-cell>
          <table:table-cell table:formula="of:=MIN([.D380]; [.F380])" office:value-type="float" office:value="70">
            <text:p>7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S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0]=&quot;物理&quot;; [.D380]; [.F380])*2+89)*[.AF380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0]=&quot;物理&quot;; [.D380]; [.F380])*2+89)*[.AI380]/100" office:value-type="float" office:value="299">
            <text:p>29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formula="of:=AVERAGE([.AN380]; [.AO380])" office:value-type="float" office:value="71040">
            <text:p>71040</text:p>
          </table:table-cell>
          <table:table-cell table:formula="of:=([.C380]*2+64+130)*([.E380]*2+25)" office:value-type="float" office:value="67200">
            <text:p>67200</text:p>
          </table:table-cell>
          <table:table-cell table:formula="of:=([.C380]*2+64+130)*([.G380]*2+25)" office:value-type="float" office:value="74880">
            <text:p>74880</text:p>
          </table:table-cell>
          <table:table-cell table:formula="of:=[.AK380]*([.H380]*2+89)" office:value-type="float" office:value="95381">
            <text:p>95381</text:p>
          </table:table-cell>
          <table:table-cell table:formula="of:=[.AK380]*[.AM380]" office:value-type="float" office:value="21240960">
            <text:p>21240960</text:p>
          </table:table-cell>
          <table:table-cell table:style-name="ce69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5.html">S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195.html">S燐</text:a></text:p>
          </table:table-cell>
          <table:table-cell office:value-type="string">
            <text:p>＼にゃーん／</text:p>
          </table:table-cell>
          <table:table-cell table:number-columns-repeated="917"/>
        </table:table-row>
        <table:table-row table:style-name="ro5">
          <table:table-cell office:value-type="float" office:value="380">
            <text:p>38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14" table:formula="of:=SUM([.C381:.H381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81]-[.N381]" office:value-type="float" office:value="480">
            <text:p>480</text:p>
          </table:table-cell>
          <table:table-cell table:formula="of:=MIN([.D381]; [.F381])" office:value-type="float" office:value="65">
            <text:p>65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H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1]=&quot;物理&quot;; [.D381]; [.F381])*2+89)*[.AF38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1]=&quot;物理&quot;; [.D381]; [.F381])*2+89)*[.AI381]/100" office:value-type="float" office:value="299">
            <text:p>299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formula="of:=AVERAGE([.AN381]; [.AO381])" office:value-type="float" office:value="80770">
            <text:p>80770</text:p>
          </table:table-cell>
          <table:table-cell table:formula="of:=([.C381]*2+64+130)*([.E381]*2+25)" office:value-type="float" office:value="72890">
            <text:p>72890</text:p>
          </table:table-cell>
          <table:table-cell table:formula="of:=([.C381]*2+64+130)*([.G381]*2+25)" office:value-type="float" office:value="88650">
            <text:p>88650</text:p>
          </table:table-cell>
          <table:table-cell table:formula="of:=[.AK381]*([.H381]*2+89)" office:value-type="float" office:value="83421">
            <text:p>83421</text:p>
          </table:table-cell>
          <table:table-cell table:formula="of:=[.AK381]*[.AM381]" office:value-type="float" office:value="24150230">
            <text:p>24150230</text:p>
          </table:table-cell>
          <table:table-cell table:style-name="ce69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195.html">H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95.html">H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81">
            <text:p>381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382:.H382])" office:value-type="float" office:value="460">
            <text:p>4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2]-[.N382]" office:value-type="float" office:value="380">
            <text:p>380</text:p>
          </table:table-cell>
          <table:table-cell table:formula="of:=MIN([.D382]; [.F382])" office:value-type="float" office:value="80">
            <text:p>80</text:p>
          </table:table-cell>
          <table:table-cell table:style-name="ce14" office:value-type="string">
            <text:p>追加効果確定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number-columns-repeated="11"/>
          <table:table-cell table:style-name="ce14" office:value-type="string">
            <text:p><text:a xlink:href="http://www14.atwiki.jp/tamakagura/pages/196.html">霖之助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57" table:formula="of:=(IF([.AG382]=&quot;物理&quot;; [.D382]; [.F382])*2+89)*[.AF382]/100" office:value-type="float" office:value="166">
            <text:p>166</text:p>
          </table:table-cell>
          <table:table-cell table:style-name="ce41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60" table:formula="of:=(IF([.AJ382]=&quot;物理&quot;; [.D382]; [.F382])*2+89)*[.AI382]/100" office:value-type="float" office:value="166">
            <text:p>166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formula="of:=AVERAGE([.AN382]; [.AO382])" office:value-type="float" office:value="65490">
            <text:p>65490</text:p>
          </table:table-cell>
          <table:table-cell table:formula="of:=([.C382]*2+64+130)*([.E382]*2+25)" office:value-type="float" office:value="65490">
            <text:p>65490</text:p>
          </table:table-cell>
          <table:table-cell table:formula="of:=([.C382]*2+64+130)*([.G382]*2+25)" office:value-type="float" office:value="65490">
            <text:p>65490</text:p>
          </table:table-cell>
          <table:table-cell table:formula="of:=[.AK382]*([.H382]*2+89)" office:value-type="float" office:value="34694">
            <text:p>34694</text:p>
          </table:table-cell>
          <table:table-cell table:formula="of:=[.AK382]*[.AM382]" office:value-type="float" office:value="10871340">
            <text:p>10871340</text:p>
          </table:table-cell>
          <table:table-cell table:style-name="ce69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196.html">霖之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6.html">霖之助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82">
            <text:p>382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383:.H383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83]-[.N383]" office:value-type="float" office:value="460">
            <text:p>460</text:p>
          </table:table-cell>
          <table:table-cell table:formula="of:=MIN([.D383]; [.F383])" office:value-type="float" office:value="40">
            <text:p>4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テトラバースト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輪妖精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83]=&quot;物理&quot;; [.D383]; [.F383])*2+89)*[.AF383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83]=&quot;物理&quot;; [.D383]; [.F383])*2+89)*[.AI383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formula="of:=AVERAGE([.AN383]; [.AO383])" office:value-type="float" office:value="72720">
            <text:p>72720</text:p>
          </table:table-cell>
          <table:table-cell table:formula="of:=([.C383]*2+64+130)*([.E383]*2+25)" office:value-type="float" office:value="74740">
            <text:p>74740</text:p>
          </table:table-cell>
          <table:table-cell table:formula="of:=([.C383]*2+64+130)*([.G383]*2+25)" office:value-type="float" office:value="70700">
            <text:p>70700</text:p>
          </table:table-cell>
          <table:table-cell table:formula="of:=[.AK383]*([.H383]*2+89)" office:value-type="float" office:value="74808.9">
            <text:p>74808.9</text:p>
          </table:table-cell>
          <table:table-cell table:formula="of:=[.AK383]*[.AM383]" office:value-type="float" office:value="20223432">
            <text:p>20223432</text:p>
          </table:table-cell>
          <table:table-cell table:style-name="ce69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59.html">輪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59.html">輪妖精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3">
            <text:p>383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40">
            <text:p>140</text:p>
          </table:table-cell>
          <table:table-cell table:style-name="ce37" office:value-type="float" office:value="60">
            <text:p>60</text:p>
          </table:table-cell>
          <table:table-cell table:style-name="ce14" table:formula="of:=SUM([.C384:.H384])" office:value-type="float" office:value="475">
            <text:p>47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4]-[.N384]" office:value-type="float" office:value="430">
            <text:p>430</text:p>
          </table:table-cell>
          <table:table-cell table:formula="of:=MIN([.D384]; [.F384])" office:value-type="float" office:value="45">
            <text:p>45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4]=&quot;物理&quot;; [.D384]; [.F384])*2+89)*[.AF384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4]=&quot;物理&quot;; [.D384]; [.F384])*2+89)*[.AI384]/100" office:value-type="float" office:value="249">
            <text:p>249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formula="of:=AVERAGE([.AN384]; [.AO384])" office:value-type="float" office:value="83190">
            <text:p>83190</text:p>
          </table:table-cell>
          <table:table-cell table:formula="of:=([.C384]*2+64+130)*([.E384]*2+25)" office:value-type="float" office:value="58410">
            <text:p>58410</text:p>
          </table:table-cell>
          <table:table-cell table:formula="of:=([.C384]*2+64+130)*([.G384]*2+25)" office:value-type="float" office:value="107970">
            <text:p>107970</text:p>
          </table:table-cell>
          <table:table-cell table:formula="of:=[.AK384]*([.H384]*2+89)" office:value-type="float" office:value="52041">
            <text:p>52041</text:p>
          </table:table-cell>
          <table:table-cell table:formula="of:=[.AK384]*[.AM384]" office:value-type="float" office:value="20714310">
            <text:p>20714310</text:p>
          </table:table-cell>
          <table:table-cell table:style-name="ce69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63.html">る～こと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84">
            <text:p>384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5">
            <text:p>45</text:p>
          </table:table-cell>
          <table:table-cell table:style-name="ce14" table:formula="of:=SUM([.C385:.H385])" office:value-type="float" office:value="380">
            <text:p>3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5]-[.N385]" office:value-type="float" office:value="340">
            <text:p>340</text:p>
          </table:table-cell>
          <table:table-cell table:formula="of:=MIN([.D385]; [.F385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97.html">ちびルイズ</text:a></text:p>
          </table:table-cell>
          <table:table-cell table:number-columns-repeated="11"/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85]=&quot;物理&quot;; [.D385]; [.F385])*2+89)*[.AF38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85]=&quot;物理&quot;; [.D385]; [.F385])*2+89)*[.AI38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formula="of:=AVERAGE([.AN385]; [.AO385])" office:value-type="float" office:value="46500">
            <text:p>46500</text:p>
          </table:table-cell>
          <table:table-cell table:formula="of:=([.C385]*2+130)*([.E385]*2+25)" office:value-type="float" office:value="49500">
            <text:p>49500</text:p>
          </table:table-cell>
          <table:table-cell table:formula="of:=([.C385]*2+130)*([.G385]*2+25)" office:value-type="float" office:value="43500">
            <text:p>43500</text:p>
          </table:table-cell>
          <table:table-cell table:formula="of:=[.AK385]*([.H385]*2+25)" office:value-type="float" office:value="25771.5">
            <text:p>25771.5</text:p>
          </table:table-cell>
          <table:table-cell table:formula="of:=[.AK385]*[.AM385]" office:value-type="float" office:value="10420650">
            <text:p>10420650</text:p>
          </table:table-cell>
          <table:table-cell table:style-name="ce69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97.html">ちびルイズ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7.html">ちびルイズ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5">
            <text:p>385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5">
            <text:p>75</text:p>
          </table:table-cell>
          <table:table-cell table:style-name="ce14" table:formula="of:=SUM([.C386:.H386])" office:value-type="float" office:value="530">
            <text:p>53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86]-[.N386]" office:value-type="float" office:value="450">
            <text:p>450</text:p>
          </table:table-cell>
          <table:table-cell table:formula="of:=MIN([.D386]; [.F386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86]*2+89)*[.AA386]/IF(OR([.J386]=[.Y386]; [.K386]=[.Y386]); 1; 1.5)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86]=&quot;物理&quot;; [.D386]; [.F386])*2+89)*[.AF386]/100" office:value-type="float" office:value="322.8">
            <text:p>32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86]=&quot;物理&quot;; [.D386]; [.F386])*2+89)*[.AI386]/100" office:value-type="float" office:value="322.8">
            <text:p>322.8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formula="of:=AVERAGE([.AN386]; [.AO386])" office:value-type="float" office:value="82460">
            <text:p>82460</text:p>
          </table:table-cell>
          <table:table-cell table:formula="of:=([.C386]*2+64+130)*([.E386]*2+25)" office:value-type="float" office:value="88970">
            <text:p>88970</text:p>
          </table:table-cell>
          <table:table-cell table:formula="of:=([.C386]*2+64+130)*([.G386]*2+25)" office:value-type="float" office:value="75950">
            <text:p>75950</text:p>
          </table:table-cell>
          <table:table-cell table:formula="of:=[.AK386]*([.H386]*2+89)" office:value-type="float" office:value="77149.2">
            <text:p>77149.2</text:p>
          </table:table-cell>
          <table:table-cell table:formula="of:=[.AK386]*[.AM386]" office:value-type="float" office:value="26618088">
            <text:p>26618088</text:p>
          </table:table-cell>
          <table:table-cell table:style-name="ce69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70"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197.html">Hルイ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97.html">Hルイズ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6">
            <text:p>386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5">
            <text:p>35</text:p>
          </table:table-cell>
          <table:table-cell table:style-name="ce14" table:formula="of:=SUM([.C387:.H387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87]-[.N387]" office:value-type="float" office:value="340">
            <text:p>340</text:p>
          </table:table-cell>
          <table:table-cell table:formula="of:=MIN([.D387]; [.F387])" office:value-type="float" office:value="40">
            <text:p>40</text:p>
          </table:table-cell>
          <table:table-cell table:style-name="ce14" office:value-type="string">
            <text:p>50%回避↑</text:p>
          </table:table-cell>
          <table:table-cell table:style-name="ce14"/>
          <table:table-cell table:style-name="ce14" office:value-type="string">
            <text:p><text:a xlink:href="http://www14.atwiki.jp/tamakagura/pages/198.html">るーみゃ</text:a></text:p>
          </table:table-cell>
          <table:table-cell table:number-columns-repeated="11"/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87]=&quot;物理&quot;; [.D387]; [.F387])*2+89)*[.AF387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87]=&quot;物理&quot;; [.D387]; [.F387])*2+89)*[.AI387]/100" office:value-type="float" office:value="229">
            <text:p>229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formula="of:=AVERAGE([.AN387]; [.AO387])" office:value-type="float" office:value="52800">
            <text:p>52800</text:p>
          </table:table-cell>
          <table:table-cell table:formula="of:=([.C387]*2+130)*([.E387]*2+25)" office:value-type="float" office:value="49600">
            <text:p>49600</text:p>
          </table:table-cell>
          <table:table-cell table:formula="of:=([.C387]*2+130)*([.G387]*2+25)" office:value-type="float" office:value="56000">
            <text:p>56000</text:p>
          </table:table-cell>
          <table:table-cell table:formula="of:=[.AK387]*([.H387]*2+25)" office:value-type="float" office:value="21755">
            <text:p>21755</text:p>
          </table:table-cell>
          <table:table-cell table:formula="of:=[.AK387]*[.AM387]" office:value-type="float" office:value="12091200">
            <text:p>12091200</text:p>
          </table:table-cell>
          <table:table-cell table:style-name="ce69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8.html">るーみゃ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8.html">るーみゃ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7">
            <text:p>387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388:.H388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88]-[.N388]" office:value-type="float" office:value="455">
            <text:p>455</text:p>
          </table:table-cell>
          <table:table-cell table:formula="of:=MIN([.D388]; [.F388])" office:value-type="float" office:value="75">
            <text:p>7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88]=&quot;物理&quot;; [.D388]; [.F388])*2+89)*[.AF388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88]=&quot;物理&quot;; [.D388]; [.F388])*2+89)*[.AI388]/100" office:value-type="float" office:value="259">
            <text:p>259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formula="of:=AVERAGE([.AN388]; [.AO388])" office:value-type="float" office:value="88880">
            <text:p>88880</text:p>
          </table:table-cell>
          <table:table-cell table:formula="of:=([.C388]*2+64+130)*([.E388]*2+25)" office:value-type="float" office:value="94940">
            <text:p>94940</text:p>
          </table:table-cell>
          <table:table-cell table:formula="of:=([.C388]*2+64+130)*([.G388]*2+25)" office:value-type="float" office:value="82820">
            <text:p>82820</text:p>
          </table:table-cell>
          <table:table-cell table:formula="of:=[.AK388]*([.H388]*2+89)" office:value-type="float" office:value="59311">
            <text:p>59311</text:p>
          </table:table-cell>
          <table:table-cell table:formula="of:=[.AK388]*[.AM388]" office:value-type="float" office:value="23019920">
            <text:p>23019920</text:p>
          </table:table-cell>
          <table:table-cell table:style-name="ce69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8.html">Nルーミ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98.html">N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8">
            <text:p>388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389:.H389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9]-[.N389]" office:value-type="float" office:value="465">
            <text:p>465</text:p>
          </table:table-cell>
          <table:table-cell table:formula="of:=MIN([.D389]; [.F389])" office:value-type="float" office:value="65">
            <text:p>6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89]=&quot;物理&quot;; [.D389]; [.F389])*2+89)*[.AF389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89]=&quot;物理&quot;; [.D389]; [.F389])*2+89)*[.AI389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formula="of:=AVERAGE([.AN389]; [.AO389])" office:value-type="float" office:value="101990">
            <text:p>101990</text:p>
          </table:table-cell>
          <table:table-cell table:formula="of:=([.C389]*2+64+130)*([.E389]*2+25)" office:value-type="float" office:value="101990">
            <text:p>101990</text:p>
          </table:table-cell>
          <table:table-cell table:formula="of:=([.C389]*2+64+130)*([.G389]*2+25)" office:value-type="float" office:value="101990">
            <text:p>101990</text:p>
          </table:table-cell>
          <table:table-cell table:formula="of:=[.AK389]*([.H389]*2+89)" office:value-type="float" office:value="44955.9">
            <text:p>44955.9</text:p>
          </table:table-cell>
          <table:table-cell table:formula="of:=[.AK389]*[.AM389]" office:value-type="float" office:value="21938049">
            <text:p>21938049</text:p>
          </table:table-cell>
          <table:table-cell table:style-name="ce69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8.html">D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198.html">D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9">
            <text:p>38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14" table:formula="of:=SUM([.C390:.H390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90]-[.N390]" office:value-type="float" office:value="460">
            <text:p>460</text:p>
          </table:table-cell>
          <table:table-cell table:formula="of:=MIN([.D390]; [.F390])" office:value-type="float" office:value="70">
            <text:p>7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90]=&quot;物理&quot;; [.D390]; [.F390])*2+89)*[.AF390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90]=&quot;物理&quot;; [.D390]; [.F390])*2+89)*[.AI390]/100" office:value-type="float" office:value="239">
            <text:p>23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formula="of:=AVERAGE([.AN390]; [.AO390])" office:value-type="float" office:value="91140">
            <text:p>91140</text:p>
          </table:table-cell>
          <table:table-cell table:formula="of:=([.C390]*2+64+130)*([.E390]*2+25)" office:value-type="float" office:value="84630">
            <text:p>84630</text:p>
          </table:table-cell>
          <table:table-cell table:formula="of:=([.C390]*2+64+130)*([.G390]*2+25)" office:value-type="float" office:value="97650">
            <text:p>97650</text:p>
          </table:table-cell>
          <table:table-cell table:formula="of:=[.AK390]*([.H390]*2+89)" office:value-type="float" office:value="59511">
            <text:p>59511</text:p>
          </table:table-cell>
          <table:table-cell table:formula="of:=[.AK390]*[.AM390]" office:value-type="float" office:value="21782460">
            <text:p>21782460</text:p>
          </table:table-cell>
          <table:table-cell table:style-name="ce69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70"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198.html">T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98.html">T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0">
            <text:p>39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91:.H391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91]-[.N391]" office:value-type="float" office:value="460">
            <text:p>460</text:p>
          </table:table-cell>
          <table:table-cell table:formula="of:=MIN([.D391]; [.F391])" office:value-type="float" office:value="100">
            <text:p>10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鋼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91]=&quot;物理&quot;; [.D391]; [.F391])*2+89)*[.AF391]/100" office:value-type="float" office:value="523.5">
            <text:p>52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91]=&quot;物理&quot;; [.D391]; [.F391])*2+89)*[.AI391]/100" office:value-type="float" office:value="349">
            <text:p>349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formula="of:=AVERAGE([.AN391]; [.AO391])" office:value-type="float" office:value="76590">
            <text:p>76590</text:p>
          </table:table-cell>
          <table:table-cell table:formula="of:=([.C391]*2+64+130)*([.E391]*2+25)" office:value-type="float" office:value="68310">
            <text:p>68310</text:p>
          </table:table-cell>
          <table:table-cell table:formula="of:=([.C391]*2+64+130)*([.G391]*2+25)" office:value-type="float" office:value="84870">
            <text:p>84870</text:p>
          </table:table-cell>
          <table:table-cell table:formula="of:=[.AK391]*([.H391]*2+89)" office:value-type="float" office:value="72941">
            <text:p>72941</text:p>
          </table:table-cell>
          <table:table-cell table:formula="of:=[.AK391]*[.AM391]" office:value-type="float" office:value="26729910">
            <text:p>26729910</text:p>
          </table:table-cell>
          <table:table-cell table:style-name="ce69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198.html">E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41" office:value-type="string">
            <text:p><text:a xlink:href="http://www14.atwiki.jp/tamakagura/pages/198.html">E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1">
            <text:p>39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0">
            <text:p>60</text:p>
          </table:table-cell>
          <table:table-cell table:style-name="ce14" table:formula="of:=SUM([.C392:.H392])" office:value-type="float" office:value="360">
            <text:p>3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92]-[.N392]" office:value-type="float" office:value="340">
            <text:p>340</text:p>
          </table:table-cell>
          <table:table-cell table:formula="of:=MIN([.D392]; [.F392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199.html">ちび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2]=&quot;物理&quot;; [.D392]; [.F392])*2+89)*[.AF392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2]=&quot;物理&quot;; [.D392]; [.F392])*2+89)*[.AI392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formula="of:=AVERAGE([.AN392]; [.AO392])" office:value-type="float" office:value="42050">
            <text:p>42050</text:p>
          </table:table-cell>
          <table:table-cell table:formula="of:=([.C392]*2+130)*([.E392]*2+25)" office:value-type="float" office:value="42050">
            <text:p>42050</text:p>
          </table:table-cell>
          <table:table-cell table:formula="of:=([.C392]*2+130)*([.G392]*2+25)" office:value-type="float" office:value="42050">
            <text:p>42050</text:p>
          </table:table-cell>
          <table:table-cell table:formula="of:=[.AK392]*([.H392]*2+25)" office:value-type="float" office:value="32494.5">
            <text:p>32494.5</text:p>
          </table:table-cell>
          <table:table-cell table:formula="of:=[.AK392]*[.AM392]" office:value-type="float" office:value="9423405">
            <text:p>9423405</text:p>
          </table:table-cell>
          <table:table-cell table:style-name="ce69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69" office:value-type="string">
            <text:p><text:a xlink:href="http://www14.atwiki.jp/tamakagura/pages/199.html">ちび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199.html">ちび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2">
            <text:p>392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93:.H393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93]-[.N393]" office:value-type="float" office:value="460">
            <text:p>460</text:p>
          </table:table-cell>
          <table:table-cell table:formula="of:=MIN([.D393]; [.F393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N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3]=&quot;物理&quot;; [.D393]; [.F393])*2+89)*[.AF393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3]=&quot;物理&quot;; [.D393]; [.F393])*2+89)*[.AI393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formula="of:=AVERAGE([.AN393]; [.AO393])" office:value-type="float" office:value="80290">
            <text:p>80290</text:p>
          </table:table-cell>
          <table:table-cell table:formula="of:=([.C393]*2+64+130)*([.E393]*2+25)" office:value-type="float" office:value="75950">
            <text:p>75950</text:p>
          </table:table-cell>
          <table:table-cell table:formula="of:=([.C393]*2+64+130)*([.G393]*2+25)" office:value-type="float" office:value="84630">
            <text:p>84630</text:p>
          </table:table-cell>
          <table:table-cell table:formula="of:=[.AK393]*([.H393]*2+89)" office:value-type="float" office:value="64314.9">
            <text:p>64314.9</text:p>
          </table:table-cell>
          <table:table-cell table:formula="of:=[.AK393]*[.AM393]" office:value-type="float" office:value="21606039">
            <text:p>21606039</text:p>
          </table:table-cell>
          <table:table-cell table:style-name="ce69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99.html">Nル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199.html">N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3">
            <text:p>393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394:.H394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94]-[.N394]" office:value-type="float" office:value="460">
            <text:p>460</text:p>
          </table:table-cell>
          <table:table-cell table:formula="of:=MIN([.D394]; [.F394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9.html">H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4]=&quot;物理&quot;; [.D394]; [.F394])*2+89)*[.AF394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4]=&quot;物理&quot;; [.D394]; [.F394])*2+89)*[.AI394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formula="of:=AVERAGE([.AN394]; [.AO394])" office:value-type="float" office:value="78800">
            <text:p>78800</text:p>
          </table:table-cell>
          <table:table-cell table:formula="of:=([.C394]*2+64+130)*([.E394]*2+25)" office:value-type="float" office:value="76830">
            <text:p>76830</text:p>
          </table:table-cell>
          <table:table-cell table:formula="of:=([.C394]*2+64+130)*([.G394]*2+25)" office:value-type="float" office:value="80770">
            <text:p>80770</text:p>
          </table:table-cell>
          <table:table-cell table:formula="of:=[.AK394]*([.H394]*2+89)" office:value-type="float" office:value="67365.9">
            <text:p>67365.9</text:p>
          </table:table-cell>
          <table:table-cell table:formula="of:=[.AK394]*[.AM394]" office:value-type="float" office:value="20495880">
            <text:p>20495880</text:p>
          </table:table-cell>
          <table:table-cell table:style-name="ce69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69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199.html">H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4">
            <text:p>394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395:.H395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95]-[.N395]" office:value-type="float" office:value="480">
            <text:p>480</text:p>
          </table:table-cell>
          <table:table-cell table:formula="of:=MIN([.D395]; [.F395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T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5]=&quot;物理&quot;; [.D395]; [.F395])*2+89)*[.AF395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5]=&quot;物理&quot;; [.D395]; [.F395])*2+89)*[.AI395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formula="of:=AVERAGE([.AN395]; [.AO395])" office:value-type="float" office:value="76590">
            <text:p>76590</text:p>
          </table:table-cell>
          <table:table-cell table:formula="of:=([.C395]*2+64+130)*([.E395]*2+25)" office:value-type="float" office:value="76590">
            <text:p>76590</text:p>
          </table:table-cell>
          <table:table-cell table:formula="of:=([.C395]*2+64+130)*([.G395]*2+25)" office:value-type="float" office:value="76590">
            <text:p>76590</text:p>
          </table:table-cell>
          <table:table-cell table:formula="of:=[.AK395]*([.H395]*2+89)" office:value-type="float" office:value="79650.9">
            <text:p>79650.9</text:p>
          </table:table-cell>
          <table:table-cell table:formula="of:=[.AK395]*[.AM395]" office:value-type="float" office:value="22678299">
            <text:p>22678299</text:p>
          </table:table-cell>
          <table:table-cell table:style-name="ce69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199.html">T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199.html">T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5">
            <text:p>395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0">
            <text:p>40</text:p>
          </table:table-cell>
          <table:table-cell table:style-name="ce14" table:formula="of:=SUM([.C396:.H396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96]-[.N396]" office:value-type="float" office:value="350">
            <text:p>350</text:p>
          </table:table-cell>
          <table:table-cell table:formula="of:=MIN([.D396]; [.F396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1.html">ちびルナサ</text:a></text:p>
          </table:table-cell>
          <table:table-cell table:number-columns-repeated="11"/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6]=&quot;物理&quot;; [.D396]; [.F396])*2+89)*[.AF396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6]=&quot;物理&quot;; [.D396]; [.F396])*2+89)*[.AI396]/100" office:value-type="float" office:value="249">
            <text:p>249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formula="of:=AVERAGE([.AN396]; [.AO396])" office:value-type="float" office:value="51200">
            <text:p>51200</text:p>
          </table:table-cell>
          <table:table-cell table:formula="of:=([.C396]*2+130)*([.E396]*2+25)" office:value-type="float" office:value="52800">
            <text:p>52800</text:p>
          </table:table-cell>
          <table:table-cell table:formula="of:=([.C396]*2+130)*([.G396]*2+25)" office:value-type="float" office:value="49600">
            <text:p>49600</text:p>
          </table:table-cell>
          <table:table-cell table:formula="of:=[.AK396]*([.H396]*2+25)" office:value-type="float" office:value="26145">
            <text:p>26145</text:p>
          </table:table-cell>
          <table:table-cell table:formula="of:=[.AK396]*[.AM396]" office:value-type="float" office:value="12748800">
            <text:p>12748800</text:p>
          </table:table-cell>
          <table:table-cell table:style-name="ce69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1.html">ちびルナサ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1.html">ちび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6">
            <text:p>396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97:.H39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397]-[.N397]" office:value-type="float" office:value="475">
            <text:p>475</text:p>
          </table:table-cell>
          <table:table-cell table:formula="of:=MIN([.D397]; [.F39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N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7]=&quot;物理&quot;; [.D397]; [.F397])*2+89)*[.AF397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7]=&quot;物理&quot;; [.D397]; [.F397])*2+89)*[.AI397]/100" office:value-type="float" office:value="309">
            <text:p>309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formula="of:=AVERAGE([.AN397]; [.AO397])" office:value-type="float" office:value="84630">
            <text:p>84630</text:p>
          </table:table-cell>
          <table:table-cell table:formula="of:=([.C397]*2+64+130)*([.E397]*2+25)" office:value-type="float" office:value="84630">
            <text:p>84630</text:p>
          </table:table-cell>
          <table:table-cell table:formula="of:=([.C397]*2+64+130)*([.G397]*2+25)" office:value-type="float" office:value="84630">
            <text:p>84630</text:p>
          </table:table-cell>
          <table:table-cell table:formula="of:=[.AK397]*([.H397]*2+89)" office:value-type="float" office:value="73851">
            <text:p>73851</text:p>
          </table:table-cell>
          <table:table-cell table:formula="of:=[.AK397]*[.AM397]" office:value-type="float" office:value="26150670">
            <text:p>26150670</text:p>
          </table:table-cell>
          <table:table-cell table:style-name="ce69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1.html">Nルナサ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01.html">N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7">
            <text:p>397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398:.H398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98]-[.N398]" office:value-type="float" office:value="475">
            <text:p>475</text:p>
          </table:table-cell>
          <table:table-cell table:formula="of:=MIN([.D398]; [.F398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398]*2+89)*[.AA398]/IF(OR([.J398]=[.Y398]; [.K398]=[.Y398]); 1; 1.5)/100" office:value-type="float" office:value="299">
            <text:p>299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8]=&quot;物理&quot;; [.D398]; [.F398])*2+89)*[.AF39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8]=&quot;物理&quot;; [.D398]; [.F398])*2+89)*[.AI398]/100" office:value-type="float" office:value="299">
            <text:p>299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formula="of:=AVERAGE([.AN398]; [.AO398])" office:value-type="float" office:value="94800">
            <text:p>94800</text:p>
          </table:table-cell>
          <table:table-cell table:formula="of:=([.C398]*2+64+130)*([.E398]*2+25)" office:value-type="float" office:value="97170">
            <text:p>97170</text:p>
          </table:table-cell>
          <table:table-cell table:formula="of:=([.C398]*2+64+130)*([.G398]*2+25)" office:value-type="float" office:value="92430">
            <text:p>92430</text:p>
          </table:table-cell>
          <table:table-cell table:formula="of:=[.AK398]*([.H398]*2+89)" office:value-type="float" office:value="59501">
            <text:p>59501</text:p>
          </table:table-cell>
          <table:table-cell table:formula="of:=[.AK398]*[.AM398]" office:value-type="float" office:value="28345200">
            <text:p>28345200</text:p>
          </table:table-cell>
          <table:table-cell table:style-name="ce69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201.html">H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8">
            <text:p>398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399:.H399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99]-[.N399]" office:value-type="float" office:value="475">
            <text:p>475</text:p>
          </table:table-cell>
          <table:table-cell table:formula="of:=MIN([.D399]; [.F399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C↓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T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9]=&quot;物理&quot;; [.D399]; [.F399])*2+89)*[.AF39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9]=&quot;物理&quot;; [.D399]; [.F399])*2+89)*[.AI399]/100" office:value-type="float" office:value="309">
            <text:p>309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formula="of:=AVERAGE([.AN399]; [.AO399])" office:value-type="float" office:value="82460">
            <text:p>82460</text:p>
          </table:table-cell>
          <table:table-cell table:formula="of:=([.C399]*2+64+130)*([.E399]*2+25)" office:value-type="float" office:value="84630">
            <text:p>84630</text:p>
          </table:table-cell>
          <table:table-cell table:formula="of:=([.C399]*2+64+130)*([.G399]*2+25)" office:value-type="float" office:value="80290">
            <text:p>80290</text:p>
          </table:table-cell>
          <table:table-cell table:formula="of:=[.AK399]*([.H399]*2+89)" office:value-type="float" office:value="76941">
            <text:p>76941</text:p>
          </table:table-cell>
          <table:table-cell table:formula="of:=[.AK399]*[.AM399]" office:value-type="float" office:value="25480140">
            <text:p>25480140</text:p>
          </table:table-cell>
          <table:table-cell table:style-name="ce69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01.html">T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9">
            <text:p>399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5">
            <text:p>75</text:p>
          </table:table-cell>
          <table:table-cell table:style-name="ce14" table:formula="of:=SUM([.C400:.H400])" office:value-type="float" office:value="400">
            <text:p>4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0]-[.N400]" office:value-type="float" office:value="380">
            <text:p>380</text:p>
          </table:table-cell>
          <table:table-cell table:formula="of:=MIN([.D400]; [.F400])" office:value-type="float" office:value="20">
            <text:p>2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202.html">ちびれいせん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00]=&quot;物理&quot;; [.D400]; [.F400])*2+89)*[.AF40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00]=&quot;物理&quot;; [.D400]; [.F400])*2+89)*[.AI40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formula="of:=AVERAGE([.AN400]; [.AO400])" office:value-type="float" office:value="43500">
            <text:p>43500</text:p>
          </table:table-cell>
          <table:table-cell table:formula="of:=([.C400]*2+130)*([.E400]*2+25)" office:value-type="float" office:value="42050">
            <text:p>42050</text:p>
          </table:table-cell>
          <table:table-cell table:formula="of:=([.C400]*2+130)*([.G400]*2+25)" office:value-type="float" office:value="44950">
            <text:p>44950</text:p>
          </table:table-cell>
          <table:table-cell table:formula="of:=[.AK400]*([.H400]*2+25)" office:value-type="float" office:value="45517.5">
            <text:p>45517.5</text:p>
          </table:table-cell>
          <table:table-cell table:formula="of:=[.AK400]*[.AM400]" office:value-type="float" office:value="11314350">
            <text:p>11314350</text:p>
          </table:table-cell>
          <table:table-cell table:style-name="ce69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2.html">ちびれい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2.html">ちびれいせ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0">
            <text:p>400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01:.H40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401]-[.N401]" office:value-type="float" office:value="495">
            <text:p>495</text:p>
          </table:table-cell>
          <table:table-cell table:formula="of:=MIN([.D401]; [.F401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鈴仙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岩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1]=&quot;物理&quot;; [.D401]; [.F401])*2+89)*[.AF401]/100" office:value-type="float" office:value="442.8">
            <text:p>44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1]=&quot;物理&quot;; [.D401]; [.F401])*2+89)*[.AI401]/100" office:value-type="float" office:value="442.8">
            <text:p>442.8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formula="of:=AVERAGE([.AN401]; [.AO401])" office:value-type="float" office:value="74860">
            <text:p>74860</text:p>
          </table:table-cell>
          <table:table-cell table:formula="of:=([.C401]*2+64+130)*([.E401]*2+25)" office:value-type="float" office:value="68950">
            <text:p>68950</text:p>
          </table:table-cell>
          <table:table-cell table:formula="of:=([.C401]*2+64+130)*([.G401]*2+25)" office:value-type="float" office:value="80770">
            <text:p>80770</text:p>
          </table:table-cell>
          <table:table-cell table:formula="of:=[.AK401]*([.H401]*2+89)" office:value-type="float" office:value="119113.2">
            <text:p>119113.2</text:p>
          </table:table-cell>
          <table:table-cell table:formula="of:=[.AK401]*[.AM401]" office:value-type="float" office:value="33148008">
            <text:p>33148008</text:p>
          </table:table-cell>
          <table:table-cell table:style-name="ce69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2.html">A鈴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02.html">A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1">
            <text:p>401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402:.H402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02]-[.N402]" office:value-type="float" office:value="495">
            <text:p>495</text:p>
          </table:table-cell>
          <table:table-cell table:formula="of:=MIN([.D402]; [.F402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2]*2+89)*[.AA402]/IF(OR([.J402]=[.Y402]; [.K402]=[.Y402]); 1; 1.5)/100" office:value-type="float" office:value="230.3">
            <text:p>230.3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2]=&quot;物理&quot;; [.D402]; [.F402])*2+89)*[.AF402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2]=&quot;物理&quot;; [.D402]; [.F402])*2+89)*[.AI402]/100" office:value-type="float" office:value="329">
            <text:p>329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formula="of:=AVERAGE([.AN402]; [.AO402])" office:value-type="float" office:value="82740">
            <text:p>82740</text:p>
          </table:table-cell>
          <table:table-cell table:formula="of:=([.C402]*2+64+130)*([.E402]*2+25)" office:value-type="float" office:value="72890">
            <text:p>72890</text:p>
          </table:table-cell>
          <table:table-cell table:formula="of:=([.C402]*2+64+130)*([.G402]*2+25)" office:value-type="float" office:value="92590">
            <text:p>92590</text:p>
          </table:table-cell>
          <table:table-cell table:formula="of:=[.AK402]*([.H402]*2+89)" office:value-type="float" office:value="88501">
            <text:p>88501</text:p>
          </table:table-cell>
          <table:table-cell table:formula="of:=[.AK402]*[.AM402]" office:value-type="float" office:value="27221460">
            <text:p>27221460</text:p>
          </table:table-cell>
          <table:table-cell table:style-name="ce69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202.html">T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02.html">T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2">
            <text:p>402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403:.H403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3]-[.N403]" office:value-type="float" office:value="505">
            <text:p>505</text:p>
          </table:table-cell>
          <table:table-cell table:formula="of:=MIN([.D403]; [.F403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S鈴仙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3]=&quot;物理&quot;; [.D403]; [.F403])*2+89)*[.AF403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3]=&quot;物理&quot;; [.D403]; [.F403])*2+89)*[.AI403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formula="of:=AVERAGE([.AN403]; [.AO403])" office:value-type="float" office:value="84840">
            <text:p>84840</text:p>
          </table:table-cell>
          <table:table-cell table:formula="of:=([.C403]*2+64+130)*([.E403]*2+25)" office:value-type="float" office:value="78780">
            <text:p>78780</text:p>
          </table:table-cell>
          <table:table-cell table:formula="of:=([.C403]*2+64+130)*([.G403]*2+25)" office:value-type="float" office:value="90900">
            <text:p>90900</text:p>
          </table:table-cell>
          <table:table-cell table:formula="of:=[.AK403]*([.H403]*2+89)" office:value-type="float" office:value="110869.2">
            <text:p>110869.2</text:p>
          </table:table-cell>
          <table:table-cell table:formula="of:=[.AK403]*[.AM403]" office:value-type="float" office:value="31458672">
            <text:p>31458672</text:p>
          </table:table-cell>
          <table:table-cell table:style-name="ce69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2.html">S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202.html">S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3">
            <text:p>403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404:.H404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404]-[.N404]" office:value-type="float" office:value="515">
            <text:p>515</text:p>
          </table:table-cell>
          <table:table-cell table:formula="of:=MIN([.D404]; [.F40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2.html">D鈴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4]=&quot;物理&quot;; [.D404]; [.F404])*2+89)*[.AF40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4]=&quot;物理&quot;; [.D404]; [.F404])*2+89)*[.AI404]/100" office:value-type="float" office:value="309">
            <text:p>309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formula="of:=AVERAGE([.AN404]; [.AO404])" office:value-type="float" office:value="99880">
            <text:p>99880</text:p>
          </table:table-cell>
          <table:table-cell table:formula="of:=([.C404]*2+64+130)*([.E404]*2+25)" office:value-type="float" office:value="93070">
            <text:p>93070</text:p>
          </table:table-cell>
          <table:table-cell table:formula="of:=([.C404]*2+64+130)*([.G404]*2+25)" office:value-type="float" office:value="106690">
            <text:p>106690</text:p>
          </table:table-cell>
          <table:table-cell table:formula="of:=[.AK404]*([.H404]*2+89)" office:value-type="float" office:value="76941">
            <text:p>76941</text:p>
          </table:table-cell>
          <table:table-cell table:formula="of:=[.AK404]*[.AM404]" office:value-type="float" office:value="30862920">
            <text:p>30862920</text:p>
          </table:table-cell>
          <table:table-cell table:style-name="ce69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2.html">D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02.html">D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4">
            <text:p>404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0">
            <text:p>90</text:p>
          </table:table-cell>
          <table:table-cell table:style-name="ce14" table:formula="of:=SUM([.C405:.H405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05]-[.N405]" office:value-type="float" office:value="490">
            <text:p>490</text:p>
          </table:table-cell>
          <table:table-cell table:formula="of:=MIN([.D405]; [.F40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05]=&quot;物理&quot;; [.D405]; [.F405])*2+89)*[.AF405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05]=&quot;物理&quot;; [.D405]; [.F405])*2+89)*[.AI405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formula="of:=AVERAGE([.AN405]; [.AO405])" office:value-type="float" office:value="80770">
            <text:p>80770</text:p>
          </table:table-cell>
          <table:table-cell table:formula="of:=([.C405]*2+64+130)*([.E405]*2+25)" office:value-type="float" office:value="72890">
            <text:p>72890</text:p>
          </table:table-cell>
          <table:table-cell table:formula="of:=([.C405]*2+64+130)*([.G405]*2+25)" office:value-type="float" office:value="88650">
            <text:p>88650</text:p>
          </table:table-cell>
          <table:table-cell table:formula="of:=[.AK405]*([.H405]*2+89)" office:value-type="float" office:value="79650.9">
            <text:p>79650.9</text:p>
          </table:table-cell>
          <table:table-cell table:formula="of:=[.AK405]*[.AM405]" office:value-type="float" office:value="23915997">
            <text:p>23915997</text:p>
          </table:table-cell>
          <table:table-cell table:style-name="ce69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70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202.html">AD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202.html">AD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5">
            <text:p>405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406:.H406])" office:value-type="float" office:value="370">
            <text:p>37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6]-[.N406]" office:value-type="float" office:value="340">
            <text:p>340</text:p>
          </table:table-cell>
          <table:table-cell table:formula="of:=MIN([.D406]; [.F406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421.html">ちびレイセ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6]*2+89)*[.AA406]/IF(OR([.J406]=[.Y406]; [.K406]=[.Y406]); 1; 1.5)/100" office:value-type="float" office:value="160.3">
            <text:p>160.3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6]=&quot;物理&quot;; [.D406]; [.F406])*2+89)*[.AF406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6]=&quot;物理&quot;; [.D406]; [.F406])*2+89)*[.AI406]/100" office:value-type="float" office:value="229">
            <text:p>229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formula="of:=AVERAGE([.AN406]; [.AO406])" office:value-type="float" office:value="42000">
            <text:p>42000</text:p>
          </table:table-cell>
          <table:table-cell table:formula="of:=([.C406]*2+130)*([.E406]*2+25)" office:value-type="float" office:value="40600">
            <text:p>40600</text:p>
          </table:table-cell>
          <table:table-cell table:formula="of:=([.C406]*2+130)*([.G406]*2+25)" office:value-type="float" office:value="43400">
            <text:p>43400</text:p>
          </table:table-cell>
          <table:table-cell table:formula="of:=[.AK406]*([.H406]*2+25)" office:value-type="float" office:value="37785">
            <text:p>37785</text:p>
          </table:table-cell>
          <table:table-cell table:formula="of:=[.AK406]*[.AM406]" office:value-type="float" office:value="9618000">
            <text:p>9618000</text:p>
          </table:table-cell>
          <table:table-cell table:style-name="ce69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421.html">ちびレイセ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21.html">ちび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6">
            <text:p>406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407:.H407])" office:value-type="float" office:value="515">
            <text:p>51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407]-[.N407]" office:value-type="float" office:value="485">
            <text:p>485</text:p>
          </table:table-cell>
          <table:table-cell table:formula="of:=MIN([.D407]; [.F407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7]*2+89)*[.AA407]/IF(OR([.J407]=[.Y407]; [.K407]=[.Y407]); 1; 1.5)/100" office:value-type="float" office:value="216.3">
            <text:p>216.3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7]=&quot;物理&quot;; [.D407]; [.F407])*2+89)*[.AF407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7]=&quot;物理&quot;; [.D407]; [.F407])*2+89)*[.AI407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formula="of:=AVERAGE([.AN407]; [.AO407])" office:value-type="float" office:value="78780">
            <text:p>78780</text:p>
          </table:table-cell>
          <table:table-cell table:formula="of:=([.C407]*2+64+130)*([.E407]*2+25)" office:value-type="float" office:value="74740">
            <text:p>74740</text:p>
          </table:table-cell>
          <table:table-cell table:formula="of:=([.C407]*2+64+130)*([.G407]*2+25)" office:value-type="float" office:value="82820">
            <text:p>82820</text:p>
          </table:table-cell>
          <table:table-cell table:formula="of:=[.AK407]*([.H407]*2+89)" office:value-type="float" office:value="107161.2">
            <text:p>107161.2</text:p>
          </table:table-cell>
          <table:table-cell table:formula="of:=[.AK407]*[.AM407]" office:value-type="float" office:value="29211624">
            <text:p>29211624</text:p>
          </table:table-cell>
          <table:table-cell table:style-name="ce69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421.html">Nレイセ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421.html">N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7">
            <text:p>407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08:.H408])" office:value-type="float" office:value="515">
            <text:p>51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08]-[.N408]" office:value-type="float" office:value="475">
            <text:p>475</text:p>
          </table:table-cell>
          <table:table-cell table:formula="of:=MIN([.D408]; [.F408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8]*2+89)*[.AA408]/IF(OR([.J408]=[.Y408]; [.K408]=[.Y408]); 1; 1.5)/100" office:value-type="float" office:value="202.3">
            <text:p>202.3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8]=&quot;物理&quot;; [.D408]; [.F408])*2+89)*[.AF408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8]=&quot;物理&quot;; [.D408]; [.F408])*2+89)*[.AI408]/100" office:value-type="float" office:value="289">
            <text:p>289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formula="of:=AVERAGE([.AN408]; [.AO408])" office:value-type="float" office:value="74740">
            <text:p>74740</text:p>
          </table:table-cell>
          <table:table-cell table:formula="of:=([.C408]*2+64+130)*([.E408]*2+25)" office:value-type="float" office:value="70700">
            <text:p>70700</text:p>
          </table:table-cell>
          <table:table-cell table:formula="of:=([.C408]*2+64+130)*([.G408]*2+25)" office:value-type="float" office:value="78780">
            <text:p>78780</text:p>
          </table:table-cell>
          <table:table-cell table:formula="of:=[.AK408]*([.H408]*2+89)" office:value-type="float" office:value="89301">
            <text:p>89301</text:p>
          </table:table-cell>
          <table:table-cell table:formula="of:=[.AK408]*[.AM408]" office:value-type="float" office:value="21599860">
            <text:p>21599860</text:p>
          </table:table-cell>
          <table:table-cell table:style-name="ce69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421.html">S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421.html">S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8">
            <text:p>408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409:.H409])" office:value-type="float" office:value="450">
            <text:p>45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9]-[.N409]" office:value-type="float" office:value="410">
            <text:p>410</text:p>
          </table:table-cell>
          <table:table-cell table:formula="of:=MIN([.D409]; [.F409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09]=&quot;物理&quot;; [.D409]; [.F409])*2+89)*[.AF409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09]=&quot;物理&quot;; [.D409]; [.F409])*2+89)*[.AI409]/100" office:value-type="float" office:value="269">
            <text:p>269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formula="of:=AVERAGE([.AN409]; [.AO409])" office:value-type="float" office:value="57350">
            <text:p>57350</text:p>
          </table:table-cell>
          <table:table-cell table:formula="of:=([.C409]*2+130)*([.E409]*2+25)" office:value-type="float" office:value="57350">
            <text:p>57350</text:p>
          </table:table-cell>
          <table:table-cell table:formula="of:=([.C409]*2+130)*([.G409]*2+25)" office:value-type="float" office:value="57350">
            <text:p>57350</text:p>
          </table:table-cell>
          <table:table-cell table:formula="of:=[.AK409]*([.H409]*2+25)" office:value-type="float" office:value="44385">
            <text:p>44385</text:p>
          </table:table-cell>
          <table:table-cell table:formula="of:=[.AK409]*[.AM409]" office:value-type="float" office:value="15427150">
            <text:p>15427150</text:p>
          </table:table-cell>
          <table:table-cell table:style-name="ce69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4.html">ちびれい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4.html">ちびれいむ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09">
            <text:p>4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39" table:formula="of:=SUM([.C410:.H410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0]-[.N410]" office:value-type="float" office:value="490">
            <text:p>490</text:p>
          </table:table-cell>
          <table:table-cell table:formula="of:=MIN([.D410]; [.F410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N霊夢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0]=&quot;物理&quot;; [.D410]; [.F410])*2+89)*[.AF41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0]=&quot;物理&quot;; [.D410]; [.F410])*2+89)*[.AI410]/100" office:value-type="float" office:value="309">
            <text:p>3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formula="of:=AVERAGE([.AN410]; [.AO410])" office:value-type="float" office:value="80730">
            <text:p>80730</text:p>
          </table:table-cell>
          <table:table-cell table:formula="of:=([.C410]*2+64+130)*([.E410]*2+25)" office:value-type="float" office:value="80730">
            <text:p>80730</text:p>
          </table:table-cell>
          <table:table-cell table:formula="of:=([.C410]*2+64+130)*([.G410]*2+25)" office:value-type="float" office:value="80730">
            <text:p>80730</text:p>
          </table:table-cell>
          <table:table-cell table:formula="of:=[.AK410]*([.H410]*2+89)" office:value-type="float" office:value="89301">
            <text:p>89301</text:p>
          </table:table-cell>
          <table:table-cell table:formula="of:=[.AK410]*[.AM410]" office:value-type="float" office:value="24945570">
            <text:p>24945570</text:p>
          </table:table-cell>
          <table:table-cell table:style-name="ce69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69" office:value-type="string">
            <text:p><text:a xlink:href="http://www14.atwiki.jp/tamakagura/pages/204.html">N霊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04.html">N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0">
            <text:p>410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39" table:formula="of:=SUM([.C411:.H411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1]-[.N411]" office:value-type="float" office:value="490">
            <text:p>490</text:p>
          </table:table-cell>
          <table:table-cell table:formula="of:=MIN([.D411]; [.F411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1]*2+89)*[.AA411]/IF(OR([.J411]=[.Y411]; [.K411]=[.Y411]); 1; 1.5)/100" office:value-type="float" office:value="93.0666666666667">
            <text:p>93.0666666667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11]=&quot;物理&quot;; [.D411]; [.F411])*2+89)*[.AF411]/100" office:value-type="float" office:value="418.8">
            <text:p>41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11]=&quot;物理&quot;; [.D411]; [.F411])*2+89)*[.AI411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formula="of:=AVERAGE([.AN411]; [.AO411])" office:value-type="float" office:value="76670">
            <text:p>76670</text:p>
          </table:table-cell>
          <table:table-cell table:formula="of:=([.C411]*2+64+130)*([.E411]*2+25)" office:value-type="float" office:value="76670">
            <text:p>76670</text:p>
          </table:table-cell>
          <table:table-cell table:formula="of:=([.C411]*2+64+130)*([.G411]*2+25)" office:value-type="float" office:value="76670">
            <text:p>76670</text:p>
          </table:table-cell>
          <table:table-cell table:formula="of:=[.AK411]*([.H411]*2+89)" office:value-type="float" office:value="84492.9">
            <text:p>84492.9</text:p>
          </table:table-cell>
          <table:table-cell table:formula="of:=[.AK411]*[.AM411]" office:value-type="float" office:value="24082047">
            <text:p>24082047</text:p>
          </table:table-cell>
          <table:table-cell table:style-name="ce69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204.html">A霊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04.html">A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1">
            <text:p>411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39" table:formula="of:=SUM([.C412:.H412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412]-[.N412]" office:value-type="float" office:value="490">
            <text:p>490</text:p>
          </table:table-cell>
          <table:table-cell table:formula="of:=MIN([.D412]; [.F412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2]*2+89)*[.AA412]/IF(OR([.J412]=[.Y412]; [.K412]=[.Y412]); 1; 1.5)/100" office:value-type="float" office:value="115.6">
            <text:p>115.6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2]=&quot;物理&quot;; [.D412]; [.F412])*2+89)*[.AF41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2]=&quot;物理&quot;; [.D412]; [.F412])*2+89)*[.AI412]/100" office:value-type="float" office:value="269">
            <text:p>269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formula="of:=AVERAGE([.AN412]; [.AO412])" office:value-type="float" office:value="93150">
            <text:p>93150</text:p>
          </table:table-cell>
          <table:table-cell table:formula="of:=([.C412]*2+64+130)*([.E412]*2+25)" office:value-type="float" office:value="93150">
            <text:p>93150</text:p>
          </table:table-cell>
          <table:table-cell table:formula="of:=([.C412]*2+64+130)*([.G412]*2+25)" office:value-type="float" office:value="93150">
            <text:p>93150</text:p>
          </table:table-cell>
          <table:table-cell table:formula="of:=[.AK412]*([.H412]*2+89)" office:value-type="float" office:value="66981">
            <text:p>66981</text:p>
          </table:table-cell>
          <table:table-cell table:formula="of:=[.AK412]*[.AM412]" office:value-type="float" office:value="25057350">
            <text:p>25057350</text:p>
          </table:table-cell>
          <table:table-cell table:style-name="ce69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12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4.html">D霊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04.html">D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2">
            <text:p>412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0">
            <text:p>30</text:p>
          </table:table-cell>
          <table:table-cell table:style-name="ce14" table:formula="of:=SUM([.C413:.H413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3]-[.N413]" office:value-type="float" office:value="385">
            <text:p>385</text:p>
          </table:table-cell>
          <table:table-cell table:formula="of:=MIN([.D413]; [.F413])" office:value-type="float" office:value="65">
            <text:p>6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13]=&quot;物理&quot;; [.D413]; [.F413])*2+89)*[.AF413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13]=&quot;物理&quot;; [.D413]; [.F413])*2+89)*[.AI41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formula="of:=AVERAGE([.AN413]; [.AO413])" office:value-type="float" office:value="62400">
            <text:p>62400</text:p>
          </table:table-cell>
          <table:table-cell table:formula="of:=([.C413]*2+130)*([.E413]*2+25)" office:value-type="float" office:value="65600">
            <text:p>65600</text:p>
          </table:table-cell>
          <table:table-cell table:formula="of:=([.C413]*2+130)*([.G413]*2+25)" office:value-type="float" office:value="59200">
            <text:p>59200</text:p>
          </table:table-cell>
          <table:table-cell table:formula="of:=[.AK413]*([.H413]*2+25)" office:value-type="float" office:value="20578.5">
            <text:p>20578.5</text:p>
          </table:table-cell>
          <table:table-cell table:formula="of:=[.AK413]*[.AM413]" office:value-type="float" office:value="15107040">
            <text:p>15107040</text:p>
          </table:table-cell>
          <table:table-cell table:style-name="ce69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9.html">ちび靈夢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419.html">ちび靈夢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13">
            <text:p>413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20">
            <text:p>120</text:p>
          </table:table-cell>
          <table:table-cell table:style-name="ce39" table:formula="of:=SUM([.C414:.H414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14]-[.N414]" office:value-type="float" office:value="500">
            <text:p>500</text:p>
          </table:table-cell>
          <table:table-cell table:formula="of:=MIN([.D414]; [.F414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S靈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4]=&quot;物理&quot;; [.D414]; [.F414])*2+89)*[.AF41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4]=&quot;物理&quot;; [.D414]; [.F414])*2+89)*[.AI414]/100" office:value-type="float" office:value="269">
            <text:p>269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formula="of:=AVERAGE([.AN414]; [.AO414])" office:value-type="float" office:value="84710">
            <text:p>84710</text:p>
          </table:table-cell>
          <table:table-cell table:formula="of:=([.C414]*2+64+130)*([.E414]*2+25)" office:value-type="float" office:value="80770">
            <text:p>80770</text:p>
          </table:table-cell>
          <table:table-cell table:formula="of:=([.C414]*2+64+130)*([.G414]*2+25)" office:value-type="float" office:value="88650">
            <text:p>88650</text:p>
          </table:table-cell>
          <table:table-cell table:formula="of:=[.AK414]*([.H414]*2+89)" office:value-type="float" office:value="88501">
            <text:p>88501</text:p>
          </table:table-cell>
          <table:table-cell table:formula="of:=[.AK414]*[.AM414]" office:value-type="float" office:value="22786990">
            <text:p>22786990</text:p>
          </table:table-cell>
          <table:table-cell table:style-name="ce69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70" office:value-type="string">
            <text:p>○</text:p>
          </table:table-cell>
          <table:table-cell table:number-columns-repeated="2"/>
          <table:table-cell table:style-name="ce69" office:value-type="string">
            <text:p><text:a xlink:href="http://www14.atwiki.jp/tamakagura/pages/419.html">S靈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419.html">S靈夢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14">
            <text:p>414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25">
            <text:p>25</text:p>
          </table:table-cell>
          <table:table-cell table:style-name="ce14" table:formula="of:=SUM([.C415:.H415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5]-[.N415]" office:value-type="float" office:value="350">
            <text:p>350</text:p>
          </table:table-cell>
          <table:table-cell table:formula="of:=MIN([.D415]; [.F415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5]=&quot;物理&quot;; [.D415]; [.F415])*2+89)*[.AF415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5]=&quot;物理&quot;; [.D415]; [.F415])*2+89)*[.AI415]/100" office:value-type="float" office:value="259">
            <text:p>259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formula="of:=AVERAGE([.AN415]; [.AO415])" office:value-type="float" office:value="54450">
            <text:p>54450</text:p>
          </table:table-cell>
          <table:table-cell table:formula="of:=([.C415]*2+130)*([.E415]*2+25)" office:value-type="float" office:value="51150">
            <text:p>51150</text:p>
          </table:table-cell>
          <table:table-cell table:formula="of:=([.C415]*2+130)*([.G415]*2+25)" office:value-type="float" office:value="57750">
            <text:p>57750</text:p>
          </table:table-cell>
          <table:table-cell table:formula="of:=[.AK415]*([.H415]*2+25)" office:value-type="float" office:value="19425">
            <text:p>19425</text:p>
          </table:table-cell>
          <table:table-cell table:formula="of:=[.AK415]*[.AM415]" office:value-type="float" office:value="14102550">
            <text:p>14102550</text:p>
          </table:table-cell>
          <table:table-cell table:style-name="ce69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5.html">ちびレイ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5.html">ちび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5">
            <text:p>415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416:.H41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416]-[.N416]" office:value-type="float" office:value="475">
            <text:p>475</text:p>
          </table:table-cell>
          <table:table-cell table:formula="of:=MIN([.D416]; [.F41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H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6]=&quot;物理&quot;; [.D416]; [.F416])*2+89)*[.AF41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6]=&quot;物理&quot;; [.D416]; [.F416])*2+89)*[.AI416]/100" office:value-type="float" office:value="309">
            <text:p>309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formula="of:=AVERAGE([.AN416]; [.AO416])" office:value-type="float" office:value="84630">
            <text:p>84630</text:p>
          </table:table-cell>
          <table:table-cell table:formula="of:=([.C416]*2+64+130)*([.E416]*2+25)" office:value-type="float" office:value="80290">
            <text:p>80290</text:p>
          </table:table-cell>
          <table:table-cell table:formula="of:=([.C416]*2+64+130)*([.G416]*2+25)" office:value-type="float" office:value="88970">
            <text:p>88970</text:p>
          </table:table-cell>
          <table:table-cell table:formula="of:=[.AK416]*([.H416]*2+89)" office:value-type="float" office:value="73851">
            <text:p>73851</text:p>
          </table:table-cell>
          <table:table-cell table:formula="of:=[.AK416]*[.AM416]" office:value-type="float" office:value="26150670">
            <text:p>26150670</text:p>
          </table:table-cell>
          <table:table-cell table:style-name="ce69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205.html">H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6">
            <text:p>416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40">
            <text:p>40</text:p>
          </table:table-cell>
          <table:table-cell table:style-name="ce14" table:formula="of:=SUM([.C417:.H41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417]-[.N417]" office:value-type="float" office:value="475">
            <text:p>475</text:p>
          </table:table-cell>
          <table:table-cell table:formula="of:=MIN([.D417]; [.F41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D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7]=&quot;物理&quot;; [.D417]; [.F417])*2+89)*[.AF4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7]=&quot;物理&quot;; [.D417]; [.F417])*2+89)*[.AI417]/100" office:value-type="float" office:value="269">
            <text:p>269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formula="of:=AVERAGE([.AN417]; [.AO417])" office:value-type="float" office:value="108500">
            <text:p>108500</text:p>
          </table:table-cell>
          <table:table-cell table:formula="of:=([.C417]*2+64+130)*([.E417]*2+25)" office:value-type="float" office:value="101990">
            <text:p>101990</text:p>
          </table:table-cell>
          <table:table-cell table:formula="of:=([.C417]*2+64+130)*([.G417]*2+25)" office:value-type="float" office:value="115010">
            <text:p>115010</text:p>
          </table:table-cell>
          <table:table-cell table:formula="of:=[.AK417]*([.H417]*2+89)" office:value-type="float" office:value="45461">
            <text:p>45461</text:p>
          </table:table-cell>
          <table:table-cell table:formula="of:=[.AK417]*[.AM417]" office:value-type="float" office:value="29186500">
            <text:p>29186500</text:p>
          </table:table-cell>
          <table:table-cell table:style-name="ce69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70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3"/>
          <table:table-cell table:style-name="ce69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05.html">D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7">
            <text:p>417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75">
            <text:p>75</text:p>
          </table:table-cell>
          <table:table-cell table:style-name="ce14" table:formula="of:=SUM([.C418:.H418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18]-[.N418]" office:value-type="float" office:value="475">
            <text:p>475</text:p>
          </table:table-cell>
          <table:table-cell table:formula="of:=MIN([.D418]; [.F418])" office:value-type="float" office:value="85">
            <text:p>85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8]=&quot;物理&quot;; [.D418]; [.F418])*2+89)*[.AF418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8]=&quot;物理&quot;; [.D418]; [.F418])*2+89)*[.AI418]/100" office:value-type="float" office:value="259">
            <text:p>259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formula="of:=AVERAGE([.AN418]; [.AO418])" office:value-type="float" office:value="95480">
            <text:p>95480</text:p>
          </table:table-cell>
          <table:table-cell table:formula="of:=([.C418]*2+64+130)*([.E418]*2+25)" office:value-type="float" office:value="88970">
            <text:p>88970</text:p>
          </table:table-cell>
          <table:table-cell table:formula="of:=([.C418]*2+64+130)*([.G418]*2+25)" office:value-type="float" office:value="101990">
            <text:p>101990</text:p>
          </table:table-cell>
          <table:table-cell table:formula="of:=[.AK418]*([.H418]*2+89)" office:value-type="float" office:value="61901">
            <text:p>61901</text:p>
          </table:table-cell>
          <table:table-cell table:formula="of:=[.AK418]*[.AM418]" office:value-type="float" office:value="24729320">
            <text:p>24729320</text:p>
          </table:table-cell>
          <table:table-cell table:style-name="ce69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9" office:value-type="string">
            <text:p><text:a xlink:href="http://www14.atwiki.jp/tamakagura/pages/206.html">れっくう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6.html">れっくうざ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8">
            <text:p>418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419:.H419])" office:value-type="float" office:value="380">
            <text:p>38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9]-[.N419]" office:value-type="float" office:value="360">
            <text:p>360</text:p>
          </table:table-cell>
          <table:table-cell table:formula="of:=MIN([.D419]; [.F419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/>
          <table:table-cell table:style-name="ce14" office:value-type="string">
            <text:p><text:a xlink:href="http://www14.atwiki.jp/tamakagura/pages/207.html">ちび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19]=&quot;物理&quot;; [.D419]; [.F419])*2+89)*[.AF41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19]=&quot;物理&quot;; [.D419]; [.F419])*2+89)*[.AI41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formula="of:=AVERAGE([.AN419]; [.AO419])" office:value-type="float" office:value="47850">
            <text:p>47850</text:p>
          </table:table-cell>
          <table:table-cell table:formula="of:=([.C419]*2+130)*([.E419]*2+25)" office:value-type="float" office:value="47850">
            <text:p>47850</text:p>
          </table:table-cell>
          <table:table-cell table:formula="of:=([.C419]*2+130)*([.G419]*2+25)" office:value-type="float" office:value="47850">
            <text:p>47850</text:p>
          </table:table-cell>
          <table:table-cell table:formula="of:=[.AK419]*([.H419]*2+25)" office:value-type="float" office:value="32494.5">
            <text:p>32494.5</text:p>
          </table:table-cell>
          <table:table-cell table:formula="of:=[.AK419]*[.AM419]" office:value-type="float" office:value="10723185">
            <text:p>10723185</text:p>
          </table:table-cell>
          <table:table-cell table:style-name="ce69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7.html">ちびレテ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7.html">ちび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19">
            <text:p>419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20:.H420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0]-[.N420]" office:value-type="float" office:value="450">
            <text:p>450</text:p>
          </table:table-cell>
          <table:table-cell table:formula="of:=MIN([.D420]; [.F420])" office:value-type="float" office:value="80">
            <text:p>8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0]*2+89)*[.AA420]/IF(OR([.J420]=[.Y420]; [.K420]=[.Y420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20]=&quot;物理&quot;; [.D420]; [.F420])*2+89)*[.AF42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0]=&quot;物理&quot;; [.D420]; [.F420])*2+89)*[.AI42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formula="of:=AVERAGE([.AN420]; [.AO420])" office:value-type="float" office:value="80770">
            <text:p>80770</text:p>
          </table:table-cell>
          <table:table-cell table:formula="of:=([.C420]*2+64+130)*([.E420]*2+25)" office:value-type="float" office:value="80770">
            <text:p>80770</text:p>
          </table:table-cell>
          <table:table-cell table:formula="of:=([.C420]*2+64+130)*([.G420]*2+25)" office:value-type="float" office:value="80770">
            <text:p>80770</text:p>
          </table:table-cell>
          <table:table-cell table:formula="of:=[.AK420]*([.H420]*2+89)" office:value-type="float" office:value="60282.9">
            <text:p>60282.9</text:p>
          </table:table-cell>
          <table:table-cell table:formula="of:=[.AK420]*[.AM420]" office:value-type="float" office:value="18100557">
            <text:p>18100557</text:p>
          </table:table-cell>
          <table:table-cell table:style-name="ce69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7.html">Nレテ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41" office:value-type="string">
            <text:p><text:a xlink:href="http://www14.atwiki.jp/tamakagura/pages/207.html">N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0">
            <text:p>420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421:.H421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421]-[.N421]" office:value-type="float" office:value="510">
            <text:p>510</text:p>
          </table:table-cell>
          <table:table-cell table:formula="of:=MIN([.D421]; [.F421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D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1]=&quot;物理&quot;; [.D421]; [.F421])*2+89)*[.AF421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1]=&quot;物理&quot;; [.D421]; [.F421])*2+89)*[.AI421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formula="of:=AVERAGE([.AN421]; [.AO421])" office:value-type="float" office:value="106650">
            <text:p>106650</text:p>
          </table:table-cell>
          <table:table-cell table:formula="of:=([.C421]*2+64+130)*([.E421]*2+25)" office:value-type="float" office:value="106650">
            <text:p>106650</text:p>
          </table:table-cell>
          <table:table-cell table:formula="of:=([.C421]*2+64+130)*([.G421]*2+25)" office:value-type="float" office:value="106650">
            <text:p>106650</text:p>
          </table:table-cell>
          <table:table-cell table:formula="of:=[.AK421]*([.H421]*2+89)" office:value-type="float" office:value="58122.9">
            <text:p>58122.9</text:p>
          </table:table-cell>
          <table:table-cell table:formula="of:=[.AK421]*[.AM421]" office:value-type="float" office:value="29659365">
            <text:p>29659365</text:p>
          </table:table-cell>
          <table:table-cell table:style-name="ce69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7.html">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07.html">D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1">
            <text:p>42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22:.H422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422]-[.N422]" office:value-type="float" office:value="470">
            <text:p>470</text:p>
          </table:table-cell>
          <table:table-cell table:formula="of:=MIN([.D422]; [.F422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7.html">S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2]=&quot;物理&quot;; [.D422]; [.F422])*2+89)*[.AF422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2]=&quot;物理&quot;; [.D422]; [.F422])*2+89)*[.AI42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formula="of:=AVERAGE([.AN422]; [.AO422])" office:value-type="float" office:value="69190">
            <text:p>69190</text:p>
          </table:table-cell>
          <table:table-cell table:formula="of:=([.C422]*2+64+130)*([.E422]*2+25)" office:value-type="float" office:value="76670">
            <text:p>76670</text:p>
          </table:table-cell>
          <table:table-cell table:formula="of:=([.C422]*2+64+130)*([.G422]*2+25)" office:value-type="float" office:value="61710">
            <text:p>61710</text:p>
          </table:table-cell>
          <table:table-cell table:formula="of:=[.AK422]*([.H422]*2+89)" office:value-type="float" office:value="85932.9">
            <text:p>85932.9</text:p>
          </table:table-cell>
          <table:table-cell table:formula="of:=[.AK422]*[.AM422]" office:value-type="float" office:value="19241739">
            <text:p>19241739</text:p>
          </table:table-cell>
          <table:table-cell table:style-name="ce69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table:style-name="ce70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7.html">S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207.html">S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2">
            <text:p>422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423:.H423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423]-[.N423]" office:value-type="float" office:value="470">
            <text:p>470</text:p>
          </table:table-cell>
          <table:table-cell table:formula="of:=MIN([.D423]; [.F423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H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3]=&quot;物理&quot;; [.D423]; [.F423])*2+89)*[.AF423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3]=&quot;物理&quot;; [.D423]; [.F423])*2+89)*[.AI42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formula="of:=AVERAGE([.AN423]; [.AO423])" office:value-type="float" office:value="82680">
            <text:p>82680</text:p>
          </table:table-cell>
          <table:table-cell table:formula="of:=([.C423]*2+64+130)*([.E423]*2+25)" office:value-type="float" office:value="78440">
            <text:p>78440</text:p>
          </table:table-cell>
          <table:table-cell table:formula="of:=([.C423]*2+64+130)*([.G423]*2+25)" office:value-type="float" office:value="86920">
            <text:p>86920</text:p>
          </table:table-cell>
          <table:table-cell table:formula="of:=[.AK423]*([.H423]*2+89)" office:value-type="float" office:value="67365.9">
            <text:p>67365.9</text:p>
          </table:table-cell>
          <table:table-cell table:formula="of:=[.AK423]*[.AM423]" office:value-type="float" office:value="21505068">
            <text:p>21505068</text:p>
          </table:table-cell>
          <table:table-cell table:style-name="ce69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70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7.html">H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41" office:value-type="string">
            <text:p><text:a xlink:href="http://www14.atwiki.jp/tamakagura/pages/207.html">H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3">
            <text:p>423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24:.H424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24]-[.N424]" office:value-type="float" office:value="490">
            <text:p>490</text:p>
          </table:table-cell>
          <table:table-cell table:formula="of:=MIN([.D424]; [.F424])" office:value-type="float" office:value="70">
            <text:p>7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4]*2+89)*[.AA424]/IF(OR([.J424]=[.Y424]; [.K424]=[.Y424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24]=&quot;物理&quot;; [.D424]; [.F424])*2+89)*[.AF424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24]=&quot;物理&quot;; [.D424]; [.F424])*2+89)*[.AI424]/100" office:value-type="float" office:value="339">
            <text:p>339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formula="of:=AVERAGE([.AN424]; [.AO424])" office:value-type="float" office:value="78800">
            <text:p>78800</text:p>
          </table:table-cell>
          <table:table-cell table:formula="of:=([.C424]*2+64+130)*([.E424]*2+25)" office:value-type="float" office:value="76830">
            <text:p>76830</text:p>
          </table:table-cell>
          <table:table-cell table:formula="of:=([.C424]*2+64+130)*([.G424]*2+25)" office:value-type="float" office:value="80770">
            <text:p>80770</text:p>
          </table:table-cell>
          <table:table-cell table:formula="of:=[.AK424]*([.H424]*2+89)" office:value-type="float" office:value="91191">
            <text:p>91191</text:p>
          </table:table-cell>
          <table:table-cell table:formula="of:=[.AK424]*[.AM424]" office:value-type="float" office:value="26713200">
            <text:p>26713200</text:p>
          </table:table-cell>
          <table:table-cell table:style-name="ce69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70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71" office:value-type="string">
            <text:p>○</text:p>
          </table:table-cell>
          <table:table-cell table:style-name="ce69" office:value-type="string">
            <text:p><text:a xlink:href="http://www14.atwiki.jp/tamakagura/pages/207.html">A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41" office:value-type="string">
            <text:p><text:a xlink:href="http://www14.atwiki.jp/tamakagura/pages/207.html">AD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4">
            <text:p>424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425:.H425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5]-[.N425]" office:value-type="float" office:value="380">
            <text:p>380</text:p>
          </table:table-cell>
          <table:table-cell table:formula="of:=MIN([.D425]; [.F425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08.html">ちびレミィ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25]=&quot;物理&quot;; [.D425]; [.F425])*2+89)*[.AF42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25]=&quot;物理&quot;; [.D425]; [.F425])*2+89)*[.AI42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formula="of:=AVERAGE([.AN425]; [.AO425])" office:value-type="float" office:value="54450">
            <text:p>54450</text:p>
          </table:table-cell>
          <table:table-cell table:formula="of:=([.C425]*2+130)*([.E425]*2+25)" office:value-type="float" office:value="54450">
            <text:p>54450</text:p>
          </table:table-cell>
          <table:table-cell table:formula="of:=([.C425]*2+130)*([.G425]*2+25)" office:value-type="float" office:value="54450">
            <text:p>54450</text:p>
          </table:table-cell>
          <table:table-cell table:formula="of:=[.AK425]*([.H425]*2+25)" office:value-type="float" office:value="30262.5">
            <text:p>30262.5</text:p>
          </table:table-cell>
          <table:table-cell table:formula="of:=[.AK425]*[.AM425]" office:value-type="float" office:value="13182345">
            <text:p>13182345</text:p>
          </table:table-cell>
          <table:table-cell table:style-name="ce69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08.html">ちびレミ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41" office:value-type="string">
            <text:p><text:a xlink:href="http://www14.atwiki.jp/tamakagura/pages/208.html">ちびレミィ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5">
            <text:p>425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426:.H426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26]-[.N426]" office:value-type="float" office:value="480">
            <text:p>480</text:p>
          </table:table-cell>
          <table:table-cell table:formula="of:=MIN([.D426]; [.F426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26]=&quot;物理&quot;; [.D426]; [.F426])*2+89)*[.AF426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26]=&quot;物理&quot;; [.D426]; [.F426])*2+89)*[.AI426]/100" office:value-type="float" office:value="369">
            <text:p>369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formula="of:=AVERAGE([.AN426]; [.AO426])" office:value-type="float" office:value="76830">
            <text:p>76830</text:p>
          </table:table-cell>
          <table:table-cell table:formula="of:=([.C426]*2+64+130)*([.E426]*2+25)" office:value-type="float" office:value="80770">
            <text:p>80770</text:p>
          </table:table-cell>
          <table:table-cell table:formula="of:=([.C426]*2+64+130)*([.G426]*2+25)" office:value-type="float" office:value="72890">
            <text:p>72890</text:p>
          </table:table-cell>
          <table:table-cell table:formula="of:=[.AK426]*([.H426]*2+89)" office:value-type="float" office:value="84501">
            <text:p>84501</text:p>
          </table:table-cell>
          <table:table-cell table:formula="of:=[.AK426]*[.AM426]" office:value-type="float" office:value="28350270">
            <text:p>28350270</text:p>
          </table:table-cell>
          <table:table-cell table:style-name="ce69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08.html">Aレミリ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41" office:value-type="string">
            <text:p><text:a xlink:href="http://www14.atwiki.jp/tamakagura/pages/208.html">A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6">
            <text:p>426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427:.H427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27]-[.N427]" office:value-type="float" office:value="470">
            <text:p>470</text:p>
          </table:table-cell>
          <table:table-cell table:formula="of:=MIN([.D427]; [.F427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7]*2+89)*[.AA427]/IF(OR([.J427]=[.Y427]; [.K427]=[.Y427]); 1; 1.5)/100" office:value-type="float" office:value="230.3">
            <text:p>230.3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427]=&quot;物理&quot;; [.D427]; [.F427])*2+89)*[.AF427]/100" office:value-type="float" office:value="403.5">
            <text:p>403.5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60" table:formula="of:=(IF([.AJ427]=&quot;物理&quot;; [.D427]; [.F427])*2+89)*[.AI427]/100" office:value-type="float" office:value="403.5">
            <text:p>403.5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formula="of:=AVERAGE([.AN427]; [.AO427])" office:value-type="float" office:value="78440">
            <text:p>78440</text:p>
          </table:table-cell>
          <table:table-cell table:formula="of:=([.C427]*2+64+130)*([.E427]*2+25)" office:value-type="float" office:value="78440">
            <text:p>78440</text:p>
          </table:table-cell>
          <table:table-cell table:formula="of:=([.C427]*2+64+130)*([.G427]*2+25)" office:value-type="float" office:value="78440">
            <text:p>78440</text:p>
          </table:table-cell>
          <table:table-cell table:formula="of:=[.AK427]*([.H427]*2+89)" office:value-type="float" office:value="96436.5">
            <text:p>96436.5</text:p>
          </table:table-cell>
          <table:table-cell table:formula="of:=[.AK427]*[.AM427]" office:value-type="float" office:value="31650540">
            <text:p>31650540</text:p>
          </table:table-cell>
          <table:table-cell table:style-name="ce69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70" office:value-type="string">
            <text:p>○</text:p>
          </table:table-cell>
          <table:table-cell table:number-columns-repeated="5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08.html">T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41" office:value-type="string">
            <text:p><text:a xlink:href="http://www14.atwiki.jp/tamakagura/pages/208.html">T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7">
            <text:p>427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28:.H428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28]-[.N428]" office:value-type="float" office:value="500">
            <text:p>500</text:p>
          </table:table-cell>
          <table:table-cell table:formula="of:=MIN([.D428]; [.F42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物理</text:p>
          </table:table-cell>
          <table:table-cell table:style-name="ce57" table:formula="of:=(IF([.AG428]=&quot;物理&quot;; [.D428]; [.F428])*2+89)*[.AF428]/100" office:value-type="float" office:value="363.15">
            <text:p>363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28]=&quot;物理&quot;; [.D428]; [.F428])*2+89)*[.AI428]/100" office:value-type="float" office:value="269">
            <text:p>269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formula="of:=AVERAGE([.AN428]; [.AO428])" office:value-type="float" office:value="88970">
            <text:p>88970</text:p>
          </table:table-cell>
          <table:table-cell table:formula="of:=([.C428]*2+64+130)*([.E428]*2+25)" office:value-type="float" office:value="88970">
            <text:p>88970</text:p>
          </table:table-cell>
          <table:table-cell table:formula="of:=([.C428]*2+64+130)*([.G428]*2+25)" office:value-type="float" office:value="88970">
            <text:p>88970</text:p>
          </table:table-cell>
          <table:table-cell table:formula="of:=[.AK428]*([.H428]*2+89)" office:value-type="float" office:value="83121">
            <text:p>83121</text:p>
          </table:table-cell>
          <table:table-cell table:formula="of:=[.AK428]*[.AM428]" office:value-type="float" office:value="23932930">
            <text:p>23932930</text:p>
          </table:table-cell>
          <table:table-cell table:style-name="ce69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70" office:value-type="string">
            <text:p>○</text:p>
          </table:table-cell>
          <table:table-cell table:number-columns-repeated="8"/>
          <table:table-cell table:style-name="ce70" office:value-type="string">
            <text:p>○</text:p>
          </table:table-cell>
          <table:table-cell/>
          <table:table-cell table:style-name="ce69" office:value-type="string">
            <text:p><text:a xlink:href="http://www14.atwiki.jp/tamakagura/pages/208.html">S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41" office:value-type="string">
            <text:p><text:a xlink:href="http://www14.atwiki.jp/tamakagura/pages/208.html">Sレミリ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8">
            <text:p>42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429:.H429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9]-[.N429]" office:value-type="float" office:value="500">
            <text:p>500</text:p>
          </table:table-cell>
          <table:table-cell table:formula="of:=MIN([.D429]; [.F429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29]=&quot;物理&quot;; [.D429]; [.F429])*2+89)*[.AF429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429]=&quot;物理&quot;; [.D429]; [.F429])*2+89)*[.AI429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formula="of:=AVERAGE([.AN429]; [.AO429])" office:value-type="float" office:value="105570">
            <text:p>105570</text:p>
          </table:table-cell>
          <table:table-cell table:formula="of:=([.C429]*2+64+130)*([.E429]*2+25)" office:value-type="float" office:value="109710">
            <text:p>109710</text:p>
          </table:table-cell>
          <table:table-cell table:formula="of:=([.C429]*2+64+130)*([.G429]*2+25)" office:value-type="float" office:value="101430">
            <text:p>101430</text:p>
          </table:table-cell>
          <table:table-cell table:formula="of:=[.AK429]*([.H429]*2+89)" office:value-type="float" office:value="70081.2">
            <text:p>70081.2</text:p>
          </table:table-cell>
          <table:table-cell table:formula="of:=[.AK429]*[.AM429]" office:value-type="float" office:value="39145356">
            <text:p>39145356</text:p>
          </table:table-cell>
          <table:table-cell table:style-name="ce69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70" office:value-type="string">
            <text:p>○</text:p>
          </table:table-cell>
          <table:table-cell office:value-type="string">
            <text:p>○</text:p>
          </table:table-cell>
          <table:table-cell table:style-name="ce69" office:value-type="string">
            <text:p><text:a xlink:href="http://www14.atwiki.jp/tamakagura/pages/208.html">D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41" office:value-type="string">
            <text:p><text:a xlink:href="http://www14.atwiki.jp/tamakagura/pages/208.html">D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9">
            <text:p>429</text:p>
          </table:table-cell>
          <table:table-cell office:value-type="string">
            <text:p>平均値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03">
            <text:p>503</text:p>
          </table:table-cell>
          <table:table-cell table:number-columns-repeated="3"/>
          <table:table-cell office:value-type="float" office:value="445">
            <text:p>445</text:p>
          </table:table-cell>
          <table:table-cell table:number-columns-repeated="3"/>
          <table:table-cell office:value-type="string">
            <text:p>平均値</text:p>
          </table:table-cell>
          <table:table-cell table:number-columns-repeated="11"/>
          <table:table-cell office:value-type="string">
            <text:p>平均値</text:p>
          </table:table-cell>
          <table:table-cell table:number-columns-repeated="8"/>
          <table:table-cell office:value-type="string">
            <text:p>平均値</text:p>
          </table:table-cell>
          <table:table-cell table:number-columns-repeated="5"/>
          <table:table-cell office:value-type="string">
            <text:p>平均値</text:p>
          </table:table-cell>
          <table:table-cell table:number-columns-repeated="25"/>
          <table:table-cell office:value-type="string">
            <text:p>平均値</text:p>
          </table:table-cell>
          <table:table-cell table:number-columns-repeated="9"/>
          <table:table-cell office:value-type="string">
            <text:p>平均値</text:p>
          </table:table-cell>
          <table:table-cell table:number-columns-repeated="918"/>
        </table:table-row>
        <table:table-row table:style-name="ro5">
          <table:table-cell office:value-type="float" office:value="430">
            <text:p>430</text:p>
          </table:table-cell>
          <table:table-cell office:value-type="string">
            <text:p>ちび抜き平均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float" office:value="475">
            <text:p>475</text:p>
          </table:table-cell>
          <table:table-cell table:number-columns-repeated="3"/>
          <table:table-cell office:value-type="string">
            <text:p>ちび抜き平均</text:p>
          </table:table-cell>
          <table:table-cell table:number-columns-repeated="11"/>
          <table:table-cell office:value-type="string">
            <text:p>ちび抜き平均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5"/>
          <table:table-cell office:value-type="string">
            <text:p>ちび抜き平均</text:p>
          </table:table-cell>
          <table:table-cell table:number-columns-repeated="25"/>
          <table:table-cell office:value-type="string">
            <text:p>ちび抜き平均</text:p>
          </table:table-cell>
          <table:table-cell office:value-type="string">
            <text:p>○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918"/>
        </table:table-row>
        <table:table-row table:style-name="ro5" table:number-rows-repeated="1048144">
          <table:table-cell table:number-columns-repeated="998"/>
        </table:table-row>
        <table:table-row table:style-name="ro5">
          <table:table-cell table:number-columns-repeated="998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優秀" style:family="table-cell" style:parent-style-name="Default">
      <style:table-cell-properties fo:background-color="#ffff00"/>
      <style:text-properties fo:font-weight="bold"/>
    </style:style>
    <style:style style:name="まあまあ" style:family="table-cell" style:parent-style-name="Default">
      <style:table-cell-properties fo:background-color="#ff950e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2013/02/25</text:date>, <text:time>18:4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2-25T18:45:06.20</dc:date>
    <meta:editing-duration>P20DT8H6M41S</meta:editing-duration>
    <meta:editing-cycles>230</meta:editing-cycles>
    <meta:generator>OpenOffice.org/3.4.1$Win32 OpenOffice.org_project/341m1$Build-9593</meta:generator>
    <meta:document-statistic meta:table-count="5" meta:cell-count="20662" meta:object-count="0"/>
  </office:meta>
</office:document-meta>
</file>